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  <style:font-face style:name="Verdana" svg:font-family="Verdana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7" style:family="table-cell" style:parent-style-name="Default" style:data-style-name="N3">
      <style:table-cell-properties fo:border-top="thin solid #000000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.353cm"/>
    </style:style>
    <style:style style:name="ce9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.353cm"/>
    </style:style>
    <style:style style:name="ce13" style:family="table-cell" style:parent-style-name="Default" style:data-style-name="N3">
      <style:table-cell-properties fo:border-top="none" fo:border-bottom="thin solid #000000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.353cm"/>
    </style:style>
    <style:style style:name="ce15" style:family="table-cell" style:parent-style-name="Default" style:data-style-name="N3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9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5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6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7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9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3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3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33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371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8.228541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41.380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9.6043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0.9525cm"/>
    </style:style>
    <style:style style:name="co19" style:family="table-column">
      <style:table-column-properties fo:break-before="auto" style:column-width="39.6345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42.4391666666667cm"/>
    </style:style>
    <style:style style:name="co24" style:family="table-column">
      <style:table-column-properties fo:break-before="auto" style:column-width="11.27125cm"/>
    </style:style>
    <style:style style:name="co25" style:family="table-column">
      <style:table-column-properties fo:break-before="auto" style:column-width="41.1691666666667cm"/>
    </style:style>
    <style:style style:name="co26" style:family="table-column">
      <style:table-column-properties fo:break-before="auto" style:column-width="41.7247916666667cm"/>
    </style:style>
    <style:style style:name="co27" style:family="table-column">
      <style:table-column-properties fo:break-before="auto" style:column-width="41.0633333333333cm"/>
    </style:style>
    <style:style style:name="co28" style:family="table-column">
      <style:table-column-properties fo:break-before="auto" style:column-width="41.3279166666667cm"/>
    </style:style>
    <style:style style:name="co29" style:family="table-column">
      <style:table-column-properties fo:break-before="auto" style:column-width="41.43375cm"/>
    </style:style>
    <style:style style:name="co30" style:family="table-column">
      <style:table-column-properties fo:break-before="auto" style:column-width="42.0952083333333cm"/>
    </style:style>
    <style:style style:name="co31" style:family="table-column">
      <style:table-column-properties fo:break-before="auto" style:column-width="1.825625cm"/>
    </style:style>
    <style:style style:name="co32" style:family="table-column">
      <style:table-column-properties fo:break-before="auto" style:column-width="40.931041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3" table:default-cell-style-name="ce3"/>
        <table:table-column table:style-name="co1" table:number-columns-repeated="1009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LINKOTEL S.A.</text:p>
          </table:table-cell>
          <table:table-cell table:style-name="ce2"/>
          <table:table-cell table:number-columns-repeated="13" table:style-name="ce3"/>
          <table:table-cell table:number-columns-repeated="16369"/>
        </table:table-row>
        <table:table-row table:style-name="ro1">
          <table:table-cell office:value-type="string" table:style-name="ce2">
            <text:p>Auditoria de estados financieros</text:p>
          </table:table-cell>
          <table:table-cell table:style-name="ce2"/>
          <table:table-cell table:number-columns-repeated="13" table:style-name="ce3"/>
          <table:table-cell table:number-columns-repeated="16369"/>
        </table:table-row>
        <table:table-row table:style-name="ro1">
          <table:table-cell office:value-type="string" table:style-name="ce2">
            <text:p>Resumen Mensual de Gastos Administrativos y costos Mensual izados</text:p>
          </table:table-cell>
          <table:table-cell table:style-name="ce2"/>
          <table:table-cell table:number-columns-repeated="13" table:style-name="ce3"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style-name="ce4"/>
          <table:table-cell office:value-type="string" table:style-name="ce5">
            <text:p>Enero</text:p>
          </table:table-cell>
          <table:table-cell office:value-type="string" table:style-name="ce5">
            <text:p>febrero</text:p>
          </table:table-cell>
          <table:table-cell office:value-type="string" table:style-name="ce5">
            <text:p>marzo</text:p>
          </table:table-cell>
          <table:table-cell office:value-type="string" table:style-name="ce5">
            <text:p>abril</text:p>
          </table:table-cell>
          <table:table-cell office:value-type="string" table:style-name="ce5">
            <text:p>mayo</text:p>
          </table:table-cell>
          <table:table-cell office:value-type="string" table:style-name="ce5">
            <text:p>junio</text:p>
          </table:table-cell>
          <table:table-cell office:value-type="string" table:style-name="ce5">
            <text:p>julio</text:p>
          </table:table-cell>
          <table:table-cell office:value-type="string" table:style-name="ce5">
            <text:p>agosto</text:p>
          </table:table-cell>
          <table:table-cell office:value-type="string" table:style-name="ce5">
            <text:p>septiembre</text:p>
          </table:table-cell>
          <table:table-cell office:value-type="string" table:style-name="ce5">
            <text:p>octubre</text:p>
          </table:table-cell>
          <table:table-cell office:value-type="string" table:style-name="ce5">
            <text:p>noviembre</text:p>
          </table:table-cell>
          <table:table-cell office:value-type="string" table:style-name="ce5">
            <text:p>diciembre</text:p>
          </table:table-cell>
          <table:table-cell office:value-type="string" table:style-name="ce5">
            <text:p>Total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6">
            <text:p>Costos</text:p>
          </table:table-cell>
          <table:table-cell table:number-columns-repeated="13" table:style-name="ce7"/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Costos Operaciones</text:p>
          </table:table-cell>
          <table:table-cell office:value-type="float" office:value="8331.02" table:formula="of:=[.C37]+SUM([.C39:.C45])+[.C68]" table:style-name="ce9">
            <text:p>8.331</text:p>
          </table:table-cell>
          <table:table-cell office:value-type="float" office:value="7713.54" table:formula="of:=[.D37]+SUM([.D39:.D45])+[.D68]" table:style-name="ce9">
            <text:p>7.714</text:p>
          </table:table-cell>
          <table:table-cell office:value-type="float" office:value="8971.4399999999987" table:formula="of:=[.E37]+SUM([.E39:.E45])+[.E68]" table:style-name="ce9">
            <text:p>8.971</text:p>
          </table:table-cell>
          <table:table-cell office:value-type="float" office:value="9237.8499999999985" table:formula="of:=[.F37]+SUM([.F39:.F45])+[.F68]" table:style-name="ce9">
            <text:p>9.238</text:p>
          </table:table-cell>
          <table:table-cell office:value-type="float" office:value="7901.14" table:formula="of:=[.G37]+SUM([.G39:.G45])+[.G68]" table:style-name="ce9">
            <text:p>7.901</text:p>
          </table:table-cell>
          <table:table-cell office:value-type="float" office:value="7945.03" table:formula="of:=[.H37]+SUM([.H39:.H45])+[.H68]" table:style-name="ce9">
            <text:p>7.945</text:p>
          </table:table-cell>
          <table:table-cell office:value-type="float" office:value="8557.34" table:formula="of:=[.I37]+SUM([.I39:.I45])+[.I68]" table:style-name="ce9">
            <text:p>8.557</text:p>
          </table:table-cell>
          <table:table-cell office:value-type="float" office:value="8855.4600000000009" table:formula="of:=[.J37]+SUM([.J39:.J45])+[.J68]" table:style-name="ce9">
            <text:p>8.855</text:p>
          </table:table-cell>
          <table:table-cell office:value-type="float" office:value="9992.0199999999986" table:formula="of:=[.K37]+SUM([.K39:.K45])+[.K68]" table:style-name="ce9">
            <text:p>9.992</text:p>
          </table:table-cell>
          <table:table-cell office:value-type="float" office:value="9144.5600000000013" table:formula="of:=[.L37]+SUM([.L39:.L45])+[.L68]" table:style-name="ce9">
            <text:p>9.145</text:p>
          </table:table-cell>
          <table:table-cell office:value-type="float" office:value="8864.15" table:formula="of:=[.M37]+SUM([.M39:.M45])+[.M68]" table:style-name="ce9">
            <text:p>8.864</text:p>
          </table:table-cell>
          <table:table-cell office:value-type="float" office:value="10776.91" table:formula="of:=[.N37]+SUM([.N39:.N45])+[.N68]" table:style-name="ce9">
            <text:p>10.777</text:p>
          </table:table-cell>
          <table:table-cell office:value-type="float" office:value="106290.46" table:formula="of:=SUM([.C8:.N8])" table:style-name="ce9">
            <text:p>106.290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Costos de Interconexión</text:p>
          </table:table-cell>
          <table:table-cell office:value-type="float" office:value="18513.650000000001" table:formula="of:=[.C38]+SUM([.C46:.C53])" table:style-name="ce9">
            <text:p>18.514</text:p>
          </table:table-cell>
          <table:table-cell office:value-type="float" office:value="19687.940000000002" table:formula="of:=[.D38]+SUM([.D46:.D53])" table:style-name="ce9">
            <text:p>19.688</text:p>
          </table:table-cell>
          <table:table-cell office:value-type="float" office:value="16399.670000000002" table:formula="of:=[.E38]+SUM([.E46:.E53])" table:style-name="ce9">
            <text:p>16.400</text:p>
          </table:table-cell>
          <table:table-cell office:value-type="float" office:value="20755.16" table:formula="of:=[.F38]+SUM([.F46:.F53])" table:style-name="ce9">
            <text:p>20.755</text:p>
          </table:table-cell>
          <table:table-cell office:value-type="float" office:value="22305.79" table:formula="of:=[.G38]+SUM([.G46:.G53])" table:style-name="ce9">
            <text:p>22.306</text:p>
          </table:table-cell>
          <table:table-cell office:value-type="float" office:value="17559.77" table:formula="of:=[.H38]+SUM([.H46:.H53])" table:style-name="ce9">
            <text:p>17.560</text:p>
          </table:table-cell>
          <table:table-cell office:value-type="float" office:value="15652.630000000001" table:formula="of:=[.I38]+SUM([.I46:.I53])" table:style-name="ce9">
            <text:p>15.653</text:p>
          </table:table-cell>
          <table:table-cell office:value-type="float" office:value="20243.599999999999" table:formula="of:=[.J38]+SUM([.J46:.J53])" table:style-name="ce9">
            <text:p>20.244</text:p>
          </table:table-cell>
          <table:table-cell office:value-type="float" office:value="17988.36" table:formula="of:=[.K38]+SUM([.K46:.K53])" table:style-name="ce9">
            <text:p>17.988</text:p>
          </table:table-cell>
          <table:table-cell office:value-type="float" office:value="19108.060000000001" table:formula="of:=[.L38]+SUM([.L46:.L53])" table:style-name="ce9">
            <text:p>19.108</text:p>
          </table:table-cell>
          <table:table-cell office:value-type="float" office:value="19949.129999999997" table:formula="of:=[.M38]+SUM([.M46:.M53])" table:style-name="ce9">
            <text:p>19.949</text:p>
          </table:table-cell>
          <table:table-cell office:value-type="float" office:value="14146.02" table:formula="of:=[.N38]+SUM([.N46:.N53])" table:style-name="ce9">
            <text:p>14.146</text:p>
          </table:table-cell>
          <table:table-cell office:value-type="float" office:value="222309.78" table:formula="of:=SUM([.C9:.N9])" table:style-name="ce9">
            <text:p>222.310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10"/>
          <table:table-cell table:number-columns-repeated="13" table:style-name="ce9"/>
          <table:table-cell table:number-columns-repeated="16369"/>
        </table:table-row>
        <table:table-row table:style-name="ro1">
          <table:table-cell table:style-name="ce2"/>
          <table:table-cell office:value-type="string" table:style-name="ce10">
            <text:p>Gastos</text:p>
          </table:table-cell>
          <table:table-cell table:number-columns-repeated="13" table:style-name="ce9"/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Sueldos y Beneficios Sociales</text:p>
          </table:table-cell>
          <table:table-cell office:value-type="float" office:value="12330.45" table:formula="of:=SUM([.C58:.C67])" table:style-name="ce9">
            <text:p>12.330</text:p>
          </table:table-cell>
          <table:table-cell office:value-type="float" office:value="10530.18" table:formula="of:=SUM([.D58:.D67])" table:style-name="ce9">
            <text:p>10.530</text:p>
          </table:table-cell>
          <table:table-cell office:value-type="float" office:value="10530.18" table:formula="of:=SUM([.E58:.E67])" table:style-name="ce9">
            <text:p>10.530</text:p>
          </table:table-cell>
          <table:table-cell office:value-type="float" office:value="10680.16" table:formula="of:=SUM([.F58:.F67])" table:style-name="ce9">
            <text:p>10.680</text:p>
          </table:table-cell>
          <table:table-cell office:value-type="float" office:value="11045.26" table:formula="of:=SUM([.G58:.G67])" table:style-name="ce9">
            <text:p>11.045</text:p>
          </table:table-cell>
          <table:table-cell office:value-type="float" office:value="10895.32" table:formula="of:=SUM([.H58:.H67])" table:style-name="ce9">
            <text:p>10.895</text:p>
          </table:table-cell>
          <table:table-cell office:value-type="float" office:value="11088.939999999999" table:formula="of:=SUM([.I58:.I67])" table:style-name="ce9">
            <text:p>11.089</text:p>
          </table:table-cell>
          <table:table-cell office:value-type="float" office:value="11088.939999999999" table:formula="of:=SUM([.J58:.J67])" table:style-name="ce9">
            <text:p>11.089</text:p>
          </table:table-cell>
          <table:table-cell office:value-type="float" office:value="11088.939999999999" table:formula="of:=SUM([.K58:.K67])" table:style-name="ce9">
            <text:p>11.089</text:p>
          </table:table-cell>
          <table:table-cell office:value-type="float" office:value="11088.939999999999" table:formula="of:=SUM([.L58:.L67])" table:style-name="ce9">
            <text:p>11.089</text:p>
          </table:table-cell>
          <table:table-cell office:value-type="float" office:value="11088.939999999999" table:formula="of:=SUM([.M58:.M67])" table:style-name="ce9">
            <text:p>11.089</text:p>
          </table:table-cell>
          <table:table-cell office:value-type="float" office:value="15887.96" table:formula="of:=SUM([.N58:.N67])" table:style-name="ce9">
            <text:p>15.888</text:p>
          </table:table-cell>
          <table:table-cell office:value-type="float" office:value="137344.21000000002" table:formula="of:=SUM([.C12:.N12])" table:style-name="ce9">
            <text:p>137.344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Honorarios Profesionales</text:p>
          </table:table-cell>
          <table:table-cell office:value-type="float" office:value="5916.66" table:formula="of:=[.C34]" table:style-name="ce9">
            <text:p>5.917</text:p>
          </table:table-cell>
          <table:table-cell office:value-type="float" office:value="6216.66" table:formula="of:=[.D34]" table:style-name="ce9">
            <text:p>6.217</text:p>
          </table:table-cell>
          <table:table-cell office:value-type="float" office:value="8138.86" table:formula="of:=[.E34]" table:style-name="ce9">
            <text:p>8.139</text:p>
          </table:table-cell>
          <table:table-cell office:value-type="float" office:value="10166.66" table:formula="of:=[.F34]" table:style-name="ce9">
            <text:p>10.167</text:p>
          </table:table-cell>
          <table:table-cell office:value-type="float" office:value="7916.66" table:formula="of:=[.G34]" table:style-name="ce9">
            <text:p>7.917</text:p>
          </table:table-cell>
          <table:table-cell office:value-type="float" office:value="8249.99" table:formula="of:=[.H34]" table:style-name="ce9">
            <text:p>8.250</text:p>
          </table:table-cell>
          <table:table-cell office:value-type="float" office:value="11416.66" table:formula="of:=[.I34]" table:style-name="ce9">
            <text:p>11.417</text:p>
          </table:table-cell>
          <table:table-cell office:value-type="float" office:value="10166.66" table:formula="of:=[.J34]" table:style-name="ce9">
            <text:p>10.167</text:p>
          </table:table-cell>
          <table:table-cell office:value-type="float" office:value="10569.12" table:formula="of:=[.K34]" table:style-name="ce9">
            <text:p>10.569</text:p>
          </table:table-cell>
          <table:table-cell office:value-type="float" office:value="7916.66" table:formula="of:=[.L34]" table:style-name="ce9">
            <text:p>7.917</text:p>
          </table:table-cell>
          <table:table-cell office:value-type="float" office:value="9041.66" table:formula="of:=[.M34]" table:style-name="ce9">
            <text:p>9.042</text:p>
          </table:table-cell>
          <table:table-cell office:value-type="float" office:value="12666.66" table:formula="of:=[.N34]" table:style-name="ce9">
            <text:p>12.667</text:p>
          </table:table-cell>
          <table:table-cell office:value-type="float" office:value="108382.91" table:formula="of:=SUM([.C13:.N13])" table:style-name="ce9">
            <text:p>108.383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Gastos por depreciación</text:p>
          </table:table-cell>
          <table:table-cell office:value-type="float" office:value="84.48" table:formula="of:=[.C57]" table:style-name="ce9">
            <text:p>84</text:p>
          </table:table-cell>
          <table:table-cell office:value-type="float" office:value="0" table:formula="of:=[.D57]" table:style-name="ce9">
            <text:p>0</text:p>
          </table:table-cell>
          <table:table-cell office:value-type="float" office:value="0" table:formula="of:=[.E57]" table:style-name="ce9">
            <text:p>0</text:p>
          </table:table-cell>
          <table:table-cell office:value-type="float" office:value="0" table:formula="of:=[.F57]" table:style-name="ce9">
            <text:p>0</text:p>
          </table:table-cell>
          <table:table-cell office:value-type="float" office:value="0" table:formula="of:=[.G57]" table:style-name="ce9">
            <text:p>0</text:p>
          </table:table-cell>
          <table:table-cell office:value-type="float" office:value="0" table:formula="of:=[.H57]" table:style-name="ce9">
            <text:p>0</text:p>
          </table:table-cell>
          <table:table-cell office:value-type="float" office:value="0" table:formula="of:=[.I57]" table:style-name="ce9">
            <text:p>0</text:p>
          </table:table-cell>
          <table:table-cell office:value-type="float" office:value="0" table:formula="of:=[.J57]" table:style-name="ce9">
            <text:p>0</text:p>
          </table:table-cell>
          <table:table-cell office:value-type="float" office:value="0" table:formula="of:=[.K57]" table:style-name="ce9">
            <text:p>0</text:p>
          </table:table-cell>
          <table:table-cell office:value-type="float" office:value="0" table:formula="of:=[.L57]" table:style-name="ce9">
            <text:p>0</text:p>
          </table:table-cell>
          <table:table-cell office:value-type="float" office:value="0" table:formula="of:=[.M57]" table:style-name="ce9">
            <text:p>0</text:p>
          </table:table-cell>
          <table:table-cell office:value-type="float" office:value="29093.96" table:formula="of:=[.N57]" table:style-name="ce9">
            <text:p>29.094</text:p>
          </table:table-cell>
          <table:table-cell office:value-type="float" office:value="29178.44" table:formula="of:=SUM([.C14:.N14])" table:style-name="ce9">
            <text:p>29.178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Impuestos y contribuciones</text:p>
          </table:table-cell>
          <table:table-cell office:value-type="float" office:value="2358.5299999999997" table:formula="of:=SUM([.C69:.C80])" table:style-name="ce9">
            <text:p>2.359</text:p>
          </table:table-cell>
          <table:table-cell office:value-type="float" office:value="777.9799999999999" table:formula="of:=SUM([.D69:.D80])" table:style-name="ce9">
            <text:p>778</text:p>
          </table:table-cell>
          <table:table-cell office:value-type="float" office:value="397.37" table:formula="of:=SUM([.E69:.E80])" table:style-name="ce9">
            <text:p>397</text:p>
          </table:table-cell>
          <table:table-cell office:value-type="float" office:value="644.30999999999995" table:formula="of:=SUM([.F69:.F80])" table:style-name="ce9">
            <text:p>644</text:p>
          </table:table-cell>
          <table:table-cell office:value-type="float" office:value="2720.16" table:formula="of:=SUM([.G69:.G80])" table:style-name="ce9">
            <text:p>2.720</text:p>
          </table:table-cell>
          <table:table-cell office:value-type="float" office:value="232.51" table:formula="of:=SUM([.H69:.H80])" table:style-name="ce9">
            <text:p>233</text:p>
          </table:table-cell>
          <table:table-cell office:value-type="float" office:value="3841.3599999999997" table:formula="of:=SUM([.I69:.I80])" table:style-name="ce9">
            <text:p>3.841</text:p>
          </table:table-cell>
          <table:table-cell office:value-type="float" office:value="3620.8700000000003" table:formula="of:=SUM([.J69:.J80])" table:style-name="ce9">
            <text:p>3.621</text:p>
          </table:table-cell>
          <table:table-cell office:value-type="float" office:value="9863.56" table:formula="of:=SUM([.K69:.K80])" table:style-name="ce9">
            <text:p>9.864</text:p>
          </table:table-cell>
          <table:table-cell office:value-type="float" office:value="2132.1" table:formula="of:=SUM([.L69:.L80])" table:style-name="ce9">
            <text:p>2.132</text:p>
          </table:table-cell>
          <table:table-cell office:value-type="float" office:value="505.11" table:formula="of:=SUM([.M69:.M80])" table:style-name="ce9">
            <text:p>505</text:p>
          </table:table-cell>
          <table:table-cell office:value-type="float" office:value="224.38" table:formula="of:=SUM([.N69:.N80])" table:style-name="ce9">
            <text:p>224</text:p>
          </table:table-cell>
          <table:table-cell office:value-type="float" office:value="27318.240000000002" table:formula="of:=SUM([.C15:.N15])" table:style-name="ce9">
            <text:p>27.318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8">
            <text:p>Otros</text:p>
          </table:table-cell>
          <table:table-cell office:value-type="float" office:value="25.01" table:formula="of:=SUM([.C25:.C33])+SUM([.C35:.C36])" table:style-name="ce9">
            <text:p>25</text:p>
          </table:table-cell>
          <table:table-cell office:value-type="float" office:value="1146.19" table:formula="of:=SUM([.D25:.D33])+SUM([.D35:.D36])" table:style-name="ce9">
            <text:p>1.146</text:p>
          </table:table-cell>
          <table:table-cell office:value-type="float" office:value="189.16" table:formula="of:=SUM([.E25:.E33])+SUM([.E35:.E36])" table:style-name="ce9">
            <text:p>189</text:p>
          </table:table-cell>
          <table:table-cell office:value-type="float" office:value="400.97" table:formula="of:=SUM([.F25:.F33])+SUM([.F35:.F36])" table:style-name="ce9">
            <text:p>401</text:p>
          </table:table-cell>
          <table:table-cell office:value-type="float" office:value="127.06" table:formula="of:=SUM([.G25:.G33])+SUM([.G35:.G36])" table:style-name="ce9">
            <text:p>127</text:p>
          </table:table-cell>
          <table:table-cell office:value-type="float" office:value="731.30000000000007" table:formula="of:=SUM([.H25:.H33])+SUM([.H35:.H36])" table:style-name="ce9">
            <text:p>731</text:p>
          </table:table-cell>
          <table:table-cell office:value-type="float" office:value="346.03999999999996" table:formula="of:=SUM([.I25:.I33])+SUM([.I35:.I36])" table:style-name="ce9">
            <text:p>346</text:p>
          </table:table-cell>
          <table:table-cell office:value-type="float" office:value="3172.9" table:formula="of:=SUM([.J25:.J33])+SUM([.J35:.J36])" table:style-name="ce9">
            <text:p>3.173</text:p>
          </table:table-cell>
          <table:table-cell office:value-type="float" office:value="3535.0699999999997" table:formula="of:=SUM([.K25:.K33])+SUM([.K35:.K36])" table:style-name="ce9">
            <text:p>3.535</text:p>
          </table:table-cell>
          <table:table-cell office:value-type="float" office:value="999.07999999999993" table:formula="of:=SUM([.L25:.L33])+SUM([.L35:.L36])" table:style-name="ce9">
            <text:p>999</text:p>
          </table:table-cell>
          <table:table-cell office:value-type="float" office:value="1105.76" table:formula="of:=SUM([.M25:.M33])+SUM([.M35:.M36])" table:style-name="ce9">
            <text:p>1.106</text:p>
          </table:table-cell>
          <table:table-cell office:value-type="float" office:value="116.69" table:formula="of:=SUM([.N25:.N33])+SUM([.N35:.N36])" table:style-name="ce9">
            <text:p>117</text:p>
          </table:table-cell>
          <table:table-cell office:value-type="float" office:value="11895.230000000001" table:formula="of:=SUM([.C16:.N16])" table:style-name="ce9">
            <text:p>11.895</text:p>
          </table:table-cell>
          <table:table-cell table:number-columns-repeated="16369"/>
        </table:table-row>
        <table:table-row table:style-name="ro1">
          <table:table-cell/>
          <table:table-cell table:style-name="ce8"/>
          <table:table-cell table:number-columns-repeated="13" table:style-name="ce9"/>
          <table:table-cell table:number-columns-repeated="16369"/>
        </table:table-row>
        <table:table-row table:style-name="ro1">
          <table:table-cell/>
          <table:table-cell office:value-type="string" table:style-name="ce11">
            <text:p>Gastos Financieros</text:p>
          </table:table-cell>
          <table:table-cell office:value-type="float" office:value="558.37" table:formula="of:=[.C54]" table:style-name="ce9">
            <text:p>558</text:p>
          </table:table-cell>
          <table:table-cell office:value-type="float" office:value="717.04" table:formula="of:=[.D54]" table:style-name="ce9">
            <text:p>717</text:p>
          </table:table-cell>
          <table:table-cell office:value-type="float" office:value="698.22" table:formula="of:=[.E54]" table:style-name="ce9">
            <text:p>698</text:p>
          </table:table-cell>
          <table:table-cell office:value-type="float" office:value="547.04" table:formula="of:=[.F54]" table:style-name="ce9">
            <text:p>547</text:p>
          </table:table-cell>
          <table:table-cell office:value-type="float" office:value="957" table:formula="of:=[.G54]" table:style-name="ce9">
            <text:p>957</text:p>
          </table:table-cell>
          <table:table-cell office:value-type="float" office:value="742.37" table:formula="of:=[.H54]" table:style-name="ce9">
            <text:p>742</text:p>
          </table:table-cell>
          <table:table-cell office:value-type="float" office:value="742.63" table:formula="of:=[.I54]" table:style-name="ce9">
            <text:p>743</text:p>
          </table:table-cell>
          <table:table-cell office:value-type="float" office:value="748.34" table:formula="of:=[.J54]" table:style-name="ce9">
            <text:p>748</text:p>
          </table:table-cell>
          <table:table-cell office:value-type="float" office:value="563.38" table:formula="of:=[.K54]" table:style-name="ce9">
            <text:p>563</text:p>
          </table:table-cell>
          <table:table-cell office:value-type="float" office:value="903.71" table:formula="of:=[.L54]" table:style-name="ce9">
            <text:p>904</text:p>
          </table:table-cell>
          <table:table-cell office:value-type="float" office:value="702.64" table:formula="of:=[.M54]" table:style-name="ce9">
            <text:p>703</text:p>
          </table:table-cell>
          <table:table-cell office:value-type="float" office:value="651.07000000000005" table:formula="of:=[.N54]" table:style-name="ce9">
            <text:p>651</text:p>
          </table:table-cell>
          <table:table-cell office:value-type="float" office:value="8531.8100000000013" table:formula="of:=SUM([.C18:.N18])" table:style-name="ce9">
            <text:p>8.53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1">
            <text:p>Otros Egresos</text:p>
          </table:table-cell>
          <table:table-cell office:value-type="float" office:value="274.83" table:formula="of:=SUM([.C55:.C56])" table:style-name="ce9">
            <text:p>275</text:p>
          </table:table-cell>
          <table:table-cell office:value-type="float" office:value="199.2" table:formula="of:=SUM([.D55:.D56])" table:style-name="ce9">
            <text:p>199</text:p>
          </table:table-cell>
          <table:table-cell office:value-type="float" office:value="43.75" table:formula="of:=SUM([.E55:.E56])" table:style-name="ce9">
            <text:p>44</text:p>
          </table:table-cell>
          <table:table-cell office:value-type="float" office:value="198.96" table:formula="of:=SUM([.F55:.F56])" table:style-name="ce9">
            <text:p>199</text:p>
          </table:table-cell>
          <table:table-cell office:value-type="float" office:value="362.73" table:formula="of:=SUM([.G55:.G56])" table:style-name="ce9">
            <text:p>363</text:p>
          </table:table-cell>
          <table:table-cell office:value-type="float" office:value="262.02" table:formula="of:=SUM([.H55:.H56])" table:style-name="ce9">
            <text:p>262</text:p>
          </table:table-cell>
          <table:table-cell office:value-type="float" office:value="56.81" table:formula="of:=SUM([.I55:.I56])" table:style-name="ce9">
            <text:p>57</text:p>
          </table:table-cell>
          <table:table-cell office:value-type="float" office:value="271.98" table:formula="of:=SUM([.J55:.J56])" table:style-name="ce9">
            <text:p>272</text:p>
          </table:table-cell>
          <table:table-cell office:value-type="float" office:value="579.11" table:formula="of:=SUM([.K55:.K56])" table:style-name="ce9">
            <text:p>579</text:p>
          </table:table-cell>
          <table:table-cell office:value-type="float" office:value="0.53" table:formula="of:=SUM([.L55:.L56])" table:style-name="ce9">
            <text:p>1</text:p>
          </table:table-cell>
          <table:table-cell office:value-type="float" office:value="38.229999999999997" table:formula="of:=SUM([.M55:.M56])" table:style-name="ce9">
            <text:p>38</text:p>
          </table:table-cell>
          <table:table-cell office:value-type="float" office:value="43297.11" table:formula="of:=SUM([.N55:.N56])" table:style-name="ce9">
            <text:p>43.297</text:p>
          </table:table-cell>
          <table:table-cell office:value-type="float" office:value="45585.26" table:formula="of:=SUM([.C19:.N19])" table:style-name="ce9">
            <text:p>45.585</text:p>
          </table:table-cell>
          <table:table-cell table:number-columns-repeated="16369"/>
        </table:table-row>
        <table:table-row table:style-name="ro1">
          <table:table-cell/>
          <table:table-cell table:style-name="ce12"/>
          <table:table-cell table:number-columns-repeated="13" table:style-name="ce13"/>
          <table:table-cell table:number-columns-repeated="16369"/>
        </table:table-row>
        <table:table-row table:style-name="ro1">
          <table:table-cell/>
          <table:table-cell office:value-type="string" table:style-name="ce14">
            <text:p>Total</text:p>
          </table:table-cell>
          <table:table-cell office:value-type="float" office:value="48393.000000000007" table:formula="of:=SUM([.C7:.C20])" table:style-name="ce15">
            <text:p>48.393</text:p>
          </table:table-cell>
          <table:table-cell office:value-type="float" office:value="46988.73000000001" table:formula="of:=SUM([.D7:.D20])" table:style-name="ce15">
            <text:p>46.989</text:p>
          </table:table-cell>
          <table:table-cell office:value-type="float" office:value="45368.650000000009" table:formula="of:=SUM([.E7:.E20])" table:style-name="ce15">
            <text:p>45.369</text:p>
          </table:table-cell>
          <table:table-cell office:value-type="float" office:value="52631.11" table:formula="of:=SUM([.F7:.F20])" table:style-name="ce15">
            <text:p>52.631</text:p>
          </table:table-cell>
          <table:table-cell office:value-type="float" office:value="53335.80000000001" table:formula="of:=SUM([.G7:.G20])" table:style-name="ce15">
            <text:p>53.336</text:p>
          </table:table-cell>
          <table:table-cell office:value-type="float" office:value="46618.31" table:formula="of:=SUM([.H7:.H20])" table:style-name="ce15">
            <text:p>46.618</text:p>
          </table:table-cell>
          <table:table-cell office:value-type="float" office:value="51702.41" table:formula="of:=SUM([.I7:.I20])" table:style-name="ce15">
            <text:p>51.702</text:p>
          </table:table-cell>
          <table:table-cell office:value-type="float" office:value="58168.750000000007" table:formula="of:=SUM([.J7:.J20])" table:style-name="ce15">
            <text:p>58.169</text:p>
          </table:table-cell>
          <table:table-cell office:value-type="float" office:value="64179.55999999999" table:formula="of:=SUM([.K7:.K20])" table:style-name="ce15">
            <text:p>64.180</text:p>
          </table:table-cell>
          <table:table-cell office:value-type="float" office:value="51293.64" table:formula="of:=SUM([.L7:.L20])" table:style-name="ce15">
            <text:p>51.294</text:p>
          </table:table-cell>
          <table:table-cell office:value-type="float" office:value="51295.62000000001" table:formula="of:=SUM([.M7:.M20])" table:style-name="ce15">
            <text:p>51.296</text:p>
          </table:table-cell>
          <table:table-cell office:value-type="float" office:value="126860.76000000002" table:formula="of:=SUM([.N7:.N20])" table:style-name="ce15">
            <text:p>126.861</text:p>
          </table:table-cell>
          <table:table-cell office:value-type="float" office:value="696836.34000000008" table:formula="of:=SUM([.C21:.N21])" table:style-name="ce15">
            <text:p>696.836</text:p>
          </table:table-cell>
          <table:table-cell table:number-columns-repeated="16369"/>
        </table:table-row>
        <table:table-row table:style-name="ro1">
          <table:table-cell/>
          <table:table-cell table:style-name="ce16"/>
          <table:table-cell table:number-columns-repeated="13" table:style-name="ce3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5">
            <text:p>Enero</text:p>
          </table:table-cell>
          <table:table-cell office:value-type="string" table:style-name="ce5">
            <text:p>febrero</text:p>
          </table:table-cell>
          <table:table-cell office:value-type="string" table:style-name="ce5">
            <text:p>marzo</text:p>
          </table:table-cell>
          <table:table-cell office:value-type="string" table:style-name="ce5">
            <text:p>abril</text:p>
          </table:table-cell>
          <table:table-cell office:value-type="string" table:style-name="ce5">
            <text:p>mayo</text:p>
          </table:table-cell>
          <table:table-cell office:value-type="string" table:style-name="ce5">
            <text:p>junio</text:p>
          </table:table-cell>
          <table:table-cell office:value-type="string" table:style-name="ce5">
            <text:p>julio</text:p>
          </table:table-cell>
          <table:table-cell office:value-type="string" table:style-name="ce5">
            <text:p>agosto</text:p>
          </table:table-cell>
          <table:table-cell office:value-type="string" table:style-name="ce5">
            <text:p>septiembre</text:p>
          </table:table-cell>
          <table:table-cell office:value-type="string" table:style-name="ce5">
            <text:p>octubre</text:p>
          </table:table-cell>
          <table:table-cell office:value-type="string" table:style-name="ce5">
            <text:p>noviembre</text:p>
          </table:table-cell>
          <table:table-cell office:value-type="string" table:style-name="ce5">
            <text:p>diciembre</text:p>
          </table:table-cell>
          <table:table-cell office:value-type="string" table:style-name="ce5">
            <text:p>Total</text:p>
          </table:table-cell>
          <table:table-cell table:number-columns-repeated="16369"/>
        </table:table-row>
        <table:table-row table:style-name="ro1">
          <table:table-cell/>
          <table:table-cell table:style-name="ce6"/>
          <table:table-cell table:number-columns-repeated="13" table:style-name="ce7"/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04 <text:s text:c="2"/>INTERESES Y MULTAS</text:p>
          </table:table-cell>
          <table:table-cell office:value-type="float" office:value="4.38" table:style-name="ce9">
            <text:p>4</text:p>
          </table:table-cell>
          <table:table-cell office:value-type="float" office:value="801.96" table:style-name="ce9">
            <text:p>802</text:p>
          </table:table-cell>
          <table:table-cell office:value-type="float" office:value="0" table:style-name="ce9">
            <text:p>0</text:p>
          </table:table-cell>
          <table:table-cell office:value-type="float" office:value="0.98" table:style-name="ce9">
            <text:p>1</text:p>
          </table:table-cell>
          <table:table-cell office:value-type="float" office:value="0.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" table:style-name="ce9">
            <text:p>6</text:p>
          </table:table-cell>
          <table:table-cell office:value-type="float" office:value="515.35" table:style-name="ce9">
            <text:p>515</text:p>
          </table:table-cell>
          <table:table-cell office:value-type="float" office:value="3207.39" table:style-name="ce9">
            <text:p>3.207</text:p>
          </table:table-cell>
          <table:table-cell office:value-type="float" office:value="16.16" table:style-name="ce9">
            <text:p>16</text:p>
          </table:table-cell>
          <table:table-cell office:value-type="float" office:value="1.5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553.45" table:formula="of:=SUM([.C25:.N25])" table:style-name="ce9">
            <text:p>4.55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05 <text:s text:c="2"/>PAPELERIA Y UTILES DE OFICINA</text:p>
          </table:table-cell>
          <table:table-cell office:value-type="float" office:value="0" table:style-name="ce9">
            <text:p>0</text:p>
          </table:table-cell>
          <table:table-cell office:value-type="float" office:value="35" table:style-name="ce9">
            <text:p>35</text:p>
          </table:table-cell>
          <table:table-cell office:value-type="float" office:value="24.85" table:style-name="ce9">
            <text:p>25</text:p>
          </table:table-cell>
          <table:table-cell office:value-type="float" office:value="106.24" table:style-name="ce9">
            <text:p>106</text:p>
          </table:table-cell>
          <table:table-cell office:value-type="float" office:value="92.29" table:style-name="ce9">
            <text:p>92</text:p>
          </table:table-cell>
          <table:table-cell office:value-type="float" office:value="89.29" table:style-name="ce9">
            <text:p>89</text:p>
          </table:table-cell>
          <table:table-cell office:value-type="float" office:value="309.5" table:style-name="ce9">
            <text:p>310</text:p>
          </table:table-cell>
          <table:table-cell office:value-type="float" office:value="35.99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32.549999999999997" table:style-name="ce9">
            <text:p>33</text:p>
          </table:table-cell>
          <table:table-cell office:value-type="float" office:value="55.5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781.21" table:formula="of:=SUM([.C26:.N26])" table:style-name="ce9">
            <text:p>78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06 <text:s text:c="2"/>LUZ</text:p>
          </table:table-cell>
          <table:table-cell office:value-type="float" office:value="0" table:style-name="ce9">
            <text:p>0</text:p>
          </table:table-cell>
          <table:table-cell office:value-type="float" office:value="-0.36" table:style-name="ce9">
            <text:p>0</text:p>
          </table:table-cell>
          <table:table-cell office:value-type="float" office:value="-7.83" table:style-name="ce9">
            <text:p>-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8.19" table:formula="of:=SUM([.C27:.N27])" table:style-name="ce9">
            <text:p>-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07 <text:s text:c="2"/>ALIMENTACION/MOVILIZACIO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6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" table:formula="of:=SUM([.C28:.N28])" table:style-name="ce9">
            <text:p>5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12 <text:s text:c="2"/>CORREO</text:p>
          </table:table-cell>
          <table:table-cell office:value-type="float" office:value="0" table:style-name="ce9">
            <text:p>0</text:p>
          </table:table-cell>
          <table:table-cell office:value-type="float" office:value="3.8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4" table:formula="of:=SUM([.C29:.N29])" table:style-name="ce9">
            <text:p>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14 <text:s text:c="2"/>GASTOS DE VIAJ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3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3" table:formula="of:=SUM([.C30:.N30])" table:style-name="ce9">
            <text:p>14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16 <text:s text:c="2"/>SEGUROS Y REASEGUR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16.81" table:style-name="ce9">
            <text:p>2.6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4.78" table:style-name="ce9">
            <text:p>105</text:p>
          </table:table-cell>
          <table:table-cell office:value-type="float" office:value="2721.59" table:formula="of:=SUM([.C31:.N31])" table:style-name="ce9">
            <text:p>2.72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17 <text:s text:c="2"/>GASTOS LEGALES</text:p>
          </table:table-cell>
          <table:table-cell office:value-type="float" office:value="15.88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79" table:style-name="ce9">
            <text:p>2</text:p>
          </table:table-cell>
          <table:table-cell office:value-type="float" office:value="26.0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5.58999999999997" table:style-name="ce9">
            <text:p>316</text:p>
          </table:table-cell>
          <table:table-cell office:value-type="float" office:value="0" table:style-name="ce9">
            <text:p>0</text:p>
          </table:table-cell>
          <table:table-cell office:value-type="float" office:value="7.16" table:style-name="ce9">
            <text:p>7</text:p>
          </table:table-cell>
          <table:table-cell office:value-type="float" office:value="396.51" table:formula="of:=SUM([.C32:.N32])" table:style-name="ce9">
            <text:p>39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20 <text:s text:c="2"/>MANTENIMIENTO DE EQUIPOS</text:p>
          </table:table-cell>
          <table:table-cell office:value-type="float" office:value="0" table:style-name="ce9">
            <text:p>0</text:p>
          </table:table-cell>
          <table:table-cell office:value-type="float" office:value="95" table:style-name="ce9">
            <text:p>95</text:p>
          </table:table-cell>
          <table:table-cell office:value-type="float" office:value="167.39" table:style-name="ce9">
            <text:p>167</text:p>
          </table:table-cell>
          <table:table-cell office:value-type="float" office:value="138" table:style-name="ce9">
            <text:p>138</text:p>
          </table:table-cell>
          <table:table-cell office:value-type="float" office:value="30" table:style-name="ce9">
            <text:p>30</text:p>
          </table:table-cell>
          <table:table-cell office:value-type="float" office:value="95" table:style-name="ce9">
            <text:p>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2.93" table:style-name="ce9">
            <text:p>323</text:p>
          </table:table-cell>
          <table:table-cell office:value-type="float" office:value="451.03" table:style-name="ce9">
            <text:p>451</text:p>
          </table:table-cell>
          <table:table-cell office:value-type="float" office:value="544" table:style-name="ce9">
            <text:p>544</text:p>
          </table:table-cell>
          <table:table-cell office:value-type="float" office:value="0" table:style-name="ce9">
            <text:p>0</text:p>
          </table:table-cell>
          <table:table-cell office:value-type="float" office:value="1843.35" table:formula="of:=SUM([.C33:.N33])" table:style-name="ce9">
            <text:p>1.84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22 <text:s text:c="2"/>HONORARIOS PROFESIONALES</text:p>
          </table:table-cell>
          <table:table-cell office:value-type="float" office:value="5916.66" table:style-name="ce9">
            <text:p>5.917</text:p>
          </table:table-cell>
          <table:table-cell office:value-type="float" office:value="6216.66" table:style-name="ce9">
            <text:p>6.217</text:p>
          </table:table-cell>
          <table:table-cell office:value-type="float" office:value="8138.86" table:style-name="ce9">
            <text:p>8.139</text:p>
          </table:table-cell>
          <table:table-cell office:value-type="float" office:value="10166.66" table:style-name="ce9">
            <text:p>10.167</text:p>
          </table:table-cell>
          <table:table-cell office:value-type="float" office:value="7916.66" table:style-name="ce9">
            <text:p>7.917</text:p>
          </table:table-cell>
          <table:table-cell office:value-type="float" office:value="8249.99" table:style-name="ce9">
            <text:p>8.250</text:p>
          </table:table-cell>
          <table:table-cell office:value-type="float" office:value="11416.66" table:style-name="ce9">
            <text:p>11.417</text:p>
          </table:table-cell>
          <table:table-cell office:value-type="float" office:value="10166.66" table:style-name="ce9">
            <text:p>10.167</text:p>
          </table:table-cell>
          <table:table-cell office:value-type="float" office:value="10569.12" table:style-name="ce9">
            <text:p>10.569</text:p>
          </table:table-cell>
          <table:table-cell office:value-type="float" office:value="7916.66" table:style-name="ce9">
            <text:p>7.917</text:p>
          </table:table-cell>
          <table:table-cell office:value-type="float" office:value="9041.66" table:style-name="ce9">
            <text:p>9.042</text:p>
          </table:table-cell>
          <table:table-cell office:value-type="float" office:value="12666.66" table:style-name="ce9">
            <text:p>12.667</text:p>
          </table:table-cell>
          <table:table-cell office:value-type="float" office:value="108382.91" table:formula="of:=SUM([.C34:.N34])" table:style-name="ce9">
            <text:p>108.38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24 <text:s text:c="2"/>SERVICIO DE INTERNET BANDA ANCHA</text:p>
          </table:table-cell>
          <table:table-cell office:value-type="float" office:value="4.75" table:style-name="ce9">
            <text:p>5</text:p>
          </table:table-cell>
          <table:table-cell office:value-type="float" office:value="180.75" table:style-name="ce9">
            <text:p>181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4.75" table:style-name="ce9">
            <text:p>5</text:p>
          </table:table-cell>
          <table:table-cell office:value-type="float" office:value="233" table:formula="of:=SUM([.C35:.N35])" table:style-name="ce9">
            <text:p>23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10125 <text:s text:c="2"/>MANTENIMIENTO Y REP. DE OFICIN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1" table:style-name="ce9">
            <text:p>151</text:p>
          </table:table-cell>
          <table:table-cell office:value-type="float" office:value="0" table:style-name="ce9">
            <text:p>0</text:p>
          </table:table-cell>
          <table:table-cell office:value-type="float" office:value="522.47" table:style-name="ce9">
            <text:p>5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0" table:style-name="ce9">
            <text:p>500</text:p>
          </table:table-cell>
          <table:table-cell office:value-type="float" office:value="0" table:style-name="ce9">
            <text:p>0</text:p>
          </table:table-cell>
          <table:table-cell office:value-type="float" office:value="1173.47" table:formula="of:=SUM([.C36:.N36])" table:style-name="ce9">
            <text:p>1.17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01 <text:s text:c="2"/>MOVILIZACIONES</text:p>
          </table:table-cell>
          <table:table-cell office:value-type="float" office:value="0" table:style-name="ce9">
            <text:p>0</text:p>
          </table:table-cell>
          <table:table-cell office:value-type="float" office:value="125" table:style-name="ce9">
            <text:p>125</text:p>
          </table:table-cell>
          <table:table-cell office:value-type="float" office:value="108" table:style-name="ce9">
            <text:p>108</text:p>
          </table:table-cell>
          <table:table-cell office:value-type="float" office:value="125" table:style-name="ce9">
            <text:p>125</text:p>
          </table:table-cell>
          <table:table-cell office:value-type="float" office:value="135" table:style-name="ce9">
            <text:p>135</text:p>
          </table:table-cell>
          <table:table-cell office:value-type="float" office:value="135" table:style-name="ce9">
            <text:p>135</text:p>
          </table:table-cell>
          <table:table-cell office:value-type="float" office:value="651" table:style-name="ce9">
            <text:p>651</text:p>
          </table:table-cell>
          <table:table-cell office:value-type="float" office:value="438" table:style-name="ce9">
            <text:p>438</text:p>
          </table:table-cell>
          <table:table-cell office:value-type="float" office:value="784" table:style-name="ce9">
            <text:p>784</text:p>
          </table:table-cell>
          <table:table-cell office:value-type="float" office:value="280" table:style-name="ce9">
            <text:p>280</text:p>
          </table:table-cell>
          <table:table-cell office:value-type="float" office:value="482" table:style-name="ce9">
            <text:p>482</text:p>
          </table:table-cell>
          <table:table-cell office:value-type="float" office:value="567.86" table:style-name="ce9">
            <text:p>568</text:p>
          </table:table-cell>
          <table:table-cell office:value-type="float" office:value="3830.86" table:formula="of:=SUM([.C37:.N37])" table:style-name="ce9">
            <text:p>3.83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04 <text:s text:c="2"/>ENLACE DE DATOS / SERVICIO INTERNET</text:p>
          </table:table-cell>
          <table:table-cell office:value-type="float" office:value="6230.78" table:style-name="ce9">
            <text:p>6.231</text:p>
          </table:table-cell>
          <table:table-cell office:value-type="float" office:value="6582.72" table:style-name="ce9">
            <text:p>6.583</text:p>
          </table:table-cell>
          <table:table-cell office:value-type="float" office:value="6510.78" table:style-name="ce9">
            <text:p>6.511</text:p>
          </table:table-cell>
          <table:table-cell office:value-type="float" office:value="6510.78" table:style-name="ce9">
            <text:p>6.511</text:p>
          </table:table-cell>
          <table:table-cell office:value-type="float" office:value="7065.78" table:style-name="ce9">
            <text:p>7.066</text:p>
          </table:table-cell>
          <table:table-cell office:value-type="float" office:value="6610.78" table:style-name="ce9">
            <text:p>6.611</text:p>
          </table:table-cell>
          <table:table-cell office:value-type="float" office:value="6896.91" table:style-name="ce9">
            <text:p>6.897</text:p>
          </table:table-cell>
          <table:table-cell office:value-type="float" office:value="6720.78" table:style-name="ce9">
            <text:p>6.721</text:p>
          </table:table-cell>
          <table:table-cell office:value-type="float" office:value="6720.78" table:style-name="ce9">
            <text:p>6.721</text:p>
          </table:table-cell>
          <table:table-cell office:value-type="float" office:value="7080.78" table:style-name="ce9">
            <text:p>7.081</text:p>
          </table:table-cell>
          <table:table-cell office:value-type="float" office:value="6950.78" table:style-name="ce9">
            <text:p>6.951</text:p>
          </table:table-cell>
          <table:table-cell office:value-type="float" office:value="6490.46" table:style-name="ce9">
            <text:p>6.490</text:p>
          </table:table-cell>
          <table:table-cell office:value-type="float" office:value="80372.11" table:formula="of:=SUM([.C38:.N38])" table:style-name="ce9">
            <text:p>80.37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06 <text:s text:c="2"/>MANTENIMIENTO DE EQUIPOS</text:p>
          </table:table-cell>
          <table:table-cell office:value-type="float" office:value="6408.13" table:style-name="ce9">
            <text:p>6.408</text:p>
          </table:table-cell>
          <table:table-cell office:value-type="float" office:value="6463.63" table:style-name="ce9">
            <text:p>6.464</text:p>
          </table:table-cell>
          <table:table-cell office:value-type="float" office:value="6667.8" table:style-name="ce9">
            <text:p>6.668</text:p>
          </table:table-cell>
          <table:table-cell office:value-type="float" office:value="7435.63" table:style-name="ce9">
            <text:p>7.436</text:p>
          </table:table-cell>
          <table:table-cell office:value-type="float" office:value="6388.62" table:style-name="ce9">
            <text:p>6.389</text:p>
          </table:table-cell>
          <table:table-cell office:value-type="float" office:value="6363.63" table:style-name="ce9">
            <text:p>6.364</text:p>
          </table:table-cell>
          <table:table-cell office:value-type="float" office:value="6440.63" table:style-name="ce9">
            <text:p>6.441</text:p>
          </table:table-cell>
          <table:table-cell office:value-type="float" office:value="6611.13" table:style-name="ce9">
            <text:p>6.611</text:p>
          </table:table-cell>
          <table:table-cell office:value-type="float" office:value="6381.36" table:style-name="ce9">
            <text:p>6.381</text:p>
          </table:table-cell>
          <table:table-cell office:value-type="float" office:value="6435.06" table:style-name="ce9">
            <text:p>6.435</text:p>
          </table:table-cell>
          <table:table-cell office:value-type="float" office:value="6531.71" table:style-name="ce9">
            <text:p>6.532</text:p>
          </table:table-cell>
          <table:table-cell office:value-type="float" office:value="6363.63" table:style-name="ce9">
            <text:p>6.364</text:p>
          </table:table-cell>
          <table:table-cell office:value-type="float" office:value="78490.960000000006" table:formula="of:=SUM([.C39:.N39])" table:style-name="ce9">
            <text:p>78.49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08 <text:s text:c="2"/>LUZ</text:p>
          </table:table-cell>
          <table:table-cell office:value-type="float" office:value="194.87" table:style-name="ce9">
            <text:p>195</text:p>
          </table:table-cell>
          <table:table-cell office:value-type="float" office:value="174.17" table:style-name="ce9">
            <text:p>174</text:p>
          </table:table-cell>
          <table:table-cell office:value-type="float" office:value="195.11" table:style-name="ce9">
            <text:p>195</text:p>
          </table:table-cell>
          <table:table-cell office:value-type="float" office:value="235.74" table:style-name="ce9">
            <text:p>236</text:p>
          </table:table-cell>
          <table:table-cell office:value-type="float" office:value="182.66" table:style-name="ce9">
            <text:p>183</text:p>
          </table:table-cell>
          <table:table-cell office:value-type="float" office:value="188.49" table:style-name="ce9">
            <text:p>188</text:p>
          </table:table-cell>
          <table:table-cell office:value-type="float" office:value="189.47" table:style-name="ce9">
            <text:p>189</text:p>
          </table:table-cell>
          <table:table-cell office:value-type="float" office:value="190.18" table:style-name="ce9">
            <text:p>190</text:p>
          </table:table-cell>
          <table:table-cell office:value-type="float" office:value="185.68" table:style-name="ce9">
            <text:p>186</text:p>
          </table:table-cell>
          <table:table-cell office:value-type="float" office:value="191.21" table:style-name="ce9">
            <text:p>191</text:p>
          </table:table-cell>
          <table:table-cell office:value-type="float" office:value="94.8" table:style-name="ce9">
            <text:p>95</text:p>
          </table:table-cell>
          <table:table-cell office:value-type="float" office:value="104.1" table:style-name="ce9">
            <text:p>104</text:p>
          </table:table-cell>
          <table:table-cell office:value-type="float" office:value="2126.48" table:formula="of:=SUM([.C40:.N40])" table:style-name="ce9">
            <text:p>2.12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09 <text:s text:c="2"/>TELEFONO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3.89" table:style-name="ce9">
            <text:p>14</text:p>
          </table:table-cell>
          <table:table-cell office:value-type="float" office:value="13.8" table:style-name="ce9">
            <text:p>14</text:p>
          </table:table-cell>
          <table:table-cell office:value-type="float" office:value="12.03" table:style-name="ce9">
            <text:p>12</text:p>
          </table:table-cell>
          <table:table-cell office:value-type="float" office:value="12.01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.02" table:style-name="ce9">
            <text:p>12</text:p>
          </table:table-cell>
          <table:table-cell office:value-type="float" office:value="12.03" table:style-name="ce9">
            <text:p>12</text:p>
          </table:table-cell>
          <table:table-cell office:value-type="float" office:value="147.78" table:formula="of:=SUM([.C41:.N41])" table:style-name="ce9">
            <text:p>14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10 <text:s text:c="2"/>DONACION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0" table:style-name="ce9">
            <text:p>200</text:p>
          </table:table-cell>
          <table:table-cell office:value-type="float" office:value="200" table:formula="of:=SUM([.C42:.N42])" table:style-name="ce9">
            <text:p>2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11 <text:s text:c="2"/>PAGINA WEB</text:p>
          </table:table-cell>
          <table:table-cell office:value-type="float" office:value="521" table:style-name="ce9">
            <text:p>521</text:p>
          </table:table-cell>
          <table:table-cell office:value-type="float" office:value="32" table:style-name="ce9">
            <text:p>32</text:p>
          </table:table-cell>
          <table:table-cell office:value-type="float" office:value="1000" table:style-name="ce9">
            <text:p>1.000</text:p>
          </table:table-cell>
          <table:table-cell office:value-type="float" office:value="500" table:style-name="ce9">
            <text:p>500</text:p>
          </table:table-cell>
          <table:table-cell office:value-type="float" office:value="574" table:style-name="ce9">
            <text:p>574</text:p>
          </table:table-cell>
          <table:table-cell office:value-type="float" office:value="618" table:style-name="ce9">
            <text:p>618</text:p>
          </table:table-cell>
          <table:table-cell office:value-type="float" office:value="584" table:style-name="ce9">
            <text:p>584</text:p>
          </table:table-cell>
          <table:table-cell office:value-type="float" office:value="564" table:style-name="ce9">
            <text:p>564</text:p>
          </table:table-cell>
          <table:table-cell office:value-type="float" office:value="571" table:style-name="ce9">
            <text:p>571</text:p>
          </table:table-cell>
          <table:table-cell office:value-type="float" office:value="1533.55" table:style-name="ce9">
            <text:p>1.534</text:p>
          </table:table-cell>
          <table:table-cell office:value-type="float" office:value="554" table:style-name="ce9">
            <text:p>554</text:p>
          </table:table-cell>
          <table:table-cell office:value-type="float" office:value="536" table:style-name="ce9">
            <text:p>536</text:p>
          </table:table-cell>
          <table:table-cell office:value-type="float" office:value="7587.55" table:formula="of:=SUM([.C43:.N43])" table:style-name="ce9">
            <text:p>7.58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12 <text:s text:c="2"/>VARIOS</text:p>
          </table:table-cell>
          <table:table-cell office:value-type="float" office:value="1092.02" table:style-name="ce9">
            <text:p>1.092</text:p>
          </table:table-cell>
          <table:table-cell office:value-type="float" office:value="805.48" table:style-name="ce9">
            <text:p>805</text:p>
          </table:table-cell>
          <table:table-cell office:value-type="float" office:value="870.9" table:style-name="ce9">
            <text:p>871</text:p>
          </table:table-cell>
          <table:table-cell office:value-type="float" office:value="819.34" table:style-name="ce9">
            <text:p>819</text:p>
          </table:table-cell>
          <table:table-cell office:value-type="float" office:value="485.54" table:style-name="ce9">
            <text:p>486</text:p>
          </table:table-cell>
          <table:table-cell office:value-type="float" office:value="509.36" table:style-name="ce9">
            <text:p>509</text:p>
          </table:table-cell>
          <table:table-cell office:value-type="float" office:value="565.91999999999996" table:style-name="ce9">
            <text:p>566</text:p>
          </table:table-cell>
          <table:table-cell office:value-type="float" office:value="919" table:style-name="ce9">
            <text:p>919</text:p>
          </table:table-cell>
          <table:table-cell office:value-type="float" office:value="1937" table:style-name="ce9">
            <text:p>1.937</text:p>
          </table:table-cell>
          <table:table-cell office:value-type="float" office:value="564.24" table:style-name="ce9">
            <text:p>564</text:p>
          </table:table-cell>
          <table:table-cell office:value-type="float" office:value="1071.55" table:style-name="ce9">
            <text:p>1.072</text:p>
          </table:table-cell>
          <table:table-cell office:value-type="float" office:value="2877.72" table:style-name="ce9">
            <text:p>2.878</text:p>
          </table:table-cell>
          <table:table-cell office:value-type="float" office:value="12518.07" table:formula="of:=SUM([.C44:.N44])" table:style-name="ce9">
            <text:p>12.51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120 <text:s text:c="2"/>COMISIONES</text:p>
          </table:table-cell>
          <table:table-cell office:value-type="float" office:value="34.47" table:style-name="ce9">
            <text:p>34</text:p>
          </table:table-cell>
          <table:table-cell office:value-type="float" office:value="38.15" table:style-name="ce9">
            <text:p>38</text:p>
          </table:table-cell>
          <table:table-cell office:value-type="float" office:value="65.56" table:style-name="ce9">
            <text:p>66</text:p>
          </table:table-cell>
          <table:table-cell office:value-type="float" office:value="57.16" table:style-name="ce9">
            <text:p>57</text:p>
          </table:table-cell>
          <table:table-cell office:value-type="float" office:value="71.55" table:style-name="ce9">
            <text:p>72</text:p>
          </table:table-cell>
          <table:table-cell office:value-type="float" office:value="65.08" table:style-name="ce9">
            <text:p>65</text:p>
          </table:table-cell>
          <table:table-cell office:value-type="float" office:value="60.86" table:style-name="ce9">
            <text:p>61</text:p>
          </table:table-cell>
          <table:table-cell office:value-type="float" office:value="69.59" table:formula="of:=147.72-78.13" table:style-name="ce9">
            <text:p>70</text:p>
          </table:table-cell>
          <table:table-cell office:value-type="float" office:value="64.3" table:style-name="ce9">
            <text:p>64</text:p>
          </table:table-cell>
          <table:table-cell office:value-type="float" office:value="57.97" table:style-name="ce9">
            <text:p>58</text:p>
          </table:table-cell>
          <table:table-cell office:value-type="float" office:value="55.14" table:style-name="ce9">
            <text:p>55</text:p>
          </table:table-cell>
          <table:table-cell office:value-type="float" office:value="55.02" table:style-name="ce9">
            <text:p>55</text:p>
          </table:table-cell>
          <table:table-cell office:value-type="float" office:value="694.84999999999991" table:formula="of:=SUM([.C45:.N45])" table:style-name="ce9">
            <text:p>69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1 <text:s text:c="2"/>OTECEL S. A. "MOVISTAR"</text:p>
          </table:table-cell>
          <table:table-cell office:value-type="float" office:value="1114.97" table:style-name="ce9">
            <text:p>1.115</text:p>
          </table:table-cell>
          <table:table-cell office:value-type="float" office:value="1914.58" table:style-name="ce9">
            <text:p>1.915</text:p>
          </table:table-cell>
          <table:table-cell office:value-type="float" office:value="1167.6300000000001" table:style-name="ce9">
            <text:p>1.168</text:p>
          </table:table-cell>
          <table:table-cell office:value-type="float" office:value="2133.9299999999998" table:style-name="ce9">
            <text:p>2.134</text:p>
          </table:table-cell>
          <table:table-cell office:value-type="float" office:value="2464.7800000000002" table:style-name="ce9">
            <text:p>2.465</text:p>
          </table:table-cell>
          <table:table-cell office:value-type="float" office:value="1420.09" table:style-name="ce9">
            <text:p>1.420</text:p>
          </table:table-cell>
          <table:table-cell office:value-type="float" office:value="1421.25" table:style-name="ce9">
            <text:p>1.421</text:p>
          </table:table-cell>
          <table:table-cell office:value-type="float" office:value="1442.99" table:style-name="ce9">
            <text:p>1.443</text:p>
          </table:table-cell>
          <table:table-cell office:value-type="float" office:value="1596.2" table:style-name="ce9">
            <text:p>1.596</text:p>
          </table:table-cell>
          <table:table-cell office:value-type="float" office:value="1870.1" table:style-name="ce9">
            <text:p>1.870</text:p>
          </table:table-cell>
          <table:table-cell office:value-type="float" office:value="1526.67" table:style-name="ce9">
            <text:p>1.527</text:p>
          </table:table-cell>
          <table:table-cell office:value-type="float" office:value="1329.65" table:style-name="ce9">
            <text:p>1.330</text:p>
          </table:table-cell>
          <table:table-cell office:value-type="float" office:value="19402.840000000004" table:formula="of:=SUM([.C46:.N46])" table:style-name="ce9">
            <text:p>19.40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2 <text:s text:c="2"/>GLOBAL THINK TECHNOLOGY S.A.</text:p>
          </table:table-cell>
          <table:table-cell office:value-type="float" office:value="2500" table:style-name="ce9">
            <text:p>2.500</text:p>
          </table:table-cell>
          <table:table-cell office:value-type="float" office:value="2500" table:style-name="ce9">
            <text:p>2.500</text:p>
          </table:table-cell>
          <table:table-cell office:value-type="float" office:value="2500" table:style-name="ce9">
            <text:p>2.5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000" table:style-name="ce9">
            <text:p>3.000</text:p>
          </table:table-cell>
          <table:table-cell office:value-type="float" office:value="34500" table:formula="of:=SUM([.C47:.N47])" table:style-name="ce9">
            <text:p>34.5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4 <text:s text:c="2"/>CNT EP - TELECSA S.A. "ALEGRO PCS"</text:p>
          </table:table-cell>
          <table:table-cell office:value-type="float" office:value="1312.2" table:style-name="ce9">
            <text:p>1.312</text:p>
          </table:table-cell>
          <table:table-cell office:value-type="float" office:value="1447.2" table:style-name="ce9">
            <text:p>1.447</text:p>
          </table:table-cell>
          <table:table-cell office:value-type="float" office:value="1342.05" table:style-name="ce9">
            <text:p>1.342</text:p>
          </table:table-cell>
          <table:table-cell office:value-type="float" office:value="1501.66" table:style-name="ce9">
            <text:p>1.502</text:p>
          </table:table-cell>
          <table:table-cell office:value-type="float" office:value="1533.03" table:style-name="ce9">
            <text:p>1.533</text:p>
          </table:table-cell>
          <table:table-cell office:value-type="float" office:value="1370.63" table:style-name="ce9">
            <text:p>1.371</text:p>
          </table:table-cell>
          <table:table-cell office:value-type="float" office:value="1013.22" table:style-name="ce9">
            <text:p>1.013</text:p>
          </table:table-cell>
          <table:table-cell office:value-type="float" office:value="3649.54" table:style-name="ce9">
            <text:p>3.650</text:p>
          </table:table-cell>
          <table:table-cell office:value-type="float" office:value="1372.28" table:style-name="ce9">
            <text:p>1.372</text:p>
          </table:table-cell>
          <table:table-cell office:value-type="float" office:value="3305.05" table:style-name="ce9">
            <text:p>3.305</text:p>
          </table:table-cell>
          <table:table-cell office:value-type="float" office:value="882.76" table:style-name="ce9">
            <text:p>883</text:p>
          </table:table-cell>
          <table:table-cell office:value-type="float" office:value="864.72" table:style-name="ce9">
            <text:p>865</text:p>
          </table:table-cell>
          <table:table-cell office:value-type="float" office:value="19594.34" table:formula="of:=SUM([.C48:.N48])" table:style-name="ce9">
            <text:p>19.59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5 <text:s text:c="2"/>CONECEL <text:s/>"PORTA"</text:p>
          </table:table-cell>
          <table:table-cell office:value-type="float" office:value="4609.8" table:style-name="ce9">
            <text:p>4.610</text:p>
          </table:table-cell>
          <table:table-cell office:value-type="float" office:value="4558.8500000000004" table:style-name="ce9">
            <text:p>4.559</text:p>
          </table:table-cell>
          <table:table-cell office:value-type="float" office:value="2403.09" table:style-name="ce9">
            <text:p>2.403</text:p>
          </table:table-cell>
          <table:table-cell office:value-type="float" office:value="4526.13" table:style-name="ce9">
            <text:p>4.526</text:p>
          </table:table-cell>
          <table:table-cell office:value-type="float" office:value="5526.8" table:style-name="ce9">
            <text:p>5.527</text:p>
          </table:table-cell>
          <table:table-cell office:value-type="float" office:value="2460.54" table:style-name="ce9">
            <text:p>2.461</text:p>
          </table:table-cell>
          <table:table-cell office:value-type="float" office:value="2720.55" table:style-name="ce9">
            <text:p>2.721</text:p>
          </table:table-cell>
          <table:table-cell office:value-type="float" office:value="2684.21" table:style-name="ce9">
            <text:p>2.684</text:p>
          </table:table-cell>
          <table:table-cell office:value-type="float" office:value="2824.18" table:style-name="ce9">
            <text:p>2.824</text:p>
          </table:table-cell>
          <table:table-cell office:value-type="float" office:value="3301.29" table:style-name="ce9">
            <text:p>3.301</text:p>
          </table:table-cell>
          <table:table-cell office:value-type="float" office:value="2870.74" table:style-name="ce9">
            <text:p>2.871</text:p>
          </table:table-cell>
          <table:table-cell office:value-type="float" office:value="0" table:style-name="ce9">
            <text:p>0</text:p>
          </table:table-cell>
          <table:table-cell office:value-type="float" office:value="38486.18" table:formula="of:=SUM([.C49:.N49])" table:style-name="ce9">
            <text:p>38.48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7 <text:s text:c="2"/>CNT, EP - EX-PACIFICTEL</text:p>
          </table:table-cell>
          <table:table-cell office:value-type="float" office:value="2161.46" table:style-name="ce9">
            <text:p>2.161</text:p>
          </table:table-cell>
          <table:table-cell office:value-type="float" office:value="2122.1999999999998" table:style-name="ce9">
            <text:p>2.122</text:p>
          </table:table-cell>
          <table:table-cell office:value-type="float" office:value="1920.17" table:style-name="ce9">
            <text:p>1.920</text:p>
          </table:table-cell>
          <table:table-cell office:value-type="float" office:value="2473.4899999999998" table:style-name="ce9">
            <text:p>2.473</text:p>
          </table:table-cell>
          <table:table-cell office:value-type="float" office:value="2137.5500000000002" table:style-name="ce9">
            <text:p>2.138</text:p>
          </table:table-cell>
          <table:table-cell office:value-type="float" office:value="2102.2800000000002" table:style-name="ce9">
            <text:p>2.102</text:p>
          </table:table-cell>
          <table:table-cell office:value-type="float" office:value="0" table:style-name="ce9">
            <text:p>0</text:p>
          </table:table-cell>
          <table:table-cell office:value-type="float" office:value="2166.42" table:style-name="ce9">
            <text:p>2.166</text:p>
          </table:table-cell>
          <table:table-cell office:value-type="float" office:value="1923.11" table:style-name="ce9">
            <text:p>1.923</text:p>
          </table:table-cell>
          <table:table-cell office:value-type="float" office:value="0" table:style-name="ce9">
            <text:p>0</text:p>
          </table:table-cell>
          <table:table-cell office:value-type="float" office:value="1952.4" table:style-name="ce9">
            <text:p>1.952</text:p>
          </table:table-cell>
          <table:table-cell office:value-type="float" office:value="1915.86" table:style-name="ce9">
            <text:p>1.916</text:p>
          </table:table-cell>
          <table:table-cell office:value-type="float" office:value="20874.940000000002" table:formula="of:=SUM([.C50:.N50])" table:style-name="ce9">
            <text:p>20.87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08 <text:s text:c="2"/>SETEL " TV CABLE "</text:p>
          </table:table-cell>
          <table:table-cell office:value-type="float" office:value="284.52" table:style-name="ce9">
            <text:p>285</text:p>
          </table:table-cell>
          <table:table-cell office:value-type="float" office:value="260.91000000000003" table:style-name="ce9">
            <text:p>261</text:p>
          </table:table-cell>
          <table:table-cell office:value-type="float" office:value="256.41000000000003" table:style-name="ce9">
            <text:p>256</text:p>
          </table:table-cell>
          <table:table-cell office:value-type="float" office:value="297.14" table:style-name="ce9">
            <text:p>297</text:p>
          </table:table-cell>
          <table:table-cell office:value-type="float" office:value="275.74" table:style-name="ce9">
            <text:p>276</text:p>
          </table:table-cell>
          <table:table-cell office:value-type="float" office:value="281.41000000000003" table:style-name="ce9">
            <text:p>281</text:p>
          </table:table-cell>
          <table:table-cell office:value-type="float" office:value="280.83999999999997" table:style-name="ce9">
            <text:p>281</text:p>
          </table:table-cell>
          <table:table-cell office:value-type="float" office:value="265.17" table:style-name="ce9">
            <text:p>265</text:p>
          </table:table-cell>
          <table:table-cell office:value-type="float" office:value="246.53" table:style-name="ce9">
            <text:p>247</text:p>
          </table:table-cell>
          <table:table-cell office:value-type="float" office:value="245.09" table:style-name="ce9">
            <text:p>245</text:p>
          </table:table-cell>
          <table:table-cell office:value-type="float" office:value="249.32" table:style-name="ce9">
            <text:p>249</text:p>
          </table:table-cell>
          <table:table-cell office:value-type="float" office:value="240.17" table:style-name="ce9">
            <text:p>240</text:p>
          </table:table-cell>
          <table:table-cell office:value-type="float" office:value="3183.2500000000005" table:formula="of:=SUM([.C51:.N51])" table:style-name="ce9">
            <text:p>3.18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15 <text:s text:c="2"/>ETAPA EP</text:p>
          </table:table-cell>
          <table:table-cell office:value-type="float" office:value="299.92" table:style-name="ce9">
            <text:p>300</text:p>
          </table:table-cell>
          <table:table-cell office:value-type="float" office:value="301.48" table:style-name="ce9">
            <text:p>301</text:p>
          </table:table-cell>
          <table:table-cell office:value-type="float" office:value="299.54000000000002" table:style-name="ce9">
            <text:p>300</text:p>
          </table:table-cell>
          <table:table-cell office:value-type="float" office:value="312.02999999999997" table:style-name="ce9">
            <text:p>312</text:p>
          </table:table-cell>
          <table:table-cell office:value-type="float" office:value="302.11" table:style-name="ce9">
            <text:p>302</text:p>
          </table:table-cell>
          <table:table-cell office:value-type="float" office:value="314.04000000000002" table:style-name="ce9">
            <text:p>314</text:p>
          </table:table-cell>
          <table:table-cell office:value-type="float" office:value="319.86" table:style-name="ce9">
            <text:p>320</text:p>
          </table:table-cell>
          <table:table-cell office:value-type="float" office:value="314.49" table:style-name="ce9">
            <text:p>314</text:p>
          </table:table-cell>
          <table:table-cell office:value-type="float" office:value="305.27999999999997" table:style-name="ce9">
            <text:p>305</text:p>
          </table:table-cell>
          <table:table-cell office:value-type="float" office:value="305.75" table:style-name="ce9">
            <text:p>306</text:p>
          </table:table-cell>
          <table:table-cell office:value-type="float" office:value="310.56" table:style-name="ce9">
            <text:p>311</text:p>
          </table:table-cell>
          <table:table-cell office:value-type="float" office:value="305.16000000000003" table:style-name="ce9">
            <text:p>305</text:p>
          </table:table-cell>
          <table:table-cell office:value-type="float" office:value="3690.22" table:formula="of:=SUM([.C52:.N52])" table:style-name="ce9">
            <text:p>3.69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1030221 <text:s text:c="2"/>DENWA TECHNOLOGY CORP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05.9" table:style-name="ce9">
            <text:p>2.206</text:p>
          </table:table-cell>
          <table:table-cell office:value-type="float" office:value="0" table:style-name="ce9">
            <text:p>0</text:p>
          </table:table-cell>
          <table:table-cell office:value-type="float" office:value="2205.9" table:formula="of:=SUM([.C53:.N53])" table:style-name="ce9">
            <text:p>2.20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20101 <text:s text:c="2"/>GASTOS BANCARIOS</text:p>
          </table:table-cell>
          <table:table-cell office:value-type="float" office:value="558.37" table:style-name="ce9">
            <text:p>558</text:p>
          </table:table-cell>
          <table:table-cell office:value-type="float" office:value="717.04" table:style-name="ce9">
            <text:p>717</text:p>
          </table:table-cell>
          <table:table-cell office:value-type="float" office:value="698.22" table:style-name="ce9">
            <text:p>698</text:p>
          </table:table-cell>
          <table:table-cell office:value-type="float" office:value="547.04" table:style-name="ce9">
            <text:p>547</text:p>
          </table:table-cell>
          <table:table-cell office:value-type="float" office:value="957" table:style-name="ce9">
            <text:p>957</text:p>
          </table:table-cell>
          <table:table-cell office:value-type="float" office:value="742.37" table:style-name="ce9">
            <text:p>742</text:p>
          </table:table-cell>
          <table:table-cell office:value-type="float" office:value="742.63" table:style-name="ce9">
            <text:p>743</text:p>
          </table:table-cell>
          <table:table-cell office:value-type="float" office:value="748.34" table:style-name="ce9">
            <text:p>748</text:p>
          </table:table-cell>
          <table:table-cell office:value-type="float" office:value="563.38" table:style-name="ce9">
            <text:p>563</text:p>
          </table:table-cell>
          <table:table-cell office:value-type="float" office:value="903.71" table:style-name="ce9">
            <text:p>904</text:p>
          </table:table-cell>
          <table:table-cell office:value-type="float" office:value="702.64" table:style-name="ce9">
            <text:p>703</text:p>
          </table:table-cell>
          <table:table-cell office:value-type="float" office:value="651.07000000000005" table:style-name="ce9">
            <text:p>651</text:p>
          </table:table-cell>
          <table:table-cell office:value-type="float" office:value="8531.8100000000013" table:formula="of:=SUM([.C54:.N54])" table:style-name="ce9">
            <text:p>8.53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30101 <text:s text:c="2"/>EGRESOS VARIOS</text:p>
          </table:table-cell>
          <table:table-cell office:value-type="float" office:value="50.71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400000000000006" table:style-name="ce9">
            <text:p>70</text:p>
          </table:table-cell>
          <table:table-cell office:value-type="float" office:value="70.400000000000006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2" table:style-name="ce9">
            <text:p>6</text:p>
          </table:table-cell>
          <table:table-cell office:value-type="float" office:value="41975.53" table:style-name="ce9">
            <text:p>41.976</text:p>
          </table:table-cell>
          <table:table-cell office:value-type="float" office:value="42173.26" table:formula="of:=SUM([.C55:.N55])" table:style-name="ce9">
            <text:p>42.17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30102 <text:s text:c="2"/>GASTOS VARIOS</text:p>
          </table:table-cell>
          <table:table-cell office:value-type="float" office:value="224.12" table:style-name="ce9">
            <text:p>224</text:p>
          </table:table-cell>
          <table:table-cell office:value-type="float" office:value="199.2" table:style-name="ce9">
            <text:p>199</text:p>
          </table:table-cell>
          <table:table-cell office:value-type="float" office:value="43.75" table:style-name="ce9">
            <text:p>44</text:p>
          </table:table-cell>
          <table:table-cell office:value-type="float" office:value="198.96" table:style-name="ce9">
            <text:p>199</text:p>
          </table:table-cell>
          <table:table-cell office:value-type="float" office:value="292.33" table:style-name="ce9">
            <text:p>292</text:p>
          </table:table-cell>
          <table:table-cell office:value-type="float" office:value="191.62" table:style-name="ce9">
            <text:p>192</text:p>
          </table:table-cell>
          <table:table-cell office:value-type="float" office:value="56.81" table:style-name="ce9">
            <text:p>57</text:p>
          </table:table-cell>
          <table:table-cell office:value-type="float" office:value="271.98" table:formula="of:=5.35+266.63" table:style-name="ce9">
            <text:p>272</text:p>
          </table:table-cell>
          <table:table-cell office:value-type="float" office:value="579.11" table:style-name="ce9">
            <text:p>579</text:p>
          </table:table-cell>
          <table:table-cell office:value-type="float" office:value="0.53" table:style-name="ce9">
            <text:p>1</text:p>
          </table:table-cell>
          <table:table-cell office:value-type="float" office:value="32.01" table:style-name="ce9">
            <text:p>32</text:p>
          </table:table-cell>
          <table:table-cell office:value-type="float" office:value="1321.58" table:style-name="ce9">
            <text:p>1.322</text:p>
          </table:table-cell>
          <table:table-cell office:value-type="float" office:value="3412.0000000000005" table:formula="of:=SUM([.C56:.N56])" table:style-name="ce9">
            <text:p>3.41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540101 <text:s text:c="2"/>DEPRECIACION DE ACTIVOS FIJOS</text:p>
          </table:table-cell>
          <table:table-cell office:value-type="float" office:value="84.48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093.96" table:style-name="ce9">
            <text:p>29.094</text:p>
          </table:table-cell>
          <table:table-cell office:value-type="float" office:value="29178.44" table:formula="of:=SUM([.C57:.N57])" table:style-name="ce9">
            <text:p>29.17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02 <text:s text:c="2"/>DECIMO TERCER SUELDO</text:p>
          </table:table-cell>
          <table:table-cell office:value-type="float" office:value="639.01" table:style-name="ce9">
            <text:p>639</text:p>
          </table:table-cell>
          <table:table-cell office:value-type="float" office:value="639.01" table:style-name="ce9">
            <text:p>639</text:p>
          </table:table-cell>
          <table:table-cell office:value-type="float" office:value="639.01" table:style-name="ce9">
            <text:p>639</text:p>
          </table:table-cell>
          <table:table-cell office:value-type="float" office:value="639.01" table:style-name="ce9">
            <text:p>639</text:p>
          </table:table-cell>
          <table:table-cell office:value-type="float" office:value="630.55999999999995" table:style-name="ce9">
            <text:p>631</text:p>
          </table:table-cell>
          <table:table-cell office:value-type="float" office:value="630.55999999999995" table:style-name="ce9">
            <text:p>631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642.70000000000005" table:style-name="ce9">
            <text:p>643</text:p>
          </table:table-cell>
          <table:table-cell office:value-type="float" office:value="7673.3599999999988" table:formula="of:=SUM([.C58:.N58])" table:style-name="ce9">
            <text:p>7.673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03 <text:s text:c="2"/>DECIMO CUARTO SUELDO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33.3" table:style-name="ce9">
            <text:p>333</text:p>
          </table:table-cell>
          <table:table-cell office:value-type="float" office:value="3999.6000000000008" table:formula="of:=SUM([.C59:.N59])" table:style-name="ce9">
            <text:p>4.0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04 <text:s text:c="2"/>VACACIONES</text:p>
          </table:table-cell>
          <table:table-cell office:value-type="float" office:value="2119.7600000000002" table:style-name="ce9">
            <text:p>2.120</text:p>
          </table:table-cell>
          <table:table-cell office:value-type="float" office:value="319.49" table:style-name="ce9">
            <text:p>319</text:p>
          </table:table-cell>
          <table:table-cell office:value-type="float" office:value="319.49" table:style-name="ce9">
            <text:p>319</text:p>
          </table:table-cell>
          <table:table-cell office:value-type="float" office:value="319.49" table:style-name="ce9">
            <text:p>319</text:p>
          </table:table-cell>
          <table:table-cell office:value-type="float" office:value="315.26" table:style-name="ce9">
            <text:p>315</text:p>
          </table:table-cell>
          <table:table-cell office:value-type="float" office:value="315.26" table:style-name="ce9">
            <text:p>315</text:p>
          </table:table-cell>
          <table:table-cell office:value-type="float" office:value="321.32" table:style-name="ce9">
            <text:p>321</text:p>
          </table:table-cell>
          <table:table-cell office:value-type="float" office:value="321.32" table:style-name="ce9">
            <text:p>321</text:p>
          </table:table-cell>
          <table:table-cell office:value-type="float" office:value="321.32" table:style-name="ce9">
            <text:p>321</text:p>
          </table:table-cell>
          <table:table-cell office:value-type="float" office:value="321.32" table:style-name="ce9">
            <text:p>321</text:p>
          </table:table-cell>
          <table:table-cell office:value-type="float" office:value="321.32" table:style-name="ce9">
            <text:p>321</text:p>
          </table:table-cell>
          <table:table-cell office:value-type="float" office:value="321.32" table:style-name="ce9">
            <text:p>321</text:p>
          </table:table-cell>
          <table:table-cell office:value-type="float" office:value="5636.6699999999992" table:formula="of:=SUM([.C60:.N60])" table:style-name="ce9">
            <text:p>5.63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05 <text:s text:c="2"/>FONDO DE RESERVA ADMINISTRATIVO</text:p>
          </table:table-cell>
          <table:table-cell office:value-type="float" office:value="638.76" table:style-name="ce9">
            <text:p>639</text:p>
          </table:table-cell>
          <table:table-cell office:value-type="float" office:value="638.76" table:style-name="ce9">
            <text:p>639</text:p>
          </table:table-cell>
          <table:table-cell office:value-type="float" office:value="638.76" table:style-name="ce9">
            <text:p>639</text:p>
          </table:table-cell>
          <table:table-cell office:value-type="float" office:value="638.76" table:style-name="ce9">
            <text:p>639</text:p>
          </table:table-cell>
          <table:table-cell office:value-type="float" office:value="630.32000000000005" table:style-name="ce9">
            <text:p>630</text:p>
          </table:table-cell>
          <table:table-cell office:value-type="float" office:value="630.32000000000005" table:style-name="ce9">
            <text:p>630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642.44000000000005" table:style-name="ce9">
            <text:p>642</text:p>
          </table:table-cell>
          <table:table-cell office:value-type="float" office:value="7670.3200000000033" table:formula="of:=SUM([.C61:.N61])" table:style-name="ce9">
            <text:p>7.6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09 <text:s text:c="2"/>APORTES PATRONAL-PERSONAL</text:p>
          </table:table-cell>
          <table:table-cell office:value-type="float" office:value="931.66" table:style-name="ce9">
            <text:p>932</text:p>
          </table:table-cell>
          <table:table-cell office:value-type="float" office:value="931.66" table:style-name="ce9">
            <text:p>932</text:p>
          </table:table-cell>
          <table:table-cell office:value-type="float" office:value="931.66" table:style-name="ce9">
            <text:p>932</text:p>
          </table:table-cell>
          <table:table-cell office:value-type="float" office:value="931.64" table:style-name="ce9">
            <text:p>932</text:p>
          </table:table-cell>
          <table:table-cell office:value-type="float" office:value="919.26" table:style-name="ce9">
            <text:p>919</text:p>
          </table:table-cell>
          <table:table-cell office:value-type="float" office:value="919.32" table:style-name="ce9">
            <text:p>919</text:p>
          </table:table-cell>
          <table:table-cell office:value-type="float" office:value="937.02" table:style-name="ce9">
            <text:p>937</text:p>
          </table:table-cell>
          <table:table-cell office:value-type="float" office:value="937.02" table:style-name="ce9">
            <text:p>937</text:p>
          </table:table-cell>
          <table:table-cell office:value-type="float" office:value="937.02" table:style-name="ce9">
            <text:p>937</text:p>
          </table:table-cell>
          <table:table-cell office:value-type="float" office:value="937.02" table:style-name="ce9">
            <text:p>937</text:p>
          </table:table-cell>
          <table:table-cell office:value-type="float" office:value="937.02" table:style-name="ce9">
            <text:p>937</text:p>
          </table:table-cell>
          <table:table-cell office:value-type="float" office:value="937.02" table:style-name="ce9">
            <text:p>937</text:p>
          </table:table-cell>
          <table:table-cell office:value-type="float" office:value="11187.320000000002" table:formula="of:=SUM([.C62:.N62])" table:style-name="ce9">
            <text:p>11.18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10 <text:s text:c="2"/>SUELDO</text:p>
          </table:table-cell>
          <table:table-cell office:value-type="float" office:value="7667.96" table:style-name="ce9">
            <text:p>7.668</text:p>
          </table:table-cell>
          <table:table-cell office:value-type="float" office:value="7667.96" table:style-name="ce9">
            <text:p>7.668</text:p>
          </table:table-cell>
          <table:table-cell office:value-type="float" office:value="7667.96" table:style-name="ce9">
            <text:p>7.668</text:p>
          </table:table-cell>
          <table:table-cell office:value-type="float" office:value="7667.96" table:formula="of:=7817.96-150" table:style-name="ce9">
            <text:p>7.668</text:p>
          </table:table-cell>
          <table:table-cell office:value-type="float" office:value="7566.56" table:formula="of:=7716.56-150" table:style-name="ce9">
            <text:p>7.567</text:p>
          </table:table-cell>
          <table:table-cell office:value-type="float" office:value="7566.56" table:style-name="ce9">
            <text:p>7.567</text:p>
          </table:table-cell>
          <table:table-cell office:value-type="float" office:value="7712.16" table:style-name="ce9">
            <text:p>7.712</text:p>
          </table:table-cell>
          <table:table-cell office:value-type="float" office:value="7712.16" table:style-name="ce9">
            <text:p>7.712</text:p>
          </table:table-cell>
          <table:table-cell office:value-type="float" office:value="7712.16" table:style-name="ce9">
            <text:p>7.712</text:p>
          </table:table-cell>
          <table:table-cell office:value-type="float" office:value="7712.16" table:style-name="ce9">
            <text:p>7.712</text:p>
          </table:table-cell>
          <table:table-cell office:value-type="float" office:value="7712.16" table:style-name="ce9">
            <text:p>7.712</text:p>
          </table:table-cell>
          <table:table-cell office:value-type="float" office:value="7712.16" table:style-name="ce9">
            <text:p>7.712</text:p>
          </table:table-cell>
          <table:table-cell office:value-type="float" office:value="92077.920000000013" table:formula="of:=SUM([.C63:.N63])" table:style-name="ce9">
            <text:p>92.07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15 <text:s text:c="2"/>ALIMENTACIO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4000" table:formula="of:=SUM([.C64:.N64])" table:style-name="ce9">
            <text:p>4.0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17 <text:s text:c="2"/>PROV. JUB. PATRONAL MAYOR A 10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87.92" table:style-name="ce9">
            <text:p>2.488</text:p>
          </table:table-cell>
          <table:table-cell office:value-type="float" office:value="2487.92" table:formula="of:=SUM([.C65:.N65])" table:style-name="ce9">
            <text:p>2.48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19 <text:s text:c="2"/>PROV. BONIFICACION POR DESAHUCIO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1.1" table:style-name="ce9">
            <text:p>2.311</text:p>
          </table:table-cell>
          <table:table-cell office:value-type="float" office:value="2311.1" table:formula="of:=SUM([.C66:.N66])" table:style-name="ce9">
            <text:p>2.31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BS <text:s text:c="2"/>BS020 <text:s text:c="2"/>PASANTIA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0" table:formula="of:=SUM([.C67:.N67])" table:style-name="ce9">
            <text:p>3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CT <text:s text:c="2"/>CT020 <text:s text:c="2"/>COPIAS</text:p>
          </table:table-cell>
          <table:table-cell office:value-type="float" office:value="68.53" table:style-name="ce9">
            <text:p>69</text:p>
          </table:table-cell>
          <table:table-cell office:value-type="float" office:value="63.11" table:style-name="ce9">
            <text:p>63</text:p>
          </table:table-cell>
          <table:table-cell office:value-type="float" office:value="52.07" table:style-name="ce9">
            <text:p>52</text:p>
          </table:table-cell>
          <table:table-cell office:value-type="float" office:value="52.98" table:style-name="ce9">
            <text:p>53</text:p>
          </table:table-cell>
          <table:table-cell office:value-type="float" office:value="51.77" table:style-name="ce9">
            <text:p>52</text:p>
          </table:table-cell>
          <table:table-cell office:value-type="float" office:value="51.58" table:style-name="ce9">
            <text:p>52</text:p>
          </table:table-cell>
          <table:table-cell office:value-type="float" office:value="51.66" table:style-name="ce9">
            <text:p>52</text:p>
          </table:table-cell>
          <table:table-cell office:value-type="float" office:value="51.53" table:style-name="ce9">
            <text:p>52</text:p>
          </table:table-cell>
          <table:table-cell office:value-type="float" office:value="56.67" table:style-name="ce9">
            <text:p>57</text:p>
          </table:table-cell>
          <table:table-cell office:value-type="float" office:value="70.53" table:style-name="ce9">
            <text:p>71</text:p>
          </table:table-cell>
          <table:table-cell office:value-type="float" office:value="62.93" table:style-name="ce9">
            <text:p>63</text:p>
          </table:table-cell>
          <table:table-cell office:value-type="float" office:value="60.55" table:style-name="ce9">
            <text:p>61</text:p>
          </table:table-cell>
          <table:table-cell office:value-type="float" office:value="693.90999999999985" table:formula="of:=SUM([.C68:.N68])" table:style-name="ce9">
            <text:p>69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CAM013 <text:s text:c="2"/>CAMARA DE COMERCIO DE MANTA</text:p>
          </table:table-cell>
          <table:table-cell office:value-type="float" office:value="140" table:style-name="ce9">
            <text:p>1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0" table:formula="of:=SUM([.C69:.N69])" table:style-name="ce9">
            <text:p>14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13 <text:s text:c="2"/>MANTEN. Y REPARAC. DE VEHICULOS</text:p>
          </table:table-cell>
          <table:table-cell office:value-type="float" office:value="168.62" table:style-name="ce9">
            <text:p>169</text:p>
          </table:table-cell>
          <table:table-cell office:value-type="float" office:value="575.65" table:style-name="ce9">
            <text:p>576</text:p>
          </table:table-cell>
          <table:table-cell office:value-type="float" office:value="233.21" table:style-name="ce9">
            <text:p>233</text:p>
          </table:table-cell>
          <table:table-cell office:value-type="float" office:value="357.15" table:style-name="ce9">
            <text:p>357</text:p>
          </table:table-cell>
          <table:table-cell office:value-type="float" office:value="249.56" table:style-name="ce9">
            <text:p>250</text:p>
          </table:table-cell>
          <table:table-cell office:value-type="float" office:value="92.87" table:style-name="ce9">
            <text:p>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72.5100000000002" table:style-name="ce9">
            <text:p>2.3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5" table:style-name="ce9">
            <text:p>13</text:p>
          </table:table-cell>
          <table:table-cell office:value-type="float" office:value="4062.07" table:formula="of:=SUM([.C70:.N70])" table:style-name="ce9">
            <text:p>4.06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38 <text:s text:c="2"/>MANTENIMIENTO Y REPARACIONES</text:p>
          </table:table-cell>
          <table:table-cell office:value-type="float" office:value="0" table:style-name="ce9">
            <text:p>0</text:p>
          </table:table-cell>
          <table:table-cell office:value-type="float" office:value="17.86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86" table:formula="of:=SUM([.C71:.N71])" table:style-name="ce9">
            <text:p>1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40 <text:s text:c="2"/>SUPERINTENDENCIA DE COMPAÑIA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2.33" table:style-name="ce9">
            <text:p>1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2.33" table:formula="of:=SUM([.C72:.N72])" table:style-name="ce9">
            <text:p>1.10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45 <text:s text:c="2"/>IMPUESTO RETENCIÓN EN LA FUENTE-IVA</text:p>
          </table:table-cell>
          <table:table-cell office:value-type="float" office:value="7.06" table:style-name="ce9">
            <text:p>7</text:p>
          </table:table-cell>
          <table:table-cell office:value-type="float" office:value="9.7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6" table:style-name="ce9">
            <text:p>3</text:p>
          </table:table-cell>
          <table:table-cell office:value-type="float" office:value="7.2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24.56" table:style-name="ce9">
            <text:p>25</text:p>
          </table:table-cell>
          <table:table-cell office:value-type="float" office:value="51.679999999999993" table:formula="of:=SUM([.C73:.N73])" table:style-name="ce9">
            <text:p>5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63 <text:s text:c="2"/>ICE</text:p>
          </table:table-cell>
          <table:table-cell office:value-type="float" office:value="100.8" table:style-name="ce9">
            <text:p>101</text:p>
          </table:table-cell>
          <table:table-cell office:value-type="float" office:value="100.8" table:style-name="ce9">
            <text:p>101</text:p>
          </table:table-cell>
          <table:table-cell office:value-type="float" office:value="100.8" table:style-name="ce9">
            <text:p>101</text:p>
          </table:table-cell>
          <table:table-cell office:value-type="float" office:value="104.52" table:style-name="ce9">
            <text:p>105</text:p>
          </table:table-cell>
          <table:table-cell office:value-type="float" office:value="100.8" table:style-name="ce9">
            <text:p>101</text:p>
          </table:table-cell>
          <table:table-cell office:value-type="float" office:value="63" table:style-name="ce9">
            <text:p>63</text:p>
          </table:table-cell>
          <table:table-cell office:value-type="float" office:value="99.03" table:style-name="ce9">
            <text:p>99</text:p>
          </table:table-cell>
          <table:table-cell office:value-type="float" office:value="100.8" table:style-name="ce9">
            <text:p>101</text:p>
          </table:table-cell>
          <table:table-cell office:value-type="float" office:value="82.8" table:style-name="ce9">
            <text:p>83</text:p>
          </table:table-cell>
          <table:table-cell office:value-type="float" office:value="102.46" table:style-name="ce9">
            <text:p>102</text:p>
          </table:table-cell>
          <table:table-cell office:value-type="float" office:value="427.99" table:style-name="ce9">
            <text:p>428</text:p>
          </table:table-cell>
          <table:table-cell office:value-type="float" office:value="19.8" table:style-name="ce9">
            <text:p>20</text:p>
          </table:table-cell>
          <table:table-cell office:value-type="float" office:value="1403.6" table:formula="of:=SUM([.C74:.N74])" table:style-name="ce9">
            <text:p>1.40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GG0065 <text:s text:c="2"/>COMISION WESTERN UNION</text:p>
          </table:table-cell>
          <table:table-cell office:value-type="float" office:value="0" table:style-name="ce9">
            <text:p>0</text:p>
          </table:table-cell>
          <table:table-cell office:value-type="float" office:value="73.92" table:style-name="ce9">
            <text:p>74</text:p>
          </table:table-cell>
          <table:table-cell office:value-type="float" office:value="63.36" table:style-name="ce9">
            <text:p>63</text:p>
          </table:table-cell>
          <table:table-cell office:value-type="float" office:value="76.64" table:style-name="ce9">
            <text:p>77</text:p>
          </table:table-cell>
          <table:table-cell office:value-type="float" office:value="76.64" table:style-name="ce9">
            <text:p>77</text:p>
          </table:table-cell>
          <table:table-cell office:value-type="float" office:value="76.64" table:style-name="ce9">
            <text:p>77</text:p>
          </table:table-cell>
          <table:table-cell office:value-type="float" office:value="76.959999999999994" table:style-name="ce9">
            <text:p>77</text:p>
          </table:table-cell>
          <table:table-cell office:value-type="float" office:value="84.48" table:style-name="ce9">
            <text:p>84</text:p>
          </table:table-cell>
          <table:table-cell office:value-type="float" office:value="79.2" table:style-name="ce9">
            <text:p>79</text:p>
          </table:table-cell>
          <table:table-cell office:value-type="float" office:value="73.28" table:style-name="ce9">
            <text:p>73</text:p>
          </table:table-cell>
          <table:table-cell office:value-type="float" office:value="77.12" table:style-name="ce9">
            <text:p>77</text:p>
          </table:table-cell>
          <table:table-cell office:value-type="float" office:value="167.52" table:style-name="ce9">
            <text:p>168</text:p>
          </table:table-cell>
          <table:table-cell office:value-type="float" office:value="925.76" table:formula="of:=SUM([.C75:.N75])" table:style-name="ce9">
            <text:p>92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ICV004 <text:s text:c="2"/>1.5 O/OO POR MIL CAPITAL EN GIRO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35.59" table:style-name="ce9">
            <text:p>3.4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35.59" table:formula="of:=SUM([.C76:.N76])" table:style-name="ce9">
            <text:p>3.43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ICV006 <text:s text:c="2"/>PATENTE DE COMERCIANT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25.99" table:style-name="ce9">
            <text:p>7.3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25.99" table:formula="of:=SUM([.C77:.N77])" table:style-name="ce9">
            <text:p>7.32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ICV009 <text:s text:c="2"/>SENATEL 1% FODETEL</text:p>
          </table:table-cell>
          <table:table-cell office:value-type="float" office:value="1865.6" table:style-name="ce9">
            <text:p>1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93.16" table:style-name="ce9">
            <text:p>2.293</text:p>
          </table:table-cell>
          <table:table-cell office:value-type="float" office:value="0" table:style-name="ce9">
            <text:p>0</text:p>
          </table:table-cell>
          <table:table-cell office:value-type="float" office:value="2563.04" table:style-name="ce9">
            <text:p>2.5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49.11" table:style-name="ce9">
            <text:p>1.9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70.91" table:formula="of:=SUM([.C78:.N78])" table:style-name="ce9">
            <text:p>8.67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ICV010 <text:s text:c="2"/>BENEMERITO CUERPO DE BOMBEROS DE GQUI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" table:style-name="ce9">
            <text:p>1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" table:formula="of:=SUM([.C79:.N79])" table:style-name="ce9">
            <text:p>10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G <text:s text:c="2"/>VAR001 <text:s text:c="2"/>VARIOS</text:p>
          </table:table-cell>
          <table:table-cell office:value-type="float" office:value="76.45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6.45" table:formula="of:=SUM([.C80:.N80])" table:style-name="ce9">
            <text:p>76</text:p>
          </table:table-cell>
          <table:table-cell table:number-columns-repeated="16369"/>
        </table:table-row>
        <table:table-row table:style-name="ro1">
          <table:table-cell/>
          <table:table-cell table:style-name="ce17"/>
          <table:table-cell table:number-columns-repeated="13" table:style-name="ce13"/>
          <table:table-cell table:number-columns-repeated="16369"/>
        </table:table-row>
        <table:table-row table:style-name="ro1">
          <table:table-cell/>
          <table:table-cell office:value-type="string" table:style-name="ce17">
            <text:p>Total</text:p>
          </table:table-cell>
          <table:table-cell office:value-type="float" office:value="48393.000000000015" table:formula="of:=SUM([.C25:.C81])" table:style-name="ce13">
            <text:p>48.393</text:p>
          </table:table-cell>
          <table:table-cell office:value-type="float" office:value="46988.730000000018" table:formula="of:=SUM([.D25:.D81])" table:style-name="ce13">
            <text:p>46.989</text:p>
          </table:table-cell>
          <table:table-cell office:value-type="float" office:value="45368.650000000016" table:formula="of:=SUM([.E25:.E81])" table:style-name="ce13">
            <text:p>45.369</text:p>
          </table:table-cell>
          <table:table-cell office:value-type="float" office:value="52631.11" table:formula="of:=SUM([.F25:.F81])" table:style-name="ce13">
            <text:p>52.631</text:p>
          </table:table-cell>
          <table:table-cell office:value-type="float" office:value="53335.8" table:formula="of:=SUM([.G25:.G81])" table:style-name="ce13">
            <text:p>53.336</text:p>
          </table:table-cell>
          <table:table-cell office:value-type="float" office:value="46618.310000000019" table:formula="of:=SUM([.H25:.H81])" table:style-name="ce13">
            <text:p>46.618</text:p>
          </table:table-cell>
          <table:table-cell office:value-type="float" office:value="51702.41" table:formula="of:=SUM([.I25:.I81])" table:style-name="ce13">
            <text:p>51.702</text:p>
          </table:table-cell>
          <table:table-cell office:value-type="float" office:value="58168.75" table:formula="of:=SUM([.J25:.J81])" table:style-name="ce13">
            <text:p>58.169</text:p>
          </table:table-cell>
          <table:table-cell office:value-type="float" office:value="64179.56" table:formula="of:=SUM([.K25:.K81])" table:style-name="ce13">
            <text:p>64.180</text:p>
          </table:table-cell>
          <table:table-cell office:value-type="float" office:value="51293.639999999992" table:formula="of:=SUM([.L25:.L81])" table:style-name="ce13">
            <text:p>51.294</text:p>
          </table:table-cell>
          <table:table-cell office:value-type="float" office:value="51295.62" table:formula="of:=SUM([.M25:.M81])" table:style-name="ce13">
            <text:p>51.296</text:p>
          </table:table-cell>
          <table:table-cell office:value-type="float" office:value="126860.76000000005" table:formula="of:=SUM([.N25:.N81])" table:style-name="ce13">
            <text:p>126.861</text:p>
          </table:table-cell>
          <table:table-cell office:value-type="float" office:value="696836.34000000008" table:formula="of:=SUM([.C82:.N82])" table:style-name="ce13">
            <text:p>696.836</text:p>
          </table:table-cell>
          <table:table-cell table:number-columns-repeated="16369"/>
        </table:table-row>
        <table:table-row table:number-rows-repeated="1048494" table:style-name="ro2">
          <table:table-cell table:number-columns-repeated="16384"/>
        </table:table-row>
      </table:table>
      <table:table table:name="MG_-_Costos_y_Gasto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1"/>
        <table:table-column table:style-name="co10" table:number-columns-repeated="3" table:default-cell-style-name="ce1"/>
        <table:table-column table:style-name="co7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Numero</text:p>
          </table:table-cell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office:value-type="string" table:style-name="ce20">
            <text:p>Columna1</text:p>
          </table:table-cell>
          <table:table-cell table:number-columns-repeated="16375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5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55 NOG003-NOGALES Y PLATON MANUEL ALEJANDRO HONORARIOS COMO INTERVENTOR MES DE ENER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9 COM029-COMSADIMTELCO S.A. COMPRA DE(3) PATCH CORD LULU Y (3) PATCH CORD SULU DE UPC-LC/UPC DX G652D BOTA CORTA 5M, 9M</text:p>
          </table:table-cell>
          <table:table-cell office:value-type="float" office:value="44.5" table:style-name="ce25">
            <text:p>44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7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9 EST018-ESTUPIÑAN ANDRADE FRANCISCO JAVIER SERVICIOS PRESTADOS DE TELECOMUNICACIONES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9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20 COM029-COMSADIMTELCO S.A. ENVIO MERCADERIA CLIENTE (ÁREA INTERCONEXIÓN-ANDREA)</text:p>
          </table:table-cell>
          <table:table-cell office:value-type="float" office:value="3.09" table:style-name="ce25">
            <text:p>3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7</text:p>
          </table:table-cell>
          <table:table-cell office:value-type="date" office:date-value="2021-01-22T00:00:00" table:style-name="ce22">
            <text:p>2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34 BAQ024-BAQUE BAQUE BYRON PAUL SERVICIOS PROFESIONALES DE TELECOMUNICACIONES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8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3796 UMS437-ASOC. DE MORADORES DE LA URB. MATICES DE SAMBORONDON CONSUMO DE ENERGÍA ELÉCTRICA DE LA ANTENA DE MATICES MES DE ENERO 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47584863 UCK445-BANCO DEL PACIFICO COSTO POR SERVICIO FINANCIERO MES DE ENERO 2021</text:p>
          </table:table-cell>
          <table:table-cell office:value-type="float" office:value="87.59" table:style-name="ce25">
            <text:p>87,5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0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510680 BAN006-BANCO PICHINCHA C.A. TARIFA POR COMISIÓN</text:p>
          </table:table-cell>
          <table:table-cell office:value-type="float" office:value="0.99" table:style-name="ce25">
            <text:p>0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3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3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4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1 PAC005-CORPORACION NACIONAL DE TELECOMUNICACIONES CNT EP PENSION BASICA SERVICIO#43805540 MES DIC-2020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4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1 PAC005-CORPORACION NACIONAL DE TELECOMUNICACIONES CNT EP PENSION BASICA SERVICIO#43805540 MES DIC-2020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2 PAC005-CORPORACION NACIONAL DE TELECOMUNICACIONES CNT EP PENSIÓN BÁSICA MES DE DIC-2020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6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3 PAC005-CORPORACION NACIONAL DE TELECOMUNICACIONES CNT EP PENSIÓN BÁSICA MES DE DIC-2020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7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4 PAC005-CORPORACION NACIONAL DE TELECOMUNICACIONES CNT EP CONSUMO TELEFÓNICO MES DE DIC 2020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7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4 PAC005-CORPORACION NACIONAL DE TELECOMUNICACIONES CNT EP CONSUMO TELEFÓNICO MES DE DIC 2020, TEF:42682706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1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76103 CAS030-CASANOVA REYNOSO IVAN ENRICO COMPRA DE COMBUSTIBLE</text:p>
          </table:table-cell>
          <table:table-cell office:value-type="float" office:value="31.92" table:style-name="ce25">
            <text:p>31,9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1-21T00:00:00" table:style-name="ce22">
            <text:p>2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79242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80546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6</text:p>
          </table:table-cell>
          <table:table-cell office:value-type="date" office:date-value="2021-01-28T00:00:00" table:style-name="ce22">
            <text:p>2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81521 CAS030-CASANOVA REYNOSO IVAN ENRICO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7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058 CAM014-CAMPOS VILLARROEL LAURA VELARMINA COMPRA Y CAMBIO DE BANDA PARA FURGONETA GQB110</text:p>
          </table:table-cell>
          <table:table-cell office:value-type="float" office:value="44.74" table:style-name="ce25">
            <text:p>44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30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187905 DAT001-DATAFAST CIA LTDA SERVICIO CONEXION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8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19 AGE002-AGENCIA DE REGULACION Y CONTROL DE LAS TELECOMUNICACIONES ARCOTEL 0.5% SERVICIOS TELECOMUNICACIONES A TRAVÉS DE TERMINALES DE USO PÚBLICO PERIODO OCT A DIC 2020</text:p>
          </table:table-cell>
          <table:table-cell office:value-type="float" office:value="0.36" table:style-name="ce25">
            <text:p>0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59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0 AGE002-AGENCIA DE REGULACION Y CONTROL DE LAS TELECOMUNICACIONES ARCOTEL 0.5% FACTURACIÓN BRUTA (CONC. TELEFONÍA FIJA Y LOCAL) PERIODO OCT A DIC 2020</text:p>
          </table:table-cell>
          <table:table-cell office:value-type="float" office:value="4.37" table:style-name="ce25">
            <text:p>4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9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0 AGE002-AGENCIA DE REGULACION Y CONTROL DE LAS TELECOMUNICACIONES ARCOTEL 0.5% FACTURACIÓN BRUTA (CONC. TELEFONÍA FIJA Y LOCAL) PERIODO OCT A DIC 2020</text:p>
          </table:table-cell>
          <table:table-cell office:value-type="float" office:value="616.83000000000004" table:style-name="ce25">
            <text:p>616,8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60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2 AGE002-AGENCIA DE REGULACION Y CONTROL DE LAS TELECOMUNICACIONES ARCOTEL 0.5% FACTURACIÓN BRUTA (CONC.LARGA DISTANCIA INTERNACIONAL) PERIODO OCT A DIC 2020</text:p>
          </table:table-cell>
          <table:table-cell office:value-type="float" office:value="0.01" table:style-name="ce25">
            <text:p>0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60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2 AGE002-AGENCIA DE REGULACION Y CONTROL DE LAS TELECOMUNICACIONES ARCOTEL 0.5% FACTURACIÓN BRUTA (CONC.LARGA DISTANCIA INTERNACIONAL) PERIODO OCT A DIC 2020</text:p>
          </table:table-cell>
          <table:table-cell office:value-type="float" office:value="1.76" table:style-name="ce25">
            <text:p>1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4325 UCK445-BANCO DEL PACIFICO TARIFA POR COMISIÓN</text:p>
          </table:table-cell>
          <table:table-cell office:value-type="float" office:value="0.56000000000000005" table:style-name="ce25">
            <text:p>0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9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387878 DIN003-DINERS CLUB DEL ECUADOR S.A. SOCIEDAD FINANCIERA TARIFA POR COMISIÓN</text:p>
          </table:table-cell>
          <table:table-cell office:value-type="float" office:value="7.92" table:style-name="ce25">
            <text:p>7,9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30572 COR018-CNEL EP CONSUMO DE ENERGÍA ELECTRICA PERIODO 11/DIC/2020 AL 11/01/2021, COD:200024271278, URB. SAN FELIPE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0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37862 COR018-CNEL EP CONSUMO DE ENERGÍA ELECTRICA PERIODO 11/DIC/2020 AL 11/ENE/2021, COD:200017417466, VALLE ALTO</text:p>
          </table:table-cell>
          <table:table-cell office:value-type="float" office:value="12.13" table:style-name="ce25">
            <text:p>12,1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50381 COR018-CNEL EP CONSUMO DE ENERGÍA ELECTRICA PERIODO 11/DIC/2020 AL 11/ENE/2021, COD:200016916559, URB. VIA AL SOL</text:p>
          </table:table-cell>
          <table:table-cell office:value-type="float" office:value="15.9" table:style-name="ce25">
            <text:p>15,9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2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815569 COR018-CNEL EP CONSUMO DE ENERGÍA ELECTRICA <text:s/>PERIODO 12/DIC/2020 AL 13/ENE/2021, COD:200022378406, BTA. MERCEDES MOLINA</text:p>
          </table:table-cell>
          <table:table-cell office:value-type="float" office:value="20.09" table:style-name="ce25">
            <text:p>20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66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871633 COR018-CNEL EP CONSUMO DE ENERGÍA ELECTRICA URB.EL CARACOL COD:200019723945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49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833434 BAN007-BANCO DE GUAYAQUIL S.A. SERVICIOS FACTURADOS EN ESTADOS DE CUENTA CORRIENTE MES DE ENE 2021</text:p>
          </table:table-cell>
          <table:table-cell office:value-type="float" office:value="109.69" table:style-name="ce25">
            <text:p>109,6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0056847 B3201-BANCO INTERNACIONAL <text:s text:c="2"/>S.A. COM CERT BANCARIOAUDITORIA</text:p>
          </table:table-cell>
          <table:table-cell office:value-type="float" office:value="2.25" table:style-name="ce25">
            <text:p>2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4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1783194 ETA001-ETAPA EP INTERCONEXIÓN MES DE DIC 2020, <text:s/>MEDICIÓN:1.844,30M/TASA 0,008905, COMPENSA FACT#351045</text:p>
          </table:table-cell>
          <table:table-cell office:value-type="float" office:value="16.420000000000002" table:style-name="ce25">
            <text:p>16,4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1783199 ETA001-ETAPA EP SERVICIO POR FACILIDADES Y CO-UBICACIÓN DICIEMBRE 2020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1-27T00:00:00" table:style-name="ce22">
            <text:p>27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3120 IMP002-CORPORACION EL ROSADO S.A. COMPRA DE PILAS</text:p>
          </table:table-cell>
          <table:table-cell office:value-type="float" office:value="2.67" table:style-name="ce25">
            <text:p>2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33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5108 COP004-COPIADORA ECUATORIANA CIA LTDA ECUACOPIA SERVICIO DE ARRIENDO BASE Y B/N CANT:1810 MES ENERO 2021</text:p>
          </table:table-cell>
          <table:table-cell office:value-type="float" office:value="68.53" table:style-name="ce25">
            <text:p>68,5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6</text:p>
          </table:table-cell>
          <table:table-cell office:value-type="date" office:date-value="2021-01-06T00:00:00" table:style-name="ce22">
            <text:p>0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675548 COR018-CNEL EP CONSUMO DE ENERGÍA ELECTRICA PERIODO 27 NOV AL 29 DIC 2020, COD:0900421382, URB. TERRASOL</text:p>
          </table:table-cell>
          <table:table-cell office:value-type="float" office:value="12.37" table:style-name="ce25">
            <text:p>12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694 CON002-CONECEL S.A INTERCONEXIÓN FIJA MES DE NOV 2020</text:p>
          </table:table-cell>
          <table:table-cell office:value-type="float" office:value="93.5" table:style-name="ce25">
            <text:p>9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06 CON002-CONECEL S.A INTERCONEXIÓN MÓVIL MES DE NOV 202O, COMPENSA FACT#351038</text:p>
          </table:table-cell>
          <table:table-cell office:value-type="float" office:value="2101.23" table:style-name="ce25">
            <text:p>2.101,2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2</text:p>
          </table:table-cell>
          <table:table-cell office:value-type="date" office:date-value="2021-01-18T00:00:00" table:style-name="ce22">
            <text:p>1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22 CON002-CONECEL S.A INTERCONEXIÓN FIJO MES DE DIC 2020</text:p>
          </table:table-cell>
          <table:table-cell office:value-type="float" office:value="111.99" table:style-name="ce25">
            <text:p>111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3</text:p>
          </table:table-cell>
          <table:table-cell office:value-type="date" office:date-value="2021-01-19T00:00:00" table:style-name="ce22">
            <text:p>1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54 CON002-CONECEL S.A INTERCONEXIÓN MÓVIL MES DE DIC 2020, COMPENSA FACT#351048</text:p>
          </table:table-cell>
          <table:table-cell office:value-type="float" office:value="2303.08" table:style-name="ce25">
            <text:p>2.303,0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7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01060 COR018-CNEL EP CONSUMO DE ENERGÍA ELECTRICA DIC 2020, COD:0900420945, URB. CAPRI</text:p>
          </table:table-cell>
          <table:table-cell office:value-type="float" office:value="9.8699999999999992" table:style-name="ce25">
            <text:p>9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82402 DIN003-DINERS CLUB DEL ECUADOR S.A. SOCIEDAD FINANCIERA TARIFA POR COMISIÓN</text:p>
          </table:table-cell>
          <table:table-cell office:value-type="float" office:value="15.07" table:style-name="ce25">
            <text:p>15,0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8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88143 DIN003-DINERS CLUB DEL ECUADOR S.A. SOCIEDAD FINANCIERA TARIFA POR COMISIÓN</text:p>
          </table:table-cell>
          <table:table-cell office:value-type="float" office:value="6.9" table:style-name="ce25">
            <text:p>6,9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8</text:p>
          </table:table-cell>
          <table:table-cell office:value-type="date" office:date-value="2021-01-09T00:00:00" table:style-name="ce22">
            <text:p>0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969215 COR018-CNEL EP CONSUMO DE ENERGÍA ELECTRICA PERIODO 30 NOV A 30 DIC 2020, COD:1105385091, MANABI-MANTA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8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06 IST001-ISTARTDIGITAL S.A. MANEJO DE REDES SOCIALES MES DE ENERO 2021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9</text:p>
          </table:table-cell>
          <table:table-cell office:value-type="date" office:date-value="2021-01-27T00:00:00" table:style-name="ce22">
            <text:p>27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3 UCF073-BAQUERIZO DAVILA PABLO JONATHAN HONORARIOS PROFESIONALES MES DE ENER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9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7 TEL001-TELCONET S.A. SERVICIO POR L3MPLS 30720 K - NETVOICE-CNTCORREOSGYE MES DE ENERO 2021</text:p>
          </table:table-cell>
          <table:table-cell office:value-type="float" office:value="210" table:style-name="ce25">
            <text:p>21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0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8 TEL001-TELCONET S.A. SERVICIOS POR CLOUD EMAIL PROTECTION BASICO 30 DOMINIO Y SERVICIO DE CLOUDMAIL 5 GB(30 CORREO) MES DE ENERO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1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9 TEL001-TELCONET S.A. SERVICIO POR UNIDAD VIRTUAL MES DE ENERO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2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3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559 TEL001-TELCONET S.A. SERVICIOS POR CANAL TELEFONIA Y CLEAR CHANNEL TDMOIP 3 E1 20480K LINKO_MOVIL MES DE ENERO 2021</text:p>
          </table:table-cell>
          <table:table-cell office:value-type="float" office:value="210" table:style-name="ce25">
            <text:p>21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4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560 TEL001-TELCONET S.A. SERVICIOS POR LÍNEAS TELEFÓNICAS MES DE ENER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5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870 TEL001-TELCONET S.A. SERVICIOS POR ENLACE TDM CLEAR CHANNEL CONTRA SETEL 1E1 MES DE ENER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5</text:p>
          </table:table-cell>
          <table:table-cell office:value-type="date" office:date-value="2021-01-14T00:00:00" table:style-name="ce22">
            <text:p>1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82692 OTE001-OTECEL S.A INTERCONEXIÓN MES DE DIC 2020, <text:s/>MIN: 90225.28 T: 0.01015, COMPENSA FACT#351043</text:p>
          </table:table-cell>
          <table:table-cell office:value-type="float" office:value="1114.97" table:style-name="ce25">
            <text:p>1.114,9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2</text:p>
          </table:table-cell>
          <table:table-cell office:value-type="date" office:date-value="2021-01-20T00:00:00" table:style-name="ce22">
            <text:p>20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22 SOL017-SOLUCIONES INFORMATICAS PARA FIRMA ELECTRONICA GEEKTECH S.A. CONTRATOS ELECTRONICOS PERIODO 15 AL 31 DICIEMBRE 2020.</text:p>
          </table:table-cell>
          <table:table-cell office:value-type="float" office:value="21" table:style-name="ce25">
            <text:p>2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31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464715 BAN007-BANCO DE GUAYAQUIL S.A. TARIFA POR COMISIÓN</text:p>
          </table:table-cell>
          <table:table-cell office:value-type="float" office:value="3.59" table:style-name="ce25">
            <text:p>3,5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48</text:p>
          </table:table-cell>
          <table:table-cell office:value-type="date" office:date-value="2021-01-22T00:00:00" table:style-name="ce22">
            <text:p>2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563 AYC004-AYCART VINCENZINI CARRASCO PIERO THOMAS SERVICIOS POR RECONOCIMIENTOS DE FIRMAS Y CERTIFICACIÓN DE DTOS.</text:p>
          </table:table-cell>
          <table:table-cell office:value-type="float" office:value="15.88" table:style-name="ce25">
            <text:p>15,8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40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633 PAC005-CORPORACION NACIONAL DE TELECOMUNICACIONES CNT EP INTERCONEXIÓN FIJA MES DE DIC 2020, MEDICIÓN 181.559,17 TASA USD 0.011905, COMPENSA FACT#351050</text:p>
          </table:table-cell>
          <table:table-cell office:value-type="float" office:value="2161.46" table:style-name="ce25">
            <text:p>2.161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1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636 PAC005-CORPORACION NACIONAL DE TELECOMUNICACIONES CNT EP INTERCONEXIÓN MÓVIL DIC 2020, MEDICIÓN 22.212,09 TASA USD0.013470, COMPENSA FACT#351049</text:p>
          </table:table-cell>
          <table:table-cell office:value-type="float" office:value="299.2" table:style-name="ce25">
            <text:p>299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6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793 SET001-SETEL S.A INTERCONEXIÓN MES DE DIC 2020, <text:s/>MINUTOS:16756.50/ PRECIO UNITARIO: 0.008905, COMPENSA FACT#351046</text:p>
          </table:table-cell>
          <table:table-cell office:value-type="float" office:value="149.22" table:style-name="ce25">
            <text:p>149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7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794 SET001-SETEL S.A SERVICIO POR COUBICACION DICIEMBRE 2020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2125760 OTE001-OTECEL S.A PLAN CORP. PERIODO 08-DIC-2020 AL 07-ENE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2125760 OTE001-OTECEL S.A PLAN CORP. PERIODO 08-DIC-2020 AL 07-ENE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GG <text:s text:c="2"/>CAM013 <text:s text:c="2"/>CAMARA DE COMERCIO DE MANTA</text:p>
          </table:table-cell>
          <table:table-cell office:value-type="string" table:style-name="ce21">
            <text:p>DF-1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569 CAM013-CAMARA DE COMERCIO DE MANTA CUOTAS SOCIALES - AÑO 2021 ENERO + CARNET, POR ESTAR AFILIADO A LA CAMARA DE COMERCIO DE MANTA</text:p>
          </table:table-cell>
          <table:table-cell office:value-type="float" office:value="140" table:style-name="ce25">
            <text:p>14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2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804696 MAX004-MAXICOMBUST SA COMPRA DE COMBUSTIBLE</text:p>
          </table:table-cell>
          <table:table-cell office:value-type="float" office:value="35.71" table:style-name="ce25">
            <text:p>35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376815 BAN006-BANCO PICHINCHA C.A. COSTO POR SERVICIO FINANCIERO MES DE ENERO 2021</text:p>
          </table:table-cell>
          <table:table-cell office:value-type="float" office:value="109.25" table:style-name="ce25">
            <text:p>109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7455 UCK445-BANCO DEL PACIFICO SERVICIO POR COMISION CONSUMO EX Y CARGOS FINANC. NO BONIFIC</text:p>
          </table:table-cell>
          <table:table-cell office:value-type="float" office:value="58.73" table:style-name="ce25">
            <text:p>58,7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5</text:p>
          </table:table-cell>
          <table:table-cell office:value-type="date" office:date-value="2021-01-21T00:00:00" table:style-name="ce22">
            <text:p>2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97 TEL011-TELCOMAG S.A. MANTENIMIENTO TÉCNICO REDES Y EQUIPO TELEFÓNICO MES DE ENER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2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BCO PICHINCHA COMP RET #181818</text:p>
          </table:table-cell>
          <table:table-cell office:value-type="float" office:value="58.46" table:style-name="ce25">
            <text:p>5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3</text:p>
          </table:table-cell>
          <table:table-cell office:value-type="date" office:date-value="2021-01-06T00:00:00" table:style-name="ce22">
            <text:p>0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BCO PICHINCHA COMP RET #181893</text:p>
          </table:table-cell>
          <table:table-cell office:value-type="float" office:value="0.76" table:style-name="ce25">
            <text:p>0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1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office:value-type="float" office:value="99.44" table:style-name="ce25">
            <text:p>99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37</text:p>
          </table:table-cell>
          <table:table-cell office:value-type="date" office:date-value="2021-01-14T00:00:00" table:style-name="ce22">
            <text:p>1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DE FACTURA#26740478 CNEL EP, CTV, PERIODO 11/DIC/2020 AL 11/ENE/2021<text:s text:c="2"/></text:p>
          </table:table-cell>
          <table:table-cell office:value-type="float" office:value="11.01" table:style-name="ce25">
            <text:p>11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7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 OCT A DIC 2020 POR SERVICIO DE TELECOMUNICACIONES A TRAVÉS <text:s/>DE TERMINALES DE USO PÚBLICO</text:p>
          </table:table-cell>
          <table:table-cell office:value-type="float" office:value="0.72" table:style-name="ce25">
            <text:p>0,7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6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 OCT A DIC 2020 POR TELEFONIA LARGA DISTANCIA INTERNACIONAL</text:p>
          </table:table-cell>
          <table:table-cell office:value-type="float" office:value="3.55" table:style-name="ce25">
            <text:p>3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5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S OCT A DIC 2020 TELEFONIA FIJA LOCAL</text:p>
          </table:table-cell>
          <table:table-cell office:value-type="float" office:value="1242.3800000000001" table:style-name="ce25">
            <text:p>1.242,3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1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ROLES DE PAGO 2DA QUINCENA MES DE ENERO 2021</text:p>
          </table:table-cell>
          <table:table-cell office:value-type="float" office:value="7263.56" table:style-name="ce25">
            <text:p>7.263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GG <text:s text:c="2"/>VAR001 <text:s text:c="2"/>VARIOS</text:p>
          </table:table-cell>
          <table:table-cell office:value-type="string" table:style-name="ce21">
            <text:p>NDL-6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ICHINCHA CANCELACIÓN DE RETENCIONES CONDONACIÓN PERIODO 01/ENE/2012 AL SRI</text:p>
          </table:table-cell>
          <table:table-cell office:value-type="float" office:value="76.45" table:style-name="ce25">
            <text:p>76,4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2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<text:s/>TRANSF. ROL DE PAGO 2DA QUINCENA MES DE ENERO 2021, A PERFECTO ISAIAS RONQUILLO MORAN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7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CANCELACIÓN POR GASTOS BANCARIOS MES DE ENERO 2021</text:p>
          </table:table-cell>
          <table:table-cell office:value-type="float" office:value="31.64" table:style-name="ce25">
            <text:p>31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A CARLOS BUSTOS POR CAMBIO DE FOCOS, LAVADO Y MOVILIZACIÓN DE FURGONETA GQB110</text:p>
          </table:table-cell>
          <table:table-cell office:value-type="float" office:value="16.87" table:style-name="ce25">
            <text:p>16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8</text:p>
          </table:table-cell>
          <table:table-cell office:value-type="date" office:date-value="2021-01-01T00:00:00" table:style-name="ce22">
            <text:p>0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DE MOVILIZACIÓN A MANUEL MERELO ANGULO</text:p>
          </table:table-cell>
          <table:table-cell office:value-type="float" office:value="56.55" table:style-name="ce25">
            <text:p>56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11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DE MOVILIZACIÓN Y AGASAJO CUMPLEAÑEROS DE ENERO A MANUEL MERELO</text:p>
          </table:table-cell>
          <table:table-cell office:value-type="float" office:value="100" table:style-name="ce25">
            <text:p>1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9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POR COMBUSTIBLE FACT#176103</text:p>
          </table:table-cell>
          <table:table-cell office:value-type="float" office:value="0.05" table:style-name="ce25">
            <text:p>0,0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4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POR MANTENIMIENTO EN FURGONETA, COMBUSTIBLE Y ALIMENTACIÓN DÍAS 18 AL 22, 25 AL 29 ENE, 01 AL 05 FEB 2021 A CARLOS BUSTOS FACT#58105</text:p>
          </table:table-cell>
          <table:table-cell office:value-type="float" office:value="50.4" table:style-name="ce25">
            <text:p>50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1">
            <text:p>EN-17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"Pérdida/Activo FIjo" Dando de baja Laptop Note Book Dell-Dpto.Técnico-B.Baque-Robo factura#33495 Serimtec 01/ene a 30/abr/2021</text:p>
          </table:table-cell>
          <table:table-cell office:value-type="float" office:value="84.48" table:style-name="ce25">
            <text:p>84,4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1">
            <text:p>EN-10</text:p>
          </table:table-cell>
          <table:table-cell office:value-type="date" office:date-value="2021-01-26T00:00:00" table:style-name="ce22">
            <text:p>2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pago duplicado y asumir rte#9473 (factura#7429) Aldas Romero Erik Andres cancelada con Tarj. Corp</text:p>
          </table:table-cell>
          <table:table-cell office:value-type="float" office:value="7.06" table:style-name="ce25">
            <text:p>7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EN-9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Servicio mensuales por soporte técnico Global Think Tecnology S.A. mes de ene-2021, Fact#00004-00000506</text:p>
          </table:table-cell>
          <table:table-cell office:value-type="float" office:value="2500" table:style-name="ce25">
            <text:p>2.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EN-11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Tarj. Corp. Gastos varios periodo 06 al 21 dic/2020 y 04 al 05 ene/2021, contribución Solca, Amazon, Buggatti, Servicio digital</text:p>
          </table:table-cell>
          <table:table-cell office:value-type="float" office:value="775.67" table:style-name="ce25">
            <text:p>775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EN-18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ciliacion cuenta Obligaciones IESS por pagar del año 2020</text:p>
          </table:table-cell>
          <table:table-cell office:value-type="float" office:value="50.71" table:style-name="ce25">
            <text:p>50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639.01" table:style-name="ce25">
            <text:p>639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319.49" table:style-name="ce25">
            <text:p>319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638.76" table:style-name="ce25">
            <text:p>638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931.66" table:style-name="ce25">
            <text:p>931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7 a Noviembre 2018 Stephanie Marmol Chavez</text:p>
          </table:table-cell>
          <table:table-cell office:value-type="float" office:value="86.67" table:style-name="ce25">
            <text:p>86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8 a Noviembre 2019 Stephanie Marmol Chavez</text:p>
          </table:table-cell>
          <table:table-cell office:value-type="float" office:value="108.33" table:style-name="ce25">
            <text:p>108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9 a Noviembre 2020 Stephanie Marmol Chavez</text:p>
          </table:table-cell>
          <table:table-cell office:value-type="float" office:value="108.33" table:style-name="ce25">
            <text:p>108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7 Gregorio Zambrano Luna</text:p>
          </table:table-cell>
          <table:table-cell office:value-type="float" office:value="119.7" table:style-name="ce25">
            <text:p>119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8 Gregorio Zambrano Luna</text:p>
          </table:table-cell>
          <table:table-cell office:value-type="float" office:value="264.27" table:style-name="ce25">
            <text:p>264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9 Gregorio Zambrano Luna</text:p>
          </table:table-cell>
          <table:table-cell office:value-type="float" office:value="600" table:style-name="ce25">
            <text:p>6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Junio 2018 a Mayo 2019 Irma Viteri Vinces</text:p>
          </table:table-cell>
          <table:table-cell office:value-type="float" office:value="151.66999999999999" table:style-name="ce25">
            <text:p>151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Junio 2019 a Mayo 2020 Irma Viteri Vinces</text:p>
          </table:table-cell>
          <table:table-cell office:value-type="float" office:value="173.33" table:style-name="ce25">
            <text:p>173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Mayo 2019 a Abril 2020 Perfecto Ronquillo Moran</text:p>
          </table:table-cell>
          <table:table-cell office:value-type="float" office:value="120.44" table:style-name="ce25">
            <text:p>120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Septiembre 2019 a Agosto 2020 Maria Guzhnay Hidalgo</text:p>
          </table:table-cell>
          <table:table-cell office:value-type="float" office:value="67.53" table:style-name="ce25">
            <text:p>67,5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1">
            <text:p>EN-1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pago duplicado y asumir rte</text:p>
          </table:table-cell>
          <table:table-cell office:value-type="float" office:value="9.75" table:style-name="ce25">
            <text:p>9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2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6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17 TEL011-TELCOMAG S.A. MANTENIMIENTO TÉCNICO REDES Y EQUIPO TELEFÓNICO MES DE FEBRER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7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21 SAN060-SANCHEZ CAGUANA RICHARD DAVID COMPRA DE GUARDAPOLVO CON DESFOGUE FURGONETA GQB110</text:p>
          </table:table-cell>
          <table:table-cell office:value-type="float" office:value="6" table:style-name="ce25">
            <text:p>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60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68 NOG003-NOGALES Y PLATON MANUEL ALEJANDRO HONORARIOS COMO INTERVENTOR MES DE FEBRER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9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10 EST018-ESTUPIÑAN ANDRADE FRANCISCO JAVIER SERVICIOS PRESTADOS DE TELECOMUNICACIONES MES DE FEB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74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265 GUE005-GUERRA ALTAMIRANO GLENDA PATRICIA ELABORACION DE 2 BLOCK DE <text:s/>LIQ./COMPRAS</text:p>
          </table:table-cell>
          <table:table-cell office:value-type="float" office:value="35" table:style-name="ce25">
            <text:p>3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8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35 BAQ024-BAQUE BAQUE BYRON PAUL SERVICIOS PROFESIONALES DE TELECOMUNICACIÓN MES DE FEB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7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3897 UMS437-ASOC. DE MORADORES DE LA URB. MATICES DE SAMBORONDON CONSUMO DE ENERGÍA ELÉCTRICA DE LA ANTENA DE MATICES MES DE FEBRERO 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75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49556922 UCK445-BANCO DEL PACIFICO COSTOS POR SERVICIOS FINANCIEROS MES DE FEBRERO 2021</text:p>
          </table:table-cell>
          <table:table-cell office:value-type="float" office:value="106.55" table:style-name="ce25">
            <text:p>106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5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538936 BAN006-BANCO PICHINCHA C.A. TARIFA POR COMISION</text:p>
          </table:table-cell>
          <table:table-cell office:value-type="float" office:value="1.37" table:style-name="ce25">
            <text:p>1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3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0 PAC005-CORPORACION NACIONAL DE TELECOMUNICACIONES CNT EP PENSION BASICA SERVICIO#43805540 MES ENE-2021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3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0 PAC005-CORPORACION NACIONAL DE TELECOMUNICACIONES CNT EP PENSION BASICA SERVICIO#43805540 MES ENE-2021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2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1 PAC005-CORPORACION NACIONAL DE TELECOMUNICACIONES CNT EP PENSIÓN BÁSICA MES DE ENE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1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2 PAC005-CORPORACION NACIONAL DE TELECOMUNICACIONES CNT EP PENSIÓN BÁSICA MES DE ENE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0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3 PAC005-CORPORACION NACIONAL DE TELECOMUNICACIONES CNT EP CONSUMO TELEFÓNICO MES DE ENERO-2021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30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3 PAC005-CORPORACION NACIONAL DE TELECOMUNICACIONES CNT EP CONSUMO TELEFÓNICO MES DE ENERO-2021, TEF:42682706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2834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GG <text:s text:c="2"/>GG0038 <text:s text:c="2"/>MANTENIMIENTO Y REPARACIONES</text:p>
          </table:table-cell>
          <table:table-cell office:value-type="string" table:style-name="ce21">
            <text:p>DF-52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4312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5274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5843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2-19T00:00:00" table:style-name="ce22">
            <text:p>1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8589 CAS030-CASANOVA REYNOSO IVAN ENRICO COMPRA DE COMBUSTIBLE</text:p>
          </table:table-cell>
          <table:table-cell office:value-type="float" office:value="7.14" table:style-name="ce25">
            <text:p>7,1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9446 CAS030-CASANOVA REYNOSO IVAN ENRICO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9812 CAS030-CASANOVA REYNOSO IVAN ENRICO COMPRA DE COMBUSTIBLE</text:p>
          </table:table-cell>
          <table:table-cell office:value-type="float" office:value="28.57" table:style-name="ce25">
            <text:p>28,5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76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223078 DAT001-DATAFAST CIA LTDA SERVICIO POR ALQUILER DIAL ANUAL Y SERVICIO CONEXION <text:s/>PERIODO: 04-FEB-2021 A 03-FEB-2022</text:p>
          </table:table-cell>
          <table:table-cell office:value-type="float" office:value="176" table:style-name="ce25">
            <text:p>17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77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234483 DAT001-DATAFAST CIA LTDA SERVICIO CONEXION <text:s/>PERIODO 20-FEB A 19-MAR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300 TRA009-TRANSFERUNION S.A. COMSION SERV. RED ACTIVA RECAUD LINKOTEL ENE-21</text:p>
          </table:table-cell>
          <table:table-cell office:value-type="float" office:value="73.92" table:style-name="ce25">
            <text:p>73,9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4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422970 DIN003-DINERS CLUB DEL ECUADOR S.A. SOCIEDAD FINANCIERA TARIFA POR COMISION</text:p>
          </table:table-cell>
          <table:table-cell office:value-type="float" office:value="9.01" table:style-name="ce25">
            <text:p>9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9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494196 COR018-CNEL EP CONSUMO DE ENERGÍA ELECTRICA COD:0400991060, SAN FELIPE</text:p>
          </table:table-cell>
          <table:table-cell office:value-type="float" office:value="14.27" table:style-name="ce25">
            <text:p>14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8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06736 COR018-CNEL EP CONSUMO DE ENERGÍA ELECTRICA COD:0400885886 BTA. MERCEDES MOLINA</text:p>
          </table:table-cell>
          <table:table-cell office:value-type="float" office:value="19.84" table:style-name="ce25">
            <text:p>19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7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75162 COR018-CNEL EP CONSUMO DE ENERGÍA ELECTRICA COD:0400902939 EL CARACOL</text:p>
          </table:table-cell>
          <table:table-cell office:value-type="float" office:value="7.58" table:style-name="ce25">
            <text:p>7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6</text:p>
          </table:table-cell>
          <table:table-cell office:value-type="date" office:date-value="2021-02-14T00:00:00" table:style-name="ce22">
            <text:p>1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86381 COR018-CNEL EP CONSUMO DE ENERGÍA ELECTRICA COD:0400890778 VALLE ALTO</text:p>
          </table:table-cell>
          <table:table-cell office:value-type="float" office:value="11.7" table:style-name="ce25">
            <text:p>11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5</text:p>
          </table:table-cell>
          <table:table-cell office:value-type="date" office:date-value="2021-02-14T00:00:00" table:style-name="ce22">
            <text:p>1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611005 COR018-CNEL EP CONSUMO DE ENERGÍA ELECTRICA COD:0400895534 VIA AL SOL</text:p>
          </table:table-cell>
          <table:table-cell office:value-type="float" office:value="15.47" table:style-name="ce25">
            <text:p>15,4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79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914713 BAN007-BANCO DE GUAYAQUIL S.A. COSTO POR SERVICIOS FINANCIEROS MES <text:s/>FEBRERO 2021</text:p>
          </table:table-cell>
          <table:table-cell office:value-type="float" office:value="97.3" table:style-name="ce25">
            <text:p>97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50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2049023 ETA001-ETAPA EP SERVICIOS DE FACILIDADES Y COUBICACIÓN MES DE ENERO 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64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2062265 ETA001-ETAPA EP INTERCONEXIÓN MES DE ENERO 2021, MIN: 2.019,35M/TASA 0,008905, COMPENSA FACTURA#353373</text:p>
          </table:table-cell>
          <table:table-cell office:value-type="float" office:value="17.98" table:style-name="ce25">
            <text:p>17,9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14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5512 COP004-COPIADORA ECUATORIANA CIA LTDA ECUACOPIA SERVICIO ARRIENDO IMPRESORAS BASE Y B/N #1393 DÍAS 13 ENE AL 04 FEB 2021</text:p>
          </table:table-cell>
          <table:table-cell office:value-type="float" office:value="63.11" table:style-name="ce25">
            <text:p>63,1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51010112 <text:s text:c="2"/>CORREO</text:p>
          </table:table-cell>
          <table:table-cell office:value-type="string" table:style-name="ce21">
            <text:p>DF-46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746 SER016-SERVIENTREGA ECUADOR S.A. ENVÍO DE DOCUMENTO UNITARIO/GUÍA: 9001928398</text:p>
          </table:table-cell>
          <table:table-cell office:value-type="float" office:value="3.84" table:style-name="ce25">
            <text:p>3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63</text:p>
          </table:table-cell>
          <table:table-cell office:value-type="date" office:date-value="2021-02-19T00:00:00" table:style-name="ce22">
            <text:p>1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813 CON002-CONECEL S.A INTERCONEXIÓN MÓVIL MES DE ENERO 2021, COMPENSA FACTURA#353381</text:p>
          </table:table-cell>
          <table:table-cell office:value-type="float" office:value="4558.8500000000004" table:style-name="ce25">
            <text:p>4.558,8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5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8370 VAZ001-VASQUEZ GONZALEZ JOSE RAFAEL COMPRA DE GRASA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928475 DIN003-DINERS CLUB DEL ECUADOR S.A. SOCIEDAD FINANCIERA TARIFA POR COMISION</text:p>
          </table:table-cell>
          <table:table-cell office:value-type="float" office:value="20.46" table:style-name="ce25">
            <text:p>20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2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097482 COR018-CNEL EP CONSUMO DE ENERGÍA ELECTRICA COD:0900421382 URB. TERRASOL</text:p>
          </table:table-cell>
          <table:table-cell office:value-type="float" office:value="12.16" table:style-name="ce25">
            <text:p>12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1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143007 COR018-CNEL EP CONSUMO DE ENERGÍA ELECTRICA COD:0900420945 URB. CAPRI</text:p>
          </table:table-cell>
          <table:table-cell office:value-type="float" office:value="9.6199999999999992" table:style-name="ce25">
            <text:p>9,6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0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07345 COR018-CNEL EP CONSUMO DE ENERGÍA ELECTRICA COD:5385091, MANABI-MANTA, MES DE ENERO 2021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1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5 UCF073-BAQUERIZO DAVILA PABLO JONATHAN HONORARIOS PROFESIONALES MES DE FEB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3 TEL001-TELCONET S.A. SERVICIOS POR L3MPLS 30720 K - NETVOICE-CNTCORREOSGYE MES DE FEB 2021</text:p>
          </table:table-cell>
          <table:table-cell office:value-type="float" office:value="210" table:style-name="ce25">
            <text:p>21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6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4 TEL001-TELCONET S.A. SERVICIOS POR CLOUD EMAIL PROTECTION BASICO 30 DOMINIO Y SERVICIO DE CLOUDMAIL 5 GB(30 CORREO) MES DE FEB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5 TEL001-TELCONET S.A. SERVICIO POR UNIDAD VIRTUAL MES DE FEB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8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8809 TEL001-TELCONET S.A. SERVICIO POR CANAL TELEFONIA Y CLEAR CHANNEL TDMOIP 3 E1 20480K LINKO_MOVIL MES DE FEB 2021</text:p>
          </table:table-cell>
          <table:table-cell office:value-type="float" office:value="210" table:style-name="ce25">
            <text:p>21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9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8810 TEL001-TELCONET S.A. SERVICIOS POR LÍNEAS TELEFÓNICAS MES DE FEB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0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118 TEL001-TELCONET S.A. SERVICIO POR ENLACE TDM CLEAR CHANNEL CONTRA SETEL 1E1 MES DE FEB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8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865 TEL001-TELCONET S.A. SERVICIO POR CLEAR CHANNEL TDMOIP 3 E1 30144K LINKO_MOVIL. FACTURACION CAMBIOPRECIO DEL SERVICIO DESDE: 2021-02-05 HASTA: 2021-02-27</text:p>
          </table:table-cell>
          <table:table-cell office:value-type="float" office:value="51.94" table:style-name="ce25">
            <text:p>51,9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5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907 TEL001-TELCONET S.A. SERVICIO POR CANAL TELEFONIA. FACTURACION POR INSTALACION DEL SERVICIO MES DE FEBRERO 2021</text:p>
          </table:table-cell>
          <table:table-cell office:value-type="float" office:value="300" table:style-name="ce25">
            <text:p>3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3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621 VIN003-VINCES ALCIVAR NOEL ANTONIO CAMBIO DE REPUESTO FURGONETA GQB110</text:p>
          </table:table-cell>
          <table:table-cell office:value-type="float" office:value="80" table:style-name="ce25">
            <text:p>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6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623 VIN003-VINCES ALCIVAR NOEL ANTONIO MANO DE OBRA DEL MECANICO: CAMBIO DE ARTICULACIONES DELANTERA, GUARDAPOLVO, BRAZO LING, PASTILLA DE FRENO, ETC. POR FURGONETA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65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98779 OTE001-OTECEL S.A INTERCONEXIÓN MES DE ENERO 2021, <text:s/>MIN: 163040.68 T: 0.01015, COMPENSA FACTURA#353374</text:p>
          </table:table-cell>
          <table:table-cell office:value-type="float" office:value="1914.58" table:style-name="ce25">
            <text:p>1.914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2610 GUA083-AUTOMERCADO S.A. COMPRA DE ACEITE</text:p>
          </table:table-cell>
          <table:table-cell office:value-type="float" office:value="2.86" table:style-name="ce25">
            <text:p>2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44 SOL017-SOLUCIONES INFORMATICAS PARA FIRMA ELECTRONICA GEEKTECH S.A. CONTRATOS ELECTRONICOS PERIODO <text:s/>01 AL 31 ENERO 2021</text:p>
          </table:table-cell>
          <table:table-cell office:value-type="float" office:value="32" table:style-name="ce25">
            <text:p>3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1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586477 BAN007-BANCO DE GUAYAQUIL S.A. TARIFA POR COMISIÓN</text:p>
          </table:table-cell>
          <table:table-cell office:value-type="float" office:value="3.37" table:style-name="ce25">
            <text:p>3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8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699269 BAN007-BANCO DE GUAYAQUIL S.A. TARIFA POR COMISION</text:p>
          </table:table-cell>
          <table:table-cell office:value-type="float" office:value="3.56" table:style-name="ce25">
            <text:p>3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4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8105 NAV005-NAVIA ARAY GISELA DIVINA COMPRA DE REPUESTOS PARA FURGONETA: DOS GUARDAPOLVOS Y MANZANAS</text:p>
          </table:table-cell>
          <table:table-cell office:value-type="float" office:value="107.14" table:style-name="ce25">
            <text:p>107,1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8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8207 NAV005-NAVIA ARAY GISELA DIVINA COMPRA DE REPUESTO PARA FURGONETA GQB110: ARTICULACIONES, JGO. DE GALLETAS Y PERNOS LINK</text:p>
          </table:table-cell>
          <table:table-cell office:value-type="float" office:value="98.21" table:style-name="ce25">
            <text:p>98,2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3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212 RUI007-RUIZ CELDA CLEOTILDE MARIA CAMBIO DE ACEITE Y REFRIGERANTE</text:p>
          </table:table-cell>
          <table:table-cell office:value-type="float" office:value="53.57" table:style-name="ce25">
            <text:p>53,5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2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214 RUI007-RUIZ CELDA CLEOTILDE MARIA COMPRA DE REFRIGERANT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6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float" office:value="300" table:style-name="ce25">
            <text:p>3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4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541 PAG001-PAGO SEGURO S.A. COMISION POR SERVICIO PAYMENTEZ</text:p>
          </table:table-cell>
          <table:table-cell office:value-type="float" office:value="0.17" table:style-name="ce25">
            <text:p>0,1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6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750 PAC005-CORPORACION NACIONAL DE TELECOMUNICACIONES CNT EP INTERCONEXIÓN FIJO MES DE ENERO 2021, <text:s/>MEDICIÓN 178.261,45 TASA USD 0.011905, COMPENSA FACTURA#353375</text:p>
          </table:table-cell>
          <table:table-cell office:value-type="float" office:value="2122.1999999999998" table:style-name="ce25">
            <text:p>2.122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62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754 PAC005-CORPORACION NACIONAL DE TELECOMUNICACIONES CNT EP INTERCONEXIÓN MÓVIL MES DE ENERO 2021, <text:s/>MEDICIÓN 32.234,47 TASA USD0.013470, COMPENSA FACTURA#353379</text:p>
          </table:table-cell>
          <table:table-cell office:value-type="float" office:value="434.2" table:style-name="ce25">
            <text:p>434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66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897 SET001-SETEL S.A INTERCONEXIÓN MES DE ENERO 2021, MINUTOS:14105.40/ PRECIO UNITARIO: 0.008905, COMPENSA FACTURA#353376</text:p>
          </table:table-cell>
          <table:table-cell office:value-type="float" office:value="125.61" table:style-name="ce25">
            <text:p>125,6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67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898 SET001-SETEL S.A SERVICIO DE COUBICACIÓN MES DE ENER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5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087 PAG001-PAGO SEGURO S.A. COMISION POR SERVICIO PAYMENTEZ ENERO 2021</text:p>
          </table:table-cell>
          <table:table-cell office:value-type="float" office:value="0.21" table:style-name="ce25">
            <text:p>0,2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8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2863268 OTE001-OTECEL S.A PLAN CORP. PERIODO 08-ENE-2021 AL 07-FEB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8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2863268 OTE001-OTECEL S.A PLAN CORP. PERIODO 08-ENE-2021 AL 07-FEB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29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8033 ALD003-ALDAS ROMERO ERIK ANDRES COMPRA DE MEMORIA RAM XPG FLAME 16GB CON DISPENSADOR DE CALOR ; TARJ. CRÉDITO</text:p>
          </table:table-cell>
          <table:table-cell office:value-type="float" office:value="95" table:style-name="ce25">
            <text:p>9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1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838657 GAS007-GAS-ELIALEHI S.A.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47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4992 REG003-REGISTRO MERCANTIL DEL CANTON GUAYAQUIL DERECHO DE REGISTRO POR NOMBRAMIENTO Y ADICIONAL</text:p>
          </table:table-cell>
          <table:table-cell office:value-type="float" office:value="30" table:style-name="ce25">
            <text:p>3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82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568802 BAN006-BANCO PICHINCHA C.A. COSTO POR SERVICIO FINANCIERO MES DE FEBRERO 2021</text:p>
          </table:table-cell>
          <table:table-cell office:value-type="float" office:value="212.02" table:style-name="ce25">
            <text:p>212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80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9680 UCK445-BANCO DEL PACIFICO SERVICIO POR N/D COMISION CONSUMO EXT</text:p>
          </table:table-cell>
          <table:table-cell office:value-type="float" office:value="3.39" table:style-name="ce25">
            <text:p>3,3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7</text:p>
          </table:table-cell>
          <table:table-cell office:value-type="date" office:date-value="2021-02-27T00:00:00" table:style-name="ce22">
            <text:p>2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office:value-type="float" office:value="73.44" table:style-name="ce25">
            <text:p>73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6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576</text:p>
          </table:table-cell>
          <table:table-cell office:value-type="float" office:value="56.71" table:style-name="ce25">
            <text:p>56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5</text:p>
          </table:table-cell>
          <table:table-cell office:value-type="date" office:date-value="2021-02-04T00:00:00" table:style-name="ce22">
            <text:p>0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611</text:p>
          </table:table-cell>
          <table:table-cell office:value-type="float" office:value="1.48" table:style-name="ce25">
            <text:p>1,4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4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686</text:p>
          </table:table-cell>
          <table:table-cell office:value-type="float" office:value="0.13" table:style-name="ce25">
            <text:p>0,1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R-89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Liqu # 2702 MER005-MERELO ANGULO ROBERTO MANUEL REEMBOLSO POR ELABORACION DE 10 ETIQUETAS PARA PACHCORDS</text:p>
          </table:table-cell>
          <table:table-cell office:value-type="float" office:value="30" table:style-name="ce25">
            <text:p>3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89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Liqu # 2702 MER005-MERELO ANGULO ROBERTO MANUEL REEMBOLSO POR MOVILIZACIÓN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9</text:p>
          </table:table-cell>
          <table:table-cell office:value-type="date" office:date-value="2021-02-04T00:00:00" table:style-name="ce22">
            <text:p>0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PAGO PLLAS. IESS NORMALES MES DE DIC 2020 A PABLO BAQUERIZO COMP#139121681</text:p>
          </table:table-cell>
          <table:table-cell office:value-type="float" office:value="1.96" table:style-name="ce25">
            <text:p>1,9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2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TRANSFERENCIA POR CONSUMO DE ENERGÍA ELECTRICA, CTV, PORTAL AL SOL. COD:200017298429</text:p>
          </table:table-cell>
          <table:table-cell office:value-type="float" office:value="10.49" table:style-name="ce25">
            <text:p>10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6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TRANSFERENCIA ROLES DE PAGO 2DA QUINCENA MES DE FEBRERO 2021</text:p>
          </table:table-cell>
          <table:table-cell office:value-type="float" office:value="7263.56" table:style-name="ce25">
            <text:p>7.263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ACIFICO PAGO POR IMPUESTOS A RETENCIÓN EN LA FUENTE MES DE ENERO 2021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16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CANCELACIÓN DE REEMBOLSO A C.BUSTOS POR GASTOS DE FURGONETA, COMBUSTIBLE E ALIMENTACIÓN</text:p>
          </table:table-cell>
          <table:table-cell office:value-type="float" office:value="23.88" table:style-name="ce25">
            <text:p>23,8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9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CANCELACIÓN POR GASTOS BANCARIOS MES DE FEBRERO 2021</text:p>
          </table:table-cell>
          <table:table-cell office:value-type="float" office:value="40.96" table:style-name="ce25">
            <text:p>40,9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7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PADO DE SERVICIOS VARIOS#16228563, 16228581, 16228568, 16228536 MULTAS EMITIDAS POR EL MINISTERIO DE TRABAJO TARDÍO: DECIMO CUARTO AÑO 2017, AÑO 2016, AÑO 2015 Y UTILIDADES AÑO 2019</text:p>
          </table:table-cell>
          <table:table-cell office:value-type="float" office:value="800" table:style-name="ce25">
            <text:p>8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8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ROL DE PAGO 2DA QUINCENA MES DE FEBRERO 2021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7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TRANSFERENCIA DE REEMBOLSO A C.BUSTOS POR MANTENIMIENTO DE FURGONETA, ALIMENTACIÓN 17 AL 19, 22 AL 26 FEB 2021 Y PARCHES PARA LLANTAS DELANTERA Y DE ATRÁS</text:p>
          </table:table-cell>
          <table:table-cell office:value-type="float" office:value="40" table:style-name="ce25">
            <text:p>4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NDL-33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TRANSFERENCIA REEMBOLSO POR TERMINACION DE TRABAJO CON EL ING. IVÁN VÁSQUEZ DE LA EMPRESA TOTALTEK COORDINADO POR FERNANDO RORIGUEZ POR COLOCACIÓN DE PATCHCORDS DE FIBRA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TRANSFERENCIA GLOBAL THINK TECHNOLOGY S.A. MES ENE 2021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4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142220 COR018-CNEL EP ANULACION INT.MORA COD:0900421382</text:p>
          </table:table-cell>
          <table:table-cell table:style-name="ce1"/>
          <table:table-cell office:value-type="float" office:value="0.4" table:style-name="ce26">
            <text:p>-0,40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5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173736 COR018-CNEL EP N/C APLICA A FACTURA#: 002-999-000687562 POR ANULACION INT.MORA 13/04/2020 COD:0900420945</text:p>
          </table:table-cell>
          <table:table-cell table:style-name="ce1"/>
          <table:table-cell office:value-type="float" office:value="0.02" table:style-name="ce26">
            <text:p>-0,02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6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2 COR018-CNEL EP N/C APLICA A FACTURA# 002-999-000681169 POR RES. 027-20 SPEE 01/04/2020 COD:0900421382</text:p>
          </table:table-cell>
          <table:table-cell table:style-name="ce1"/>
          <table:table-cell office:value-type="float" office:value="7.22" table:style-name="ce26">
            <text:p>-7,22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7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3 COR018-CNEL EP N/C APLICA A FACTURA#002-999-000833183 POR DEVOLUCIÓN 07/05/2020 COD:0900421382</text:p>
          </table:table-cell>
          <table:table-cell table:style-name="ce1"/>
          <table:table-cell office:value-type="float" office:value="7.22" table:style-name="ce26">
            <text:p>-7,22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8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4 COR018-CNEL EP N/C APLICA A FACTURA# 002-999-001162938 POR DEVOLUCIÓN <text:s/>RES. 027-20 SPEE 06/06/2020 COD:0900421382</text:p>
          </table:table-cell>
          <table:table-cell table:style-name="ce1"/>
          <table:table-cell office:value-type="float" office:value="1.94" table:style-name="ce26">
            <text:p>-1,94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09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5 COR018-CNEL EP N/C APLICA A FACTURA#002-999-001395455 POR DEVOLUCIÓN RES. 027-20 SPEE 09/07/2020 COD:0900421382</text:p>
          </table:table-cell>
          <table:table-cell table:style-name="ce1"/>
          <table:table-cell office:value-type="float" office:value="3.8" table:style-name="ce26">
            <text:p>-3,80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0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6 COR018-CNEL EP N/C APLICA A FACTURA#002-999-001900324 POR DEVOLUCIÓN <text:s/>RES. 027-20 SPEE COD: 0900421382</text:p>
          </table:table-cell>
          <table:table-cell table:style-name="ce1"/>
          <table:table-cell office:value-type="float" office:value="1.61" table:style-name="ce26">
            <text:p>-1,61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1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7 COR018-CNEL EP N/C APLICA A FACTURA#002-999-002286125 POR DEVOLUCIÓN RES. 027-20 SPEE COD:0900421382</text:p>
          </table:table-cell>
          <table:table-cell table:style-name="ce1"/>
          <table:table-cell office:value-type="float" office:value="1.25" table:style-name="ce26">
            <text:p>-1,25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2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8 COR018-CNEL EP N/C APLICA A FACTURA#002-999-002632036 POR DEVOLUCIÓN <text:s/>RES. 027-20 SPEE 15/10/2020 <text:s/>COD:0900421382</text:p>
          </table:table-cell>
          <table:table-cell table:style-name="ce1"/>
          <table:table-cell office:value-type="float" office:value="1.1399999999999999" table:style-name="ce26">
            <text:p>-1,14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3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0 COR018-CNEL EP N/C APLICA A FACTURA#002-999-000687562 POR DEVOLUCIÓN RES. 027-20 SPEE 13/04/2020 <text:s text:c="2"/>COD:0900420945</text:p>
          </table:table-cell>
          <table:table-cell table:style-name="ce1"/>
          <table:table-cell office:value-type="float" office:value="0.18" table:style-name="ce26">
            <text:p>-0,18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4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1 COR018-CNEL EP N/C APLICA A FACTURA#002-999-000914542 POR DEVOLUCIÓN 08/05/2020 <text:s/>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51010106 <text:s text:c="2"/>LUZ</text:p>
          </table:table-cell>
          <table:table-cell office:value-type="string" table:style-name="ce21">
            <text:p>DR-915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2 COR018-CNEL EP N/C APLICA A FACTURA#002-999-001328473 POR DEVOLUCIÓN <text:s/>RES. 027-20 SPEE 17/06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6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3 COR018-CNEL EP N/C APLICA A FACTURA#002-999-001678885 POR DEVOLUCIÓN <text:s/>13/07/2020 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7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4 COR018-CNEL EP N/C APLICA A FACTURA#002-999-001981044 POR DEVOLUCIÓN RES. 027-20 SPEE 14/08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18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5 COR018-CNEL EP N/C APLICA A FACTURA#002-999-002435191 POR DEVOLUCIÓN RES. 027-20 SPEE 17/09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51010106 <text:s text:c="2"/>LUZ</text:p>
          </table:table-cell>
          <table:table-cell office:value-type="string" table:style-name="ce21">
            <text:p>DR-919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6 COR018-CNEL EP N/C APLICA A FACTURA#002-999-002752960 POR DEVOLUCIÓN <text:s/>DEVOLUCIÓN 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FE-9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CNEL EP ajuste por NC#1173736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FE-1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Servicio mensuales por soporte técnico Global Think Tecnology S.A. mes de feb-2021, Fact#00004-00000507</text:p>
          </table:table-cell>
          <table:table-cell office:value-type="float" office:value="2500" table:style-name="ce25">
            <text:p>2.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FE-11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03 al 27/feb y 02/mar/2021 Publicidad, Servicio Digital y salida/capital</text:p>
          </table:table-cell>
          <table:table-cell office:value-type="float" office:value="258.64" table:style-name="ce25">
            <text:p>258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FE-11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03 al 27/feb y 02/mar/2021 Publicidad, Servicio Digital y salida/capital</text:p>
          </table:table-cell>
          <table:table-cell office:value-type="float" office:value="174.8" table:style-name="ce25">
            <text:p>174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FE-8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11 al 31/ene y 01 al 02/feb/2021, Servicio Digital y publicidad</text:p>
          </table:table-cell>
          <table:table-cell office:value-type="float" office:value="193.58" table:style-name="ce25">
            <text:p>193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639.01" table:style-name="ce25">
            <text:p>639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319.49" table:style-name="ce25">
            <text:p>319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638.76" table:style-name="ce25">
            <text:p>638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931.66" table:style-name="ce25">
            <text:p>931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90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t Fte 2% #2832 Fact# 353132 <text:s/>Rec#: 6866 WINSTOCORP S.A.</text:p>
          </table:table-cell>
          <table:table-cell office:value-type="float" office:value="0.06" table:style-name="ce25">
            <text:p>0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26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 NAZ003-NAZARENO ANGULO ERIKA JENNIFFER SERVICIOS PROFESIONALES DE TELECOMUNICACIONES MES DE MARZO 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9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036 TEL011-TELCOMAG S.A. MANTENIMIENTO TÉCNICO REDES Y EQUIPO TELEFÓNICO MES DE MARZ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5</text:p>
          </table:table-cell>
          <table:table-cell office:value-type="date" office:date-value="2021-03-23T00:00:00" table:style-name="ce22">
            <text:p>2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076 NOG003-NOGALES Y PLATON MANUEL ALEJANDRO HONORARIOS COMO INTERVENTOR POR ELMES DE MARZ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6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11 EST018-ESTUPIÑAN ANDRADE FRANCISCO JAVIER SERVICIOS PRESTADOS DE TELECOMUNICACIONES MES DE MARZO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7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297 MIL002-MILESTONE TECHNOLOGIES ELABORACION DE 38 ETIQUETAS AUTOLAMINADAS MÁS ENVIO</text:p>
          </table:table-cell>
          <table:table-cell office:value-type="float" office:value="96.67" table:style-name="ce25">
            <text:p>96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5</text:p>
          </table:table-cell>
          <table:table-cell office:value-type="date" office:date-value="2021-03-24T00:00:00" table:style-name="ce22">
            <text:p>2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37 BAQ024-BAQUE BAQUE BYRON PAUL SERVICIOS PROFESIONALES DE TELECOMUNICACIONES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6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4028 UMS437-ASOC. DE MORADORES DE LA URB. MATICES DE SAMBORONDON CONSUMO DE ENERGÍA ELÉCTRICA DE LA ANTENA DE MATICES MES DE MARZO 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51826666 UCK445-BANCO DEL PACIFICO SERVICIOS FACTURADOS EN ESTADOS DE CUENTA CORRIENTE MES DE MARZO 2021</text:p>
          </table:table-cell>
          <table:table-cell office:value-type="float" office:value="80.459999999999994" table:style-name="ce25">
            <text:p>80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575644 BAN006-BANCO PICHINCHA C.A. TARIFA POR COMISIÓN</text:p>
          </table:table-cell>
          <table:table-cell office:value-type="float" office:value="4.13" table:style-name="ce25">
            <text:p>4,1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6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 PAC005-CORPORACION NACIONAL DE TELECOMUNICACIONES CNT EP CONSUMO TELEFÓNICO MES DE FEBRERO-2021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36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 PAC005-CORPORACION NACIONAL DE TELECOMUNICACIONES CNT EP CONSUMO TELEFÓNICO MES DE FEBRERO-2021, TEF:42682706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2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2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3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9 PAC005-CORPORACION NACIONAL DE TELECOMUNICACIONES CNT EP PENSION BASICA SERVICIO#43805540 MES FEB-2021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3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9 PAC005-CORPORACION NACIONAL DE TELECOMUNICACIONES CNT EP PENSION BASICA SERVICIO#43805540 MES FEB-2021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4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70 PAC005-CORPORACION NACIONAL DE TELECOMUNICACIONES CNT EP PENSIÓN BÁSICA MES DE FEB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5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71 PAC005-CORPORACION NACIONAL DE TELECOMUNICACIONES CNT EP PENSIÓN BÁSICA MES DE FEFB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2121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3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2760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3-22T00:00:00" table:style-name="ce22">
            <text:p>2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8406 CAS030-CASANOVA REYNOSO IVAN ENRICO COMPRA DE COMBUSTIBLE</text:p>
          </table:table-cell>
          <table:table-cell office:value-type="float" office:value="28.51" table:style-name="ce25">
            <text:p>28,5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9719 CAS030-CASANOVA REYNOSO IVAN ENRICO COMPRA DE COMBUSTIBLE</text:p>
          </table:table-cell>
          <table:table-cell office:value-type="float" office:value="35.71" table:style-name="ce25">
            <text:p>35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01355 CAS030-CASANOVA REYNOSO IVAN ENRICO COMPRA DE COMBUSTIBLE</text:p>
          </table:table-cell>
          <table:table-cell office:value-type="float" office:value="35.71" table:style-name="ce25">
            <text:p>35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7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05 ESP025-ESPINOSA TORO ALEX JAVIER FICHAS MEDICAS Y CERTIFICADOS</text:p>
          </table:table-cell>
          <table:table-cell office:value-type="float" office:value="222.2" table:style-name="ce25">
            <text:p>222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271050 UCK445-BANCO DEL PACIFICO TARIFA POR COMISIÓN</text:p>
          </table:table-cell>
          <table:table-cell office:value-type="float" office:value="0.4" table:style-name="ce25">
            <text:p>0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19</text:p>
          </table:table-cell>
          <table:table-cell office:value-type="date" office:date-value="2021-03-05T00:00:00" table:style-name="ce22">
            <text:p>0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281063 DAT001-DATAFAST CIA LTDA SERVICIO CONEXION PERIODO FACTURADO SERVICIOS: 20-MAR A 19-ABR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8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340 TRA009-TRANSFERUNION S.A. COMSION SERV. RED ACTIVA RECAUD LINKOTEL FEB-21</text:p>
          </table:table-cell>
          <table:table-cell office:value-type="float" office:value="63.36" table:style-name="ce25">
            <text:p>63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465150 DIN003-DINERS CLUB DEL ECUADOR S.A. SOCIEDAD FINANCIERA TARIFA POR COMISIÓN</text:p>
          </table:table-cell>
          <table:table-cell office:value-type="float" office:value="9.9499999999999993" table:style-name="ce25">
            <text:p>9,9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260862 COR018-CNEL EP CONSUMO DE ENERGÍA ELECTRICA COD:0400885886 BTA. MERCEDES MOLINA</text:p>
          </table:table-cell>
          <table:table-cell office:value-type="float" office:value="19.07" table:style-name="ce25">
            <text:p>19,0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1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03968 COR018-CNEL EP CONSUMO DE ENERGÍA ELECTRICA COD:0400895534 VIA AL SOL</text:p>
          </table:table-cell>
          <table:table-cell office:value-type="float" office:value="15.29" table:style-name="ce25">
            <text:p>15,2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2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23455 COR018-CNEL EP CONSUMO DE ENERGÍA ELECTRICA COD:0400890778 VALLE ALTO</text:p>
          </table:table-cell>
          <table:table-cell office:value-type="float" office:value="11.78" table:style-name="ce25">
            <text:p>11,7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3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23862 COR018-CNEL EP CONSUMO DE ENERGÍA ELECTRICA COD:0400991060 SAN FELIPE</text:p>
          </table:table-cell>
          <table:table-cell office:value-type="float" office:value="26.61" table:style-name="ce25">
            <text:p>26,6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4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60199 COR018-CNEL EP CONSUMO DE ENERGÍA ELECTRICA COD:0400902939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004565 BAN007-BANCO DE GUAYAQUIL S.A. SERVICIOS FACTURADOS EN ESTADOS DE CUENTA CORRIENTE MES DE MARZO 2021</text:p>
          </table:table-cell>
          <table:table-cell office:value-type="float" office:value="133.37" table:style-name="ce25">
            <text:p>133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3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2418883 ETA001-ETAPA EP FACILIDADES Y CO-UBICACIÓN/FEBRERO-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1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2418944 ETA001-ETAPA EP INTERCONEXIÓN MES DE FEB 2021, MIN 1.801,25/TASA 0,008905, COMPENSA FACTURA#355806</text:p>
          </table:table-cell>
          <table:table-cell office:value-type="float" office:value="16.04" table:style-name="ce25">
            <text:p>16,0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22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6345 COP004-COPIADORA ECUATORIANA CIA LTDA ECUACOPIA SERVICIO ARRIENDO <text:s/>IMPRESORAS BASE Y B/N #544 PERIODO 04 FEB AL 18 MAR 2021</text:p>
          </table:table-cell>
          <table:table-cell office:value-type="float" office:value="52.07" table:style-name="ce25">
            <text:p>52,07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17 CON002-CONECEL S.A INTERCONEXION FIJO MES DE ENERO 2021</text:p>
          </table:table-cell>
          <table:table-cell office:value-type="float" office:value="112.73" table:style-name="ce25">
            <text:p>112,73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4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46 CON002-CONECEL S.A INTERCONEXION FIJO MES DE FEBRERO 2021</text:p>
          </table:table-cell>
          <table:table-cell office:value-type="float" office:value="113.09" table:style-name="ce25">
            <text:p>113,09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0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63 CON002-CONECEL S.A INTERCONEXIÓN MÓVIL MES DE FEB 2021, COMPENSA FACTURA#355815</text:p>
          </table:table-cell>
          <table:table-cell office:value-type="float" office:value="2177.27" table:style-name="ce25">
            <text:p>2.177,27<text:s/></text:p>
          </table:table-cell>
          <table:table-cell table:style-name="ce1"/>
          <table:table-cell table:style-name="ce25"/>
          <table:table-cell office:value-type="float" office:value="88189.43" table:style-name="ce27">
            <text:p>88.189,43<text:s/></text:p>
          </table:table-cell>
          <table:table-cell table:number-columns-repeated="16374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7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985383 DIN003-DINERS CLUB DEL ECUADOR S.A. SOCIEDAD FINANCIERA TARIFA POR COMISIÓN</text:p>
          </table:table-cell>
          <table:table-cell office:value-type="float" office:value="21.65" table:style-name="ce25">
            <text:p>21,65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11 IST001-ISTARTDIGITAL S.A. MANEJO DE REDES SOCIALES MES DE FEBRERO Y MARZO 2021</text:p>
          </table:table-cell>
          <table:table-cell office:value-type="float" office:value="1000" table:style-name="ce25">
            <text:p>1.00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7</text:p>
          </table:table-cell>
          <table:table-cell office:value-type="date" office:date-value="2021-03-29T00:00:00" table:style-name="ce22">
            <text:p>2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38 UCF073-BAQUERIZO DAVILA PABLO JONATHAN HONORARIOS PROFESIONALES MES DE MARZ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5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6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1 TEL001-TELCONET S.A. L3MPLS 30720 K - NETVOICE-CNTCORREOSGYE Y CANAL TELEFONIA MES DE MARZO 2021</text:p>
          </table:table-cell>
          <table:table-cell office:value-type="float" office:value="420" table:style-name="ce25">
            <text:p>42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7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2 TEL001-TELCONET S.A. CLOUD EMAIL PROTECTION BASICO 30 DOMINIO NETVOICE Y SERVICIO DE CLOUDMAIL 5 GB(30 CORREO) MES DE MARZO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8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3 TEL001-TELCONET S.A. SERVICIO DE UNIDAD VIRTUAL MES DE MARZO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9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1973 TEL001-TELCONET S.A. CANAL TELEFONIA Y CLEAR CHANNEL TDMOIP 3 E1 30144K LINKO_MOVIL MES DE MARZO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0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1974 TEL001-TELCONET S.A. SERVICIO DE LÍNEAS TELEFONICAS MES DE MARZ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2285 TEL001-TELCONET S.A. SERVICIO POR ENLACE TDM CLEAR CHANNEL CONTRA SETEL 1E1 MES DE MARZ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8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23114 COR018-CNEL EP CONSUMO DE ENERGÍA ELECTRICA PERIODO 29/ENE A 01/MAR/2021 COD:0900421382 URB. TERRASOL</text:p>
          </table:table-cell>
          <table:table-cell office:value-type="float" office:value="12.37" table:style-name="ce25">
            <text:p>12,37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9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520397 COR018-CNEL EP CONSUMO DE ENERGÍA ELECTRICA COD:0900420945 URB. CAPRI</text:p>
          </table:table-cell>
          <table:table-cell office:value-type="float" office:value="9.86" table:style-name="ce25">
            <text:p>9,86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66</text:p>
          </table:table-cell>
          <table:table-cell office:value-type="date" office:date-value="2021-03-06T00:00:00" table:style-name="ce22">
            <text:p>0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630436 COR018-CNEL EP CONSUMO DE ENERGÍA ELECTRICA PERIODO FEB-2021, COD:5385091, MANABI-MANTA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4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0186 NUE001-NUEVAS OPERACIONES COMERCIALES NUCOPSA S.A.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2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12531 OTE001-OTECEL S.A INTERCONEXIÓN MES DE FEB 2021, MIN: 93496.76 T: 0.01015, COMPENSA FACTURA#355811</text:p>
          </table:table-cell>
          <table:table-cell office:value-type="float" office:value="1167.6300000000001" table:style-name="ce25">
            <text:p>1.167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2 MOR033-MORENO CONCHA DAMIAN ENRIQUE COMPRA DE 5 ARREGLOS FLORARES POR EL DÍA DE LA MUJER (AFLOREMIO)</text:p>
          </table:table-cell>
          <table:table-cell office:value-type="float" office:value="107.14" table:style-name="ce25">
            <text:p>107,1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20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734256 BAN007-BANCO DE GUAYAQUIL S.A. TARIFA POR COMISIÓN</text:p>
          </table:table-cell>
          <table:table-cell office:value-type="float" office:value="29.8" table:style-name="ce25">
            <text:p>29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18</text:p>
          </table:table-cell>
          <table:table-cell office:value-type="date" office:date-value="2021-03-24T00:00:00" table:style-name="ce22">
            <text:p>2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0235 SER020-SERIMTEC PC ECUADOR S.A. COMPRA DE MEMORIA NOTEBOOK DDR3 1600/1333 4GB (PULLED) SUPER TALENT USM150820001</text:p>
          </table:table-cell>
          <table:table-cell office:value-type="float" office:value="29" table:style-name="ce25">
            <text:p>29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38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870 PAC005-CORPORACION NACIONAL DE TELECOMUNICACIONES CNT EP INTERCONEXIÓN FIJO MES DE FEB 2021, MEDICIÓN 161.291,07 TASA USD <text:s/>0.011905, COMPENSA FACTURA#355809</text:p>
          </table:table-cell>
          <table:table-cell office:value-type="float" office:value="1920.17" table:style-name="ce25">
            <text:p>1.920,1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9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873 PAC005-CORPORACION NACIONAL DE TELECOMUNICACIONES CNT EP INTERCONEXIÓN MÓVIL MES DE FEB 2021, MEDICIÓN 24.428,48 TASA <text:s/>USD0.013470, COMPENSA FACTURA#355808</text:p>
          </table:table-cell>
          <table:table-cell office:value-type="float" office:value="329.05" table:style-name="ce25">
            <text:p>329,0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3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001 SET001-SETEL S.A INTERCONEXIÓN MES DE FEBRERO 2021, MINUTOS:13600.50/ PRECIO UNITARIO: 0.008905, COMPENSA FACTURA#355812</text:p>
          </table:table-cell>
          <table:table-cell office:value-type="float" office:value="121.11" table:style-name="ce25">
            <text:p>121,1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4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002 SET001-SETEL S.A SERVICIO POR COUBICACION FEBRER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1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office:value-type="float" office:value="145" table:style-name="ce25">
            <text:p>14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6</text:p>
          </table:table-cell>
          <table:table-cell office:value-type="date" office:date-value="2021-03-22T00:00:00" table:style-name="ce22">
            <text:p>2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002 COM024-COMPUTRONSA S.A. COMPRA DE BATERIA PARA LAPTOP, ADAPTADOR PARA LAPTOP DELL MAS REVISIÓN Y DIAGNOSTICO</text:p>
          </table:table-cell>
          <table:table-cell office:value-type="float" office:value="138.38999999999999" table:style-name="ce25">
            <text:p>138,3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7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614607 OTE001-OTECEL S.A PLAN CORP. PERIODO 08-FEB-2021 AL 07-MAR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614607 OTE001-OTECEL S.A PLAN CORP. PERIODO 08-FEB-2021 AL 07-MAR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2</text:p>
          </table:table-cell>
          <table:table-cell office:value-type="date" office:date-value="2021-03-18T00:00:00" table:style-name="ce22">
            <text:p>1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08127 OSA001-OSAKACORP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62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684 VIL038-VILCONSA S.A. COMPRA DE 800 CONECTOR UY 13, 20 PLUG DE RED RJ45, 20 CAPUCHA PLASTICA RJ45 Y 4 CINTAS AISLANTES</text:p>
          </table:table-cell>
          <table:table-cell office:value-type="float" office:value="46.43" table:style-name="ce25">
            <text:p>46,4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63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686 VIL038-VILCONSA S.A. COMPRA DE 30 CABLES UTP CAT 6</text:p>
          </table:table-cell>
          <table:table-cell office:value-type="float" office:value="16.07" table:style-name="ce25">
            <text:p>16,0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7</text:p>
          </table:table-cell>
          <table:table-cell office:value-type="date" office:date-value="2021-03-30T00:00:00" table:style-name="ce22">
            <text:p>30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853 VIL038-VILCONSA S.A. COMPRA DE 300 MINI CONECTOR UY, 7 CINTAS AISLANTE</text:p>
          </table:table-cell>
          <table:table-cell office:value-type="float" office:value="26.12" table:style-name="ce25">
            <text:p>26,1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55983 GAS007-GAS-ELIALEHI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1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62442 GAS007-GAS-ELIALEHI S.A.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9652257 BAN006-BANCO PICHINCHA C.A. COSTO POR SERVICIO FINANCIERO MES DE MARZO 2021</text:p>
          </table:table-cell>
          <table:table-cell office:value-type="float" office:value="170.58" table:style-name="ce25">
            <text:p>170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2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office:value-type="float" office:value="80.64" table:style-name="ce25">
            <text:p>80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1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S BANCARIOS BCO PICHINCHA COMP RET #185078</text:p>
          </table:table-cell>
          <table:table-cell office:value-type="float" office:value="55.35" table:style-name="ce25">
            <text:p>55,3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0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S BANCARIOS BCO PICHINCHA COMP RET #185161</text:p>
          </table:table-cell>
          <table:table-cell office:value-type="float" office:value="0.76" table:style-name="ce25">
            <text:p>0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24.85" table:style-name="ce25">
            <text:p>24,8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108" table:style-name="ce25">
            <text:p>10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32.01" table:style-name="ce25">
            <text:p>32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41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ACIFICO TRANSFERENCIA CANCELACION DE FACTURA CNEL EP, PORTAL AL SO, CTV.</text:p>
          </table:table-cell>
          <table:table-cell office:value-type="float" office:value="8.41" table:style-name="ce25">
            <text:p>8,4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8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ACIFICO TRANSFERENCIA ROLES DE PAGO 2DA QUINCENA MES DE MARZO 2021</text:p>
          </table:table-cell>
          <table:table-cell office:value-type="float" office:value="7263.56" table:style-name="ce25">
            <text:p>7.263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3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GASTOS BANCARIOS MES DE MARZO 2021</text:p>
          </table:table-cell>
          <table:table-cell office:value-type="float" office:value="51.66" table:style-name="ce25">
            <text:p>51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62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REEMBOLSO A CARLOS BUSTOS PARA FURGONETA PLACA GQB110 MANO DE OBRA Y ALIMENTACIÓN DÍAS 01 AL 05, 08 AL 12, 15 AL 19 MARZO 2021</text:p>
          </table:table-cell>
          <table:table-cell office:value-type="float" office:value="142" table:style-name="ce25">
            <text:p>14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PAGO DE ROLES DE PAGO 2DA QUINCENA MES DE MARZO 2021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6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CARLOS BUSTOS POR COMPRA DE MATERIALES PARA TRABAJOS EN VALLE <text:s/>MÁS ALIMENTACIÓN DÍAS 22 AL 26 Y 29/MAR AL 02/ABR 2021</text:p>
          </table:table-cell>
          <table:table-cell office:value-type="float" office:value="31" table:style-name="ce25">
            <text:p>3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7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CARLOS BUSTOS POR PARQUEO EN CODEMET, MERIENDA TRABAJO MOVISTAR Y COMBUSTIBLE</text:p>
          </table:table-cell>
          <table:table-cell office:value-type="float" office:value="12.5" table:style-name="ce25">
            <text:p>12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5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F.RODRIGUEZ MOTIVO: ALIMENTACION POR SOPORTES REALIZADOS EN SITIO A LA EMPRESA CODEMET Y OTECEL DÍAS 12, 17 Y 18 MARZO 2021</text:p>
          </table:table-cell>
          <table:table-cell office:value-type="float" office:value="10" table:style-name="ce25">
            <text:p>1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5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FERNANDO RODRIGUEZ POR ELABORACIÓN DE NUEVAS ETIQUETAS-ASESORAMIENTO EMPRESA TOTALTEK Y ALIMENTO DÍAS 29 Y 30/MAR/2021</text:p>
          </table:table-cell>
          <table:table-cell office:value-type="float" office:value="86" table:style-name="ce25">
            <text:p>8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TRANSFERENCIA GLOBAL THINK TECHNOLOGY S.A. MES MARZO 2021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92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843715 COR018-CNEL EP N/C APLICA A FACTURA#148-999-027506736 POR <text:s/>Ajuste periodos estimados-Rebaja SPEE TG Res027 11/02/2021 COD:0400885886</text:p>
          </table:table-cell>
          <table:table-cell table:style-name="ce1"/>
          <table:table-cell office:value-type="float" office:value="10.67" table:style-name="ce26">
            <text:p>-10,67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51010106 <text:s text:c="2"/>LUZ</text:p>
          </table:table-cell>
          <table:table-cell office:value-type="string" table:style-name="ce21">
            <text:p>DR-923</text:p>
          </table:table-cell>
          <table:table-cell office:value-type="date" office:date-value="2021-03-13T00:00:00" table:style-name="ce22">
            <text:p>1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849966 COR018-CNEL EP N/C APLICA A FACTURA#148-999-027575162 POR Ajuste periodos estimados-Rebaja SPEE TG Res027 <text:s/>13/02/2021 COD:0400902939</text:p>
          </table:table-cell>
          <table:table-cell table:style-name="ce1"/>
          <table:table-cell office:value-type="float" office:value="0.36" table:style-name="ce26">
            <text:p>-0,36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51010106 <text:s text:c="2"/>LUZ</text:p>
          </table:table-cell>
          <table:table-cell office:value-type="string" table:style-name="ce21">
            <text:p>DR-921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901262 COR018-CNEL EP N/C APLICA A FACTURA#148-999-028323862 POR Ajuste periodos estimados-Rebaja SPEE TG Res027 15/03/2021 COD:0400991060</text:p>
          </table:table-cell>
          <table:table-cell table:style-name="ce1"/>
          <table:table-cell office:value-type="float" office:value="0.96" table:style-name="ce26">
            <text:p>-0,96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51010106 <text:s text:c="2"/>LUZ</text:p>
          </table:table-cell>
          <table:table-cell office:value-type="string" table:style-name="ce21">
            <text:p>DR-922</text:p>
          </table:table-cell>
          <table:table-cell office:value-type="date" office:date-value="2021-03-18T00:00:00" table:style-name="ce22">
            <text:p>1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906526 COR018-CNEL EP N/C APLICA A FACTURA#148-999-028303968 POR Ajuste periodos estimados-Rebaja SPEE TG Res027 15/03/2021 COD:0400895534</text:p>
          </table:table-cell>
          <table:table-cell table:style-name="ce1"/>
          <table:table-cell office:value-type="float" office:value="6.51" table:style-name="ce26">
            <text:p>-6,51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R-1081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3041795 COR018-CNEL EP N/C APLICA A FACTURA#148-999-028323455 15/03/2021 <text:s/>POR Rebaja SPEE TG Res027 COD:0400890778</text:p>
          </table:table-cell>
          <table:table-cell table:style-name="ce1"/>
          <table:table-cell office:value-type="float" office:value="3.62" table:style-name="ce26">
            <text:p>-3,62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MR-1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-Contabilización Servicio mensuales por soporte técnico Global Think Tecnology S.A. mes de marzo 2021, Fact#00004-00000520</text:p>
          </table:table-cell>
          <table:table-cell office:value-type="float" office:value="2500" table:style-name="ce25">
            <text:p>2.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MR-8</text:p>
          </table:table-cell>
          <table:table-cell office:value-type="date" office:date-value="2021-03-27T00:00:00" table:style-name="ce22">
            <text:p>2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-Contabilización Tarj. Corp. Gastos varios periodo 08 al 27 marzo y 02, 06 abril/2021, Contribución SOLCA, Publicidad, Servicio digital, imp. salida/capital</text:p>
          </table:table-cell>
          <table:table-cell office:value-type="float" office:value="180.49" table:style-name="ce25">
            <text:p>180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639.01" table:style-name="ce25">
            <text:p>639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319.49" table:style-name="ce25">
            <text:p>319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638.76" table:style-name="ce25">
            <text:p>638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931.66" table:style-name="ce25">
            <text:p>931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NC-11</text:p>
          </table:table-cell>
          <table:table-cell office:value-type="date" office:date-value="2021-03-23T00:00:00" table:style-name="ce22">
            <text:p>2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VISA - MASTERCARD - PACIFICARD CANCELACION FACT DEL CLIENTE SILVA VANEGAS CESAR MARCOS, FACT # 3734 - 3932 POR DEP EN CTA #DOC 0517</text:p>
          </table:table-cell>
          <table:table-cell office:value-type="float" office:value="0.03" table:style-name="ce25">
            <text:p>0,0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4257 UCK445-BANCO DEL PACIFICO CARGOS FINANC. NO BONIFIC</text:p>
          </table:table-cell>
          <table:table-cell office:value-type="float" office:value="32.5" table:style-name="ce25">
            <text:p>32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6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55 TEL011-TELCOMAG S.A. MANTENIMIENTO TÉCNICO REDES Y EQUIPO TELEFÓNICO MES DE ABRIL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7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87 NOG003-NOGALES Y PLATON MANUEL ALEJANDRO HONORARIOS COMO INTERVENTOR MES DE ABRIL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4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12 EST018-ESTUPIÑAN ANDRADE FRANCISCO JAVIER SERVICIOS PRESTADOS DE TELECOMUNICACIONES MES DE ABRIL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9</text:p>
          </table:table-cell>
          <table:table-cell office:value-type="date" office:date-value="2021-04-27T00:00:00" table:style-name="ce22">
            <text:p>2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274 VAL043-VALERIANO CHÓEZ JOSÉ LUIS SERVICIOS POR (10) MONTAJE DE CIRCUITOS ELECTRICOS DE TOMA INDEPENDIENTE POSITIVO., NEGATIVO, TIERRA <text:s/>120V.</text:p>
          </table:table-cell>
          <table:table-cell office:value-type="float" office:value="995" table:style-name="ce25">
            <text:p>99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3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39 BAQ024-BAQUE BAQUE BYRON PAUL SERVICIOS PROFESIONALES DE TELECOMUNICACIONES MES DE ABRIL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4110 UMS437-ASOC. DE MORADORES DE LA URB. MATICES DE SAMBORONDON CONSUMO DE ENERGÍA ELÉCTRICA DE LA ANTENA DE MATICES MES DE ABRIL 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2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533 ALD003-ALDAS ROMERO ERIK ANDRES COMPRA DE DISCO DURO SSD KINGSTON KC2500 250GB M.2 3500 MB/S PCIE NVME (SKC2500M8/250G)</text:p>
          </table:table-cell>
          <table:table-cell office:value-type="float" office:value="77" table:style-name="ce25">
            <text:p>77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53856980 UCK445-BANCO DEL PACIFICO SERVICIOS BANCARIOS MES DE ABRIL 2021</text:p>
          </table:table-cell>
          <table:table-cell office:value-type="float" office:value="99.16" table:style-name="ce25">
            <text:p>99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0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614025 BAN006-BANCO PICHINCHA C.A. TARIFA POR COMISION</text:p>
          </table:table-cell>
          <table:table-cell office:value-type="float" office:value="1.41" table:style-name="ce25">
            <text:p>1,4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4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4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5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6 PAC005-CORPORACION NACIONAL DE TELECOMUNICACIONES CNT EP PENSION BASICA SERVICIO#43805540 MES MAR-2021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5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6 PAC005-CORPORACION NACIONAL DE TELECOMUNICACIONES CNT EP PENSION BASICA SERVICIO#43805540 MES MAR-2021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6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7 PAC005-CORPORACION NACIONAL DE TELECOMUNICACIONES CNT EP PENSIÓN BÁSICA MES DE MAR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7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8 PAC005-CORPORACION NACIONAL DE TELECOMUNICACIONES CNT EP PENSIÓN BÁSICA MES DE MAR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8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9 PAC005-CORPORACION NACIONAL DE TELECOMUNICACIONES CNT EP CONSUMO TELEFÓNICO MES DE MARZO-2021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28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9 PAC005-CORPORACION NACIONAL DE TELECOMUNICACIONES CNT EP CONSUMO TELEFÓNICO MES DE MARZO-2021, TEF:42682706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8</text:p>
          </table:table-cell>
          <table:table-cell office:value-type="date" office:date-value="2021-04-27T00:00:00" table:style-name="ce22">
            <text:p>2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 NAZ003-NAZARENO ANGULO ERIKA JENNIFFER SERVICIOS PROFESIONALES DE TELECOMUNICACIONES MES DE ABRIL 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2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0773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1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05037 UCK445-BANCO DEL PACIFICO TARIFA POR COMISIÓN</text:p>
          </table:table-cell>
          <table:table-cell office:value-type="float" office:value="0.2" table:style-name="ce25">
            <text:p>0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64</text:p>
          </table:table-cell>
          <table:table-cell office:value-type="date" office:date-value="2021-04-05T00:00:00" table:style-name="ce22">
            <text:p>0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28676 DAT001-DATAFAST CIA LTDA SERVICIO CONEXION 20-ABR A 19-MAY 2021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1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90 TRA009-TRANSFERUNION S.A. COMSION SERV. RED ACTIVA RECAUD LINKOTEL MAR-21</text:p>
          </table:table-cell>
          <table:table-cell office:value-type="float" office:value="76.64" table:style-name="ce25">
            <text:p>76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509382 DIN003-DINERS CLUB DEL ECUADOR S.A. SOCIEDAD FINANCIERA TARIFA POR COMISION</text:p>
          </table:table-cell>
          <table:table-cell office:value-type="float" office:value="11.08" table:style-name="ce25">
            <text:p>11,0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0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775 FEL003-FELIX MONTALVO &amp; ASOCIADOS FELMON CIA. LTDA SERVICIO DE AUDITORIA EXTERNA A LOS ESTADOS FINANCIEROS POR EL AÑO 2020, CANCELACIÓN 50%</text:p>
          </table:table-cell>
          <table:table-cell office:value-type="float" office:value="2250" table:style-name="ce25">
            <text:p>2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1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53534 COR018-CNEL EP CONSUMO DE ENERGÍA ELECTRICA COD:0400991060, SAN FELIPE</text:p>
          </table:table-cell>
          <table:table-cell office:value-type="float" office:value="28.5" table:style-name="ce25">
            <text:p>28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2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69363 COR018-CNEL EP CONSUMO DE ENERGÍA ELECTRICA COD:0400885886, BTA. MERCEDES MOLINA</text:p>
          </table:table-cell>
          <table:table-cell office:value-type="float" office:value="26.27" table:style-name="ce25">
            <text:p>26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3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91886 COR018-CNEL EP CONSUMO DE ENERGÍA ELECTRICA COD:0400895534, VIA AL SOL</text:p>
          </table:table-cell>
          <table:table-cell office:value-type="float" office:value="16.329999999999998" table:style-name="ce25">
            <text:p>16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4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011488 COR018-CNEL EP CONSUMO DE ENERGÍA ELECTRICA COD:0400890778, VALLE ALTO</text:p>
          </table:table-cell>
          <table:table-cell office:value-type="float" office:value="12.13" table:style-name="ce25">
            <text:p>12,1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5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104282 COR018-CNEL EP CONSUMO DE ENERGÍA ELECTRICA COD:0400902939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62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357872 COR018-CNEL EP CONSUMO DE ENERGÍA DE ELECTRICA, COD:0400991060, SAN FELIPE</text:p>
          </table:table-cell>
          <table:table-cell office:value-type="float" office:value="13.5" table:style-name="ce25">
            <text:p>1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089878 BAN007-BANCO DE GUAYAQUIL S.A. SERVICIOS FACTURADOS EN ESTADOS DE CUENTA CORRIENTE ABRIL 2021</text:p>
          </table:table-cell>
          <table:table-cell office:value-type="float" office:value="113.67" table:style-name="ce25">
            <text:p>113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2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2758143 ETA001-ETAPA EP FACILIDADES Y CO-UBICACIÓN/MARZO-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4</text:p>
          </table:table-cell>
          <table:table-cell office:value-type="date" office:date-value="2021-04-09T00:00:00" table:style-name="ce22">
            <text:p>0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2771382 ETA001-ETAPA EP INTERCOENXION MES DE MARZO 2021, M3.203,30/TASA 0,008905</text:p>
          </table:table-cell>
          <table:table-cell office:value-type="float" office:value="28.53" table:style-name="ce25">
            <text:p>28,5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52449 EXP008-EXPOPETROIL CIA. LTD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10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6628 COP004-COPIADORA ECUATORIANA CIA LTDA ECUACOPIA SERVICIO ARRIENDO <text:s/>IMPRESORAS BASE Y B/N#614 PERIODO 18 MAR A 12 ABRIL 2021</text:p>
          </table:table-cell>
          <table:table-cell office:value-type="float" office:value="52.98" table:style-name="ce25">
            <text:p>52,9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3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875 CON002-CONECEL S.A INTERCONEXIÓN FIJO MES DE MARZO 2021,</text:p>
          </table:table-cell>
          <table:table-cell office:value-type="float" office:value="113.46" table:style-name="ce25">
            <text:p>113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6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909 CON002-CONECEL S.A INTERCONEXIÓN MÓVIL MES DE MARZO 2021, COMPENSA FACTURA#358298</text:p>
          </table:table-cell>
          <table:table-cell office:value-type="float" office:value="4412.67" table:style-name="ce25">
            <text:p>4.412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8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042950 DIN003-DINERS CLUB DEL ECUADOR S.A. SOCIEDAD FINANCIERA TARIFA POR COMISIÓN</text:p>
          </table:table-cell>
          <table:table-cell office:value-type="float" office:value="19.8" table:style-name="ce25">
            <text:p>19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13</text:p>
          </table:table-cell>
          <table:table-cell office:value-type="date" office:date-value="2021-04-05T00:00:00" table:style-name="ce22">
            <text:p>0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15 IST001-ISTARTDIGITAL S.A. MANEJO DE REDES SOCIALES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5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39 UCF073-BAQUERIZO DAVILA PABLO JONATHAN HONORARIOS PROFESIONALES MES DE ABRIL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3 TEL001-TELCONET S.A. SERVICIO POR L3MPLS 30720 K - NETVOICE-CNTCORREOSGYE Y CANAL TELEFONIA MES DE ABRIL 2021</text:p>
          </table:table-cell>
          <table:table-cell office:value-type="float" office:value="420" table:style-name="ce25">
            <text:p>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4 TEL001-TELCONET S.A. CLOUD EMAIL PROTECTION BASICO 30 DOMINIO NETVOICE Y SERVICIO DE CLOUDMAIL 5 GB(30 CORREO) ABRIL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5 TEL001-TELCONET S.A. SERVICIO POR UNIDAD VIRTUAL MES DE ABRIL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472 TEL001-TELCONET S.A. CANAL TELEFONIA Y CLEAR CHANNEL TDMOIP 3 E1 30144K LINKO_MOVIL MES DE ABRIL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8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473 TEL001-TELCONET S.A. SERVICIO DE LÍNEAS TELEFONICAS MES DE ABRIL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6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788 TEL001-TELCONET S.A. ENLACE TDM CLEAR CHANNEL CONTRA SETEL 1E1 MES DE ABRIL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4-28T00:00:00" table:style-name="ce22">
            <text:p>2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7820 EXP008-EXPOPETROIL CIA. LTD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15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748 ALC010-ALCIVAR BRICIO HUMBERTO SERVICIO POR INSTALACION DE ANCOD. DE AIRE SPLIT Y MATERIALES: BASE PARA CONDENSADOR Y REFRIGERANTE</text:p>
          </table:table-cell>
          <table:table-cell office:value-type="float" office:value="151" table:style-name="ce25">
            <text:p>15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9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753643 COR018-CNEL EP CONSUMO DE ENERGÍA ELECTRICA COD:0900421382, URB. TERRASOL</text:p>
          </table:table-cell>
          <table:table-cell office:value-type="float" office:value="12.05" table:style-name="ce25">
            <text:p>12,0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57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801 ALC010-ALCIVAR BRICIO HUMBERTO SERVICIO POR INSTALACION DE ACOND. DEAIRE SPLIT <text:s/>Y MATERIALES: DOS LIBRAS DE REFRIGERANTES</text:p>
          </table:table-cell>
          <table:table-cell office:value-type="float" office:value="138" table:style-name="ce25">
            <text:p>13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0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883605 COR018-CNEL EP CONSUMO DE ENERGÍA ELECTRICA COD:42094521, URB. CAPRI</text:p>
          </table:table-cell>
          <table:table-cell office:value-type="float" office:value="9.86" table:style-name="ce25">
            <text:p>9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63</text:p>
          </table:table-cell>
          <table:table-cell office:value-type="date" office:date-value="2021-04-10T00:00:00" table:style-name="ce22">
            <text:p>1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923400 COR018-CNEL EP CONSUMO DE ENERGÍA ELECTRICA, COD:5385091, MARZO-2021, MANABI-MANTA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18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25871 OTE001-OTECEL S.A INTERCONEXIÓN MES DE MARZO 2021, MIN: 179576.45 T: 0.01015</text:p>
          </table:table-cell>
          <table:table-cell office:value-type="float" office:value="2133.9299999999998" table:style-name="ce25">
            <text:p>2.133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8</text:p>
          </table:table-cell>
          <table:table-cell office:value-type="date" office:date-value="2021-04-18T00:00:00" table:style-name="ce22">
            <text:p>1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8719 NAV005-NAVIA ARAY GISELA DIVINA COMPRA DE DOS CAUCHOS, GUARDAPOLVO, DOS GUARDAPOLVO PUNTA, ARTICULACION, MANZANAS Y PERNOS UNK</text:p>
          </table:table-cell>
          <table:table-cell office:value-type="float" office:value="223.21" table:style-name="ce25">
            <text:p>223,2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887 COR026-CORLANQUIMICA S.A. COMPRA DE SUMINISTROS DE OFICINA</text:p>
          </table:table-cell>
          <table:table-cell office:value-type="float" office:value="73.34" table:style-name="ce25">
            <text:p>73,3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923793 BAN007-BANCO DE GUAYAQUIL S.A. TARIFA POR COMISION</text:p>
          </table:table-cell>
          <table:table-cell office:value-type="float" office:value="24.67" table:style-name="ce25">
            <text:p>24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21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865 ORO003-OROZCO CRESPIN CRISTOBAL EDISON COMPRA DE 2 SELLOS (GERENCIA-CONTABILIDAD)</text:p>
          </table:table-cell>
          <table:table-cell office:value-type="float" office:value="24" table:style-name="ce25">
            <text:p>24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16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976 PAC005-CORPORACION NACIONAL DE TELECOMUNICACIONES CNT EP INTERCONEXIÓN FIJO MES DE MARZO 2021, MEDICIÓN 207.769,35 TASA USD <text:s/>0.011905</text:p>
          </table:table-cell>
          <table:table-cell office:value-type="float" office:value="2473.4899999999998" table:style-name="ce25">
            <text:p>2.473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7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977 PAC005-CORPORACION NACIONAL DE TELECOMUNICACIONES CNT EP INTERCONEXIÓN MÓVIL MES DE MARZO 2021, MEDICIÓN 36.277,63 TASA <text:s/>USD0.013470</text:p>
          </table:table-cell>
          <table:table-cell office:value-type="float" office:value="488.66" table:style-name="ce25">
            <text:p>488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37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093 SET001-SETEL S.A INTERCONEXIÓN MES DE MARZO 2021, COMPENSA FACTURA#358297</text:p>
          </table:table-cell>
          <table:table-cell office:value-type="float" office:value="161.84" table:style-name="ce25">
            <text:p>161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38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094 SET001-SETEL S.A SERVICIO DE COUBICACION MARZ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1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4401881 OTE001-OTECEL S.A PLAN CORP. PERIODO 08-MAR-2021 AL 07-ABR-2021</text:p>
          </table:table-cell>
          <table:table-cell office:value-type="float" office:value="66.72" table:style-name="ce25">
            <text:p>66,7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1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4401881 OTE001-OTECEL S.A PLAN CORP. PERIODO 08-MAR-2021 AL 07-ABR-2021</text:p>
          </table:table-cell>
          <table:table-cell office:value-type="float" office:value="338.09" table:style-name="ce25">
            <text:p>338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1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33412 OSA001-OSAKACORP S.A.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36309 OSA001-OSAKACORP S.A.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39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89613 GAS007-GAS-ELIALEHI S.A. COMPRA DE COMBUSTIBLE</text:p>
          </table:table-cell>
          <table:table-cell office:value-type="float" office:value="35.71" table:style-name="ce25">
            <text:p>35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2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975178 TAR003-TARCOM S.A PARQUEO</text:p>
          </table:table-cell>
          <table:table-cell office:value-type="float" office:value="1.25" table:style-name="ce25">
            <text:p>1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6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9849975 BAN006-BANCO PICHINCHA C.A. COSTO POR SERVICIO FINANCIERO MES DE ABRIL 2021</text:p>
          </table:table-cell>
          <table:table-cell office:value-type="float" office:value="124.88" table:style-name="ce25">
            <text:p>124,8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2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BCO PICHINCHA COMP RET #186971</text:p>
          </table:table-cell>
          <table:table-cell office:value-type="float" office:value="61.81" table:style-name="ce25">
            <text:p>61,8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1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BCO PICHINCHA COMP RET #187043</text:p>
          </table:table-cell>
          <table:table-cell office:value-type="float" office:value="0.97" table:style-name="ce25">
            <text:p>0,9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office:value-type="float" office:value="77.69" table:style-name="ce25">
            <text:p>77,6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R-1621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Liqu # 2704 MER005-MERELO ANGULO ROBERTO MANUEL REEMBOLSO POR MOVILIZACIÓN ABRIL 2021 Y VARIOS (PILAS)</text:p>
          </table:table-cell>
          <table:table-cell office:value-type="float" office:value="8.9" table:style-name="ce25">
            <text:p>8,9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1621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Liqu # 2704 MER005-MERELO ANGULO ROBERTO MANUEL REEMBOLSO POR MOVILIZACIÓN ABRIL 2021 Y VARIOS (PILAS)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9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CANCELACION POR CONSUMO DE ENERGÍA ELECTRICA COD:200017298429 PORTAL AL SOL, CTV.</text:p>
          </table:table-cell>
          <table:table-cell office:value-type="float" office:value="11.09" table:style-name="ce25">
            <text:p>11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40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TRANSF. PAGO PLLAS. IESS NORMALES MES DE MARZO 2021 A PABLO BAQUERIZO</text:p>
          </table:table-cell>
          <table:table-cell office:value-type="float" office:value="0.98" table:style-name="ce25">
            <text:p>0,9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TRANSF. ROLES DE PAGO 2DA QUINCENA MES DE ABRIL 2021</text:p>
          </table:table-cell>
          <table:table-cell office:value-type="float" office:value="7263.56" table:style-name="ce25">
            <text:p>7.263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GASTOS BANCARIOS MES DE ABRIL 2021</text:p>
          </table:table-cell>
          <table:table-cell office:value-type="float" office:value="36.36" table:style-name="ce25">
            <text:p>36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2</text:p>
          </table:table-cell>
          <table:table-cell office:value-type="date" office:date-value="2021-04-22T00:00:00" table:style-name="ce22">
            <text:p>2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PAGO DE IMPUESTOS RETENCION EN LA FUENTE MES DE MARZO 2021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58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REEMBOLSO A CARLOS BUSTOS POR ALIMENTACION DÍAS 19 AL 23, 26 AL 30 ABRIL 2021 Y PARQUEO</text:p>
          </table:table-cell>
          <table:table-cell office:value-type="float" office:value="38" table:style-name="ce25">
            <text:p>3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39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. REEMBOLSO A FERNANDO RODRIGUEZ POR MOVILIZACION AL REALIZAR TRABAJOS EN MOVISTAR (CERRO DEL CARMEN)</text:p>
          </table:table-cell>
          <table:table-cell office:value-type="float" office:value="20" table:style-name="ce25">
            <text:p>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4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. ROLES DE PAGO 2DA QUINCENA MES DE ABRIL 2021,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3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ERENCIA REEMBOLSO A CARLOS BUSTOS POR ALIMENTACIÓN DÍAS 05 AL 09, 12 AL 16/ABRIL/2021 Y COMBUSTIBLE FACTURA#889613</text:p>
          </table:table-cell>
          <table:table-cell office:value-type="float" office:value="28" table:style-name="ce25">
            <text:p>2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GG <text:s text:c="2"/>ICV010 <text:s text:c="2"/>BENEMERITO CUERPO DE BOMBEROS DE GQUIL</text:p>
          </table:table-cell>
          <table:table-cell office:value-type="string" table:style-name="ce21">
            <text:p>NDL-21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ERENCIA REEMBOLSO A MANUEL MERELO POR MOVILIZACIÓN Y PAGO DE BOMBEROS AÑOS 2020 Y 2021</text:p>
          </table:table-cell>
          <table:table-cell office:value-type="float" office:value="106" table:style-name="ce25">
            <text:p>10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2">
            <text:p>BS <text:s text:c="2"/>BS020 <text:s text:c="2"/>PASANTIAS</text:p>
          </table:table-cell>
          <table:table-cell office:value-type="string" table:style-name="ce21">
            <text:p>NDL-48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SNF. PAGO 2DA QUINCENA MES DE ABRIL-2021, A JOSEPH BAQUERIZO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AB-7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Servicio mensuales por soporte técnico Global Think Tecnology S.A. mes de abril-2021, Fact#00004-00000533 y cuota 1/10 por Denoc setup</text:p>
          </table:table-cell>
          <table:table-cell office:value-type="float" office:value="3000" table:style-name="ce25">
            <text:p>3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AB-1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Traj. Corp. gastos varios periodo del 08 al 29 abril/2021, publicidad, Servicio Digital, <text:s/>Imp. salida capital</text:p>
          </table:table-cell>
          <table:table-cell office:value-type="float" office:value="198.6" table:style-name="ce25">
            <text:p>198,6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AB-1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Traj. Corp. gastos varios periodo del 08 al 29 abril/2021AYPAL MGFTECHNOLO</text:p>
          </table:table-cell>
          <table:table-cell office:value-type="float" office:value="394" table:style-name="ce25">
            <text:p>394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639.01" table:style-name="ce25">
            <text:p>639,0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319.49" table:style-name="ce25">
            <text:p>319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638.76" table:style-name="ce25">
            <text:p>638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931.64" table:style-name="ce25">
            <text:p>931,64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4-09T00:00:00" table:style-name="ce22">
            <text:p>0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VISA - MASTERCARD - PACIFICARD CANCELACION DEBITO TAJETAS PICHINCHA-PAGOO DE FACT 4183- 357616- 357603- 357797 BCO PICHICHA POR TRANSFERENCIA #DOC 616066</text:p>
          </table:table-cell>
          <table:table-cell office:value-type="float" office:value="0.09" table:style-name="ce25">
            <text:p>0,09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3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045571 BAN006-BANCO PICHINCHA C.A. COSTO POR SERVICIO FINANCIERO MES DE MAYO 2021</text:p>
          </table:table-cell>
          <table:table-cell office:value-type="float" office:value="237.95" table:style-name="ce25">
            <text:p>237,95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65328 GAS006-GASOP COMPANY S.A. COMPRA DE COMBUSTIBLE</text:p>
          </table:table-cell>
          <table:table-cell office:value-type="float" office:value="9.82" table:style-name="ce25">
            <text:p>9,82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6578 UCK445-BANCO DEL PACIFICO COMISION POR CONSUMO EXT. TARJ CORP.</text:p>
          </table:table-cell>
          <table:table-cell office:value-type="float" office:value="1.7" table:style-name="ce25">
            <text:p>1,7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52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76 TEL011-TELCOMAG S.A. MANTENIMIENTO TÉCNICO REDES Y EQUIPO TELEFÓNICO MES DE MAY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6</text:p>
          </table:table-cell>
          <table:table-cell office:value-type="date" office:date-value="2021-05-26T00:00:00" table:style-name="ce22">
            <text:p>2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95 NOG003-NOGALES Y PLATON MANUEL ALEJANDRO HONORARIOS COMO INTERVENTOR POR EL MES DE MAY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0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3 EST018-ESTUPIÑAN ANDRADE FRANCISCO JAVIER SERVICIOS PRESTADOS DE TELECOMUNICACIONES MES DE MAYO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344 DAU045-MAGNOLIA FOOD MAGNOFOOD S A COMPRA DE CAKE POR DÍA DE LA MADRE MÁS ENVÍO</text:p>
          </table:table-cell>
          <table:table-cell office:value-type="float" office:value="18.75" table:style-name="ce25">
            <text:p>18,75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6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867 DAU045-MAGNOLIA FOOD MAGNOFOOD S A COMPRA DE CAKE POR DÍA DE LA MADRE MÁS ENVÍO</text:p>
          </table:table-cell>
          <table:table-cell office:value-type="float" office:value="20.54" table:style-name="ce25">
            <text:p>20,54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7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255951 ESC-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office:value-type="float" office:value="14583.34" table:style-name="ce27">
            <text:p>14.583,34<text:s/>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1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40 BAQ024-BAQUE BAQUE BYRON PAUL SERVICIOS PROFESIONALES DE TELECOMUNICACIONES MES DE MAYO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4243 UMS437-ASOC. DE MORADORES DE LA URB. MATICES DE SAMBORONDON CONSUMO DE ENERGÍA ELÉCTRICA DE LA ANTENA DE MATICES MES DE MAYO <text:s/>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55954234 UCK445-BANCO DEL PACIFICO SERVICIOS BANCARIOS MES DE MAYO 2021</text:p>
          </table:table-cell>
          <table:table-cell office:value-type="float" office:value="84.3" table:style-name="ce25">
            <text:p>84,30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646182 BAN006-BANCO PICHINCHA C.A. TARIFA POR COMISIÓN</text:p>
          </table:table-cell>
          <table:table-cell office:value-type="float" office:value="5.33" table:style-name="ce25">
            <text:p>5,33<text:s/></text:p>
          </table:table-cell>
          <table:table-cell table:style-name="ce1"/>
          <table:table-cell table:style-name="ce25"/>
          <table:table-cell table:number-columns-repeated="16375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34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698 COM029-COMSADIMTELCO S.A. COMPRA DE 2 PATCH CORD MÁS ENVÍO</text:p>
          </table:table-cell>
          <table:table-cell office:value-type="float" office:value="24.99" table:style-name="ce25">
            <text:p>24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3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6 PAC005-CORPORACION NACIONAL DE TELECOMUNICACIONES CNT EP PENSION BASICA SERVICIO#43805540 MES ABR-2021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3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6 PAC005-CORPORACION NACIONAL DE TELECOMUNICACIONES CNT EP PENSION BASICA SERVICIO#43805540 MES ABR-2021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4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7 PAC005-CORPORACION NACIONAL DE TELECOMUNICACIONES CNT EP PENSIÓN BÁSICA MES DE ABR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8 PAC005-CORPORACION NACIONAL DE TELECOMUNICACIONES CNT EP PENSIÓN BÁSICA MES DE ABR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9 PAC005-CORPORACION NACIONAL DE TELECOMUNICACIONES CNT EP CONSUMO TELEFÓNICO MES DE ABRIL-2021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9 PAC005-CORPORACION NACIONAL DE TELECOMUNICACIONES CNT EP CONSUMO TELEFÓNICO MES DE ABRIL-2021, TEF:42682706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0077 CAS030-CASANOVA REYNOSO IVAN ENRICO COMPRA DE COMBUSTIBLE</text:p>
          </table:table-cell>
          <table:table-cell office:value-type="float" office:value="44.64" table:style-name="ce25">
            <text:p>44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5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2910 CAS030-CASANOVA REYNOSO IVAN ENRICO COMPRA DE COMBUSTIBLE</text:p>
          </table:table-cell>
          <table:table-cell office:value-type="float" office:value="43.3" table:style-name="ce25">
            <text:p>4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6</text:p>
          </table:table-cell>
          <table:table-cell office:value-type="date" office:date-value="2021-05-19T00:00:00" table:style-name="ce22">
            <text:p>1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417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9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0 AGE002-AGENCIA DE REGULACION Y CONTROL DE LAS TELECOMUNICACIONES ARCOTEL ARCOTEL 0.5% FACTURACIÓN BRUTA (CONC. TELEFONÍA FIJA Y LOCAL) PERIODO ENE A MAR 2021</text:p>
          </table:table-cell>
          <table:table-cell office:value-type="float" office:value="752.73" table:style-name="ce25">
            <text:p>752,7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60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1 AGE002-AGENCIA DE REGULACION Y CONTROL DE LAS TELECOMUNICACIONES ARCOTEL ARCOTEL 0.5% FACTURACIÓN BRUTA ( CONC.LARGA DISTANCIA INTERNACIONAL) PERIODO ENE A MAR-2021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60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1 AGE002-AGENCIA DE REGULACION Y CONTROL DE LAS TELECOMUNICACIONES ARCOTEL ARCOTEL 0.5% FACTURACIÓN BRUTA ( CONC.LARGA DISTANCIA INTERNACIONAL) PERIODO ENE A MAR-2021</text:p>
          </table:table-cell>
          <table:table-cell office:value-type="float" office:value="1.45" table:style-name="ce25">
            <text:p>1,4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38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76611 DAT001-DATAFAST CIA LTDA SERVICIO CONEXION PERIODO 20-MAY A 19-JUN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4</text:p>
          </table:table-cell>
          <table:table-cell office:value-type="date" office:date-value="2021-05-01T00:00:00" table:style-name="ce22">
            <text:p>0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32702 EST021-ESTSERHMIGUEL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1</text:p>
          </table:table-cell>
          <table:table-cell office:value-type="date" office:date-value="2021-05-01T00:00:00" table:style-name="ce22">
            <text:p>0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38 TRA009-TRANSFERUNION S.A. COMSION SERV. RED ACTIVA RECAUD LINKOTEL ABR-21</text:p>
          </table:table-cell>
          <table:table-cell office:value-type="float" office:value="76.64" table:style-name="ce25">
            <text:p>76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4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73848 EST021-ESTSERHMIGUEL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548291 DIN003-DINERS CLUB DEL ECUADOR S.A. SOCIEDAD FINANCIERA TARIFA POR COMISIÓN</text:p>
          </table:table-cell>
          <table:table-cell office:value-type="float" office:value="11.15" table:style-name="ce25">
            <text:p>11,1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8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698 ADE002-ADMINISTRACION ESTRATEGICA DE GASOLINERAS DEL ECUADOR ADESGAE CIA. LTDA.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4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74574 COM015-COMERCIAL KYWI S.A COMPRA DE CERROJO ELECTRONICO Y CIERRA PUERTA (OFICINA LINKOTEL)</text:p>
          </table:table-cell>
          <table:table-cell office:value-type="float" office:value="101.49" table:style-name="ce25">
            <text:p>101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39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78389 SUP001-CORPORACION FAVORITA C.A. MOUSE INALAMBRICO (DPTO. CONTABLE-TANIA)</text:p>
          </table:table-cell>
          <table:table-cell office:value-type="float" office:value="8.18" table:style-name="ce25">
            <text:p>8,1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8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04036 COR018-CNEL EP CONSUMO DE ENERGÍA ELÉCTRICA COD:0400885886, BTA. MERCEDES MOLINA</text:p>
          </table:table-cell>
          <table:table-cell office:value-type="float" office:value="16.07" table:style-name="ce25">
            <text:p>16,0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9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49038 COR018-CNEL EP CONSUMO DE ENERGÍA ELÉCTRICA COD:0400890778, VALLE ALTO</text:p>
          </table:table-cell>
          <table:table-cell office:value-type="float" office:value="11.7" table:style-name="ce25">
            <text:p>11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0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50806 COR018-CNEL EP CONSUMO DE ENERGÍA ELÉCTRICA COD:0400895534, VIA AL SOL</text:p>
          </table:table-cell>
          <table:table-cell office:value-type="float" office:value="16.23" table:style-name="ce25">
            <text:p>16,2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2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826193 COR018-CNEL EP CONSUMO DE ENERGÍA ELÉCTRICA COD:0400902939,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 NAZ003-NAZARENO ANGULO ERIKA JENNIFFER SERVICIOS PROFESIONALES DE TELECOMUNICACIONES MES DE MAYO 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0996836 B3201-BANCO INTERNACIONAL <text:s text:c="2"/>S.A. SERVICIO POR COMISIÓN Y COSTO TARJETA ATM MES DE MAYO 2021</text:p>
          </table:table-cell>
          <table:table-cell office:value-type="float" office:value="2.17" table:style-name="ce25">
            <text:p>2,1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173656 BAN007-BANCO DE GUAYAQUIL S.A. SERVICIOS FACTURADOS EN ESTADOS DE CUENTA CORRIENT MES DE MAYO 2021</text:p>
          </table:table-cell>
          <table:table-cell office:value-type="float" office:value="125.16" table:style-name="ce25">
            <text:p>125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31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3122500 ETA001-ETAPA EP SERVICIO POR FACILIDADES Y CO-UBICACIÓN/ABRIL-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6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3122501 ETA001-ETAPA EP INTERCONEXIÓN MES DE ABRIL 2021</text:p>
          </table:table-cell>
          <table:table-cell office:value-type="float" office:value="18.61" table:style-name="ce25">
            <text:p>18,6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5-28T00:00:00" table:style-name="ce22">
            <text:p>2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53123 DIS017-DISTRIBUIDORA PERIMETRAL DE COMBUSTIBLES LIQUIDOS DIPERCOMLIQ CIA. LTDA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35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7233 COP004-COPIADORA ECUATORIANA CIA LTDA ECUACOPIA SERVICIO ARRIENDO <text:s/>IMPRESORAS BASE Y B/N#521 PERIODO 12 ABR AL 14 MAY 2021</text:p>
          </table:table-cell>
          <table:table-cell office:value-type="float" office:value="51.77" table:style-name="ce25">
            <text:p>51,7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3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945 CON002-CONECEL S.A INTERCONEXIÓN FIJA MES DE ABRIL-2021</text:p>
          </table:table-cell>
          <table:table-cell office:value-type="float" office:value="94.81" table:style-name="ce25">
            <text:p>94,8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5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953 CON002-CONECEL S.A INTERCONEXIÓN MÓVIL MES DE ABRIL 2021</text:p>
          </table:table-cell>
          <table:table-cell office:value-type="float" office:value="5431.99" table:style-name="ce25">
            <text:p>5.431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1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089266 DIN003-DINERS CLUB DEL ECUADOR S.A. SOCIEDAD FINANCIERA TARIFA POR COMISIÓN</text:p>
          </table:table-cell>
          <table:table-cell office:value-type="float" office:value="20.97" table:style-name="ce25">
            <text:p>20,9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17 IST001-ISTARTDIGITAL S.A. MANEJO DE REDES SOCIALES MES DE MAYO 2021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3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1 UCF073-BAQUERIZO DAVILA PABLO JONATHAN HONORARIOS PROFESIONALES MES DE MAY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8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7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6 TEL001-TELCONET S.A. SERVICIO POR L3MPLS 30720 K - NETVOICE-CNTCORREOSGYE, CANAL TELEFONIA MES DE MAYO 2021</text:p>
          </table:table-cell>
          <table:table-cell office:value-type="float" office:value="420" table:style-name="ce25">
            <text:p>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5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float" office:value="697.32" table:style-name="ce25">
            <text:p>697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0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8 TEL001-TELCONET S.A. SERVICIO POR UNIDAD VIRTUAL MES DE MAYO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1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8993 TEL001-TELCONET S.A. SERVICIO POR CANAL TELEFONIA, CLEAR CHANNEL TDMOIP 3 E1 30144K LINKO_MOVIL MES DE MAYO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8994 TEL001-TELCONET S.A. SERVICIO DE LÍNEAS TELEFONICAS MES DE MAY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9315 TEL001-TELCONET S.A. SERVICIO POR ENLACE TDM CLEAR CHANNEL CONTRA SETEL 1E1 MES DE MAY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115490 COR018-CNEL EP CONSUMO DE ENERGÍA ELÉCTRICA COD:0900421382 URB. TERRASOL</text:p>
          </table:table-cell>
          <table:table-cell office:value-type="float" office:value="12.27" table:style-name="ce25">
            <text:p>12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5-26T00:00:00" table:style-name="ce22">
            <text:p>2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18607 GAI002-GAITALIN SA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7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249737 COR018-CNEL EP CONSUMO DE ENERGÍA ELÉTRICA COD:0900420945, URB. CAPRI</text:p>
          </table:table-cell>
          <table:table-cell office:value-type="float" office:value="9.6199999999999992" table:style-name="ce25">
            <text:p>9,6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1</text:p>
          </table:table-cell>
          <table:table-cell office:value-type="date" office:date-value="2021-05-07T00:00:00" table:style-name="ce22">
            <text:p>0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301942 COR018-CNEL EP SERVICIO DE ENERGÍA ELÉCTRICA COD:5385091, MES <text:s/>DE ABRIL 2021, MANABI-MANTA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7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40454 OTE001-OTECEL S.A INTERCONEXIÓN MES DE ABRIL 2021, MIN: 210147.89 T: 0.01015</text:p>
          </table:table-cell>
          <table:table-cell office:value-type="float" office:value="2464.7800000000002" table:style-name="ce25">
            <text:p>2.464,7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9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96 SOL017-SOLUCIONES INFORMATICAS PARA FIRMA ELECTRONICA GEEKTECH S.A. CONTRATOS ELECTRONICOS <text:s/>PERIODO 1 AL 30 DE ABRIL 2021</text:p>
          </table:table-cell>
          <table:table-cell office:value-type="float" office:value="74" table:style-name="ce25">
            <text:p>74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0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6056261 BAN007-BANCO DE GUAYAQUIL S.A. TARIFA POR COMISIÓN</text:p>
          </table:table-cell>
          <table:table-cell office:value-type="float" office:value="34.020000000000003" table:style-name="ce25">
            <text:p>34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7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62284 SER020-SERIMTEC PC ECUADOR S.A. COMPRA DE BATERIA HP <text:s/>SERIE:S02553 (DPTO CONTABLE-TANIA)</text:p>
          </table:table-cell>
          <table:table-cell office:value-type="float" office:value="75" table:style-name="ce25">
            <text:p>7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43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21 PAC005-CORPORACION NACIONAL DE TELECOMUNICACIONES CNT EP INTERCONEXIÓN FIJO MES DE ABRIL, MEDICIÓN 179.550,48 TASA USD <text:s/>0.011905</text:p>
          </table:table-cell>
          <table:table-cell office:value-type="float" office:value="2137.5500000000002" table:style-name="ce25">
            <text:p>2.137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4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22 PAC005-CORPORACION NACIONAL DE TELECOMUNICACIONES CNT EP INTERCONEXIÓN MÓVIL MES DE ABRIL 2021, MEDICIÓN 38.606,22 TASA <text:s/>USD0.013470</text:p>
          </table:table-cell>
          <table:table-cell office:value-type="float" office:value="520.03" table:style-name="ce25">
            <text:p>520,0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8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69 SET001-SETEL S.A INTERCONEXIÓN MES DE ABRIL 2021, MINUTOS:15.771,33 / PRECIO UNITARIO: 0.008905</text:p>
          </table:table-cell>
          <table:table-cell office:value-type="float" office:value="140.44" table:style-name="ce25">
            <text:p>140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9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70 SET001-SETEL S.A SERVICIO POR COUBICACION ABRIL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0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5163979 OTE001-OTECEL S.A PLAN CORP. PERIODO 08-ABR-2021 AL 07-MAY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0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5163979 OTE001-OTECEL S.A PLAN CORP. PERIODO 08-ABR-2021 AL 07-MAY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32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09817 SIG001-SIGLO 21 SERVICIO MANO DE OBRA POR DIAGNOSTICO DE <text:s/>EQUIPO</text:p>
          </table:table-cell>
          <table:table-cell office:value-type="float" office:value="30" table:style-name="ce25">
            <text:p>3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3</text:p>
          </table:table-cell>
          <table:table-cell office:value-type="date" office:date-value="2021-05-11T00:00:00" table:style-name="ce22">
            <text:p>1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27783 GAS007-GAS-ELIALEHI S.A. COMPRA DE COMBUSTIBLE</text:p>
          </table:table-cell>
          <table:table-cell office:value-type="float" office:value="33.93" table:style-name="ce25">
            <text:p>33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5-23T00:00:00" table:style-name="ce22">
            <text:p>2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423 PAG001-PAGO SEGURO S.A. COMISIÓN POR SERVICIO PAYMENTEZ MES DE ABRIL 2021</text:p>
          </table:table-cell>
          <table:table-cell office:value-type="float" office:value="0.08" table:style-name="ce25">
            <text:p>0,0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</text:p>
          </table:table-cell>
          <table:table-cell office:value-type="date" office:date-value="2021-05-07T00:00:00" table:style-name="ce22">
            <text:p>0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57200 NUE001-NUEVAS OPERACIONES COMERCIALES NUCOPSA S.A. COMPRA DE COMBUSTIBLE</text:p>
          </table:table-cell>
          <table:table-cell office:value-type="float" office:value="10.71" table:style-name="ce25">
            <text:p>10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69336 NUE001-NUEVAS OPERACIONES COMERCIALES NUCOPSA S.A.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4</text:p>
          </table:table-cell>
          <table:table-cell office:value-type="date" office:date-value="2021-05-06T00:00:00" table:style-name="ce22">
            <text:p>0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BCO PICHINCHA COMP RET #188717</text:p>
          </table:table-cell>
          <table:table-cell office:value-type="float" office:value="0.55000000000000004" table:style-name="ce25">
            <text:p>0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3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BCO PICHINCHA COMP RET 188614</text:p>
          </table:table-cell>
          <table:table-cell office:value-type="float" office:value="0.71" table:style-name="ce25">
            <text:p>0,7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office:value-type="float" office:value="84.19" table:style-name="ce25">
            <text:p>84,1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9.11" table:style-name="ce25">
            <text:p>9,1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135" table:style-name="ce25">
            <text:p>13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29.99" table:style-name="ce25">
            <text:p>29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8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CANCELACION DE FACTURA#1004557 BANCO PICHINCHA C.A. GASTOS BANCARIOS Y RTE FTE-IVA</text:p>
          </table:table-cell>
          <table:table-cell office:value-type="float" office:value="83.5" table:style-name="ce25">
            <text:p>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0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ARCOTEL DIFERENCIA DERECHO CONCESION 1ER TRIMESTRE</text:p>
          </table:table-cell>
          <table:table-cell office:value-type="float" office:value="10.19" table:style-name="ce25">
            <text:p>10,1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15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DE FACTURA CNEL EP COD:200017298429, PORTAL AL SOL, C.T.V.</text:p>
          </table:table-cell>
          <table:table-cell office:value-type="float" office:value="10.76" table:style-name="ce25">
            <text:p>10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58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FODETEL 1% 1ER TRIMESTRE ENE A MAR 2021 POR TELEFONIA LARGA DISTANCIA INTERNACIONAL</text:p>
          </table:table-cell>
          <table:table-cell office:value-type="float" office:value="2.95" table:style-name="ce25">
            <text:p>2,9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57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FODETEL 1% 4TO TRIMESTRES ENE A MAR 2021 TELEFONIA FIJA LOCAL</text:p>
          </table:table-cell>
          <table:table-cell office:value-type="float" office:value="1525.84" table:style-name="ce25">
            <text:p>1.525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NDL-23</text:p>
          </table:table-cell>
          <table:table-cell office:value-type="date" office:date-value="2021-05-11T00:00:00" table:style-name="ce22">
            <text:p>1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PAGO DE PLLAS. IESS NORMALES MES DE ABRIL-2021, COMP#142498289</text:p>
          </table:table-cell>
          <table:table-cell office:value-type="float" office:value="70.400000000000006" table:style-name="ce25">
            <text:p>70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ROLES DE PAGO 2DO TRIMESTRE MES DE MAYO 2021</text:p>
          </table:table-cell>
          <table:table-cell office:value-type="float" office:value="7162.16" table:style-name="ce25">
            <text:p>7.162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ROLES DE PAGO 2DO TRIMESTRE MES DE MAYO 2021</text:p>
          </table:table-cell>
          <table:table-cell office:value-type="float" office:value="450" table:style-name="ce25">
            <text:p>4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SNF. REEMBOLSO A MANUEL MERELO POR MOVILIZACIÓN Y COMPRAS VARIAS DÍAS 14 AL 28 MAYO 2021</text:p>
          </table:table-cell>
          <table:table-cell office:value-type="float" office:value="2.98" table:style-name="ce25">
            <text:p>2,9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1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ICHINCHA TRANSF. GLOBAL THINK TECNOLOGY S.A. MES DE ABR-2021 Y CUOTA 1/10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2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ICHINCHA TRANSF. GLOBAL THINK TECNOLOGY S.A. MES DE MAYO-2021 Y CUOTA 2/10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GASTOS BANCARIOS MES DE MAYO 2021</text:p>
          </table:table-cell>
          <table:table-cell office:value-type="float" office:value="36.770000000000003" table:style-name="ce25">
            <text:p>36,7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PAGO DE IMPUESTOS RETENCIÓN IVA MES DE ABRIL 2021</text:p>
          </table:table-cell>
          <table:table-cell office:value-type="float" office:value="0.16" table:style-name="ce25">
            <text:p>0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9</text:p>
          </table:table-cell>
          <table:table-cell office:value-type="date" office:date-value="2021-05-12T00:00:00" table:style-name="ce22">
            <text:p>12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CARLOS BUSTOS POR ALIMENTACIÓN DÍAS 03 AL 07, 10 AL 14 MAYO 2021</text:p>
          </table:table-cell>
          <table:table-cell office:value-type="float" office:value="31.5" table:style-name="ce25">
            <text:p>31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9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CARLOS BUSTOS POR COMBUSTIBLE, CAMBIO DE ACEITE, LIQUIDO DE FRENO, ACEITE HIDRAULICO PARA FURGONETA GQB110</text:p>
          </table:table-cell>
          <table:table-cell office:value-type="float" office:value="58" table:style-name="ce25">
            <text:p>5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FERNANDO RODRIGUEZ POR TRABAJOS REALIZADOS DÍA 29/MAY/2021 (EMERGENCIA SUSCITADA POR EL FALLO CON LA OPERADORA CLARO MÓVIL) MOVILIZACIÓN-ALIMENTACIÓN</text:p>
          </table:table-cell>
          <table:table-cell office:value-type="float" office:value="23" table:style-name="ce25">
            <text:p>2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2">
            <text:p>BS <text:s text:c="2"/>BS020 <text:s text:c="2"/>PASANTIAS</text:p>
          </table:table-cell>
          <table:table-cell office:value-type="string" table:style-name="ce21">
            <text:p>NDL-5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BAQUERIZO FLOR JOSEPH ANDRES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PERFECTO ISAIAS RONQUILLO MORAN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PERFECTO ISAIAS RONQUILLO MORAN</text:p>
          </table:table-cell>
          <table:table-cell office:value-type="float" office:value="50" table:style-name="ce25">
            <text:p>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MA-8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-Contabilización Servicio mensuales por soporte técnico Global Think Tecnology S.A. mes de mayo-2021, Factura#00004-00000534 y cuota 2/10 por Denoc setup</text:p>
          </table:table-cell>
          <table:table-cell office:value-type="float" office:value="3000" table:style-name="ce25">
            <text:p>3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MA-9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-Contabilización Traj. Corp. gastos varios periodo del 04 al 27 mayo/2021, publicidad, Imp. Servicio Digital y salida capital</text:p>
          </table:table-cell>
          <table:table-cell office:value-type="float" office:value="177.97" table:style-name="ce25">
            <text:p>177,9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630.55999999999995" table:style-name="ce25">
            <text:p>630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315.26" table:style-name="ce25">
            <text:p>315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630.32000000000005" table:style-name="ce25">
            <text:p>630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919.26" table:style-name="ce25">
            <text:p>919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office:value-type="float" office:value="0.23" table:style-name="ce25">
            <text:p>0,2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6-10T00:00:00" table:style-name="ce22">
            <text:p>1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0412331 BAN006-BANCO PICHINCHA C.A. COSTO POR SERVICIO FINANCIERO MES DE JUNIO 2021</text:p>
          </table:table-cell>
          <table:table-cell office:value-type="float" office:value="195.69" table:style-name="ce25">
            <text:p>195,6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08898 UCK445-BANCO DEL PACIFICO SERVICIOS POR CARGOS FINANC. NO BONIFIC</text:p>
          </table:table-cell>
          <table:table-cell office:value-type="float" office:value="4.17" table:style-name="ce25">
            <text:p>4,1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6-05T00:00:00" table:style-name="ce22">
            <text:p>0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03488 MAX004-MAXICOMBUST SA COMPRA DE COMBUSTIBLE</text:p>
          </table:table-cell>
          <table:table-cell office:value-type="float" office:value="8.93" table:style-name="ce25">
            <text:p>8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6</text:p>
          </table:table-cell>
          <table:table-cell office:value-type="date" office:date-value="2021-06-24T00:00:00" table:style-name="ce22">
            <text:p>2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07 NOG003-NOGALES Y PLATON MANUEL ALEJANDRO HONORARIOS COMO INTERVENTOR MES DE JUNI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30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11 TEL011-TELCOMAG S.A. MANTENIMIENTO TÉCNICO REDES Y EQUIPO TELEFÓNICO MES DE JUNI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3</text:p>
          </table:table-cell>
          <table:table-cell office:value-type="date" office:date-value="2021-06-25T00:00:00" table:style-name="ce22">
            <text:p>2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4 EST018-ESTUPIÑAN ANDRADE FRANCISCO JAVIER SERVICIOS PRESTADOS DE TELECOMUNICACIÓN MES DE JUNIO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4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29128 SEC002-SECURITY DATA SEGURIDAD EN DATOS Y FIRMA DIGITAL S.A. SERVICIO POR FIRMA ELEC. BAJO VOL.2 AÑOS</text:p>
          </table:table-cell>
          <table:table-cell office:value-type="float" office:value="32" table:style-name="ce25">
            <text:p>3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2</text:p>
          </table:table-cell>
          <table:table-cell office:value-type="date" office:date-value="2021-06-25T00:00:00" table:style-name="ce22">
            <text:p>2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41 BAQ024-BAQUE BAQUE BYRON PAUL SERVICIOS PROFESIONALES DE TELECOMUNICACIONES MES DE JUNIO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34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4449 UMS437-ASOC. DE MORADORES DE LA URB. MATICES DE SAMBORONDON CONSUMO DE ENERGÍA ELÉCTRICA DE LA ANTENA DE MATICES MES DE JUNIO <text:s/>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7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57969383 UCK445-BANCO DEL PACIFICO SERVICIOS FACTURADOS EN ESTADOS DE CUENTA CORRIENTE MES DE JUNIO 2021</text:p>
          </table:table-cell>
          <table:table-cell office:value-type="float" office:value="89.74" table:style-name="ce25">
            <text:p>89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58915469 UCK445-BANCO DEL PACIFICO TARIFA POR COMISIONES</text:p>
          </table:table-cell>
          <table:table-cell office:value-type="float" office:value="0.73" table:style-name="ce25">
            <text:p>0,7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689626 BAN006-BANCO PICHINCHA C.A. TARIFA POR COMISIÓN</text:p>
          </table:table-cell>
          <table:table-cell office:value-type="float" office:value="3.37" table:style-name="ce25">
            <text:p>3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3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2 PAC005-CORPORACION NACIONAL DE TELECOMUNICACIONES CNT EP PENSIÓN BÁSICA SERVICIO#23820600 MES DE MAYO-2021 POR TRONCAL SIP/QUITO/ENLACE 10 CANALES LLAMADA DE VOZ</text:p>
          </table:table-cell>
          <table:table-cell office:value-type="float" office:value="138" table:style-name="ce25">
            <text:p>13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4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3 PAC005-CORPORACION NACIONAL DE TELECOMUNICACIONES CNT EP PENSION BASICA SERVICIO#43805540 MES MAYO-2021 POR TRONCAL</text:p>
          </table:table-cell>
          <table:table-cell office:value-type="float" office:value="138" table:style-name="ce25">
            <text:p>13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5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4 PAC005-CORPORACION NACIONAL DE TELECOMUNICACIONES CNT EP PENSIÓN BÁSICA MES DE MAY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6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5 PAC005-CORPORACION NACIONAL DE TELECOMUNICACIONES CNT EP PENSIÓN BÁSICA MES DE MAY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27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6 PAC005-CORPORACION NACIONAL DE TELECOMUNICACIONES CNT EP CONSUMO TELEFÓNICO MES DE MAYO-2021, TEF:42682706</text:p>
          </table:table-cell>
          <table:table-cell office:value-type="float" office:value="13.89" table:style-name="ce25">
            <text:p>13,8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2023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8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31 ALM012-ALMEIDA REDROVAN MARIO ROGELIO SERVICIOS PROFESIONALES - COMISARIO 2020</text:p>
          </table:table-cell>
          <table:table-cell office:value-type="float" office:value="333.33" table:style-name="ce25">
            <text:p>333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54</text:p>
          </table:table-cell>
          <table:table-cell office:value-type="date" office:date-value="2021-06-05T00:00:00" table:style-name="ce22">
            <text:p>0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426050 DAT001-DATAFAST CIA LTDA SERVICIO CONEXION PERIODO 20-JUN A 19-JUL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6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499 TRA009-TRANSFERUNION S.A. COMSION SERV. RED ACTIVA RECAUD LINKOTEL MAY-21</text:p>
          </table:table-cell>
          <table:table-cell office:value-type="float" office:value="76.64" table:style-name="ce25">
            <text:p>76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596503 DIN003-DINERS CLUB DEL ECUADOR S.A. SOCIEDAD FINANCIERA TARIFA POR COMISIÓN</text:p>
          </table:table-cell>
          <table:table-cell office:value-type="float" office:value="8.8699999999999992" table:style-name="ce25">
            <text:p>8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9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47267 COR018-CNEL EP CONSUMO DE ENERGÍA ELECTRICA, COD:0400885886, BTA. MERCEDES MOLINA</text:p>
          </table:table-cell>
          <table:table-cell office:value-type="float" office:value="21.29" table:style-name="ce25">
            <text:p>21,2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0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55203 COR018-CNEL EP CONSUMO DE ENERGÍA ELECTRICA COD:0400890778, VALLE ALTO</text:p>
          </table:table-cell>
          <table:table-cell office:value-type="float" office:value="12.04" table:style-name="ce25">
            <text:p>12,0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1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59321 COR018-CNEL EP CONSUMO DE ENERGÍA ELECTRICA COD:0400895534, VIA AL SOL</text:p>
          </table:table-cell>
          <table:table-cell office:value-type="float" office:value="16.579999999999998" table:style-name="ce25">
            <text:p>16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0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95 GUE008-GUEVARA CORDOVA FREDDY GUILLERMO COMPRA DE LLAVE FRANCESA</text:p>
          </table:table-cell>
          <table:table-cell office:value-type="float" office:value="3.57" table:style-name="ce25">
            <text:p>3,5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2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553330 COR018-CNEL EP CONSUMO DE ENERGÍA ELECTRICA COD:0400902939,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1235009 B3201-BANCO INTERNACIONAL <text:s text:c="2"/>S.A. SERVICIO POR COMISIONES MANAGEMENT</text:p>
          </table:table-cell>
          <table:table-cell office:value-type="float" office:value="0.2" table:style-name="ce25">
            <text:p>0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263633 BAN007-BANCO DE GUAYAQUIL S.A. SERVICIOS FACTURADOS EN ESTADOS DE CUENTA CORRIENTE MES DE JUNIO 2021</text:p>
          </table:table-cell>
          <table:table-cell office:value-type="float" office:value="114.77" table:style-name="ce25">
            <text:p>114,7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0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3469542 ETA001-ETAPA EP SERVICIO DE FACILIDADES Y CO-UBICACIÓN LINKOTEL S.A. MAYO 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3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3567781 ETA001-ETAPA EP INTERCONEXIÓN MES DE MAYO 2021, MIN 3.429,40M/TASA 0,008905, COMPENSA FACTURA#363399</text:p>
          </table:table-cell>
          <table:table-cell office:value-type="float" office:value="30.54" table:style-name="ce25">
            <text:p>30,5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7905 COP004-COPIADORA ECUATORIANA CIA LTDA ECUACOPIA SERVICIO ARRIENDO <text:s/>IMPRESORAS BASE Y B/N 506 JUNIO 2021</text:p>
          </table:table-cell>
          <table:table-cell office:value-type="float" office:value="51.58" table:style-name="ce25">
            <text:p>51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2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91 BUS009-BUSTAMANTE JORDAN WILBER ENRIQUE FABRICACION DE PARED PARA OFICINA</text:p>
          </table:table-cell>
          <table:table-cell office:value-type="float" office:value="450" table:style-name="ce25">
            <text:p>4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7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9564 COM015-COMERCIAL KYWI S.A COMPRA DE CERROJO ELECTRONICO REV C/POMO NK.SATIN</text:p>
          </table:table-cell>
          <table:table-cell office:value-type="float" office:value="72.47" table:style-name="ce25">
            <text:p>72,4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3</text:p>
          </table:table-cell>
          <table:table-cell office:value-type="date" office:date-value="2021-06-29T00:00:00" table:style-name="ce22">
            <text:p>2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 NAZ003-NAZARENO ANGULO ERIKA JENNIFFER SERVICIOS PROFESIONALES DE TELECOMUNICAIONES MES DE MAYO 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5</text:p>
          </table:table-cell>
          <table:table-cell office:value-type="date" office:date-value="2021-06-17T00:00:00" table:style-name="ce22">
            <text:p>1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004 CON002-CONECEL S.A INTERCONEXIÓN FIJO MES DE MAYO 2021</text:p>
          </table:table-cell>
          <table:table-cell office:value-type="float" office:value="92.8" table:style-name="ce25">
            <text:p>92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8</text:p>
          </table:table-cell>
          <table:table-cell office:value-type="date" office:date-value="2021-06-17T00:00:00" table:style-name="ce22">
            <text:p>1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014 CON002-CONECEL S.A INTERCONEXIÓN MÓVIL <text:s/>MES DE MAYO 2021, COMPENSA FACTURA#363392</text:p>
          </table:table-cell>
          <table:table-cell office:value-type="float" office:value="2367.7399999999998" table:style-name="ce25">
            <text:p>2.367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151543 DIN003-DINERS CLUB DEL ECUADOR S.A. SOCIEDAD FINANCIERA TARIFA POR COMISIÓN</text:p>
          </table:table-cell>
          <table:table-cell office:value-type="float" office:value="15.72" table:style-name="ce25">
            <text:p>15,7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157983 DIN003-DINERS CLUB DEL ECUADOR S.A. SOCIEDAD FINANCIERA TARIFA POR COMISIÓN</text:p>
          </table:table-cell>
          <table:table-cell office:value-type="float" office:value="5.0199999999999996" table:style-name="ce25">
            <text:p>5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20 IST001-ISTARTDIGITAL S.A. MANEJO DE REDES SOCIALES MES DE JUNIO 2021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1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44 UCF073-BAQUERIZO DAVILA PABLO JONATHAN HONORARIOS PROFESIONALES MES DE JUNI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5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6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89 TEL001-TELCONET S.A. SERVICIO DE L3MPLS 30720K CNTCORREOSGYE Y ANAL TELEFONIA MES DE JUNIO 2021</text:p>
          </table:table-cell>
          <table:table-cell office:value-type="float" office:value="420" table:style-name="ce25">
            <text:p>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7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90 TEL001-TELCONET S.A. SERVICIO POR CLOUD EMAIL PROTECTION BASICO 30 Y CLOUDMAIL 5 GB(30 CORREO) MES DE JUNIO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8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91 TEL001-TELCONET S.A. SERVICIO DE UNIDAD VIRTUAL MES DE JUNIO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9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360 TEL001-TELCONET S.A. SERVICIO POR CANAL TELEFONIA Y CLEAR CHANNEL TDMOIP 3 E1 30144K MES DE JUNIO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0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361 TEL001-TELCONET S.A. SERVICIOS DE LÍNEAS TELEFONICAS MES DE JUNI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681 TEL001-TELCONET S.A. ENLACE TDM CLEAR CHANNEL CONTRA SETEL 1E1 MES DE MAY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2</text:p>
          </table:table-cell>
          <table:table-cell office:value-type="date" office:date-value="2021-06-19T00:00:00" table:style-name="ce22">
            <text:p>1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3878 TEL001-TELCONET S.A. BACKUP L3MPLS 30720K NETVOICE-CNTCORREOSGYE2. FACTURACION POR INSTALACION DEL SERVICIO <text:s/>MES DE MAYO 2021</text:p>
          </table:table-cell>
          <table:table-cell office:value-type="float" office:value="100" table:style-name="ce25">
            <text:p>1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3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956 UCK040-DELI INTERNACIONAL S.A. COMPRA DE DETALLE POR CUMPLEAÑO MES DE JUNIO 2021</text:p>
          </table:table-cell>
          <table:table-cell office:value-type="float" office:value="21.87" table:style-name="ce25">
            <text:p>21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4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6005 UCK040-DELI INTERNACIONAL S.A. COMPRA DE DETALLE POR CUMPLEAÑO 15 JUNIO 2021</text:p>
          </table:table-cell>
          <table:table-cell office:value-type="float" office:value="27.67" table:style-name="ce25">
            <text:p>27,6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6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478469 COR018-CNEL EP CONSUMO DE ENERGÍA ELECTRICA, COD:0900421382, URB. TERRASOL</text:p>
          </table:table-cell>
          <table:table-cell office:value-type="float" office:value="12.16" table:style-name="ce25">
            <text:p>12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1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54781 OTE001-OTECEL S.A INTERCONEXIÓN MES DE MAYO 2021, MIN: 113419.69 T: 0.01015, COMPENSA FACTURA#363393</text:p>
          </table:table-cell>
          <table:table-cell office:value-type="float" office:value="1420.09" table:style-name="ce25">
            <text:p>1.420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7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617762 COR018-CNEL EP CONSUMO DE ENERGÍA ELECTRICA, COD:0900420945, URB. CAPRI</text:p>
          </table:table-cell>
          <table:table-cell office:value-type="float" office:value="9.75" table:style-name="ce25">
            <text:p>9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18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629745 COR018-CNEL EP CONSUMO DE ENERGÍA ELECTRICA COD:5385091, MANABÍ-MANTA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5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001 NOV003-NOVATOOLS S.A. COMPRA DE (5) DETALLES POR EL DÍA DEL PADRE MÁS ENVÍO</text:p>
          </table:table-cell>
          <table:table-cell office:value-type="float" office:value="90.36" table:style-name="ce25">
            <text:p>90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6-10T00:00:00" table:style-name="ce22">
            <text:p>1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25 SOL017-SOLUCIONES INFORMATICAS PARA FIRMA ELECTRONICA GEEKTECH S.A. CONTRATOS ELECTRONICOS PERÍODO <text:s/>1 AL 31 DE MAYO 2021</text:p>
          </table:table-cell>
          <table:table-cell office:value-type="float" office:value="86" table:style-name="ce25">
            <text:p>8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332123 BAN007-BANCO DE GUAYAQUIL S.A. FACT.COMIS.LIQUIDACION PAGO DEPOSITOS DE VOUCHERS TARJETAS DE CREDITO</text:p>
          </table:table-cell>
          <table:table-cell office:value-type="float" office:value="31.37" table:style-name="ce25">
            <text:p>31,3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28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37 PAC005-CORPORACION NACIONAL DE TELECOMUNICACIONES CNT EP INTERCONEXIÓN FIJO MES DE MAYO 2021, MEDICIÓN 176.588,27 TASA USD <text:s/>0.011905, COMPENSA FACTURA#363395</text:p>
          </table:table-cell>
          <table:table-cell office:value-type="float" office:value="2102.2800000000002" table:style-name="ce25">
            <text:p>2.102,2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9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38 PAC005-CORPORACION NACIONAL DE TELECOMUNICACIONES CNT EP INTERCONEXIÓN MÓVIL MES DE MAYO 2021, MEDICIÓN 23.877,44 TASA <text:s/>USD0.013470, COMPENSA FACTURA#363394</text:p>
          </table:table-cell>
          <table:table-cell office:value-type="float" office:value="321.63" table:style-name="ce25">
            <text:p>321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2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59 SET001-SETEL S.A INTERCONEXIÓN MES DE MAYO 2021, MINUTOS:16.407,23 / PRECIO UNITARIO: 0.008905, COMPENSA FACTURA#363397</text:p>
          </table:table-cell>
          <table:table-cell office:value-type="float" office:value="146.11000000000001" table:style-name="ce25">
            <text:p>146,1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3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60 SET001-SETEL S.A SERVICIO DE COUBICACION MAY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7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5964805 OTE001-OTECEL S.A PLAN CORP. PERIODO 08-MAY-2021 AL 07-JUN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5964805 OTE001-OTECEL S.A PLAN CORP. PERIODO 08-MAY-2021 AL 07-JUN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80421 COM024-COMPUTRONSA S.A. COMPRA DE TECLADO PARA DELL Y M.O.</text:p>
          </table:table-cell>
          <table:table-cell office:value-type="float" office:value="89.29" table:style-name="ce25">
            <text:p>89,2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13047 SIG001-SIGLO 21 REPUESTO DE IMPRESORA EPSON FA04060 CABEZAL Y SERVICIO MANO DE OBRA POR REPARACIÓN DE <text:s/>EQUIPO (DPTO. JURÍDICO)</text:p>
          </table:table-cell>
          <table:table-cell office:value-type="float" office:value="95" table:style-name="ce25">
            <text:p>9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16045 LEO020-LEON CASTRO VICENTE EDUARDO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2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56684 GAS007-GAS-ELIALEHI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55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616 AYC004-AYCART VINCENZINI CARRASCO PIERO THOMAS SERVICIOS POR CERTIFICACIÓN DE DOCUMENTOS (DPTO. LEGAL)</text:p>
          </table:table-cell>
          <table:table-cell office:value-type="float" office:value="1.79" table:style-name="ce25">
            <text:p>1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69591 NUE001-NUEVAS OPERACIONES COMERCIALES NUCOPSA S.A. COMPRA DE COMBUSTIBLE</text:p>
          </table:table-cell>
          <table:table-cell office:value-type="float" office:value="17.86" table:style-name="ce25">
            <text:p>17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6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BCO PICHINCHA COMP RET 190233</text:p>
          </table:table-cell>
          <table:table-cell office:value-type="float" office:value="70.84" table:style-name="ce25">
            <text:p>70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5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BCO PICHINCHA COMP RET 190358</text:p>
          </table:table-cell>
          <table:table-cell office:value-type="float" office:value="0.43" table:style-name="ce25">
            <text:p>0,4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office:value-type="float" office:value="75.27" table:style-name="ce25">
            <text:p>75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3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8 MER005-MERELO ANGULO ROBERTO MANUEL REEMBOLSO DEL 01 AL 30 DE JUNIO 2021</text:p>
          </table:table-cell>
          <table:table-cell office:value-type="float" office:value="135" table:style-name="ce25">
            <text:p>13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3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8 MER005-MERELO ANGULO ROBERTO MANUEL REEMBOLSO DEL 01 AL 30 DE JUNIO 2021</text:p>
          </table:table-cell>
          <table:table-cell office:value-type="float" office:value="20" table:style-name="ce25">
            <text:p>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51010107 <text:s text:c="2"/>ALIMENTACION/MOVILIZACION</text:p>
          </table:table-cell>
          <table:table-cell office:value-type="string" table:style-name="ce21">
            <text:p>DR-23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9 ROD023-RODRIGUEZ GOMEZ FERNANDO ALBERTO REEMBOLSO POR COMPRA DE HERRAMIENTAS, ALIMENTACIÓN Y MOVILIZACIÓN DÍAS 17 Y 18/JUN/2021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3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9 ROD023-RODRIGUEZ GOMEZ FERNANDO ALBERTO REEMBOLSO POR COMPRA DE HERRAMIENTAS, ALIMENTACIÓN Y MOVILIZACIÓN DÍAS 17 Y 18/JUN/2021</text:p>
          </table:table-cell>
          <table:table-cell office:value-type="float" office:value="36.200000000000003" table:style-name="ce25">
            <text:p>36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6</text:p>
          </table:table-cell>
          <table:table-cell office:value-type="date" office:date-value="2021-06-21T00:00:00" table:style-name="ce22">
            <text:p>2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GASTOS BANCARIOS MES DE JUNIO 2021, RTE Y COMISIÓN RESTANTE</text:p>
          </table:table-cell>
          <table:table-cell office:value-type="float" office:value="9.6999999999999993" table:style-name="ce25">
            <text:p>9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30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CANCELACIÓN DE FACTURA CNEL EP, CTV, PORTAL AL SOL</text:p>
          </table:table-cell>
          <table:table-cell office:value-type="float" office:value="10.66" table:style-name="ce25">
            <text:p>10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NDL-8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PAGO PLLAS. IESS NORMAL MES DE MAYO 2021, COMP#143696335</text:p>
          </table:table-cell>
          <table:table-cell office:value-type="float" office:value="70.400000000000006" table:style-name="ce25">
            <text:p>70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EEMBOLSO A MANUEL MERELO POR MOVILIZACIÓN DEL 01 AL 15 JUN/2021, CUMPLEAÑOS DE JUNIO Y DETALLE POR EL DÍA DEL PADRE</text:p>
          </table:table-cell>
          <table:table-cell office:value-type="float" office:value="266.64" table:style-name="ce25">
            <text:p>266,6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OLES DE PAGO 2DA QUINCENA MES DE JUNIO 2021</text:p>
          </table:table-cell>
          <table:table-cell office:value-type="float" office:value="7162.16" table:style-name="ce25">
            <text:p>7.162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OLES DE PAGO 2DA QUINCENA MES DE JUNIO 2021</text:p>
          </table:table-cell>
          <table:table-cell office:value-type="float" office:value="450" table:style-name="ce25">
            <text:p>4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7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ICHINCHA TRANSF. GLOBAL THINK TECNOLOGY S.A. MES DE JUNIO-2021 Y CUOTA 3/10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GASTOS BANCARIOS MES DE JUNIO 2021</text:p>
          </table:table-cell>
          <table:table-cell office:value-type="float" office:value="31.56" table:style-name="ce25">
            <text:p>31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6-22T00:00:00" table:style-name="ce22">
            <text:p>2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PAGO DE IMPUESTOS RETENCIÓN EN LA FUENTE MES DE MAYO 2021</text:p>
          </table:table-cell>
          <table:table-cell office:value-type="float" office:value="0.02" table:style-name="ce25">
            <text:p>0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7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EEMBOLSO A BYRON BAQUE POR MOVILIZACIÓN (FIRMA DE DTOS ARCOTEL 25/06/2021 CASA-KENNEDY-CASA)</text:p>
          </table:table-cell>
          <table:table-cell office:value-type="float" office:value="12" table:style-name="ce25">
            <text:p>1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OLES DE PAGO 2DA QUINCENA MES DE JUNIO 2021, A PERFECTO RONQUILLO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OLES DE PAGO 2DA QUINCENA MES DE JUNIO 2021, A PERFECTO RONQUILLO</text:p>
          </table:table-cell>
          <table:table-cell office:value-type="float" office:value="50" table:style-name="ce25">
            <text:p>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JN-1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-Contabilización Servicio mensuales por soporte técnico Global Think Tecnology S.A. mes de junio-2021, Factura#00004-00000535 y cuota 3/10 por Denoc setup</text:p>
          </table:table-cell>
          <table:table-cell office:value-type="float" office:value="3000" table:style-name="ce25">
            <text:p>3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JN-8</text:p>
          </table:table-cell>
          <table:table-cell office:value-type="date" office:date-value="2021-06-29T00:00:00" table:style-name="ce22">
            <text:p>2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-Contabilización Traj. Corp. gastos varios periodo del 01 al 29 junio/2021, publicidad, Imp. Servicio Digital y salida capital</text:p>
          </table:table-cell>
          <table:table-cell office:value-type="float" office:value="179.32" table:style-name="ce25">
            <text:p>179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630.55999999999995" table:style-name="ce25">
            <text:p>630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315.26" table:style-name="ce25">
            <text:p>315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630.32000000000005" table:style-name="ce25">
            <text:p>630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919.32" table:style-name="ce25">
            <text:p>919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0</text:p>
          </table:table-cell>
          <table:table-cell office:value-type="date" office:date-value="2021-06-21T00:00:00" table:style-name="ce22">
            <text:p>2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3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 MOR034-MOREIRA GOMEZ JORDY DAVID SERVICIO DE TRANSPORTE A TÉCNICO POR <text:s/>5 DÍAS 1/2</text:p>
          </table:table-cell>
          <table:table-cell office:value-type="float" office:value="220" table:style-name="ce25">
            <text:p>2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0443324 BAN006-BANCO PICHINCHA C.A. COSTO POR SERVICIO FINANCIERO</text:p>
          </table:table-cell>
          <table:table-cell office:value-type="float" office:value="196.14" table:style-name="ce25">
            <text:p>196,1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11</text:p>
          </table:table-cell>
          <table:table-cell office:value-type="date" office:date-value="2021-07-19T00:00:00" table:style-name="ce22">
            <text:p>1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0956 AYC004-AYCART VINCENZINI CARRASCO PIERO THOMAS SERVICIOS POR DATOS: PROCURACIÓN JUDICIAL PERSONA NATURAL, CERTIFICADO DTOS Y CONSULTA DATOS BIOMETRICOS</text:p>
          </table:table-cell>
          <table:table-cell office:value-type="float" office:value="26.09" table:style-name="ce25">
            <text:p>26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6</text:p>
          </table:table-cell>
          <table:table-cell office:value-type="date" office:date-value="2021-07-27T00:00:00" table:style-name="ce22">
            <text:p>2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12 NOG003-NOGALES Y PLATON MANUEL ALEJANDRO HONORARIOS COMO INTERVENTOR POR EL MES DE JULI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1229 UCK445-BANCO DEL PACIFICO CARGOS FINANC. NO BONIFIC</text:p>
          </table:table-cell>
          <table:table-cell office:value-type="float" office:value="9.83" table:style-name="ce25">
            <text:p>9,8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30 TEL011-TELCOMAG S.A. MANTENIMIENTO TÉCNICO REDES Y EQUIPO TELEFÓNICO MES DE JULI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6 EST018-ESTUPIÑAN ANDRADE FRANCISCO JAVIER SERVICIOS PRESTADOS DE TELECOMUNICACIONES MES DE JULIO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5</text:p>
          </table:table-cell>
          <table:table-cell office:value-type="date" office:date-value="2021-07-23T00:00:00" table:style-name="ce22">
            <text:p>2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42 BAQ024-BAQUE BAQUE BYRON PAUL SERVICIOS PROFESIONALES DE TELECOMUNICACIONES MES DE JULIO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7-02T00:00:00" table:style-name="ce22">
            <text:p>0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4479 UMS437-ASOC. DE MORADORES DE LA URB. MATICES DE SAMBORONDON CONSUMO DE ENERGÍA ELÉCTRICA DE LA ANTENA DE MATICES MES DE JULIO <text:s/>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4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59105937 UCK445-BANCO DEL PACIFICO COMISION DE EMPRESASUPERCIAS SERVICIO REFERENCIA 108777</text:p>
          </table:table-cell>
          <table:table-cell office:value-type="float" office:value="0.51" table:style-name="ce25">
            <text:p>0,5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8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60108231 UCK445-BANCO DEL PACIFICO COSTO POR SERVICIO FINANCIERO MES DE JULIO 2021</text:p>
          </table:table-cell>
          <table:table-cell office:value-type="float" office:value="90.79" table:style-name="ce25">
            <text:p>90,7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29474 BAN006-BANCO PICHINCHA C.A. TARIFA POR COMISIÓN</text:p>
          </table:table-cell>
          <table:table-cell office:value-type="float" office:value="3.7" table:style-name="ce25">
            <text:p>3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9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9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0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7 PAC005-CORPORACION NACIONAL DE TELECOMUNICACIONES CNT EP PENSION BASICA SERVICIO#43805540 MES JUNIO-2021 POR TRONCAL</text:p>
          </table:table-cell>
          <table:table-cell office:value-type="float" office:value="18.03" table:style-name="ce25">
            <text:p>18,0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0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7 PAC005-CORPORACION NACIONAL DE TELECOMUNICACIONES CNT EP PENSION BASICA SERVICIO#43805540 MES JUNIO-2021 POR TRONCAL</text:p>
          </table:table-cell>
          <table:table-cell office:value-type="float" office:value="120.22" table:style-name="ce25">
            <text:p>120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1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8 PAC005-CORPORACION NACIONAL DE TELECOMUNICACIONES CNT EP PENSIÓN BÁSICA MES DE JUNI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2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9 PAC005-CORPORACION NACIONAL DE TELECOMUNICACIONES CNT EP PENSIÓN BÁSICA MES DE JUNI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43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30 PAC005-CORPORACION NACIONAL DE TELECOMUNICACIONES CNT EP CONSUMO TELEFÓNICO MES DE JUNIO-2021, TEF:42682706</text:p>
          </table:table-cell>
          <table:table-cell office:value-type="float" office:value="13.8" table:style-name="ce25">
            <text:p>13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9940 GG0047-COLEGIO DE CONTADORES DEL GUAYAS RENOVAVIÓN CREDENCIAL CONTADOR AÑO 2021 (JOSÉ BRAVO)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38 AGE002-AGENCIA DE REGULACION Y CONTROL DE LAS TELECOMUNICACIONES ARCOTEL ARCOTEL 0.5% FACTURACIÓN BRUTA (CONC. TELEFONÍA FIJA Y LOCAL) 2DO TRIMESTRE 2021</text:p>
          </table:table-cell>
          <table:table-cell office:value-type="float" office:value="847.68" table:style-name="ce25">
            <text:p>847,6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2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41 AGE002-AGENCIA DE REGULACION Y CONTROL DE LAS TELECOMUNICACIONES ARCOTEL ARCOTEL CONCESIONES 0.5% SERVICIOS TELECOMUNICACIONES A TRAVÉS DE TERMINALES DE USO PÚBLICO 2DO TRIMESTRE 2021</text:p>
          </table:table-cell>
          <table:table-cell office:value-type="float" office:value="0.18" table:style-name="ce25">
            <text:p>0,1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3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43 AGE002-AGENCIA DE REGULACION Y CONTROL DE LAS TELECOMUNICACIONES ARCOTEL ARCOTEL 0.5% FACTURACIÓN BRUTA (CONC.LARGA DISTANCIA INTERNACIONAL) 2DO TRIMESTRE 2021</text:p>
          </table:table-cell>
          <table:table-cell office:value-type="float" office:value="2.69" table:style-name="ce25">
            <text:p>2,6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6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407947 UCK445-BANCO DEL PACIFICO TARIFA POR COMISIÓN</text:p>
          </table:table-cell>
          <table:table-cell office:value-type="float" office:value="0.24" table:style-name="ce25">
            <text:p>0,2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59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476582 DAT001-DATAFAST CIA LTDA SERVICIO CONEXION <text:s/>20-JUL A 19-AGO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2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548 TRA009-TRANSFERUNION S.A. COMSION SERV. RED ACTIVA RECAUD LINKOTEL JUN-21</text:p>
          </table:table-cell>
          <table:table-cell office:value-type="float" office:value="76.959999999999994" table:style-name="ce25">
            <text:p>76,9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645658 DIN003-DINERS CLUB DEL ECUADOR S.A. SOCIEDAD FINANCIERA TARIFA POR COMISIÓN</text:p>
          </table:table-cell>
          <table:table-cell office:value-type="float" office:value="11.25" table:style-name="ce25">
            <text:p>11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13</text:p>
          </table:table-cell>
          <table:table-cell office:value-type="date" office:date-value="2021-07-21T00:00:00" table:style-name="ce22">
            <text:p>2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 MOR034-MOREIRA GOMEZ JORDY DAVID SERVICIO DE TRANSPORTE TÉCNICO DÍAS 01, 06, 08 Y 13 MES DE JULIO 2021</text:p>
          </table:table-cell>
          <table:table-cell office:value-type="float" office:value="160" table:style-name="ce25">
            <text:p>16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7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54117 COR018-CNEL EP CONSUMO DE ENERGÍA ELECTRICA, COD:0400895534, VIA AL SOL</text:p>
          </table:table-cell>
          <table:table-cell office:value-type="float" office:value="16.84" table:style-name="ce25">
            <text:p>16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8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68547 COR018-CNEL EP CONSUMO DE ENERGÍA ELECTRICA, COD:0400890778,</text:p>
          </table:table-cell>
          <table:table-cell office:value-type="float" office:value="11.86" table:style-name="ce25">
            <text:p>11,8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9</text:p>
          </table:table-cell>
          <table:table-cell office:value-type="date" office:date-value="2021-07-14T00:00:00" table:style-name="ce22">
            <text:p>14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80925 COR018-CNEL EP CONSUMO DE ENERGÍA ELECTRICA, COD:0400885886, BTA. MERCEDES MOLINA</text:p>
          </table:table-cell>
          <table:table-cell office:value-type="float" office:value="20.27" table:style-name="ce25">
            <text:p>20,2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0</text:p>
          </table:table-cell>
          <table:table-cell office:value-type="date" office:date-value="2021-07-20T00:00:00" table:style-name="ce22">
            <text:p>2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309370 COR018-CNEL EP CONSUMO DE ENERGÍA ELECTRICA, COD:0400902939,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476612 B3201-BANCO INTERNACIONAL <text:s text:c="2"/>S.A. COMISIONES MANAGEMENT MES DE JULIO 2021</text:p>
          </table:table-cell>
          <table:table-cell office:value-type="float" office:value="0.6" table:style-name="ce25">
            <text:p>0,6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2</text:p>
          </table:table-cell>
          <table:table-cell office:value-type="date" office:date-value="2021-07-19T00:00:00" table:style-name="ce22">
            <text:p>1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29 LLE004-LLERENA MIÑO NORMAN DAVID SERVICIOS PROFESIONALES</text:p>
          </table:table-cell>
          <table:table-cell office:value-type="float" office:value="3500" table:style-name="ce25">
            <text:p>3.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51611 BAN007-BANCO DE GUAYAQUIL S.A. SERVICIO POR COSTO FINANCIERO MES DE JULIO 2021</text:p>
          </table:table-cell>
          <table:table-cell office:value-type="float" office:value="118.56" table:style-name="ce25">
            <text:p>118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6</text:p>
          </table:table-cell>
          <table:table-cell office:value-type="date" office:date-value="2021-07-07T00:00:00" table:style-name="ce22">
            <text:p>0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823749 ETA001-ETAPA EP FACILIDADES Y CO-UBICACIÓN LINKOTEL S.A. JUNIO 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5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837547 ETA001-ETAPA EP INTERCONEXIÓN MES DE <text:s/>JUNIO 2021, MIN 4.082,90M/TASA 0,008905</text:p>
          </table:table-cell>
          <table:table-cell office:value-type="float" office:value="36.36" table:style-name="ce25">
            <text:p>36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5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8067 COP004-COPIADORA ECUATORIANA CIA LTDA ECUACOPIA SERVICIO ARRIENDO <text:s/>IMPRESORAS BASE Y B/N 512 PERIODO 18 JUN AL 05 JUL 2021</text:p>
          </table:table-cell>
          <table:table-cell office:value-type="float" office:value="51.66" table:style-name="ce25">
            <text:p>51,6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3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052 CON002-CONECEL S.A INTERCONEXIÓN FIJO MES DE JUNIO 2021</text:p>
          </table:table-cell>
          <table:table-cell office:value-type="float" office:value="101.73" table:style-name="ce25">
            <text:p>101,7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4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071 CON002-CONECEL S.A INTERCONEXIÓN MÓVIL MES DE JUNIO 2021</text:p>
          </table:table-cell>
          <table:table-cell office:value-type="float" office:value="2618.8200000000002" table:style-name="ce25">
            <text:p>2.618,8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09026 DIN003-DINERS CLUB DEL ECUADOR S.A. SOCIEDAD FINANCIERA TARIFA POR COMISIÓN</text:p>
          </table:table-cell>
          <table:table-cell office:value-type="float" office:value="0.41" table:style-name="ce25">
            <text:p>0,4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7-06T00:00:00" table:style-name="ce22">
            <text:p>0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1 IST001-ISTARTDIGITAL S.A. MANEJO DE REDES SOCIALES MES DE JULIO 2021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16936 DIN003-DINERS CLUB DEL ECUADOR S.A. SOCIEDAD FINANCIERA TARIFA POR COMISIÓN</text:p>
          </table:table-cell>
          <table:table-cell office:value-type="float" office:value="20.34" table:style-name="ce25">
            <text:p>20,3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6</text:p>
          </table:table-cell>
          <table:table-cell office:value-type="date" office:date-value="2021-07-15T00:00:00" table:style-name="ce22">
            <text:p>1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437 ALD003-ALDAS ROMERO ERIK ANDRES COMPRA DE IMPRESORA MULTIFUNCION EPSON ECOTANK L3150 USB+WIFI 33PPM (ÁREA CONTABLE)</text:p>
          </table:table-cell>
          <table:table-cell office:value-type="float" office:value="252" table:style-name="ce25">
            <text:p>25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0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46 UCF073-BAQUERIZO DAVILA PABLO JONATHAN HONORARIOS PROFESIONALES MES DE JULI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2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7 TEL001-TELCONET S.A. SERVICIOS POR L3MPLS 30720 K - NETVOICE-CNTCORREOSGYE, BACKUP L3MPLS 30720K NETVOICE-CNTCORREOSGYE2, CANAL TELEFONIA MES DE JULIO 2021</text:p>
          </table:table-cell>
          <table:table-cell office:value-type="float" office:value="630" table:style-name="ce25">
            <text:p>63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3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8 TEL001-TELCONET S.A. SERVICIO POR CLOUD EMAIL PROTECTION BASICO 30 DOMINIO NETVOICE, CLOUDMAIL 5 GB(30 CORREO) MES DE JULIO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7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9 TEL001-TELCONET S.A. SERVICIO POR UNIDAD VIRTUAL MES DE JULIO 2021</text:p>
          </table:table-cell>
          <table:table-cell office:value-type="float" office:value="3668.46" table:style-name="ce25">
            <text:p>3.66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5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5873 TEL001-TELCONET S.A. SERVICIO POR CANAL TELEFONIA, CLEAR CHANNEL TDMOIP 3 E1 30144K MES DE JULIO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6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5874 TEL001-TELCONET S.A. SERVICIOS DE LINEAS TELEFONICAS MES DE JULI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7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6194 TEL001-TELCONET S.A. SERVICIO POR ENLACE TDM CLEAR CHANNEL CONTRA SETEL 1E1 MES DE JULI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8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6641 TEL001-TELCONET S.A. SERVICIO POR BACKUP L3MPLS 30720K NETVOICE-CNTCORREOSGYE2. FACT URACION PROPORCIONAL DEL SERVICIO DESDE: 2021-06- 18 HASTA: 2021-06-27</text:p>
          </table:table-cell>
          <table:table-cell office:value-type="float" office:value="116.13" table:style-name="ce25">
            <text:p>116,1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30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 MOR034-MOREIRA GOMEZ JORDY DAVID SERVICIOS DE TRANSPORTE TÉCNICOS DIAS 22 Y 29 - 20 Y 27 (1/2 DÍA) <text:s/>JULIO 2021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 NAZ003-NAZARENO ANGULO ERIKA JENNIFFER SERVICIOS PROFESIONALES DE TELECOMUNICACIONES MES DE JUL-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4</text:p>
          </table:table-cell>
          <table:table-cell office:value-type="date" office:date-value="2021-07-21T00:00:00" table:style-name="ce22">
            <text:p>2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2897 PER002-PERMONSA S. A. COMPRA DE 2 ADAPTADORES GATEWAYS TELEFONO ANALOGO</text:p>
          </table:table-cell>
          <table:table-cell office:value-type="float" office:value="77" table:style-name="ce25">
            <text:p>77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27</text:p>
          </table:table-cell>
          <table:table-cell office:value-type="date" office:date-value="2021-07-14T00:00:00" table:style-name="ce22">
            <text:p>14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69320 OTE001-OTECEL S.A INTERCONEXIÓN MES DE JUNIO 2021, MIN: 113886.94 T: 0.01015</text:p>
          </table:table-cell>
          <table:table-cell office:value-type="float" office:value="1421.25" table:style-name="ce25">
            <text:p>1.421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4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873558 COR018-CNEL EP CONSUMO DE ENERGÍA ELECTRICA, COD:0900421382, URB. TERRASOL</text:p>
          </table:table-cell>
          <table:table-cell office:value-type="float" office:value="14.03" table:style-name="ce25">
            <text:p>14,0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5</text:p>
          </table:table-cell>
          <table:table-cell office:value-type="date" office:date-value="2021-07-10T00:00:00" table:style-name="ce22">
            <text:p>1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969841 COR018-CNEL EP CONSUMO DE ENERGÍA ELECTRICA COD:0900420945, URB. CAPRI</text:p>
          </table:table-cell>
          <table:table-cell office:value-type="float" office:value="9.6199999999999992" table:style-name="ce25">
            <text:p>9,6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46</text:p>
          </table:table-cell>
          <table:table-cell office:value-type="date" office:date-value="2021-07-10T00:00:00" table:style-name="ce22">
            <text:p>1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996476 COR018-CNEL EP CONSUMO DE ENERGÍA ELECTRICA COD:5385091, MANABÍ-MANTA, JUNIO 2021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10</text:p>
          </table:table-cell>
          <table:table-cell office:value-type="date" office:date-value="2021-07-20T00:00:00" table:style-name="ce22">
            <text:p>2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224 COR026-CORLANQUIMICA S.A. COMPRA DE SUMINISTRO DE OFICINA</text:p>
          </table:table-cell>
          <table:table-cell office:value-type="float" office:value="57.5" table:style-name="ce25">
            <text:p>57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5</text:p>
          </table:table-cell>
          <table:table-cell office:value-type="date" office:date-value="2021-07-02T00:00:00" table:style-name="ce22">
            <text:p>0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417791 BAN007-BANCO DE GUAYAQUIL S.A. LIQUIDACION COMERCIO</text:p>
          </table:table-cell>
          <table:table-cell office:value-type="float" office:value="24.92" table:style-name="ce25">
            <text:p>24,9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47 SOL017-SOLUCIONES INFORMATICAS PARA FIRMA ELECTRONICA GEEKTECH S.A. CONTRATOS ELECTRONICOS <text:s/>PERIODO 1 AL 30 DE JUNIO 2021</text:p>
          </table:table-cell>
          <table:table-cell office:value-type="float" office:value="84" table:style-name="ce25">
            <text:p>84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28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358 SET001-SETEL S.A INTERCONEXIÓN MES DE JUNIO 2021, MINUTOS:16.343,13 / PRECIO UNITARIO: 0.008905</text:p>
          </table:table-cell>
          <table:table-cell office:value-type="float" office:value="145.54" table:style-name="ce25">
            <text:p>145,5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29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359 SET001-SETEL S.A SERVICIO POR COUBICACION JUNI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8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6822408 OTE001-OTECEL S.A PLAN CORP. PERIODO 08-JUN-2021 AL 07-JUL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8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6822408 OTE001-OTECEL S.A PLAN CORP. PERIODO 08-JUN-2021 AL 07-JUL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3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office:value-type="float" office:value="75.06" table:style-name="ce25">
            <text:p>75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0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116</text:p>
          </table:table-cell>
          <table:table-cell office:value-type="float" office:value="66.44" table:style-name="ce25">
            <text:p>66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2</text:p>
          </table:table-cell>
          <table:table-cell office:value-type="date" office:date-value="2021-07-06T00:00:00" table:style-name="ce22">
            <text:p>0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207</text:p>
          </table:table-cell>
          <table:table-cell office:value-type="float" office:value="1.1200000000000001" table:style-name="ce25">
            <text:p>1,1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1</text:p>
          </table:table-cell>
          <table:table-cell office:value-type="date" office:date-value="2021-07-07T00:00:00" table:style-name="ce22">
            <text:p>0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279 <text:s/>GASTO BANCARIO BCO PICHINCHA COMP RET 192279</text:p>
          </table:table-cell>
          <table:table-cell office:value-type="float" office:value="1.1599999999999999" table:style-name="ce25">
            <text:p>1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72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0 MER005-MERELO ANGULO ROBERTO MANUEL REEMBOLSO DEL 01 AL 31 JULIO 2021, MOVILIZCAIÓN Y GASTOS POR CUMPLEAÑOS (3) JULIO Y (2) AGOSTO</text:p>
          </table:table-cell>
          <table:table-cell office:value-type="float" office:value="125" table:style-name="ce25">
            <text:p>12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72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0 MER005-MERELO ANGULO ROBERTO MANUEL REEMBOLSO DEL 01 AL 31 JULIO 2021, MOVILIZCAIÓN Y GASTOS POR CUMPLEAÑOS (3) JULIO Y (2) AGOSTO</text:p>
          </table:table-cell>
          <table:table-cell office:value-type="float" office:value="118.4" table:style-name="ce25">
            <text:p>118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7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1 ROD023-RODRIGUEZ GOMEZ FERNANDO ALBERTO REEMBOLSO POR MOVILIZACIÓN Y COMPRA DE 2 PACTCH CORDS</text:p>
          </table:table-cell>
          <table:table-cell office:value-type="float" office:value="26" table:style-name="ce25">
            <text:p>26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7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1 ROD023-RODRIGUEZ GOMEZ FERNANDO ALBERTO REEMBOLSO POR MOVILIZACIÓN Y COMPRA DE 2 PACTCH CORDS</text:p>
          </table:table-cell>
          <table:table-cell office:value-type="float" office:value="9.26" table:style-name="ce25">
            <text:p>9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8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REGISTRO POR INTERÉS DERECHOS CONCESIÓN 2DO PERIODO DE ABR A JUN 2021</text:p>
          </table:table-cell>
          <table:table-cell office:value-type="float" office:value="5.7" table:style-name="ce25">
            <text:p>5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3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SERV. TELECOMUNICACIONES A TRAVÉS DE TERMINALES DE USO PÚBLICO</text:p>
          </table:table-cell>
          <table:table-cell office:value-type="float" office:value="0.36" table:style-name="ce25">
            <text:p>0,3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TELEFONIA FIJA LOCAL</text:p>
          </table:table-cell>
          <table:table-cell office:value-type="float" office:value="1706.74" table:style-name="ce25">
            <text:p>1.706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2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TELEFONIA LARGA DISTANCIA INTERNACIONAL</text:p>
          </table:table-cell>
          <table:table-cell office:value-type="float" office:value="5.39" table:style-name="ce25">
            <text:p>5,3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38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ONSUMO DE ENERGÍA ELECTRICA PORTAL AL SOL, COD:200017298429, CTV</text:p>
          </table:table-cell>
          <table:table-cell office:value-type="float" office:value="10.84" table:style-name="ce25">
            <text:p>10,8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7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ROLES DE PAGO 2DA QUINCENA MES DE JULIO 2021</text:p>
          </table:table-cell>
          <table:table-cell office:value-type="float" office:value="7307.76" table:style-name="ce25">
            <text:p>7.307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7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ROLES DE PAGO 2DA QUINCENA MES DE JULIO 2021</text:p>
          </table:table-cell>
          <table:table-cell office:value-type="float" office:value="450" table:style-name="ce25">
            <text:p>4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3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ICHINCHA TRANSF. GLOBAL THINK TECNOLOGY S.A. MES DE JULIO-2021 Y CUOTA 4/10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8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GASTOS BANCARIOS Y RTE FTE-IVA MES DE JULIO 2021</text:p>
          </table:table-cell>
          <table:table-cell office:value-type="float" office:value="33.619999999999997" table:style-name="ce25">
            <text:p>33,6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TRANSF. ROLES DE PAGO 2DA QUINCENA MES DE JULIO 2021, A PERFECTO RONQUILLO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TRANSF. ROLES DE PAGO 2DA QUINCENA MES DE JULIO 2021, A PERFECTO RONQUILLO</text:p>
          </table:table-cell>
          <table:table-cell office:value-type="float" office:value="50" table:style-name="ce25">
            <text:p>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4</text:p>
          </table:table-cell>
          <table:table-cell office:value-type="date" office:date-value="2021-07-28T00:00:00" table:style-name="ce22">
            <text:p>2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C # 76551 BAN006-BANCO PICHINCHA C.A. N/C APLICA A FACTURA#001-171-010412331 <text:s/>POR DEVOLUCIÓN 30/06/2021</text:p>
          </table:table-cell>
          <table:table-cell table:style-name="ce1"/>
          <table:table-cell office:value-type="float" office:value="1.2" table:style-name="ce26">
            <text:p>-1,20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JU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-Contabilización Servicio mensuales por soporte técnico Global Think Tecnology S.A. mes de julio 2021, Factura#00004-00000547 y cuota 4/10 por Denoc setup</text:p>
          </table:table-cell>
          <table:table-cell office:value-type="float" office:value="3000" table:style-name="ce25">
            <text:p>3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JU-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-Contabilización Traj. Corp. gastos varios periodo del 08 al 12 julio/2021, publicidad, Imp. Servicio Digital y salida capital</text:p>
          </table:table-cell>
          <table:table-cell office:value-type="float" office:value="56.56" table:style-name="ce25">
            <text:p>56,5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642.70000000000005" table:style-name="ce25">
            <text:p>642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321.32" table:style-name="ce25">
            <text:p>321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642.44000000000005" table:style-name="ce25">
            <text:p>642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937.02" table:style-name="ce25">
            <text:p>937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GG <text:s text:c="2"/>GG0040 <text:s text:c="2"/>SUPERINTENDENCIA DE COMPAÑIAS</text:p>
          </table:table-cell>
          <table:table-cell office:value-type="string" table:style-name="ce21">
            <text:p>EG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SUPERCIA, PAGO DE CONTRIBUCIÓN AÑO 2021</text:p>
          </table:table-cell>
          <table:table-cell office:value-type="float" office:value="1102.33" table:style-name="ce25">
            <text:p>1.102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office:value-type="float" office:value="0.25" table:style-name="ce25">
            <text:p>0,2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3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office:value-type="float" office:value="4.58" table:style-name="ce25">
            <text:p>4,5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2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office:value-type="float" office:value="17.059999999999999" table:style-name="ce25">
            <text:p>17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/text:p>
          </table:table-cell>
          <table:table-cell office:value-type="float" office:value="6.24" table:style-name="ce25">
            <text:p>6,2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9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SCOVER CANCELACION DEBITO TARJETAS PICHICHA- PAGO DE FACT 4980 POR DEP EN CTA #DOC 938886</text:p>
          </table:table-cell>
          <table:table-cell office:value-type="float" office:value="0.08" table:style-name="ce25">
            <text:p>0,0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0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SCOVER CANCELACION DEBITO TARJETAS PICHICNHA- PAGO DE FACT 367633- 367663- 5073- 367659- 367872- 367975 POR DEP EN CTA #DOC 872570</text:p>
          </table:table-cell>
          <table:table-cell office:value-type="float" office:value="0.4" table:style-name="ce25">
            <text:p>0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float" office:value="2250" table:style-name="ce25">
            <text:p>2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8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080164 BAN006-BANCO PICHINCHA C.A. COSTO POR SERVICIO FINANCIERO MES DE AGOSTO 2021</text:p>
          </table:table-cell>
          <table:table-cell office:value-type="float" office:value="199.85" table:style-name="ce25">
            <text:p>199,8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9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21 NOG003-NOGALES Y PLATON MANUEL ALEJANDRO HONORARIOS COMO INTERVENTOR MES AGOSTO 2021</text:p>
          </table:table-cell>
          <table:table-cell office:value-type="float" office:value="1250" table:style-name="ce25">
            <text:p>1.2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3570 UCK445-BANCO DEL PACIFICO CARGOS FINANC. NO BONIFIC</text:p>
          </table:table-cell>
          <table:table-cell office:value-type="float" office:value="9.44" table:style-name="ce25">
            <text:p>9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1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49 TEL011-TELCOMAG S.A. MANTENIMIENTO TÉCNICO REDES Y EQUIPO TELEFÓNICO MES DE AGOSTO 2021</text:p>
          </table:table-cell>
          <table:table-cell office:value-type="float" office:value="6363.63" table:style-name="ce25">
            <text:p>6.363,6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4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251 CEV006-CEVALLOS CANDO JORGE ANTONIO MANTENIMIENTO A SURTIDORES DE AGUA - MARCA TEKNO SIN MOTOR COLOR GRIS</text:p>
          </table:table-cell>
          <table:table-cell office:value-type="float" office:value="32" table:style-name="ce25">
            <text:p>3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4622 UMS437-ASOC. DE MORADORES DE LA URB. MATICES DE SAMBORONDON CONSUMO DE ENERGÍA ELÉCTRICA DE LA ANTENA DE MATICES MES DE AGOSTO <text:s/>2021</text:p>
          </table:table-cell>
          <table:table-cell office:value-type="float" office:value="85" table:style-name="ce25">
            <text:p>8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8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51 BAQ024-BAQUE BAQUE BYRON PAUL SERVICIOS PROFESIONALES DE TELECOMUNICACIÓN MES AGOSTO 2021</text:p>
          </table:table-cell>
          <table:table-cell office:value-type="float" office:value="222.22" table:style-name="ce25">
            <text:p>222,2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0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51 EST018-ESTUPIÑAN ANDRADE FRANCISCO JAVIER SERVICIOS PRESTADOS DE TELECOMUNICACIONES MES AGOSTO 2021</text:p>
          </table:table-cell>
          <table:table-cell office:value-type="float" office:value="444.44" table:style-name="ce25">
            <text:p>444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9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62162952 UCK445-BANCO DEL PACIFICO COSTO POR <text:s/>SERVICIOS FINANCIEROS MES DE AGOSTO 2021</text:p>
          </table:table-cell>
          <table:table-cell office:value-type="float" office:value="83.02" table:style-name="ce25">
            <text:p>83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69409 BAN006-BANCO PICHINCHA C.A. TARIFA POR COMISIÓN</text:p>
          </table:table-cell>
          <table:table-cell office:value-type="float" office:value="7.87" table:style-name="ce25">
            <text:p>7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9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 PAC005-CORPORACION NACIONAL DE TELECOMUNICACIONES CNT EP CONSUMO TELEFÓNICO MES DE JULIO-2021, TEF:42682706</text:p>
          </table:table-cell>
          <table:table-cell office:value-type="float" office:value="1.8" table:style-name="ce25">
            <text:p>1,8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9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 PAC005-CORPORACION NACIONAL DE TELECOMUNICACIONES CNT EP CONSUMO TELEFÓNICO MES DE JULIO-2021, TEF:42682706</text:p>
          </table:table-cell>
          <table:table-cell office:value-type="float" office:value="12.03" table:style-name="ce25">
            <text:p>12,0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5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6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3 PAC005-CORPORACION NACIONAL DE TELECOMUNICACIONES CNT EP PENSION BASICA SERVICIO#43805540 MES JULIO-2021 POR TRONCAL</text:p>
          </table:table-cell>
          <table:table-cell office:value-type="float" office:value="18" table:style-name="ce25">
            <text:p>1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6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3 PAC005-CORPORACION NACIONAL DE TELECOMUNICACIONES CNT EP PENSION BASICA SERVICIO#43805540 MES JULIO-2021 POR TRONCAL</text:p>
          </table:table-cell>
          <table:table-cell office:value-type="float" office:value="120" table:style-name="ce25">
            <text:p>1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7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4 PAC005-CORPORACION NACIONAL DE TELECOMUNICACIONES CNT EP PENSIÓN BÁSICA MES DE JULI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8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5 PAC005-CORPORACION NACIONAL DE TELECOMUNICACIONES CNT EP PENSIÓN BÁSICA MES DE JULI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212 ARA001-ARAGUNDI HERRERA ERICK ROBERTO COMPRA DE 25 UNIFORMES (BOXEO)</text:p>
          </table:table-cell>
          <table:table-cell office:value-type="float" office:value="475" table:style-name="ce25">
            <text:p>475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60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27756 DAT001-DATAFAST CIA LTDA SERVICIO CONEXION 20-AGO A 19-SEP</text:p>
          </table:table-cell>
          <table:table-cell office:value-type="float" office:value="4.75" table:style-name="ce25">
            <text:p>4,7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DF-52</text:p>
          </table:table-cell>
          <table:table-cell office:value-type="date" office:date-value="2021-08-21T00:00:00" table:style-name="ce22">
            <text:p>2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5097 OTE001-OTECEL S.A COMPRA DE CHIP (C.BUSTOS - 0998594231)</text:p>
          </table:table-cell>
          <table:table-cell office:value-type="float" office:value="5.35" table:style-name="ce25">
            <text:p>5,3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3</text:p>
          </table:table-cell>
          <table:table-cell office:value-type="date" office:date-value="2021-08-01T00:00:00" table:style-name="ce22">
            <text:p>0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99 TRA009-TRANSFERUNION S.A. COMSION SERV. RED ACTIVA RECAUD LINKOTEL JUL-21</text:p>
          </table:table-cell>
          <table:table-cell office:value-type="float" office:value="84.48" table:style-name="ce25">
            <text:p>84,4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685115 DIN003-DINERS CLUB DEL ECUADOR S.A. SOCIEDAD FINANCIERA TARIFA POR COMISIÓN</text:p>
          </table:table-cell>
          <table:table-cell office:value-type="float" office:value="13.91" table:style-name="ce25">
            <text:p>13,9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4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42865 COR018-CNEL EP CONSUMO DE ENERGÍA ELÉCTRICA, COD:0400885886, BTA. MERCEDES MOLINA</text:p>
          </table:table-cell>
          <table:table-cell office:value-type="float" office:value="19.920000000000002" table:style-name="ce25">
            <text:p>19,9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6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52702 COR018-CNEL EP CONSUMO DE ENERGÍA ELÉCTRICA, COD:0400890778, VLLE ALTO</text:p>
          </table:table-cell>
          <table:table-cell office:value-type="float" office:value="11.44" table:style-name="ce25">
            <text:p>11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3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54339 COR018-CNEL EP CONSUMO DE ENERGÍA ELÉCTRICA, COD:0400895534, VIA AL SOL</text:p>
          </table:table-cell>
          <table:table-cell office:value-type="float" office:value="17.190000000000001" table:style-name="ce25">
            <text:p>17,1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55</text:p>
          </table:table-cell>
          <table:table-cell office:value-type="date" office:date-value="2021-08-17T00:00:00" table:style-name="ce22">
            <text:p>1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2081596 COR018-CNEL EP CONSUMO DE ENERGÍA ELÉCTRICA, COD:0400902939, EL CARACOL</text:p>
          </table:table-cell>
          <table:table-cell office:value-type="float" office:value="7.49" table:style-name="ce25">
            <text:p>7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3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175253 ETA001-ETAPA EP FACILIDADES Y CO-UBICACIÓN JULIO 2021</text:p>
          </table:table-cell>
          <table:table-cell office:value-type="float" office:value="283.5" table:style-name="ce25">
            <text:p>283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7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188536 ETA001-ETAPA EP INTERCONEXIÓN MES DE JULIO 2021, MIN 3.480,62M/TASA 0,008905, COMPENSA FACT#368632</text:p>
          </table:table-cell>
          <table:table-cell office:value-type="float" office:value="30.99" table:style-name="ce25">
            <text:p>30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7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35524 BAN007-BANCO DE GUAYAQUIL S.A. SERVICIOS FACTURADOS EN ESTADOS DE CUENTA CORRIENTE MES DE AGOSTO 2021</text:p>
          </table:table-cell>
          <table:table-cell office:value-type="float" office:value="123.54" table:style-name="ce25">
            <text:p>123,5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4</text:p>
          </table:table-cell>
          <table:table-cell office:value-type="date" office:date-value="2021-08-10T00:00:00" table:style-name="ce22">
            <text:p>1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8686 COP004-COPIADORA ECUATORIANA CIA LTDA ECUACOPIA SERVICIO ARRIENDO <text:s/>IMPRESORAS BASE Y B/N#502 MES DE AGOSTO 2021</text:p>
          </table:table-cell>
          <table:table-cell office:value-type="float" office:value="51.53" table:style-name="ce25">
            <text:p>51,5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6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101 CON002-CONECEL S.A INTERCONEXIÓN MÓVIL MES DE JULIO 2021, MIN 254361.35, TS 0.010150, COMPENSA FACT#368638</text:p>
          </table:table-cell>
          <table:table-cell office:value-type="float" office:value="2581.77" table:style-name="ce25">
            <text:p>2.581,7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7</text:p>
          </table:table-cell>
          <table:table-cell office:value-type="date" office:date-value="2021-08-19T00:00:00" table:style-name="ce22">
            <text:p>19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109 CON002-CONECEL S.A INTERCONEXIÓN FIJO MES DE AGOSTO 2021</text:p>
          </table:table-cell>
          <table:table-cell office:value-type="float" office:value="102.44" table:style-name="ce25">
            <text:p>102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25 IST001-ISTARTDIGITAL S.A. MANEJO DE REDES SOCIALES</text:p>
          </table:table-cell>
          <table:table-cell office:value-type="float" office:value="500" table:style-name="ce25">
            <text:p>5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264822 DIN003-DINERS CLUB DEL ECUADOR S.A. SOCIEDAD FINANCIERA TARIFA DE COMISIÓN</text:p>
          </table:table-cell>
          <table:table-cell office:value-type="float" office:value="21.26" table:style-name="ce25">
            <text:p>21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1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48 UCF073-BAQUERIZO DAVILA PABLO JONATHAN HONORARIOS PROFESIONALES MES AGOSTO 2021</text:p>
          </table:table-cell>
          <table:table-cell office:value-type="float" office:value="4000" table:style-name="ce25">
            <text:p>4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8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float" office:value="570" table:style-name="ce25">
            <text:p>5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9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0 TEL001-TELCONET S.A. SERVICIO POR L3MPLS 30720 K CNTCORREOSGYE, BACKUP L3MPLS 30720K CNTCORREOSGYE2, CANAL TELEFONIA MES AGOSTO 2021</text:p>
          </table:table-cell>
          <table:table-cell office:value-type="float" office:value="630" table:style-name="ce25">
            <text:p>63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0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1 TEL001-TELCONET S.A. SERVICIO DE CLOUDMAIL 5 GB(30 CORREO), CLOUD EMAIL PROTECTION BASICO 30 DOMINIO NETVOICE MES AGOSTO 2021</text:p>
          </table:table-cell>
          <table:table-cell office:value-type="float" office:value="142.32" table:style-name="ce25">
            <text:p>142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2 TEL001-TELCONET S.A. SERVICIO POR UNIDAD VIRTUAL MES AGOSTO 2021</text:p>
          </table:table-cell>
          <table:table-cell office:value-type="float" office:value="3608.46" table:style-name="ce25">
            <text:p>3.608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2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603 TEL001-TELCONET S.A. SERVICIO POR CANAL TELEFONIA, CLEAR CHANNEL TDMOIP 3 E1 30144K LINKO_MOVIL MES AGOSTO 2021</text:p>
          </table:table-cell>
          <table:table-cell office:value-type="float" office:value="280" table:style-name="ce25">
            <text:p>28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3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604 TEL001-TELCONET S.A. SERVICIO PO LÍNEAS TELEFÓNICAS MES AGOSTO 2021</text:p>
          </table:table-cell>
          <table:table-cell office:value-type="float" office:value="1420" table:style-name="ce25">
            <text:p>1.42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4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921 TEL001-TELCONET S.A. SERVICIO POR ENLACE TDM CLEAR CHANNEL CONTRA SETEL 1E1 MES AGOSTO 2021</text:p>
          </table:table-cell>
          <table:table-cell office:value-type="float" office:value="70" table:style-name="ce25">
            <text:p>7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2</text:p>
          </table:table-cell>
          <table:table-cell office:value-type="date" office:date-value="2021-08-16T00:00:00" table:style-name="ce22">
            <text:p>1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3121 PER002-PERMONSA S. A. COMPRA DE UN ADAPTADOR TELEFONICO 4 PUERTOS Y CUATRO ADAPTADOR TELEFONICO ANALOGO</text:p>
          </table:table-cell>
          <table:table-cell office:value-type="float" office:value="247.5" table:style-name="ce25">
            <text:p>247,5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36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641 ALD003-ALDAS ROMERO ERIK ANDRES COMPRA DE COOLING PAD TRUST (VENTILADOR PARA LAPTOP)</text:p>
          </table:table-cell>
          <table:table-cell office:value-type="float" office:value="35.99" table:style-name="ce25">
            <text:p>35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8</text:p>
          </table:table-cell>
          <table:table-cell office:value-type="date" office:date-value="2021-08-16T00:00:00" table:style-name="ce22">
            <text:p>1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84109 OTE001-OTECEL S.A INTERCONEXIÓN MES DE JULIO 2021, MIN: 115988.37 T: 0.01015, COMPENSA FACT#368632</text:p>
          </table:table-cell>
          <table:table-cell office:value-type="float" office:value="1442.99" table:style-name="ce25">
            <text:p>1.442,9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0</text:p>
          </table:table-cell>
          <table:table-cell office:value-type="date" office:date-value="2021-08-17T00:00:00" table:style-name="ce22">
            <text:p>1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 NAZ003-NAZARENO ANGULO ERIKA JENNIFFER SERVICIOS PROFESIONALES DE TELECOMUNICACIONES MES DE AGOSTO 2021</text:p>
          </table:table-cell>
          <table:table-cell office:value-type="float" office:value="2000" table:style-name="ce25">
            <text:p>2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0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241168 COR018-CNEL EP CONSUMO DE ENERGÍA ELECTRICA, COD:42138201, URB. TERRASOL</text:p>
          </table:table-cell>
          <table:table-cell office:value-type="float" office:value="14.97" table:style-name="ce25">
            <text:p>14,9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2</text:p>
          </table:table-cell>
          <table:table-cell office:value-type="date" office:date-value="2021-08-07T00:00:00" table:style-name="ce22">
            <text:p>0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319516 COR018-CNEL EP CONSUMO DE ENERGÍA ELECTRICA, COD:5385091, MANABI.MANTA, MES JULIO/2021</text:p>
          </table:table-cell>
          <table:table-cell office:value-type="float" office:value="13.52" table:style-name="ce25">
            <text:p>13,5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DF-21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322481 COR018-CNEL EP CONSUMO DE ENERGÍA ELECTRICA, COD:0900420945, URB. CAPRI</text:p>
          </table:table-cell>
          <table:table-cell office:value-type="float" office:value="9.89" table:style-name="ce25">
            <text:p>9,8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603232 BAN007-BANCO DE GUAYAQUIL S.A. FACT.COMIS.LIQUIDACION PAGO DEPOSITOS DE VOUCHERS TARJETAS DE CREDITO</text:p>
          </table:table-cell>
          <table:table-cell office:value-type="float" office:value="26.55" table:style-name="ce25">
            <text:p>26,55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4</text:p>
          </table:table-cell>
          <table:table-cell office:value-type="date" office:date-value="2021-08-11T00:00:00" table:style-name="ce22">
            <text:p>1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721 TRA010-TRANSPORTES JUEZ S.A. TRANSJUEZ SERVICIO DE GRÚA, VEHÍCULO: PLACA GQB-0110 (TRÁMITE DPTO. JURIDICO)</text:p>
          </table:table-cell>
          <table:table-cell office:value-type="float" office:value="50" table:style-name="ce25">
            <text:p>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62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01 SOL017-SOLUCIONES INFORMATICAS PARA FIRMA ELECTRONICA GEEKTECH S.A. CONTRATOS ELECTRONICOS PERIODO 01 AL 31 JULIO 2021</text:p>
          </table:table-cell>
          <table:table-cell office:value-type="float" office:value="64" table:style-name="ce25">
            <text:p>64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5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357 PAC005-CORPORACION NACIONAL DE TELECOMUNICACIONES CNT EP INTERCONEXIÓN FIJO MES DE JUNIO 2021, MEDICIÓN 181.975,63 TASA USD 0.011905</text:p>
          </table:table-cell>
          <table:table-cell office:value-type="float" office:value="2166.42" table:style-name="ce25">
            <text:p>2.166,4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6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358 PAC005-CORPORACION NACIONAL DE TELECOMUNICACIONES CNT EP INTERCONEXIÓN MÓVIL MES DE JUNIO 2021, MEDICIÓN 23.477,52 TASA USD <text:s/>0,013470</text:p>
          </table:table-cell>
          <table:table-cell office:value-type="float" office:value="316.24" table:style-name="ce25">
            <text:p>316,2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9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75 SET001-SETEL S.A INTERCONEXIÓN MES DE JULIO 2021, MINUTOS:14.583,98 / PRECIO UNITARIO: 0,008905, COMPENSA FACT#368634</text:p>
          </table:table-cell>
          <table:table-cell office:value-type="float" office:value="129.87" table:style-name="ce25">
            <text:p>129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50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76 SET001-SETEL S.A COUBICACION JULIO 2021</text:p>
          </table:table-cell>
          <table:table-cell office:value-type="float" office:value="135.30000000000001" table:style-name="ce25">
            <text:p>135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5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90 PAC005-CORPORACION NACIONAL DE TELECOMUNICACIONES CNT EP INTERCONEXIÓN FIJO MES AGOSTO 2021, MEDICIÓN 169.513,65 TASA USD 0.011905, COMPENSA FACT#368640</text:p>
          </table:table-cell>
          <table:table-cell office:value-type="float" office:value="2018.06" table:style-name="ce25">
            <text:p>2.018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5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91 PAC005-CORPORACION NACIONAL DE TELECOMUNICACIONES CNT EP INTERCONEXIÓN MÓVIL MES DE JULIO 2021, MEDICIÓN 22.437,72 TASA USD 0,013470</text:p>
          </table:table-cell>
          <table:table-cell office:value-type="float" office:value="302.24" table:style-name="ce25">
            <text:p>302,2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2</text:p>
          </table:table-cell>
          <table:table-cell office:value-type="date" office:date-value="2021-08-08T00:00:00" table:style-name="ce22">
            <text:p>0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7581789 OTE001-OTECEL S.A PLAN CORP. 08-JUL-2021 AL 07-AGO-2021</text:p>
          </table:table-cell>
          <table:table-cell office:value-type="float" office:value="63" table:style-name="ce25">
            <text:p>63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2</text:p>
          </table:table-cell>
          <table:table-cell office:value-type="date" office:date-value="2021-08-08T00:00:00" table:style-name="ce22">
            <text:p>0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7581789 OTE001-OTECEL S.A PLAN CORP. 08-JUL-2021 AL 07-AGO-2021</text:p>
          </table:table-cell>
          <table:table-cell office:value-type="float" office:value="313.26" table:style-name="ce25">
            <text:p>313,2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8</text:p>
          </table:table-cell>
          <table:table-cell office:value-type="date" office:date-value="2021-08-19T00:00:00" table:style-name="ce22">
            <text:p>19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 MOR034-MOREIRA GOMEZ JORDY DAVID SERVICIOS DE TRANSPORTE TÉCNICOS DIAS 03, 05, 06 Y 12 - 10 Y 13 (1/2 DÍA) <text:s/>AGOSTO 2021</text:p>
          </table:table-cell>
          <table:table-cell office:value-type="float" office:value="200" table:style-name="ce25">
            <text:p>2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4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14 SEG011-SEGUROS EQUINOCCIAL S.A. SEGURO SEGÚN PÓLIZA#50511 FIDELIDAD</text:p>
          </table:table-cell>
          <table:table-cell office:value-type="float" office:value="417" table:style-name="ce25">
            <text:p>417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6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18 SEG011-SEGUROS EQUINOCCIAL S.A. SEGURO SEGÚN PÓLIZA#52557 RESPONSABILIDAD CIVIL EXTRACONTRACTUAL</text:p>
          </table:table-cell>
          <table:table-cell office:value-type="float" office:value="261" table:style-name="ce25">
            <text:p>261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3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0 SEG011-SEGUROS EQUINOCCIAL S.A. SEGURO SEGÚN PÓLIZA#50548 DINERO Y VALORES</text:p>
          </table:table-cell>
          <table:table-cell office:value-type="float" office:value="208.9" table:style-name="ce25">
            <text:p>208,9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7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1 SEG011-SEGUROS EQUINOCCIAL S.A. SEGURO SEGÚN PÓLIZA #50667 TRANSPORTE INTERNO</text:p>
          </table:table-cell>
          <table:table-cell office:value-type="float" office:value="469" table:style-name="ce25">
            <text:p>469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5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3 SEG011-SEGUROS EQUINOCCIAL S.A. SEGURO SEGÚN PÓLIZA#50840 MULTIRIESGO INDUSTRIAL</text:p>
          </table:table-cell>
          <table:table-cell office:value-type="float" office:value="1260.9100000000001" table:style-name="ce25">
            <text:p>1.260,91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5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office:value-type="float" office:value="74.7" table:style-name="ce25">
            <text:p>74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18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S BANCARIOS BCO PICHINCHA COMP RET #193907</text:p>
          </table:table-cell>
          <table:table-cell office:value-type="float" office:value="68.489999999999995" table:style-name="ce25">
            <text:p>68,4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17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S BANCARIOS BCO PICHINCHA COMP RET #194031</text:p>
          </table:table-cell>
          <table:table-cell office:value-type="float" office:value="1.06" table:style-name="ce25">
            <text:p>1,0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3142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2 ROD023-RODRIGUEZ GOMEZ FERNANDO ALBERTO REEMBOLSO DE GASTOS DE MOVILIZACION DEL 01 AL 31 AGO/2021</text:p>
          </table:table-cell>
          <table:table-cell office:value-type="float" office:value="78" table:style-name="ce25">
            <text:p>78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314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3 MER005-MERELO ANGULO ROBERTO MANUEL REEMBOLSO DE GASTOS POR MOVILIZACIÓN, CUMPLEAÑOS DE AGOSTO Y ENVIÓ DE DTOS A SERVIENTREGA 2021</text:p>
          </table:table-cell>
          <table:table-cell office:value-type="float" office:value="160" table:style-name="ce25">
            <text:p>16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1">
            <text:p>DR-314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3 MER005-MERELO ANGULO ROBERTO MANUEL REEMBOLSO DE GASTOS POR MOVILIZACIÓN, CUMPLEAÑOS DE AGOSTO Y ENVIÓ DE DTOS A SERVIENTREGA 2021</text:p>
          </table:table-cell>
          <table:table-cell office:value-type="float" office:value="48.74" table:style-name="ce25">
            <text:p>48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8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GASTOS BANCARIOS POR COMISIÓN MES DE AGOSTO 2021</text:p>
          </table:table-cell>
          <table:table-cell office:value-type="float" office:value="2.2000000000000002" table:style-name="ce25">
            <text:p>2,2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1">
            <text:p>NDL-42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CANCELACIÓN DE ENERGIA ELECTRICA, PORTAL AL SOL, CTV, COD:200017298429</text:p>
          </table:table-cell>
          <table:table-cell office:value-type="float" office:value="10.76" table:style-name="ce25">
            <text:p>10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7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ROLES DE PAGO 2DA QUINCENA MES DE AGOSTO 2021</text:p>
          </table:table-cell>
          <table:table-cell office:value-type="float" office:value="7307.76" table:style-name="ce25">
            <text:p>7.307,7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7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ROLES DE PAGO 2DA QUINCENA MES DE AGOSTO 2021</text:p>
          </table:table-cell>
          <table:table-cell office:value-type="float" office:value="450" table:style-name="ce25">
            <text:p>4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19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19</text:p>
          </table:table-cell>
          <table:table-cell office:value-type="float" office:value="365.18" table:style-name="ce25">
            <text:p>365,18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GG <text:s text:c="2"/>ICV004 <text:s text:c="2"/>1.5 O/OO POR MIL CAPITAL EN GIRO</text:p>
          </table:table-cell>
          <table:table-cell office:value-type="string" table:style-name="ce21">
            <text:p>NDL-19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19</text:p>
          </table:table-cell>
          <table:table-cell office:value-type="float" office:value="1635.72" table:style-name="ce25">
            <text:p>1.635,7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20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20</text:p>
          </table:table-cell>
          <table:table-cell office:value-type="float" office:value="90.74" table:style-name="ce25">
            <text:p>90,7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GG <text:s text:c="2"/>ICV004 <text:s text:c="2"/>1.5 O/OO POR MIL CAPITAL EN GIRO</text:p>
          </table:table-cell>
          <table:table-cell office:value-type="string" table:style-name="ce21">
            <text:p>NDL-20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20</text:p>
          </table:table-cell>
          <table:table-cell office:value-type="float" office:value="1799.87" table:style-name="ce25">
            <text:p>1.799,8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2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GLOBAL THINK TECNOLOGY S.A. MES DE AGOSTO-2021 Y CUOTA 5/10</text:p>
          </table:table-cell>
          <table:table-cell office:value-type="float" office:value="150" table:style-name="ce25">
            <text:p>1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2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GASTOS BANCARIOS MES DE AGOSTO 2021</text:p>
          </table:table-cell>
          <table:table-cell office:value-type="float" office:value="36.24" table:style-name="ce25">
            <text:p>36,2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49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A LOS CONSUMOS ESPECIALES MES DE JULIO 2021</text:p>
          </table:table-cell>
          <table:table-cell office:value-type="float" office:value="32.54" table:style-name="ce25">
            <text:p>32,5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0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RETENCIONES EN LA FUENTE MES DE JULIO 2021</text:p>
          </table:table-cell>
          <table:table-cell office:value-type="float" office:value="11.93" table:style-name="ce25">
            <text:p>11,9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RTE IVA MES DE JULIO 2021</text:p>
          </table:table-cell>
          <table:table-cell office:value-type="float" office:value="14.96" table:style-name="ce25">
            <text:p>14,9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8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ROLES DE PAGO 2DA QUINCENA MES DE AGOSTO 2021</text:p>
          </table:table-cell>
          <table:table-cell office:value-type="float" office:value="404.4" table:style-name="ce25">
            <text:p>404,4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8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ROLES DE PAGO 2DA QUINCENA MES DE AGOSTO 2021</text:p>
          </table:table-cell>
          <table:table-cell office:value-type="float" office:value="50" table:style-name="ce25">
            <text:p>5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4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C # 129694 BAN007-BANCO DE GUAYAQUIL S.A. N/C APLICA A FACTURA#001-007-003435524 POR SERVICIOS FACTURADOS EN ESTADO DE CTA. CTE. (COM TRANSF SPI RECIBIDA)</text:p>
          </table:table-cell>
          <table:table-cell table:style-name="ce1"/>
          <table:table-cell office:value-type="float" office:value="0.2" table:style-name="ce26">
            <text:p>-0,20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AG-3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-Contabilización Servicio mensuales por soporte técnico Global Think Tecnology S.A. mes de agosto 2021, Factura#00004-00000559 y cuota 5/10 por Denoc setup</text:p>
          </table:table-cell>
          <table:table-cell office:value-type="float" office:value="3000" table:style-name="ce25">
            <text:p>3.000,0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642.70000000000005" table:style-name="ce25">
            <text:p>642,7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333.3" table:style-name="ce25">
            <text:p>333,30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321.32" table:style-name="ce25">
            <text:p>321,3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642.44000000000005" table:style-name="ce25">
            <text:p>642,44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937.02" table:style-name="ce25">
            <text:p>937,02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2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EJTAS GUAYAQUIL-PAGO DE FACT 368101</text:p>
          </table:table-cell>
          <table:table-cell office:value-type="float" office:value="7.0000000000000007E-2" table:style-name="ce25">
            <text:p>0,0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office:value-type="float" office:value="25.33" table:style-name="ce25">
            <text:p>25,33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4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office:value-type="float" office:value="3.57" table:style-name="ce25">
            <text:p>3,57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6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office:value-type="float" office:value="12.09" table:style-name="ce25">
            <text:p>12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7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office:value-type="float" office:value="3.46" table:style-name="ce25">
            <text:p>3,4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5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694 - 367710- 367693- 5091- 360267- 362770- 365314 POR DEP EN CTA #DOC 582397</text:p>
          </table:table-cell>
          <table:table-cell office:value-type="float" office:value="5.09" table:style-name="ce25">
            <text:p>5,09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1</text:p>
          </table:table-cell>
          <table:table-cell office:value-type="date" office:date-value="2021-08-10T00:00:00" table:style-name="ce22">
            <text:p>1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.- PAGO DE FACT 5091<text:s text:c="2"/></text:p>
          </table:table-cell>
          <table:table-cell office:value-type="float" office:value="0.16" table:style-name="ce25">
            <text:p>0,16<text:s/></text:p>
          </table:table-cell>
          <table:table-cell table:style-name="ce1"/>
          <table:table-cell table:style-name="ce25"/>
          <table:table-cell table:number-columns-repeated="16375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CB-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DEVOLUCION COMISION TRANSFEREN <text:s/>DEVOLUCION COMISION TRANSFEREN <text:s/>N/C PACIFICO VALORES POR DEVOLUCION COMISIÓN Y COBRO IVA SERVICIOS MES SEP 2021</text:p>
          </table:table-cell>
          <table:table-cell table:style-name="ce1"/>
          <table:table-cell office:value-type="float" office:value="2.2000000000000002" table:style-name="ce31">
            <text:p>-2,20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0985546 BAN006-BANCO PICHINCHA C.A. COSTO POR SERVICIO FINANCIERO MES DE SEP 2021</text:p>
          </table:table-cell>
          <table:table-cell office:value-type="float" office:value="159.33000000000001" table:style-name="ce32">
            <text:p>159,3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5</text:p>
          </table:table-cell>
          <table:table-cell office:value-type="date" office:date-value="2021-09-24T00:00:00" table:style-name="ce29">
            <text:p>2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30 NOG003-NOGALES Y PLATON MANUEL ALEJANDRO HONORARIOS COMO INTERVENTOR MES DE SEP 2021</text:p>
          </table:table-cell>
          <table:table-cell office:value-type="float" office:value="1250" table:style-name="ce32">
            <text:p>1.2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1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5907 UCK445-BANCO DEL PACIFICO COMISION CONSUMO EXT Y CARGOS FINANC. NO BONIFIC</text:p>
          </table:table-cell>
          <table:table-cell office:value-type="float" office:value="12.53" table:style-name="ce32">
            <text:p>12,5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8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67 TEL011-TELCOMAG S.A. MANTENIMIENTO TÉCNICO REDES Y EQUIPO TELEFÓNICO MES DE SEPTIEMBRE 2021</text:p>
          </table:table-cell>
          <table:table-cell office:value-type="float" office:value="6363.63" table:style-name="ce32">
            <text:p>6.363,6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6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2 MOR034-MOREIRA GOMEZ JORDY DAVID SERVICIO DE TRANSPORTE TÉCNICO (DÍAS 17, 19, 24, 26, 31/AGO/2021</text:p>
          </table:table-cell>
          <table:table-cell office:value-type="float" office:value="200" table:style-name="ce32">
            <text:p>2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15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3 MOR034-MOREIRA GOMEZ JORDY DAVID SERVICIO DE TRANSPORTE TÉCNICO (DÍAS 02, 07, 09, 13 Y 15 SEP/2021)</text:p>
          </table:table-cell>
          <table:table-cell office:value-type="float" office:value="160" table:style-name="ce32">
            <text:p>16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34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4837 UMS437-ASOC. DE MORADORES DE LA URB. MATICES DE SAMBORONDON CONSUMO DE ENERGÍA ELÉCTRICA DE LA ANTENA DE MATICES MES DE SEP <text:s/>2021</text:p>
          </table:table-cell>
          <table:table-cell office:value-type="float" office:value="85" table:style-name="ce32">
            <text:p>85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48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 MOR034-MOREIRA GOMEZ JORDY DAVID SERVICIOS DE TRANSPORTE TÉCNICO (DÍAS 16, 21, 23, 28, 29 Y 30 SEP/2021)</text:p>
          </table:table-cell>
          <table:table-cell office:value-type="float" office:value="240" table:style-name="ce32">
            <text:p>24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7</text:p>
          </table:table-cell>
          <table:table-cell office:value-type="date" office:date-value="2021-09-24T00:00:00" table:style-name="ce29">
            <text:p>2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2 BAQ024-BAQUE BAQUE BYRON PAUL SERVICIOS PROFESIONALES DE TELECOMUNICACIONES MES DE SEP/2021 Y MANTENIMIENTO DE INFRAESTRUCTURA DE PLANTA EXTERNA A NIVEL SOTWARE Y HARDWARE EN EQUIPOS GATEWAY GRADSTREAM EN URBANIZACIONES: VALLE ALTO, SEYMOUR, PO</text:p>
          </table:table-cell>
          <table:table-cell office:value-type="float" office:value="222.22" table:style-name="ce32">
            <text:p>222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8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3 EST018-ESTUPIÑAN ANDRADE FRANCISCO JAVIER SERVICIOS PRESTADOS DE TELECOMUNICACIONES MES DE SEP 2021</text:p>
          </table:table-cell>
          <table:table-cell office:value-type="float" office:value="444.44" table:style-name="ce32">
            <text:p>444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63981167 UCK445-BANCO DEL PACIFICO COSTO POR SERVICIO FINANCIERO MES DE SEP 2021</text:p>
          </table:table-cell>
          <table:table-cell office:value-type="float" office:value="78.91" table:style-name="ce32">
            <text:p>78,9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9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1 PAC005-CORPORACION NACIONAL DE TELECOMUNICACIONES CNT EP PENSIÓN BÁSICA SERVICIO#23820600 MES DE AGOSTO-2021 POR TRONCAL SIP/QUITO/ENLACE 10 CANALES LLAMADA DE VOZ</text:p>
          </table:table-cell>
          <table:table-cell office:value-type="float" office:value="138" table:style-name="ce32">
            <text:p>13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0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2 PAC005-CORPORACION NACIONAL DE TELECOMUNICACIONES CNT EP PENSION BASICA SERVICIO#43805540 MES AGOSTO-2021 POR TRONCAL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0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2 PAC005-CORPORACION NACIONAL DE TELECOMUNICACIONES CNT EP PENSION BASICA SERVICIO#43805540 MES AGOSTO-2021 POR TRONCAL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1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3 PAC005-CORPORACION NACIONAL DE TELECOMUNICACIONES CNT EP PENSIÓN BÁSICA MES DE AGOSTO-2021 PILOTO#891422 ENLACE LINKO-ETAPA CUENCA</text:p>
          </table:table-cell>
          <table:table-cell office:value-type="float" office:value="481" table:style-name="ce32">
            <text:p>481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2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4 PAC005-CORPORACION NACIONAL DE TELECOMUNICACIONES CNT EP PENSIÓN BÁSICA MES DE AGOSTO-2021, PILOTO 891537, ENLACE LINKO-CNT MOVIL</text:p>
          </table:table-cell>
          <table:table-cell office:value-type="float" office:value="292" table:style-name="ce32">
            <text:p>29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3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5 PAC005-CORPORACION NACIONAL DE TELECOMUNICACIONES CNT EP CONSUMO TELÉFONICO#42682706 MES DE AGOSTO 2021</text:p>
          </table:table-cell>
          <table:table-cell office:value-type="float" office:value="1.8" table:style-name="ce32">
            <text:p>1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33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5 PAC005-CORPORACION NACIONAL DE TELECOMUNICACIONES CNT EP CONSUMO TELÉFONICO#42682706 MES DE AGOSTO 2021</text:p>
          </table:table-cell>
          <table:table-cell office:value-type="float" office:value="12.01" table:style-name="ce32">
            <text:p>12,0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7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815681 BAN006-BANCO PICHINCHA C.A. TARIFA CARGO CRÉDITO CORRIENTE</text:p>
          </table:table-cell>
          <table:table-cell office:value-type="float" office:value="4.55" table:style-name="ce32">
            <text:p>4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6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478057 UCK445-BANCO DEL PACIFICO TARIFA POR COMISIÓN</text:p>
          </table:table-cell>
          <table:table-cell office:value-type="float" office:value="0.37" table:style-name="ce32">
            <text:p>0,3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53</text:p>
          </table:table-cell>
          <table:table-cell office:value-type="date" office:date-value="2021-09-05T00:00:00" table:style-name="ce29">
            <text:p>0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579080 DAT001-DATAFAST CIA LTDA SERVICIO CONEXION PERIODO 20-SEP A 19-OCT</text:p>
          </table:table-cell>
          <table:table-cell office:value-type="float" office:value="4.75" table:style-name="ce32">
            <text:p>4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649 TRA009-TRANSFERUNION S.A. COMSION SERV. RED ACTIVA RECAUD LINKOTEL AGO-21</text:p>
          </table:table-cell>
          <table:table-cell office:value-type="float" office:value="79.2" table:style-name="ce32">
            <text:p>79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4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734821 DIN003-DINERS CLUB DEL ECUADOR S.A. SOCIEDAD FINANCIERA TARIFA CARGO CRÉDITO CORRIENTE</text:p>
          </table:table-cell>
          <table:table-cell office:value-type="float" office:value="13.35" table:style-name="ce32">
            <text:p>13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13730 COR018-CNEL EP CONSUMO DE ENERGÍA ELECTRICA, COD:0400885886, BTA. MERCEDES MOLINA</text:p>
          </table:table-cell>
          <table:table-cell office:value-type="float" office:value="20.27" table:style-name="ce32">
            <text:p>20,2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9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68085 COR018-CNEL EP CONSUMO DE ENERGÍA ELÉCTRICA, COD:0400895534, VIA AL SOL</text:p>
          </table:table-cell>
          <table:table-cell office:value-type="float" office:value="19.66" table:style-name="ce32">
            <text:p>19,6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50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70324 COR018-CNEL EP CONSUMO DE ENERGÍA ELÉCTRICA, COD:0400890778, VALLE ALTO</text:p>
          </table:table-cell>
          <table:table-cell office:value-type="float" office:value="0.01" table:style-name="ce32">
            <text:p>0,0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50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70324 COR018-CNEL EP CONSUMO DE ENERGÍA ELÉCTRICA, COD:0400890778, VALLE ALTO</text:p>
          </table:table-cell>
          <table:table-cell office:value-type="float" office:value="11.35" table:style-name="ce32">
            <text:p>11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51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802895 COR018-CNEL EP CONSUMO DE ENERGÍA ELÉ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4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85 COM029-COMSADIMTELCO S.A. COMPRA DE DOS PATCH CORD DE <text:s/>6M/10M MÁS ENVIO MERCADERIA</text:p>
          </table:table-cell>
          <table:table-cell office:value-type="float" office:value="17.73" table:style-name="ce32">
            <text:p>17,7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13</text:p>
          </table:table-cell>
          <table:table-cell office:value-type="date" office:date-value="2021-09-10T00:00:00" table:style-name="ce29">
            <text:p>1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30 LLE004-LLERENA MIÑO NORMAN DAVID SERVICIOS PROFESIONALES</text:p>
          </table:table-cell>
          <table:table-cell office:value-type="float" office:value="2352.46" table:style-name="ce32">
            <text:p>2.352,4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12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4539662 ETA001-ETAPA EP FACILIDADES Y CO-UBICACIÓN AGOSTO 2021</text:p>
          </table:table-cell>
          <table:table-cell office:value-type="float" office:value="283.5" table:style-name="ce32">
            <text:p>283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46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4625042 ETA001-ETAPA EP INTERCONEXIÓN MES DE AGOSTO 2021, <text:s/>MIN 2.445,96M/TASA 0,008905, COMPENSA A FACTURA#371312</text:p>
          </table:table-cell>
          <table:table-cell office:value-type="float" office:value="21.78" table:style-name="ce32">
            <text:p>21,7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21763 BAN007-BANCO DE GUAYAQUIL S.A. SERVICIOS FACTURADOS EN ESTADOS DE CUENTA CORRIENTE MES DE SEP 2021</text:p>
          </table:table-cell>
          <table:table-cell office:value-type="float" office:value="127.02" table:style-name="ce32">
            <text:p>127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4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22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5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28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32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44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8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51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9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59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F-5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6305 TAB002-TABAREZ TABAREZ HECTOR RENEE COMPRA DE BATERIA (EV6-096411) Y PROTECTOR DE BATERIA</text:p>
          </table:table-cell>
          <table:table-cell office:value-type="float" office:value="98.21" table:style-name="ce32">
            <text:p>98,2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26</text:p>
          </table:table-cell>
          <table:table-cell office:value-type="date" office:date-value="2021-09-21T00:00:00" table:style-name="ce29">
            <text:p>2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9541 COP004-COPIADORA ECUATORIANA CIA LTDA ECUACOPIA SERVICIO ARRIENDO <text:s/>IMPRESORAS BASE Y B/N #898 SEP/2021</text:p>
          </table:table-cell>
          <table:table-cell office:value-type="float" office:value="56.67" table:style-name="ce32">
            <text:p>56,6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36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154 CON002-CONECEL S.A INTERCONEXIÓN FIJO MES DE AGOSTO 2021</text:p>
          </table:table-cell>
          <table:table-cell office:value-type="float" office:value="106.17" table:style-name="ce32">
            <text:p>106,1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40</text:p>
          </table:table-cell>
          <table:table-cell office:value-type="date" office:date-value="2021-09-21T00:00:00" table:style-name="ce29">
            <text:p>2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163 CON002-CONECEL S.A INTERCONEXIÓN MÓVIL MES DE AGOSTO 2021, COMPENSA A FACTURA#371305</text:p>
          </table:table-cell>
          <table:table-cell office:value-type="float" office:value="2718.01" table:style-name="ce32">
            <text:p>2.718,0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7</text:p>
          </table:table-cell>
          <table:table-cell office:value-type="date" office:date-value="2021-09-07T00:00:00" table:style-name="ce29">
            <text:p>0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29 IST001-ISTARTDIGITAL S.A. MANEJO DE REDES SOCIALES</text:p>
          </table:table-cell>
          <table:table-cell office:value-type="float" office:value="500" table:style-name="ce32">
            <text:p>5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327261 DIN003-DINERS CLUB DEL ECUADOR S.A. SOCIEDAD FINANCIERA TARIFA CARGO CRÉDITO CORRIENTE</text:p>
          </table:table-cell>
          <table:table-cell office:value-type="float" office:value="21.2" table:style-name="ce32">
            <text:p>21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7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50 UCF073-BAQUERIZO DAVILA PABLO JONATHAN HONORARIOS PROFESIONALES MES DE SEP 2021</text:p>
          </table:table-cell>
          <table:table-cell office:value-type="float" office:value="4000" table:style-name="ce32">
            <text:p>4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6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112 TEL001-TELCONET S.A. SERVICIOS POR L3MPLS 1024 K ETAPABMALOCUENCA, L3MPLS 10240 K LEVEL3PROSPERINA, L3MPLS 1024 K ETAPARUMIURCUCUENCA, L3MPLS 5120 K CONTECONGYE, L3MPLS 30720K LINKOVALLECNT MES DE SEP/2021</text:p>
          </table:table-cell>
          <table:table-cell office:value-type="float" office:value="570" table:style-name="ce32">
            <text:p>5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7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58 TEL001-TELCONET S.A. SERVICIO POR L3MPLS 30720 K CNTCORREOSGYE, BACKUP L3MPLS 30720K CNTCORREOSGYE2, CANAL TELEFONIA MES DE SEP/2021</text:p>
          </table:table-cell>
          <table:table-cell office:value-type="float" office:value="630" table:style-name="ce32">
            <text:p>63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8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59 TEL001-TELCONET S.A. SERVICIOS POR LÍNEAS TELÉFONICAS MES DE SEP/2021</text:p>
          </table:table-cell>
          <table:table-cell office:value-type="float" office:value="1420" table:style-name="ce32">
            <text:p>1.4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60 TEL001-TELCONET S.A. SERVICIO POR CLOUD EMAIL PROTECTION BASICO 30 DOMINIO, CLOUDMAIL 5 GB(30 CORREO) MES DE SEP/2021</text:p>
          </table:table-cell>
          <table:table-cell office:value-type="float" office:value="142.32" table:style-name="ce32">
            <text:p>142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0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61 TEL001-TELCONET S.A. SERVICIO POR UNIDAD VIRTUAL MES DE SEP/2021</text:p>
          </table:table-cell>
          <table:table-cell office:value-type="float" office:value="3608.46" table:style-name="ce32">
            <text:p>3.608,4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1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3083 TEL001-TELCONET S.A. SERVICIO POR CANAL TELEFONIA, CLEAR CHANNEL TDMOIP 3 E1 30144K LINKO_MOVIL MES DE SEP/2021</text:p>
          </table:table-cell>
          <table:table-cell office:value-type="float" office:value="280" table:style-name="ce32">
            <text:p>28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2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3411 TEL001-TELCONET S.A. SERVICIO POR ENLACE TDM CLEAR CHANNEL CONTRA SETEL 1E1 MES DE SEP/2021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15 ALD003-ALDAS ROMERO ERIK ANDRES COMPRA DE LECTOR CADDY 9.5MM, SSD KINGSTON A400 480GB SATA-III 2.5 (SA400S37/480G), RAM HP S1 SERIES 8GB Y LIMPIEZA - MANTENIMIENTO DE LAPTOP</text:p>
          </table:table-cell>
          <table:table-cell office:value-type="float" office:value="167.64" table:style-name="ce32">
            <text:p>167,6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16 ALD003-ALDAS ROMERO ERIK ANDRES COMPRA DE SSD KINGSTON A400 480GB SATA-III 2.5 (SA400S37/480G), MEMORIA RAM KINGSTON 4GB, ENCLOSURE ADATA ED600 Y LIMPIEZA - MANTENIMIENTO DE LAPTOP</text:p>
          </table:table-cell>
          <table:table-cell office:value-type="float" office:value="155.29" table:style-name="ce32">
            <text:p>155,2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41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6929 OTE001-OTECEL S.A INTERCONEXIÓN AGOSTO 2021, <text:s/>MIN: 127723.41 T: 0.01015, COMPENSA FACTURA#371302</text:p>
          </table:table-cell>
          <table:table-cell office:value-type="float" office:value="1596.2" table:style-name="ce32">
            <text:p>1.596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9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575067 COR018-CNEL EP CONSUMO DE ENERGÍA ELÉCTRICA, COD:0900421382, URB. TERRASOL</text:p>
          </table:table-cell>
          <table:table-cell office:value-type="float" office:value="16.07" table:style-name="ce32">
            <text:p>16,0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11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47538 COR018-CNEL EP CONSUMO DE ENERGÍA ELÉCTRICA, COD:5385091, MANABI-MANTA</text:p>
          </table:table-cell>
          <table:table-cell office:value-type="float" office:value="13.52" table:style-name="ce32">
            <text:p>13,5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10</text:p>
          </table:table-cell>
          <table:table-cell office:value-type="date" office:date-value="2021-09-05T00:00:00" table:style-name="ce29">
            <text:p>0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83607 COR018-CNEL EP CONSUMO DE ENERGÍA ELÉCTRICA, COD:0900420945, URB. CAPRI</text:p>
          </table:table-cell>
          <table:table-cell office:value-type="float" office:value="9.6199999999999992" table:style-name="ce32">
            <text:p>9,6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8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99 ARR005-ARROBA PIEDRA RODRIGO HONORARIOS PROFESIONALES JUBILACIÓN PATRONAL TODO EL PERSONAL E INDEMNIZACIONES LABORALES POR DESAHUCIO TODO EL PERSONAL BAJO NIIF - NIC 19, AÑO 2021</text:p>
          </table:table-cell>
          <table:table-cell office:value-type="float" office:value="300" table:style-name="ce32">
            <text:p>3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5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802489 BAN007-BANCO DE GUAYAQUIL S.A. FACT.COMIS.LIQUIDACION PAGO DEPOSITOS DE VOUCHERS TARJETAS DE CREDITO</text:p>
          </table:table-cell>
          <table:table-cell office:value-type="float" office:value="24.83" table:style-name="ce32">
            <text:p>24,8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3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 NAZ003-NAZARENO ANGULO ERIKA JENNIFFER SERVICIOS PROFESIONALES DE TELECOMUNICACIÓN MES DE SEP 2021 (C.BARRIGON)</text:p>
          </table:table-cell>
          <table:table-cell office:value-type="float" office:value="2000" table:style-name="ce32">
            <text:p>2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24</text:p>
          </table:table-cell>
          <table:table-cell office:value-type="date" office:date-value="2021-09-17T00:00:00" table:style-name="ce29">
            <text:p>1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31 SOL017-SOLUCIONES INFORMATICAS PARA FIRMA ELECTRONICA GEEKTECH S.A. CONTRATOS ELECTRONICOS : PERIODO 01 AL 31 AGOSTO 2021</text:p>
          </table:table-cell>
          <table:table-cell office:value-type="float" office:value="71" table:style-name="ce32">
            <text:p>71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39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3 SOL017-SOLUCIONES INFORMATICAS PARA FIRMA ELECTRONICA GEEKTECH S.A. CONTRATOS ELECTRONICOS PERIODO 01 AL 31 JULIO 2021</text:p>
          </table:table-cell>
          <table:table-cell office:value-type="float" office:value="64" table:style-name="ce32">
            <text:p>64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42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86 SET001-SERVICIOS DE TELECOMUNICACIONES SETEL S.A INTERCONEXIÓN MES DE AGOSTO 2021, MINUTOS:12.491,10 / PRECIO UNITARIO: 0,008905, COMPENSA FACTURA#371303</text:p>
          </table:table-cell>
          <table:table-cell office:value-type="float" office:value="111.23" table:style-name="ce32">
            <text:p>111,2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43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87 SET001-SETEL S.A COUBICACION AGOSTO 2021</text:p>
          </table:table-cell>
          <table:table-cell office:value-type="float" office:value="135.30000000000001" table:style-name="ce32">
            <text:p>135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44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91 PAC005-CORPORACION NACIONAL DE TELECOMUNICACIONES CNT EP INTERCONEXIÓN FIJO MES DE AGOSTO 2021, <text:s/>MEDICIÓN 161.537,93 TASA USD 0.011905, COMPENSA A FACTURA#371307</text:p>
          </table:table-cell>
          <table:table-cell office:value-type="float" office:value="1923.11" table:style-name="ce32">
            <text:p>1.923,1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5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92 PAC005-CORPORACION NACIONAL DE TELECOMUNICACIONES CNT EP INTERCONEXIÓN MÓVIL MES DE AGOSTO 2021, MEDICIÓN 25.336,54 TASA USD 0,013470, COMPENSA A FACTURA#371308</text:p>
          </table:table-cell>
          <table:table-cell office:value-type="float" office:value="341.28" table:style-name="ce32">
            <text:p>341,2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5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8425796 OTE001-OTECEL S.A PLAN CORP. PERIODO 08-AGO-2021 AL 07-SEP-2021</text:p>
          </table:table-cell>
          <table:table-cell office:value-type="float" office:value="63" table:style-name="ce32">
            <text:p>63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5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8425796 OTE001-OTECEL S.A PLAN CORP. PERIODO 08-AGO-2021 AL 07-SEP-2021</text:p>
          </table:table-cell>
          <table:table-cell office:value-type="float" office:value="313.26" table:style-name="ce32">
            <text:p>313,2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56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GASTO BANCARIO PACIFICO #5595986-96069-07626-07716-19235-19342-43551-43610-51655-51722-60638-60753-68755-68823-77189-77287-97530-97636-5704767-04873-19757-19822-12037-12151-28238-28286-49261-49375-57655-57743-64945-65034-72266-72341-79932-80003-5800741-00</text:p>
          </table:table-cell>
          <table:table-cell office:value-type="float" office:value="67.92" table:style-name="ce32">
            <text:p>67,9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352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5 ROD023-RODRIGUEZ GOMEZ FERNANDO ALBERTO REEMBOLSO DE GASTOS DEL 01 AL 30 DE SEP 2021</text:p>
          </table:table-cell>
          <table:table-cell office:value-type="float" office:value="44" table:style-name="ce32">
            <text:p>44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353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6 MER005-MERELO ANGULO ROBERTO MANUEL REEMBOLSO DE GASTOS DEL 01 AL 30 SEP 2021</text:p>
          </table:table-cell>
          <table:table-cell office:value-type="float" office:value="140" table:style-name="ce32">
            <text:p>14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R-353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6 MER005-MERELO ANGULO ROBERTO MANUEL REEMBOLSO DE GASTOS DEL 01 AL 30 SEP 2021</text:p>
          </table:table-cell>
          <table:table-cell office:value-type="float" office:value="61.58" table:style-name="ce32">
            <text:p>61,5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EG-2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M.I. MUNICIPALIDAD DE GUAYAQUIL, PAGO DE PATENTE MUNICIPAL AÑOS DEL 2016 AL 2021</text:p>
          </table:table-cell>
          <table:table-cell office:value-type="float" office:value="3266.81" table:style-name="ce32">
            <text:p>3.266,8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GG <text:s text:c="2"/>ICV006 <text:s text:c="2"/>PATENTE DE COMERCIANTES</text:p>
          </table:table-cell>
          <table:table-cell office:value-type="string" table:style-name="ce28">
            <text:p>EG-2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M.I. MUNICIPALIDAD DE GUAYAQUIL, PAGO DE PATENTE MUNICIPAL AÑOS DEL 2016 AL 2021</text:p>
          </table:table-cell>
          <table:table-cell office:value-type="float" office:value="7325.99" table:style-name="ce32">
            <text:p>7.325,9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CB-1</text:p>
          </table:table-cell>
          <table:table-cell office:value-type="date" office:date-value="2021-09-07T00:00:00" table:style-name="ce29">
            <text:p>0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C PRODUBANCO AJUSTE DE INTERESES ASUMIDOS POR PRODUBANCO / SRI-IMPUESTOS MES JULIO 2021</text:p>
          </table:table-cell>
          <table:table-cell table:style-name="ce1"/>
          <table:table-cell office:value-type="float" office:value="59.43" table:style-name="ce31">
            <text:p>-59,43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NDL-57</text:p>
          </table:table-cell>
          <table:table-cell office:value-type="date" office:date-value="2021-09-20T00:00:00" table:style-name="ce29">
            <text:p>2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CANCELACIÓN POR CONSUMO DE ENERGÍA ELÉCTRICA, COD:200017298429, PORTAL AL SOL, CTV</text:p>
          </table:table-cell>
          <table:table-cell office:value-type="float" office:value="2.7" table:style-name="ce32">
            <text:p>2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4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TRANSF. ROLES DE PAGO 2DA QUINCENA DE SEPTIEMBRE 2021</text:p>
          </table:table-cell>
          <table:table-cell office:value-type="float" office:value="7307.76" table:style-name="ce32">
            <text:p>7.307,7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4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TRANSF. ROLES DE PAGO 2DA QUINCENA DE SEPTIEMBRE 2021</text:p>
          </table:table-cell>
          <table:table-cell office:value-type="float" office:value="450" table:style-name="ce32">
            <text:p>4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ICHINCHA GASTOS BANCARIOS MES SEP 2021/RET FTE-IVA</text:p>
          </table:table-cell>
          <table:table-cell office:value-type="float" office:value="85.51" table:style-name="ce32">
            <text:p>85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41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CANCELACIÓN DE FACTURA#6699 ARROBA PIEDRA RODRIGO, CONSULTORÍA TRIBUTARIA</text:p>
          </table:table-cell>
          <table:table-cell office:value-type="float" office:value="27" table:style-name="ce32">
            <text:p>27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GASTOS BANCARIOS MES DE SEP 2021</text:p>
          </table:table-cell>
          <table:table-cell office:value-type="float" office:value="31.3" table:style-name="ce32">
            <text:p>31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36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EEMBOLSO POR GASTOS DE VIAJE: POR GESTIONES EN DIRECCIÓN FINANCIERA ARCOTEL A AB. G.ZAMBRANO</text:p>
          </table:table-cell>
          <table:table-cell office:value-type="float" office:value="228.42" table:style-name="ce32">
            <text:p>228,4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OLES DE PAGO 2DA QUINCENA MES DE SEP 2021. A RONQUILLO MORAN PERFECTO ISAIAS</text:p>
          </table:table-cell>
          <table:table-cell office:value-type="float" office:value="404.4" table:style-name="ce32">
            <text:p>404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OLES DE PAGO 2DA QUINCENA MES DE SEP 2021. A RONQUILLO MORAN PERFECTO ISAIAS</text:p>
          </table:table-cell>
          <table:table-cell office:value-type="float" office:value="50" table:style-name="ce32">
            <text:p>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R-3181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C # 207 SOL017-SOLUCIONES INFORMATICAS PARA FIRMA ELECTRONICA GEEKTECH S.A. N/C APLICA A FACTURA#002-001-000000701 POR DEVOLUCIÓN (ANULACIÓN/FACT)</text:p>
          </table:table-cell>
          <table:table-cell table:style-name="ce1"/>
          <table:table-cell office:value-type="float" office:value="64" table:style-name="ce31">
            <text:p>-64,00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4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5 ROS013-ROSADO GARCIA JONATHAN LEONARDO COMPRA DE DOS LLANTAS POWER TRACK</text:p>
          </table:table-cell>
          <table:table-cell office:value-type="float" office:value="212.5" table:style-name="ce32">
            <text:p>212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3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6 ROS013-ROSADO GARCIA JONATHAN LEONARDO COMPRA DE DOS LLANTAS POWER TRACK</text:p>
          </table:table-cell>
          <table:table-cell office:value-type="float" office:value="212.5" table:style-name="ce32">
            <text:p>212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5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7 ROS013-ROSADO GARCIA JONATHAN LEONARDO COMPRA DE JUEGO DE CABLE DE BUJÍAS, DOS AMORTIZADORES POSTERIORES, <text:s/>ARTICULACIÓN, BARRA LIN, 6 BUJÍAS</text:p>
          </table:table-cell>
          <table:table-cell office:value-type="float" office:value="393" table:style-name="ce32">
            <text:p>393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6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8 ROS013-ROSADO GARCIA JONATHAN LEONARDO COMPRA DE JUEGO DE PASTILLAS DELANTERAS Y POSTERIORES X4, DOS TERMINALES, TRES REFRIGERANTES, REENCAUCHE BASE DE MOTOR POSTERIOR</text:p>
          </table:table-cell>
          <table:table-cell office:value-type="float" office:value="295.3" table:style-name="ce32">
            <text:p>295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7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9 ROS013-ROSADO GARCIA JONATHAN LEONARDO COMPRA DE TREN DELANTERO, CAMBIO DE MANZANA, AMORTIGUADORES, BOCINAS, BUJÍAS, REFRIGERANTES, ACEITE, LIQUIDO DE FRENO</text:p>
          </table:table-cell>
          <table:table-cell office:value-type="float" office:value="400" table:style-name="ce32">
            <text:p>4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8</text:p>
          </table:table-cell>
          <table:table-cell office:value-type="date" office:date-value="2021-09-17T00:00:00" table:style-name="ce29">
            <text:p>1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0 ROS013-ROSADO GARCIA JONATHAN LEONARDO SERVICIO POR CAMBIO DE ACEITE, LIMPIEZA DE INYECTORES, CUERPO DE ACELERACIÓN, CAMBIO DE ACEITE DE CAJA, CAMBIO DE CARTER DE MOTOR</text:p>
          </table:table-cell>
          <table:table-cell office:value-type="float" office:value="379" table:style-name="ce32">
            <text:p>379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9</text:p>
          </table:table-cell>
          <table:table-cell office:value-type="date" office:date-value="2021-09-18T00:00:00" table:style-name="ce29">
            <text:p>1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1 ROS013-ROSADO GARCIA JONATHAN LEONARDO SERVICIO POR CAMBIO DE KIT (CALIPER, RETENEDOR, GUARDAPOLVO, MORDAZA DERECHA)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90</text:p>
          </table:table-cell>
          <table:table-cell office:value-type="date" office:date-value="2021-09-20T00:00:00" table:style-name="ce29">
            <text:p>2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3 ROS013-ROSADO GARCIA JONATHAN LEONARDO SERVICIO POR FILTRO DE CABINA, RECARGA DE GAS, DESMONTAJE, CAMBIO DE CARBONES, MANTENIMIENTO Y MONTAJE DE BLOWER</text:p>
          </table:table-cell>
          <table:table-cell office:value-type="float" office:value="147" table:style-name="ce32">
            <text:p>147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0</text:p>
          </table:table-cell>
          <table:table-cell office:value-type="date" office:date-value="2021-09-22T00:00:00" table:style-name="ce29">
            <text:p>2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4 ROS013-ROSADO GARCIA JONATHAN LEONARDO LIMPIEZA, MANTENIMIENTO Y CAMBIO DE CARBONES DEL MOTOR Y REENCAUCHE BASE MOTOR DELANTERO</text:p>
          </table:table-cell>
          <table:table-cell office:value-type="float" office:value="115" table:style-name="ce32">
            <text:p>115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SE-13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Ajuste por asumir valor de retención#11004 Factura#7586 Setel S.A.</text:p>
          </table:table-cell>
          <table:table-cell office:value-type="float" office:value="3.06" table:style-name="ce32">
            <text:p>3,0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SE-11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Servicio mensuales por soporte técnico Global Think Tecnology S.A. mes de septiembre 2021, Factura#00004-00000560 y cuota 6/10 por Denoc setup</text:p>
          </table:table-cell>
          <table:table-cell office:value-type="float" office:value="3000" table:style-name="ce32">
            <text:p>3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SE-15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Tarj. Corp. compras varias (Amazon.com 257987WKO)</text:p>
          </table:table-cell>
          <table:table-cell office:value-type="float" office:value="1623.74" table:style-name="ce32">
            <text:p>1.623,7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SE-14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Tarj. Corp. gastos varios periodo del 04 al 29 sep/2021, publicidad, salida capital, N/D comisión, Paypal AmznFree</text:p>
          </table:table-cell>
          <table:table-cell office:value-type="float" office:value="261.86" table:style-name="ce32">
            <text:p>261,8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642.70000000000005" table:style-name="ce32">
            <text:p>642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333.3" table:style-name="ce32">
            <text:p>333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321.32" table:style-name="ce32">
            <text:p>321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642.44000000000005" table:style-name="ce32">
            <text:p>642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937.02" table:style-name="ce32">
            <text:p>937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8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VISA - MASTERCARD - PACIFICARD CANCELACION DEBITO TARJETAS GUAYAQUIL- PAGO DE FACT 370224- 369126- 370671- 369299- 369853- 368903- 5321- 369122- 370201- 366223- 368868- 370550- 370188- 370931- 370932- 370940- 370857 POR DEP EN CTA#DOC 1945</text:p>
          </table:table-cell>
          <table:table-cell office:value-type="float" office:value="0.25" table:style-name="ce32">
            <text:p>0,2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8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107234 BAN006-BANCO PICHINCHA C.A. COSTO POR SERVICIO FINANCIERO MES DE NOV 2021</text:p>
          </table:table-cell>
          <table:table-cell office:value-type="float" office:value="149.29" table:style-name="ce32">
            <text:p>149,2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3</text:p>
          </table:table-cell>
          <table:table-cell office:value-type="date" office:date-value="2021-10-27T00:00:00" table:style-name="ce29">
            <text:p>2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36 NOG003-NOGALES Y PLATON MANUEL ALEJANDRO HONORARIOS COMO INTERVENTOR MES DE OCTUBRE 2021</text:p>
          </table:table-cell>
          <table:table-cell office:value-type="float" office:value="1250" table:style-name="ce32">
            <text:p>1.2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0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8297 UCK445-BANCO DEL PACIFICO COMISION CONSUMO EXT CON LA TARJ. CORP</text:p>
          </table:table-cell>
          <table:table-cell office:value-type="float" office:value="6.79" table:style-name="ce32">
            <text:p>6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87 TEL011-TELCOMAG S.A. MANTENIMIENTO TÉCNICO REDES Y EQUIPO TELEFÓNICO MES DE OCTUBRE 2021</text:p>
          </table:table-cell>
          <table:table-cell office:value-type="float" office:value="6363.63" table:style-name="ce32">
            <text:p>6.363,6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5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4425 AYC004-AYCART VINCENZINI CARRASCO PIERO THOMAS CERTIFICACIÓN DE DOCUMENTOS</text:p>
          </table:table-cell>
          <table:table-cell office:value-type="float" office:value="1.79" table:style-name="ce32">
            <text:p>1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1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4952 UMS437-ASOC. DE MORADORES DE LA URB. MATICES DE SAMBORONDON CONSUMO DE ENERGÍA ELÉCTRICA DE LA ANTENA DE MATICES MES DE OCT <text:s/>2021</text:p>
          </table:table-cell>
          <table:table-cell office:value-type="float" office:value="85" table:style-name="ce32">
            <text:p>85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7</text:p>
          </table:table-cell>
          <table:table-cell office:value-type="date" office:date-value="2021-10-22T00:00:00" table:style-name="ce29">
            <text:p>2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53 BAQ024-BAQUE BAQUE BYRON PAUL SERVICIOS PROFESIONALES DE TELECOMUNICACIONES MES DE OCT/2021 Y MANTENIMIENTO DE INFRAESTRUCTURA DE PLANTA EXTERNA EN URBACIONES</text:p>
          </table:table-cell>
          <table:table-cell office:value-type="float" office:value="222.22" table:style-name="ce32">
            <text:p>222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51010114 <text:s text:c="2"/>GASTOS DE VIAJES</text:p>
          </table:table-cell>
          <table:table-cell office:value-type="string" table:style-name="ce28">
            <text:p>DF-15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57 EST018-ESTUPIÑAN ANDRADE FRANCISCO JAVIER REEMBOLSO DE GASTOS DE VIAJE A LA CIUDAD DE QUITO (SUPERVISIÓN DE LA INTALACIÓN DE UN ENLACE DE BACKUP Y DEL CAMBIO DE EQUIPO EN CNT ANDINA)</text:p>
          </table:table-cell>
          <table:table-cell office:value-type="float" office:value="143" table:style-name="ce32">
            <text:p>143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11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 MOR034-MOREIRA GOMEZ JORDY DAVID SERVICIO DE TRANSPORTE TÉCNICO (4) DÍAS RECORRIDOS AL 15/SEP/2021</text:p>
          </table:table-cell>
          <table:table-cell office:value-type="float" office:value="160" table:style-name="ce32">
            <text:p>16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5</text:p>
          </table:table-cell>
          <table:table-cell office:value-type="date" office:date-value="2021-10-25T00:00:00" table:style-name="ce29">
            <text:p>2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1 EST018-ESTUPIÑAN ANDRADE FRANCISCO JAVIER SERVICIOS PRESTADOS DE TELECOMUNICACIONES MES DE OCT 2021</text:p>
          </table:table-cell>
          <table:table-cell office:value-type="float" office:value="444.44" table:style-name="ce32">
            <text:p>444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1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5588037 UCK445-BANCO DEL PACIFICO COSTO POR SERVICIOS FINANIEROS MES DE NOV 2021</text:p>
          </table:table-cell>
          <table:table-cell office:value-type="float" office:value="78.290000000000006" table:style-name="ce32">
            <text:p>78,2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7 MOR034-MOREIRA GOMEZ JORDY DAVID SERVICIO DE TRANSPORTE TÉCNICO DÍAS 19, 26 Y 28 MES DE OCT 2021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774 ORT009-ORTIZ LUQUE SERGIO FABRICIO CERRADURA MARCA GEO EN PUERTA DE HIERRO EN CUARTO DE EQUIPOS URB. TERRASOL (ABIERTA Y INSTALACIÓN)</text:p>
          </table:table-cell>
          <table:table-cell office:value-type="float" office:value="71.430000000000007" table:style-name="ce32">
            <text:p>71,4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19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5 PAC005-CORPORACION NACIONAL DE TELECOMUNICACIONES CNT EP PENSIÓN BÁSICA SERVICIO#23820600 MES DE SEP-2021 POR TRONCAL SIP/QUITO/ENLACE 10 CANALES LLAMADA DE VOZ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19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5 PAC005-CORPORACION NACIONAL DE TELECOMUNICACIONES CNT EP PENSIÓN BÁSICA SERVICIO#23820600 MES DE SEP-2021 POR TRONCAL SIP/QUITO/ENLACE 10 CANALES LLAMADA DE VOZ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6 PAC005-CORPORACION NACIONAL DE TELECOMUNICACIONES CNT EP PENSION BASICA SERVICIO#43805540 MES DE SEP-2021 POR TRONCAL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0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6 PAC005-CORPORACION NACIONAL DE TELECOMUNICACIONES CNT EP PENSION BASICA SERVICIO#43805540 MES DE SEP-2021 POR TRONCAL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1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7 PAC005-CORPORACION NACIONAL DE TELECOMUNICACIONES CNT EP PENSIÓN BÁSICA MES DE SEP-2021 PILOTO#891422 ENLACE LINKO-ETAPA CUENCA</text:p>
          </table:table-cell>
          <table:table-cell office:value-type="float" office:value="400.83" table:style-name="ce32">
            <text:p>400,8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2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8 PAC005-CORPORACION NACIONAL DE TELECOMUNICACIONES CNT EP PENSIÓN BÁSICA MES DE SEP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3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9 PAC005-CORPORACION NACIONAL DE TELECOMUNICACIONES CNT EP CONSUMO TELEFÓNICO MES DE SEP-2021, TEF:42682706</text:p>
          </table:table-cell>
          <table:table-cell office:value-type="float" office:value="1.8" table:style-name="ce32">
            <text:p>1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23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9 PAC005-CORPORACION NACIONAL DE TELECOMUNICACIONES CNT EP CONSUMO TELEFÓNICO MES DE SEP-2021, TEF:42682706</text:p>
          </table:table-cell>
          <table:table-cell office:value-type="float" office:value="12" table:style-name="ce32">
            <text:p>1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5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60331 BAN006-BANCO PICHINCHA C.A. TARIFA POR COMISIÓN</text:p>
          </table:table-cell>
          <table:table-cell office:value-type="float" office:value="4.1399999999999997" table:style-name="ce32">
            <text:p>4,1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4</text:p>
          </table:table-cell>
          <table:table-cell office:value-type="date" office:date-value="2021-10-06T00:00:00" table:style-name="ce29">
            <text:p>06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08 YCA001-YCAZA SERRANO JUAN ANDRES SERVICIOS POR TRÁMITES LEGALES</text:p>
          </table:table-cell>
          <table:table-cell office:value-type="float" office:value="313.8" table:style-name="ce32">
            <text:p>313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5 AGE002-AGENCIA DE REGULACION Y CONTROL DE LAS TELECOMUNICACIONES ARCOTEL PAGO DE CONCESIONES 0.5% FACTURACIÓN BRUTA (CONC.LARGA DISTANCIA INTERNACIONAL) Y RELIQUIDACIÓN INTERESES 3ER TRIMESTRE JUL A SEP 2021</text:p>
          </table:table-cell>
          <table:table-cell office:value-type="float" office:value="0.02" table:style-name="ce32">
            <text:p>0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5 AGE002-AGENCIA DE REGULACION Y CONTROL DE LAS TELECOMUNICACIONES ARCOTEL PAGO DE CONCESIONES 0.5% FACTURACIÓN BRUTA (CONC.LARGA DISTANCIA INTERNACIONAL) Y RELIQUIDACIÓN INTERESES 3ER TRIMESTRE JUL A SEP 2021</text:p>
          </table:table-cell>
          <table:table-cell office:value-type="float" office:value="2.44" table:style-name="ce32">
            <text:p>2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4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6 AGE002-AGENCIA DE REGULACION Y CONTROL DE LAS TELECOMUNICACIONES ARCOTEL PAGO DE CONCESIONES 0.5% SERVICIOS TELECOMUNICACIONES A TRAVÉS DE TERMINALES DE USO PÚBLICO, 3ER TRIMESTRE JUL A SEP 2021</text:p>
          </table:table-cell>
          <table:table-cell office:value-type="float" office:value="0.27" table:style-name="ce32">
            <text:p>0,2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35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8 AGE002-AGENCIA DE REGULACION Y CONTROL DE LAS TELECOMUNICACIONES ARCOTEL PAGO DE CONCESIONES 0.5% FACTURACIÓN BRUTA (CONC. TELEFONÍA FIJA Y LOCAL) Y RELIQUIDACIÓN INTERESES, 3ER TRIMESTRE JUL A SEP 2021</text:p>
          </table:table-cell>
          <table:table-cell office:value-type="float" office:value="4.07" table:style-name="ce32">
            <text:p>4,0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5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8 AGE002-AGENCIA DE REGULACION Y CONTROL DE LAS TELECOMUNICACIONES ARCOTEL PAGO DE CONCESIONES 0.5% FACTURACIÓN BRUTA (CONC. TELEFONÍA FIJA Y LOCAL) Y RELIQUIDACIÓN INTERESES, 3ER TRIMESTRE JUL A SEP 2021</text:p>
          </table:table-cell>
          <table:table-cell office:value-type="float" office:value="644.78" table:style-name="ce32">
            <text:p>644,7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2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513086 UCK445-BANCO DEL PACIFICO TARIFA POR COMISIÓN</text:p>
          </table:table-cell>
          <table:table-cell office:value-type="float" office:value="0.12" table:style-name="ce32">
            <text:p>0,1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8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60246 SEC002-SECURITY DATA SEGURIDAD EN DATOS Y FIRMA DIGITAL S.A. RENOVACION SSL ADVANTAGE DOMINIO MI NETVOICE EC (CERTIFICADOS SSL ADVANTAGE)</text:p>
          </table:table-cell>
          <table:table-cell office:value-type="float" office:value="965.55" table:style-name="ce32">
            <text:p>965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44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630709 DAT001-DATAFAST CIA LTDA SERVICIO CONEXION PERIODO FACTURADO SERVICIOS: 20-OCT A 19-NOV</text:p>
          </table:table-cell>
          <table:table-cell office:value-type="float" office:value="4.75" table:style-name="ce32">
            <text:p>4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704 TRA009-TRANSFERUNION S.A. COMSION SERV. RED ACTIVA RECAUD LINKOTEL SEP-21</text:p>
          </table:table-cell>
          <table:table-cell office:value-type="float" office:value="73.28" table:style-name="ce32">
            <text:p>73,2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4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781679 DIN003-DINERS CLUB DEL ECUADOR S.A. SOCIEDAD FINANCIERA TARIFA POR COMISIÓN</text:p>
          </table:table-cell>
          <table:table-cell office:value-type="float" office:value="14.58" table:style-name="ce32">
            <text:p>14,5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39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393767 COR018-CNEL EP CONSUMO DE ENERGÍA ELÉCTRICA, COD:0400895534, VIA AL SOL</text:p>
          </table:table-cell>
          <table:table-cell office:value-type="float" office:value="20.350000000000001" table:style-name="ce32">
            <text:p>20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0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17485 COR018-CNEL EP CONSUMO DE ENREGÍA ELÉCTRICA, COD:0400890778, VALLE ALTO</text:p>
          </table:table-cell>
          <table:table-cell office:value-type="float" office:value="11.35" table:style-name="ce32">
            <text:p>11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1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19452 COR018-CNEL EP CONSUMO DE ENERGÍA ELECTRICA, COD:0400885886, BTA. MERCEDES MOLINA</text:p>
          </table:table-cell>
          <table:table-cell office:value-type="float" office:value="20.78" table:style-name="ce32">
            <text:p>20,7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2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94886 COR018-CNEL EP CONSUMO ENERGÍA ELÉ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6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4891142 ETA001-ETAPA EP FACILIDADES Y CO-UBICACIÓN/SEPT-2021</text:p>
          </table:table-cell>
          <table:table-cell office:value-type="float" office:value="283.5" table:style-name="ce32">
            <text:p>283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52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4976881 ETA001-ETAPA EP INTERCONEXIÓN MES DE SEP 2021, COMPENSA FACTURA#373992</text:p>
          </table:table-cell>
          <table:table-cell office:value-type="float" office:value="22.25" table:style-name="ce32">
            <text:p>22,2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9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605520 BAN007-BANCO DE GUAYAQUIL S.A. SERVICIOS FACTURADOS EN ESTADOS DE CUENTA CORRIENTE MES DE NOV 2021</text:p>
          </table:table-cell>
          <table:table-cell office:value-type="float" office:value="114.22" table:style-name="ce32">
            <text:p>114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7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9805 COP004-COPIADORA ECUATORIANA CIA LTDA ECUACOPIA SERVICIO ARRIEND0 IMPRESORA BASE Y B/N#1964 MES DE OCT/2021</text:p>
          </table:table-cell>
          <table:table-cell office:value-type="float" office:value="70.53" table:style-name="ce32">
            <text:p>70,5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16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206 CON002-CONECEL S.A INTERCONEXIÓN FIJO MES DE SEP/2021</text:p>
          </table:table-cell>
          <table:table-cell office:value-type="float" office:value="110.91" table:style-name="ce32">
            <text:p>110,9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51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223 CON002-CONECEL S.A INTERCONEXIÓN MÓVIL MES DE SEP 2021, COMPENSA FACTURA#373995</text:p>
          </table:table-cell>
          <table:table-cell office:value-type="float" office:value="3190.38" table:style-name="ce32">
            <text:p>3.190,3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9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31 IST001-ISTARTDIGITAL S.A. MANEJO REDES SOCIALES</text:p>
          </table:table-cell>
          <table:table-cell office:value-type="float" office:value="500" table:style-name="ce32">
            <text:p>5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3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389771 DIN003-DINERS CLUB DEL ECUADOR S.A. SOCIEDAD FINANCIERA TARIFA COMISIÓN</text:p>
          </table:table-cell>
          <table:table-cell office:value-type="float" office:value="18.27" table:style-name="ce32">
            <text:p>18,2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8</text:p>
          </table:table-cell>
          <table:table-cell office:value-type="date" office:date-value="2021-10-27T00:00:00" table:style-name="ce29">
            <text:p>2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52 UCF073-BAQUERIZO DAVILA PABLO JONATHAN HONORARIOS PROFESIONALES MES DE OCT 2021</text:p>
          </table:table-cell>
          <table:table-cell office:value-type="float" office:value="4000" table:style-name="ce32">
            <text:p>4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4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4651 TEL001-TELCONET S.A. SERVICIO POR L3MPLS 1024 K ETAPABMALOCUENCA, L3MPLS 10240 K LEVEL3PROSPERINA, L3MPLS 1024 K ETAPARUMIURCUCUENCA, L3MPLS 5120 K CONTECONGYE, L3MPLS 30720K LINKOVALLECNT, BACKUP L3MPLS 30720K VALLECNT MES DE OCT 2021</text:p>
          </table:table-cell>
          <table:table-cell office:value-type="float" office:value="780" table:style-name="ce32">
            <text:p>78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5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0 TEL001-TELCONET S.A. SERVICIO POR L3MPLS 30720 K CNTCORREOSGYE, BACKUP L3MPLS 30720K CNTCORREOSGYE2, CANAL TELEFONIA MES DE OCT 2021</text:p>
          </table:table-cell>
          <table:table-cell office:value-type="float" office:value="630" table:style-name="ce32">
            <text:p>63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6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1 TEL001-TELCONET S.A. SERVICIOS POR LÍNEAS TELÉFONICA MES DE OCT 2021</text:p>
          </table:table-cell>
          <table:table-cell office:value-type="float" office:value="1420" table:style-name="ce32">
            <text:p>1.4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7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2 TEL001-TELCONET S.A. SERVICIO DE CLOUDMAIL 5 GB(30 CORREO) Y CLOUD EMAIL PROTECTION BASICO 30 DOMINIO MES DE OCT 2021</text:p>
          </table:table-cell>
          <table:table-cell office:value-type="float" office:value="142.32" table:style-name="ce32">
            <text:p>142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8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3 TEL001-TELCONET S.A. SERVICIOS POR UNIDAD VIRTUAL MES DE OCT 2021</text:p>
          </table:table-cell>
          <table:table-cell office:value-type="float" office:value="3608.46" table:style-name="ce32">
            <text:p>3.608,4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9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6651 TEL001-TELCONET S.A. SERVICIOS POR CANAL TELEFONIA Y CLEAR CHANNEL TDMOIP 3 E1 30144K MES DE OCT 2021</text:p>
          </table:table-cell>
          <table:table-cell office:value-type="float" office:value="280" table:style-name="ce32">
            <text:p>28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30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6980 TEL001-TELCONET S.A. SERVICIOS POR ENLACE TDM CLEAR CHANNEL CONTRA SETEL 1E1 ,MES DE OCT 2021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31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7357 TEL001-TELCONET S.A. BACKUP L3MPLS 30720K NETVOICE-LINKOVALLECNT. FACTU RACION POR INSTALACION DEL SERVICIO MES DE OCT 2021</text:p>
          </table:table-cell>
          <table:table-cell office:value-type="float" office:value="150" table:style-name="ce32">
            <text:p>1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53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09904 OTE001-OTECEL S.A INTERCONEXIÓN MES DE SEP 2021, MIN: 148436.66 T: 0.01015, COMPENSA FACTURA#373989</text:p>
          </table:table-cell>
          <table:table-cell office:value-type="float" office:value="1870.1" table:style-name="ce32">
            <text:p>1.870,1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0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816 COR026-CORLANQUIMICA S.A. COMPRA DE SUMINISTRO DE OFICINA</text:p>
          </table:table-cell>
          <table:table-cell office:value-type="float" office:value="32.549999999999997" table:style-name="ce32">
            <text:p>32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36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42840 COR018-CNEL EP CONSUMO DE ENERGÍA ELÉCTRICA , COD:0900421382, URB. TERRASOL</text:p>
          </table:table-cell>
          <table:table-cell office:value-type="float" office:value="12.05" table:style-name="ce32">
            <text:p>12,0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38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76277 COR018-CNEL EP CONSUMO DE ENERGÍA ELÉCTRICA, COD:5385091, MANABÍ-MANTA, SETIEMBRE-2021</text:p>
          </table:table-cell>
          <table:table-cell office:value-type="float" office:value="13.52" table:style-name="ce32">
            <text:p>13,5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7</text:p>
          </table:table-cell>
          <table:table-cell office:value-type="date" office:date-value="2021-10-04T00:00:00" table:style-name="ce29">
            <text:p>0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92687 BAN007-BANCO DE GUAYAQUIL S.A. SERVICIO POR FACT.COMIS.LIQUIDACION PAGO DEPOSITOS DE VOUCHERS TARJETAS DE CREDITO</text:p>
          </table:table-cell>
          <table:table-cell office:value-type="float" office:value="20.98" table:style-name="ce32">
            <text:p>20,9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3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68786 COR018-CNEL EP CONSUMO DE ENERGÍA ELÉCTRICA, COD:0900420945, URB. CAPRI</text:p>
          </table:table-cell>
          <table:table-cell office:value-type="float" office:value="9.75" table:style-name="ce32">
            <text:p>9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2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87 ALD003-ALDAS ROMERO ERIK ANDRES COMPRA DE SSD KINGSTON A400 480GB SATA-III 2.5 (SA400S37/480G), MANTENIMIENTO DE SOFTWARE Y HARDWARE Y LICENCIA WINDOW 10 PRO OEM (LAPTOP-FRANCISCO CENTENO)</text:p>
          </table:table-cell>
          <table:table-cell office:value-type="float" office:value="175.96" table:style-name="ce32">
            <text:p>175,9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3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88 ALD003-ALDAS ROMERO ERIK ANDRES COMPRA DE SSD KINGSTON A400 480GB SATA-III 2.5, RAM CORSAIR VENGEANCE 8GB, MANTENIMIENTO DE SOFTWARE Y HARDWARE Y LICENCIA WINDOW 10 PRO OEM (LAPTOP-ANDREA PEÑA)</text:p>
          </table:table-cell>
          <table:table-cell office:value-type="float" office:value="225.07" table:style-name="ce32">
            <text:p>225,0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8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60 SOL017-SOLUCIONES INFORMATICAS PARA FIRMA ELECTRONICA GEEKTECH S.A. CONTRATOS ELECTRONICOS PERIODO: 01 AL 30 SEPTIEMBRE 2021</text:p>
          </table:table-cell>
          <table:table-cell office:value-type="float" office:value="68" table:style-name="ce32">
            <text:p>6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9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15 PAC005-CORPORACION NACIONAL DE TELECOMUNICACIONES CNT EP INTERCONEXIÓN FIJO MES DE SEP 202, MEDICIÓN 162.276,32 TASA USD 0.011905, COMPENSA FACT#373991</text:p>
          </table:table-cell>
          <table:table-cell office:value-type="float" office:value="1931.9" table:style-name="ce32">
            <text:p>1.931,9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50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16 PAC005-CORPORACION NACIONAL DE TELECOMUNICACIONES CNT EP INTERCONEXIÓN MÓVIL MES DE SEP 2021, MEDICIÓN 32.688,98 TASA USD 0,013470, COMPENSA FACTURA#373990</text:p>
          </table:table-cell>
          <table:table-cell office:value-type="float" office:value="440.32" table:style-name="ce32">
            <text:p>440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54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71 SET001-SETEL S.A INTERCONEXIÓN MES DE SEP 2021, MINUTOS: 12.329,13 / PRECIO UNITARIO: 0,008905, COMPENSA FACTURA#373994</text:p>
          </table:table-cell>
          <table:table-cell office:value-type="float" office:value="109.79" table:style-name="ce32">
            <text:p>109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55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72 SET001-SETEL S.A COUBICACION SEPTIEMBRE 2021</text:p>
          </table:table-cell>
          <table:table-cell office:value-type="float" office:value="135.30000000000001" table:style-name="ce32">
            <text:p>135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2</text:p>
          </table:table-cell>
          <table:table-cell office:value-type="date" office:date-value="2021-10-08T00:00:00" table:style-name="ce29">
            <text:p>0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925736 OTE001-OTECEL S.A PLAN CORP. PERIODO 08-SEP-2021 AL 07-OCT-2021</text:p>
          </table:table-cell>
          <table:table-cell office:value-type="float" office:value="64.66" table:style-name="ce32">
            <text:p>64,6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2</text:p>
          </table:table-cell>
          <table:table-cell office:value-type="date" office:date-value="2021-10-08T00:00:00" table:style-name="ce29">
            <text:p>0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925736 OTE001-OTECEL S.A PLAN CORP. PERIODO 08-SEP-2021 AL 07-OCT-2021</text:p>
          </table:table-cell>
          <table:table-cell office:value-type="float" office:value="324.33999999999997" table:style-name="ce32">
            <text:p>324,3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6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8 NAZ003-NAZARENO ANGULO ERIKA JENNIFFER SERVICIOS PROFESIONALES DE TELECOMUNICACIÓN MES DE OCTUBRE 2021</text:p>
          </table:table-cell>
          <table:table-cell office:value-type="float" office:value="2000" table:style-name="ce32">
            <text:p>2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4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900 HAL001-HALLON SARCOS LUIS HENRY REPARACIÓN DE BASE DE BISAGRAS (LAPTOP DELL-ANDREA PEÑA/TOSHIBA-FRANCISCO CENTENO)</text:p>
          </table:table-cell>
          <table:table-cell office:value-type="float" office:value="50" table:style-name="ce32">
            <text:p>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5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ACIFICO #5836572-36648-65297-65414-74301-74398-82762-82855-90815-90873-5919708-19820-27369-27431-34896-34981-41911-41974-49458-49592-75498-75630-83704-83769-92529-92619-6000916-1009-9834-9889-30646-30692-38415-38519-46469-46507-57849-57917</text:p>
          </table:table-cell>
          <table:table-cell office:value-type="float" office:value="63.84" table:style-name="ce32">
            <text:p>63,8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ICHINCHA COMP RET #197888</text:p>
          </table:table-cell>
          <table:table-cell office:value-type="float" office:value="4.9000000000000004" table:style-name="ce32">
            <text:p>4,9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8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ICHINCHA COMP RET #197982</text:p>
          </table:table-cell>
          <table:table-cell office:value-type="float" office:value="0.18" table:style-name="ce32">
            <text:p>0,1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R-3948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Liqu # 2717 MER005-MERELO ANGULO ROBERTO MANUEL REEMBOLSO DE GASTOS DEL 01 AL 29 DE OCT 2021</text:p>
          </table:table-cell>
          <table:table-cell office:value-type="float" office:value="239.9" table:style-name="ce32">
            <text:p>239,9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51010107 <text:s text:c="2"/>ALIMENTACION/MOVILIZACION</text:p>
          </table:table-cell>
          <table:table-cell office:value-type="string" table:style-name="ce28">
            <text:p>DR-394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Liqu # 2718 ROD023-RODRIGUEZ GOMEZ FERNANDO ALBERTO REEMBOLSO DE GASTOS DEL 01 AL 29 OCT 2021</text:p>
          </table:table-cell>
          <table:table-cell office:value-type="float" office:value="36" table:style-name="ce32">
            <text:p>36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3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CANCELACIÓN DE FACTURA#79257368 <text:s/>OTECEL S.A.</text:p>
          </table:table-cell>
          <table:table-cell office:value-type="float" office:value="0.27" table:style-name="ce32">
            <text:p>0,2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SERVICIO DE ACCESO A INTERNET 3ER TRIMESTRE JUL A SEP 2021</text:p>
          </table:table-cell>
          <table:table-cell office:value-type="float" office:value="0.04" table:style-name="ce32">
            <text:p>0,0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SERVICIO DE ACCESO A INTERNET 3ER TRIMESTRE JUL A SEP 2021</text:p>
          </table:table-cell>
          <table:table-cell office:value-type="float" office:value="6.66" table:style-name="ce32">
            <text:p>6,6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2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. LARGA DIST. INTERN. 3ER TRIMESTRE JUL A SEP 2021</text:p>
          </table:table-cell>
          <table:table-cell office:value-type="float" office:value="0.03" table:style-name="ce32">
            <text:p>0,0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2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. LARGA DIST. INTERN. 3ER TRIMESTRE JUL A SEP 2021</text:p>
          </table:table-cell>
          <table:table-cell office:value-type="float" office:value="4.87" table:style-name="ce32">
            <text:p>4,8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1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ONÍA FIJA LOCAL 3ER TRIMESTRE JUL A SEP 2021</text:p>
          </table:table-cell>
          <table:table-cell office:value-type="float" office:value="8.14" table:style-name="ce32">
            <text:p>8,1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1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ONÍA FIJA LOCAL 3ER TRIMESTRE JUL A SEP 2021</text:p>
          </table:table-cell>
          <table:table-cell office:value-type="float" office:value="1289.55" table:style-name="ce32">
            <text:p>1.289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NDL-4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CANCELACIÓN DE ENERGÍA ELÉCTRICA PORTAL AL SOL, CTV, CNEL EP</text:p>
          </table:table-cell>
          <table:table-cell office:value-type="float" office:value="10.92" table:style-name="ce32">
            <text:p>10,9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5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CANCELACIÓN DE FACTURAS#181442515, #181442516, #181442517, #181442518 CNT EP</text:p>
          </table:table-cell>
          <table:table-cell office:value-type="float" office:value="3.86" table:style-name="ce32">
            <text:p>3,8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ROLES DE PAGO 2DA QUINCENA MES DE OCTUBRE 2021</text:p>
          </table:table-cell>
          <table:table-cell office:value-type="float" office:value="7307.76" table:style-name="ce32">
            <text:p>7.307,7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ROLES DE PAGO 2DA QUINCENA MES DE OCTUBRE 2021</text:p>
          </table:table-cell>
          <table:table-cell office:value-type="float" office:value="450" table:style-name="ce32">
            <text:p>4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4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IFICO PAGO 1% FODETEL SERVICIOS TEL. A TRAVÉS TERMIN. DE USO PÚBLICO 3ER TRIMESTRE JUL A SEP 2021</text:p>
          </table:table-cell>
          <table:table-cell office:value-type="float" office:value="0.54" table:style-name="ce32">
            <text:p>0,5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7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ICHINCHA GASTOS BANCARIOS MES OCT 2021/RET FTE-IVA</text:p>
          </table:table-cell>
          <table:table-cell office:value-type="float" office:value="84.74" table:style-name="ce32">
            <text:p>84,7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2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BCOS CORRESPONSALES TRANSF <text:s/>EXT. OR<text:s text:c="2"/></text:p>
          </table:table-cell>
          <table:table-cell office:value-type="float" office:value="20" table:style-name="ce32">
            <text:p>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3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GASTOS BANCARIOS MES DE OCT 2021</text:p>
          </table:table-cell>
          <table:table-cell office:value-type="float" office:value="141.34" table:style-name="ce32">
            <text:p>141,3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1</text:p>
          </table:table-cell>
          <table:table-cell office:value-type="date" office:date-value="2021-10-28T00:00:00" table:style-name="ce29">
            <text:p>2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IMPUESTO ISD TRANSFERENCIAS EXTERIOR<text:s text:c="2"/></text:p>
          </table:table-cell>
          <table:table-cell office:value-type="float" office:value="150" table:style-name="ce32">
            <text:p>1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0</text:p>
          </table:table-cell>
          <table:table-cell office:value-type="date" office:date-value="2021-10-25T00:00:00" table:style-name="ce29">
            <text:p>2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IMPUESTO ISD TRANSFERENCIAS EXTERIOR<text:s text:c="3"/></text:p>
          </table:table-cell>
          <table:table-cell office:value-type="float" office:value="90" table:style-name="ce32">
            <text:p>9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7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TRANSF. ROL DE PAGO 2DA QUINCENA MES DE OCT 2021, A PERFECTO ISAIAS RONQUILLO MORAN</text:p>
          </table:table-cell>
          <table:table-cell office:value-type="float" office:value="404.4" table:style-name="ce32">
            <text:p>404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7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TRANSF. ROL DE PAGO 2DA QUINCENA MES DE OCT 2021, A PERFECTO ISAIAS RONQUILLO MORAN</text:p>
          </table:table-cell>
          <table:table-cell office:value-type="float" office:value="50" table:style-name="ce32">
            <text:p>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OC-1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-Contabilización Ajuste por asumir valor de retención#10053 factura#1774 Ortiz Luque Sergio</text:p>
          </table:table-cell>
          <table:table-cell office:value-type="float" office:value="7.25" table:style-name="ce32">
            <text:p>7,2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OC-8</text:p>
          </table:table-cell>
          <table:table-cell office:value-type="date" office:date-value="2021-10-04T00:00:00" table:style-name="ce29">
            <text:p>0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-Contabilización Servicio mensuales por Actualización y mantenimiento evolutivo Global Think Tecnology S.A. mes de octubre 2021, Factura#00004-00000561 y cuota 7/10 por Denoc setup</text:p>
          </table:table-cell>
          <table:table-cell office:value-type="float" office:value="3000" table:style-name="ce32">
            <text:p>3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642.70000000000005" table:style-name="ce32">
            <text:p>642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333.3" table:style-name="ce32">
            <text:p>333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321.32" table:style-name="ce32">
            <text:p>321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642.44000000000005" table:style-name="ce32">
            <text:p>642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937.02" table:style-name="ce32">
            <text:p>937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3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VISA - MASTERCARD - PACIFICARD CANCELACION DEBITO TARJETAS GUAYAQUIL-PAGO DE FACT 372841- 371965- 371785- 372854- 371533 <text:s/>- 373208- 372514- 371789- 372874- 371567- 370330- 372982- 5562- 373329- 373573- 373647- 373648- 373655 POR DEP EN CTA #DOC 1945</text:p>
          </table:table-cell>
          <table:table-cell office:value-type="float" office:value="0.26" table:style-name="ce32">
            <text:p>0,2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14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06 WEN001-WENS CONSULTING &amp; AUDITING, WHIMPPER NARVAEZ S.A. HONORARIOS PROFESIONALES RELACIONADOS CON LA AUDITORIA A LOS ESTADOS FINANCIEROS POR EL PERIODO QUE TERMINARA AL 31 DE DICIEMBRE DE 2021 (2DO ANTICIPO)</text:p>
          </table:table-cell>
          <table:table-cell office:value-type="float" office:value="1125" table:style-name="ce32">
            <text:p>1.125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185816 BAN006-BANCO PICHINCHA C.A. COSTO POR SERVICIO FINANCIERO MES NOV 2021</text:p>
          </table:table-cell>
          <table:table-cell office:value-type="float" office:value="167.94" table:style-name="ce32">
            <text:p>167,9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1</text:p>
          </table:table-cell>
          <table:table-cell office:value-type="date" office:date-value="2021-11-25T00:00:00" table:style-name="ce29">
            <text:p>2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42 NOG003-NOGALES Y PLATON MANUEL ALEJANDRO HONORARIOS COMO INTERVENTOR MES DE NOV 2021</text:p>
          </table:table-cell>
          <table:table-cell office:value-type="float" office:value="1250" table:style-name="ce32">
            <text:p>1.2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3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205 TEL011-TELCOMAG S.A. MANTENIMIENTO TÉCNICO REDES Y EQUIPO TELEFÓNICO MES DE NOVIEMBRE 2021</text:p>
          </table:table-cell>
          <table:table-cell office:value-type="float" office:value="6363.63" table:style-name="ce32">
            <text:p>6.363,6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4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20704 UCK445-BANCO DEL PACIFICO SERVICIO POR CARGOS FINANCIEROS NO BONIFIC</text:p>
          </table:table-cell>
          <table:table-cell office:value-type="float" office:value="8.6" table:style-name="ce32">
            <text:p>8,6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2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340 GUE005-GUERRA ALTAMIRANO GLENDA PATRICIA ELABORACIÓN DE UN BLOCK DE NOTAS DE CRÉDITO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3</text:p>
          </table:table-cell>
          <table:table-cell office:value-type="date" office:date-value="2021-11-25T00:00:00" table:style-name="ce29">
            <text:p>2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54 BAQ024-BAQUE BAQUE BYRON PAUL SERVICIOS PROFESIONALES DE TELECOMUNICACIÓN MES DE NOV 2021 Y MANT. INFRAESTRUCTURA PLANTA EXTERNA URBANIZACIONES</text:p>
          </table:table-cell>
          <table:table-cell office:value-type="float" office:value="222.22" table:style-name="ce32">
            <text:p>222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62 EST018-ESTUPIÑAN ANDRADE FRANCISCO JAVIER SERVICIOS PRESTADOS DE TELECOMUNICACIONES MES DE NOV 2021</text:p>
          </table:table-cell>
          <table:table-cell office:value-type="float" office:value="444.44" table:style-name="ce32">
            <text:p>444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3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67258717 UCK445-BANCO DEL PACIFICO SERVICIO POR COSTOS FINANCIEROS MES NOV 2021</text:p>
          </table:table-cell>
          <table:table-cell office:value-type="float" office:value="77.34" table:style-name="ce32">
            <text:p>77,3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 MOR034-MOREIRA GOMEZ JORDY DAVID SERVICIO DE TRANSPORTE A TÉCNICOS <text:s/>7 1/2 DÍAS</text:p>
          </table:table-cell>
          <table:table-cell office:value-type="float" office:value="300" table:style-name="ce32">
            <text:p>3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2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2 PAC005-CORPORACION NACIONAL DE TELECOMUNICACIONES CNT EP PENSIÓN BÁSICA SERVICIO#23820600 MES DE OCT-2021 POR TRONCAL SIP/QUITO/ENLACE 10 CANALES LLAMADA DE VOZ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2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2 PAC005-CORPORACION NACIONAL DE TELECOMUNICACIONES CNT EP PENSIÓN BÁSICA SERVICIO#23820600 MES DE OCT-2021 POR TRONCAL SIP/QUITO/ENLACE 10 CANALES LLAMADA DE VOZ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3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3 PAC005-CORPORACION NACIONAL DE TELECOMUNICACIONES CNT EP PENSION BASICA SERVICIO#43805540 MES DE OCT-2021 POR TRONCAL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3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3 PAC005-CORPORACION NACIONAL DE TELECOMUNICACIONES CNT EP PENSION BASICA SERVICIO#43805540 MES DE OCT-2021 POR TRONCAL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4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4 PAC005-CORPORACION NACIONAL DE TELECOMUNICACIONES CNT EP PENSIÓN BÁSICA MES DE OCT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5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5 PAC005-CORPORACION NACIONAL DE TELECOMUNICACIONES CNT EP CONSUMO TELEFÓNICO MES DE OCT-2021, TEF:42682706</text:p>
          </table:table-cell>
          <table:table-cell office:value-type="float" office:value="1.8" table:style-name="ce32">
            <text:p>1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45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5 PAC005-CORPORACION NACIONAL DE TELECOMUNICACIONES CNT EP CONSUMO TELEFÓNICO MES DE OCT-2021, TEF:42682706</text:p>
          </table:table-cell>
          <table:table-cell office:value-type="float" office:value="12.02" table:style-name="ce32">
            <text:p>12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9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910089 BAN006-BANCO PICHINCHA C.A. TARIFA POR COMISIÓN</text:p>
          </table:table-cell>
          <table:table-cell office:value-type="float" office:value="2.91" table:style-name="ce32">
            <text:p>2,9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548007 UCK445-BANCO DEL PACIFICO TARIFA POR COMISIÓN</text:p>
          </table:table-cell>
          <table:table-cell office:value-type="float" office:value="0.28999999999999998" table:style-name="ce32">
            <text:p>0,2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41</text:p>
          </table:table-cell>
          <table:table-cell office:value-type="date" office:date-value="2021-11-05T00:00:00" table:style-name="ce29">
            <text:p>0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682476 DAT001-DATAFAST CIA LTDA SERVICIO CONEXION PERIODO FACTURADO SERVICIOS: 20-NOV A 19-DIC</text:p>
          </table:table-cell>
          <table:table-cell office:value-type="float" office:value="4.75" table:style-name="ce32">
            <text:p>4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2</text:p>
          </table:table-cell>
          <table:table-cell office:value-type="date" office:date-value="2021-11-02T00:00:00" table:style-name="ce29">
            <text:p>0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758 TRA009-TRANSFERUNION S.A. COMSION SERV. RED ACTIVA RECAUD LINKOTEL OCT-21</text:p>
          </table:table-cell>
          <table:table-cell office:value-type="float" office:value="77.12" table:style-name="ce32">
            <text:p>77,1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0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833181 DIN003-DINERS CLUB DEL ECUADOR S.A. SOCIEDAD FINANCIERA TARIFA POR COMISIÓN</text:p>
          </table:table-cell>
          <table:table-cell office:value-type="float" office:value="11.13" table:style-name="ce32">
            <text:p>11,1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9</text:p>
          </table:table-cell>
          <table:table-cell office:value-type="date" office:date-value="2021-11-11T00:00:00" table:style-name="ce29">
            <text:p>1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128532 COR018-CNEL EP CONSUMO DE ENERGÍA ELECTRICA, COD:0400885886, BTA. MERCEDES MOLINA</text:p>
          </table:table-cell>
          <table:table-cell office:value-type="float" office:value="20.350000000000001" table:style-name="ce32">
            <text:p>20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50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0580 COR018-CNEL EP CONSUMO DE ENERGÍA ELECTRICA, COD:0400895534, VIA AL SOL</text:p>
          </table:table-cell>
          <table:table-cell office:value-type="float" office:value="20.350000000000001" table:style-name="ce32">
            <text:p>20,3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51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8910 COR018-CNEL EP CONSUMO ENERGÍA ELECTRICA, COD:0400890778, VALLE ALTO</text:p>
          </table:table-cell>
          <table:table-cell office:value-type="float" office:value="11.52" table:style-name="ce32">
            <text:p>11,5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52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9476 COR018-CNEL EP CONSUMO DE ENERGÍA ELE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34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5243357 ETA001-ETAPA EP FACILIDADES Y CO-UBICACIÓN/OCTUBRE 2021</text:p>
          </table:table-cell>
          <table:table-cell office:value-type="float" office:value="283.5" table:style-name="ce32">
            <text:p>283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33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5243406 ETA001-ETAPA EP INTERCONEXIÓN MES DE OCT 2021, MIN 3.038,80M/TASA 0,008905, COMPENSA FACTURA#376678</text:p>
          </table:table-cell>
          <table:table-cell office:value-type="float" office:value="27.06" table:style-name="ce32">
            <text:p>27,0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695303 BAN007-BANCO DE GUAYAQUIL S.A. SERVICIOS FACTURADOS EN ESTADOS DE CUENTA CORRIENTE MES NOV 2021</text:p>
          </table:table-cell>
          <table:table-cell office:value-type="float" office:value="126.05" table:style-name="ce32">
            <text:p>126,0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858 COM029-COMSADIMTELCO S.A. COMPRAD DE PATCH CORD DE FIBRA LC/UPC DX G652D 25M Y ENVIO MERCADERÍA CLIENTE POR SERVIENTREGA</text:p>
          </table:table-cell>
          <table:table-cell office:value-type="float" office:value="24.79" table:style-name="ce32">
            <text:p>24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17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0428 COP004-COPIADORA ECUATORIANA CIA LTDA ECUACOPIA SERVICIO DE ARRIENDO IMPRESORA Y COPIAS B/N #1379 MES NOV 2021</text:p>
          </table:table-cell>
          <table:table-cell office:value-type="float" office:value="62.93" table:style-name="ce32">
            <text:p>62,9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6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043 COM029-COMSADIMTELCO S.A. COMPRA DE PATCH CORD MÁS ENVÍO</text:p>
          </table:table-cell>
          <table:table-cell office:value-type="float" office:value="24.79" table:style-name="ce32">
            <text:p>24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51010125 <text:s text:c="2"/>MANTENIMIENTO Y REP. DE OFICINA</text:p>
          </table:table-cell>
          <table:table-cell office:value-type="string" table:style-name="ce28">
            <text:p>DF-1</text:p>
          </table:table-cell>
          <table:table-cell office:value-type="date" office:date-value="2021-11-01T00:00:00" table:style-name="ce29">
            <text:p>0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0 BUS009-BUSTAMANTE JORDAN WILBER ENRIQUE SERVICIOS POR PINTAR OFICINA LINKOTEL/KENNEDY</text:p>
          </table:table-cell>
          <table:table-cell office:value-type="float" office:value="500" table:style-name="ce32">
            <text:p>5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18</text:p>
          </table:table-cell>
          <table:table-cell office:value-type="date" office:date-value="2021-11-17T00:00:00" table:style-name="ce29">
            <text:p>17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51 CON002-CONECEL S.A INTERCONEXIÓN FIJO MES OCT 2021</text:p>
          </table:table-cell>
          <table:table-cell office:value-type="float" office:value="121.41" table:style-name="ce32">
            <text:p>121,4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35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71 CON002-CONECEL S.A INTERCONEXION MÓVIL MES DE OCT 2021, COMPENSA FACTURA#376682</text:p>
          </table:table-cell>
          <table:table-cell office:value-type="float" office:value="2749.33" table:style-name="ce32">
            <text:p>2.749,3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1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39 IST001-ISTARTDIGITAL S.A. MANEJO DE REDES SOCIALES MES DE NOV 2021</text:p>
          </table:table-cell>
          <table:table-cell office:value-type="float" office:value="500" table:style-name="ce32">
            <text:p>5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458209 DIN003-DINERS CLUB DEL ECUADOR S.A. SOCIEDAD FINANCIERA TARIFA POR COMISIÓN</text:p>
          </table:table-cell>
          <table:table-cell office:value-type="float" office:value="20.61" table:style-name="ce32">
            <text:p>20,6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5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54 UCF073-BAQUERIZO DAVILA PABLO JONATHAN HONORARIOS PROFESIONALES MES DE NOV 2021</text:p>
          </table:table-cell>
          <table:table-cell office:value-type="float" office:value="4000" table:style-name="ce32">
            <text:p>4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4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260 TEL001-TELCONET S.A. SERVICIOS POR L3MPLS 1024 K ETAPABMALOCUENCA, BACKUP L3MPLS 30720K VALLECNT, L3MPLS 10240 K LEVEL3PROSPERINA, L3MPLS 1024 K ETAPARUMIURCUCUENCA, L3MPLS 5120 K CONTECONGYE, Y L3MPLS 30720K VALLECNT MES DE NOV 2021</text:p>
          </table:table-cell>
          <table:table-cell office:value-type="float" office:value="640" table:style-name="ce32">
            <text:p>64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5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3 TEL001-TELCONET S.A. BACKUP L3MPLS 30720K CNTCORREOSGYE2, L3MPLS 30720 K CNTCORREOSGYE Y <text:s/>CANAL TELEFONIA MES DE NOV 2021</text:p>
          </table:table-cell>
          <table:table-cell office:value-type="float" office:value="490" table:style-name="ce32">
            <text:p>49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6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4 TEL001-TELCONET S.A. SERVICIOS DE LÍNEAS TELÉFONICAS MES DE NOV 2021</text:p>
          </table:table-cell>
          <table:table-cell office:value-type="float" office:value="1420" table:style-name="ce32">
            <text:p>1.4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7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5 TEL001-TELCONET S.A. SERVICIO DE CLOUDMAIL 5 GB(30 CORREO) Y CLOUD EMAIL PROTECTION BASICO 30 DOMINIO MES DE NOV 2021</text:p>
          </table:table-cell>
          <table:table-cell office:value-type="float" office:value="142.32" table:style-name="ce32">
            <text:p>142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8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6 TEL001-TELCONET S.A. SERVICIOS POR UNIDAD VIRTUAL MES DE NOV 2021</text:p>
          </table:table-cell>
          <table:table-cell office:value-type="float" office:value="3608.46" table:style-name="ce32">
            <text:p>3.608,4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0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0276 TEL001-TELCONET S.A. SERVICIO POR CANAL TELEFONIA Y CLEAR CHANNEL TDMOIP 3 E1 30144K LINKO_MOVIL MES DE NOV 2021</text:p>
          </table:table-cell>
          <table:table-cell office:value-type="float" office:value="280" table:style-name="ce32">
            <text:p>28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9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0619 TEL001-TELCONET S.A. SERVICIO POR ENLACE TDM CLEAR CHANNEL CONTRA SETEL 1E1 MES DE NOV 2021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1579 TEL001-TELCONET S.A. SERVICIO POR ENLACES UNO PRINCIPAL Y OTRO RESPALDO L3MPLS 20480K NETVOICE-CNTURDESA. FACTURACION POR INSTALACION DEL SERVICIO</text:p>
          </table:table-cell>
          <table:table-cell office:value-type="float" office:value="300" table:style-name="ce32">
            <text:p>3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54135 PER002-PERMONSA S. A. COMPRA DE ADAPTADORES TELEFÓNICOS ANALOGICOS DE DOS PUERTOS</text:p>
          </table:table-cell>
          <table:table-cell office:value-type="float" office:value="118.5" table:style-name="ce32">
            <text:p>118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F-39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621457 OTE001-OTECEL S.A BENEFICIO DE PERMANENCIA MÍNIMA CAMBIO DE CHIP/F.RODRIGUEZ (CANCELADO POR F.RODRIGUEZ)</text:p>
          </table:table-cell>
          <table:table-cell office:value-type="float" office:value="8.0399999999999991" table:style-name="ce32">
            <text:p>8,0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32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622536 OTE001-OTECEL S.A INTERCONEXIÓN MES DE OCT 2021, MIN: 121040.77 T: 0.01015, COMPENSA FACTURA#376681</text:p>
          </table:table-cell>
          <table:table-cell office:value-type="float" office:value="1526.67" table:style-name="ce32">
            <text:p>1.526,6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5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041 COR026-CORLANQUIMICA S.A. COMPRA DE SUMINISTROS DE OFICINA</text:p>
          </table:table-cell>
          <table:table-cell office:value-type="float" office:value="37.5" table:style-name="ce32">
            <text:p>37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4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204928 BAN007-BANCO DE GUAYAQUIL S.A. FACT.COMIS.LIQUIDACION PAGO DEPOSITOS DE VOUCHERS TARJETAS DE CREDITO MES DE NOV 2021</text:p>
          </table:table-cell>
          <table:table-cell office:value-type="float" office:value="20.2" table:style-name="ce32">
            <text:p>20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8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305759 COR018-CNEL EP CONSUMO DE ENERGÍA ELECTRICA, COD:5385091, MANABÍ-MANTA, MES DE OCT 2021</text:p>
          </table:table-cell>
          <table:table-cell office:value-type="float" office:value="13.52" table:style-name="ce32">
            <text:p>13,5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6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379089 COR018-CNEL EP CONSUMO DE ENERGÍA ELECTRICA, COD:0900421382, URB. TERRASOL</text:p>
          </table:table-cell>
          <table:table-cell office:value-type="float" office:value="11.95" table:style-name="ce32">
            <text:p>11,9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442117 COR018-CNEL EP CONSUMO DE ENERGÍA ELECTRICA, COD:0900420945, URB. CAPRI</text:p>
          </table:table-cell>
          <table:table-cell office:value-type="float" office:value="9.6199999999999992" table:style-name="ce32">
            <text:p>9,6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37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43 PAC005-CORPORACION NACIONAL DE TELECOMUNICACIONES CNT EP INTERCONEXIÓN FIJO MES DE OCT 2021, MEDICIÓN 163.998,72 TASA USD 0.011905, COMPENSA FACTURA#376679</text:p>
          </table:table-cell>
          <table:table-cell office:value-type="float" office:value="1952.4" table:style-name="ce32">
            <text:p>1.952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6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44 PAC005-CORPORACION NACIONAL DE TELECOMUNICACIONES CNT EP INTERCONEXIÓN MÓVIL MES DE OCT 2021, MEDICIÓN 26.039,79 TASA USD 0,013470, COMPENSA FACTURA#376683</text:p>
          </table:table-cell>
          <table:table-cell office:value-type="float" office:value="350.76" table:style-name="ce32">
            <text:p>350,7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27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83 SET001-SERVICIOS DE TELECOMUNICACIONES SETEL S.A INTERCONEXIÓN MES DE OCT 2021, MINUTOS: 12.804,38 / PRECIO UNITARIO: 0,008905, COMPENSA FACTURA#376684</text:p>
          </table:table-cell>
          <table:table-cell office:value-type="float" office:value="114.02" table:style-name="ce32">
            <text:p>114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28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84 SET001-SERVICIOS DE TELECOMUNICACIONES SETEL S.A COUBICACION OCTUBRE 2021</text:p>
          </table:table-cell>
          <table:table-cell office:value-type="float" office:value="135.30000000000001" table:style-name="ce32">
            <text:p>135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9960683 OTE001-OTECEL S.A PLAN CORP. PERIODO 08-OCT-2021 AL 07-NOV-2021</text:p>
          </table:table-cell>
          <table:table-cell office:value-type="float" office:value="325.07" table:style-name="ce32">
            <text:p>325,0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9960683 OTE001-OTECEL S.A PLAN CORP. PERIODO 08-OCT-2021 AL 07-NOV-2021</text:p>
          </table:table-cell>
          <table:table-cell office:value-type="float" office:value="65.12" table:style-name="ce32">
            <text:p>65,1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29</text:p>
          </table:table-cell>
          <table:table-cell office:value-type="date" office:date-value="2021-11-19T00:00:00" table:style-name="ce29">
            <text:p>1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804 SOL017-SOLUCIONES INFORMATICAS PARA FIRMA ELECTRONICA GEEKTECH S.A. CONTRATOS ELECTRONICOS PERIODO <text:s/>01 AL 31 OCTUBRE 2021</text:p>
          </table:table-cell>
          <table:table-cell office:value-type="float" office:value="54" table:style-name="ce32">
            <text:p>54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24</text:p>
          </table:table-cell>
          <table:table-cell office:value-type="date" office:date-value="2021-11-26T00:00:00" table:style-name="ce29">
            <text:p>2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8096 ALD003-ALDAS ROMERO ERIK ANDRES MANTENIMIENTO DE SOFTWARE Y HARDWARE, SSD KINGSTON A400 480GB SATA-III 2.5, MEMORIA RAM KINGSTON 8GB Y BATERIA 14-AC</text:p>
          </table:table-cell>
          <table:table-cell office:value-type="float" office:value="315" table:style-name="ce32">
            <text:p>315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9 NAZ003-NAZARENO ANGULO ERIKA JENNIFFER SERVICIOS PROFESIONALES DE TELECOMUNICACIONES MES DE NOV 2021</text:p>
          </table:table-cell>
          <table:table-cell office:value-type="float" office:value="2000" table:style-name="ce32">
            <text:p>2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0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903 HAL001-HALLON SARCOS LUIS HENRY MANTENIMIENTO DE HARDWARE Y SOFTWARE, REPARACIÓN DE VISAGRAS, SSD 480GB (DISCO DURO SÓLIDO) Y BATERIA PARA DPTO. SITEMA/F.RODRIGUEZ</text:p>
          </table:table-cell>
          <table:table-cell office:value-type="float" office:value="229" table:style-name="ce32">
            <text:p>229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9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ACIFICO #6122471-22544-33855-33937-58247-58354-66744-66799-74671-74772-82997-83095-92563-92620-6217496-17644-27600-27656-36871-36955-45641-45743-53558-53642-79980-80059-97088-97150-6305917-05994-14506-14573-40586-40663-50185-50304</text:p>
          </table:table-cell>
          <table:table-cell office:value-type="float" office:value="70.16" table:style-name="ce32">
            <text:p>70,1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8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220</text:p>
          </table:table-cell>
          <table:table-cell office:value-type="float" office:value="67.47" table:style-name="ce32">
            <text:p>67,4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7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283</text:p>
          </table:table-cell>
          <table:table-cell office:value-type="float" office:value="0.43" table:style-name="ce32">
            <text:p>0,4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6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397</text:p>
          </table:table-cell>
          <table:table-cell office:value-type="float" office:value="0.67" table:style-name="ce32">
            <text:p>0,6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56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0 MER005-MERELO ANGULO ROBERTO MANUEL REEMBOLSO DE GASTOS DEL 01 AL 30 NOV 2021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R-456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0 MER005-MERELO ANGULO ROBERTO MANUEL REEMBOLSO DE GASTOS DEL 01 AL 30 NOV 2021</text:p>
          </table:table-cell>
          <table:table-cell office:value-type="float" office:value="168.55" table:style-name="ce32">
            <text:p>168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56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3 ROD023-RODRIGUEZ GOMEZ FERNANDO ALBERTO REEMBOLSO DE GASTOS DEL 01 AL 30 DE NOV 2021</text:p>
          </table:table-cell>
          <table:table-cell office:value-type="float" office:value="62" table:style-name="ce32">
            <text:p>6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R-456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3 ROD023-RODRIGUEZ GOMEZ FERNANDO ALBERTO REEMBOLSO DE GASTOS DEL 01 AL 30 DE NOV 2021</text:p>
          </table:table-cell>
          <table:table-cell office:value-type="float" office:value="3" table:style-name="ce32">
            <text:p>3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8</text:p>
          </table:table-cell>
          <table:table-cell office:value-type="date" office:date-value="2021-11-11T00:00:00" table:style-name="ce29">
            <text:p>1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CANCELACIÓN DE FACTURAS#183291592, #183291593, #183291594, #183291595 CNT EP</text:p>
          </table:table-cell>
          <table:table-cell office:value-type="float" office:value="1.51" table:style-name="ce32">
            <text:p>1,5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3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TRANSF. ROLES DE PAGO 2DA QUINCENA MES DE NOV 2021</text:p>
          </table:table-cell>
          <table:table-cell office:value-type="float" office:value="7307.76" table:style-name="ce32">
            <text:p>7.307,7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3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TRANSF. ROLES DE PAGO 2DA QUINCENA MES DE NOV 2021</text:p>
          </table:table-cell>
          <table:table-cell office:value-type="float" office:value="450" table:style-name="ce32">
            <text:p>4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7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BCOS CORRESPONSALES TRANSF <text:s/>EXT. OR<text:s text:c="2"/></text:p>
          </table:table-cell>
          <table:table-cell office:value-type="float" office:value="10" table:style-name="ce32">
            <text:p>1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25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CANCELACIÓN DE FACTURA#54135 PERMONSA S. A.</text:p>
          </table:table-cell>
          <table:table-cell office:value-type="float" office:value="23.7" table:style-name="ce32">
            <text:p>23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GASTOS BANCARIOS MES DE NOV 2021</text:p>
          </table:table-cell>
          <table:table-cell office:value-type="float" office:value="83.98" table:style-name="ce32">
            <text:p>83,9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6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IMPUESTO ISD TRANSFERENCIAS EXTERIOR<text:s text:c="3"/></text:p>
          </table:table-cell>
          <table:table-cell office:value-type="float" office:value="90" table:style-name="ce32">
            <text:p>9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3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TRANSF. PAGO DE ROL 2DA QUINCENA MES DE NOV 2021, A RONQUILLO MORAN PERFECTO</text:p>
          </table:table-cell>
          <table:table-cell office:value-type="float" office:value="404.4" table:style-name="ce32">
            <text:p>404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3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TRANSF. PAGO DE ROL 2DA QUINCENA MES DE NOV 2021, A RONQUILLO MORAN PERFECTO, P.Q. OCT/2021</text:p>
          </table:table-cell>
          <table:table-cell office:value-type="float" office:value="50" table:style-name="ce32">
            <text:p>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NO-11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Corp. Favorita C.A. Compra de Canastas Navideña y Tarj. Regalo</text:p>
          </table:table-cell>
          <table:table-cell office:value-type="float" office:value="900" table:style-name="ce32">
            <text:p>9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1">
            <text:p>51030221 <text:s text:c="2"/>DENWA TECHNOLOGY CORP</text:p>
          </table:table-cell>
          <table:table-cell office:value-type="string" table:style-name="ce28">
            <text:p>NO-9</text:p>
          </table:table-cell>
          <table:table-cell office:value-type="date" office:date-value="2021-11-17T00:00:00" table:style-name="ce29">
            <text:p>17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Denwa Technology Corp. Compra de 5 paquetes de soporte/5 horas/Servicios Desarrollos sobre Denwa Clase 4 - WholeSale y Desarrollador endpoint rest (llamadas filtradas fecha/proveedor/entrada/salida)</text:p>
          </table:table-cell>
          <table:table-cell office:value-type="float" office:value="2205.9" table:style-name="ce32">
            <text:p>2.205,9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NO-7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Servicio mensuales por Actualización y mantenimiento evolutivo Global Think Tecnology S.A. mes de noviembre 2021, Factura#00004-00000575 y cuota 8/10 por Denoc setup</text:p>
          </table:table-cell>
          <table:table-cell office:value-type="float" office:value="3000" table:style-name="ce32">
            <text:p>3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642.70000000000005" table:style-name="ce32">
            <text:p>642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333.3" table:style-name="ce32">
            <text:p>333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321.32" table:style-name="ce32">
            <text:p>321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642.44000000000005" table:style-name="ce32">
            <text:p>642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937.02" table:style-name="ce32">
            <text:p>937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NC-1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OBERTO ALEJANDRO SUQUILLO SANCHEZ, REGULARIZACION CUENTA DEL CLIENTE, VALOR ARRASTRANDO DESDE EL AÑO 2015 POR RECLASIFICACION DE SALDO DE CUENTAS</text:p>
          </table:table-cell>
          <table:table-cell office:value-type="float" office:value="6.22" table:style-name="ce32">
            <text:p>6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4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VISA - MASTERCARD - PACIFICARD CANCELACION DEBITO TARJEATS GUAYAQUIL- PAGO DE FACT 374636- 376182- 376206- 375535- 375637- 374464- 375180- 375499- 374460- 375513- 375856- 5818- 376179- 374251- 376260- 376331- 376332- 376341 POR DEP EN CTA #DOC 1945</text:p>
          </table:table-cell>
          <table:table-cell office:value-type="float" office:value="0.26" table:style-name="ce32">
            <text:p>0,2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10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VISA - MASTERCARD - PACIFICARD CANCELACION DEBITO TARJETAS PICHINCHA- PAGO DE FACT 374671- 375624- 375607- 5829- 376456 POR DEP EN CTA #DOC 1085390</text:p>
          </table:table-cell>
          <table:table-cell office:value-type="float" office:value="0.01" table:style-name="ce32">
            <text:p>0,0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2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AMERICAN EXPRESS CANCELACION DEBITO TARJEATS GUAYAQUIL- PAGO DE FACT 368131- 370741- 373396- 378291- 378261- 374438- 377119- 377949- 378064- 378342- 377954- 378883- 378023- 378235- 377319- 377857- 378363- 378450- 378512- 378669- 378789- 378142- 376929</text:p>
          </table:table-cell>
          <table:table-cell office:value-type="float" office:value="0.25" table:style-name="ce32">
            <text:p>0,2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51010106 <text:s text:c="2"/>LUZ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51010112 <text:s text:c="2"/>CORREO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1">
            <text:p>BS <text:s text:c="2"/>BS020 <text:s text:c="2"/>PASANTIA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1">
            <text:p>GG <text:s text:c="2"/>CAM013 <text:s text:c="2"/>CAMARA DE COMERCIO DE MANTA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GG <text:s text:c="2"/>GG0038 <text:s text:c="2"/>MANTENIMIENTO Y REPARACIONE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1">
            <text:p>GG <text:s text:c="2"/>GG0040 <text:s text:c="2"/>SUPERINTENDENCIA DE COMPAÑIA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GG <text:s text:c="2"/>ICV004 <text:s text:c="2"/>1.5 O/OO POR MIL CAPITAL EN GIRO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1">
            <text:p>GG <text:s text:c="2"/>ICV010 <text:s text:c="2"/>BENEMERITO CUERPO DE BOMBEROS DE GQUIL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1">
            <text:p>GG <text:s text:c="2"/>VAR001 <text:s text:c="2"/>VARIO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2</text:p>
          </table:table-cell>
          <table:table-cell office:value-type="date" office:date-value="2021-12-23T00:00:00" table:style-name="ce29">
            <text:p>2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0 NAZ003-NAZARENO ANGULO ERIKA JENNIFFER SERVICIOS PROFESIONALES DE TELECOMUNICACIONES MES DIC 2021</text:p>
          </table:table-cell>
          <table:table-cell office:value-type="float" office:value="2000" table:style-name="ce32">
            <text:p>2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F-53</text:p>
          </table:table-cell>
          <table:table-cell office:value-type="date" office:date-value="2021-12-28T00:00:00" table:style-name="ce29">
            <text:p>2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00711 AGR001-AGRIPAC S.A. COMBUSTIBLE</text:p>
          </table:table-cell>
          <table:table-cell office:value-type="float" office:value="2.41" table:style-name="ce32">
            <text:p>2,4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1370420 BAN006-BANCO PICHINCHA C.A. COSTO POR SERVICIO FINANCIERO MES DIC 2021</text:p>
          </table:table-cell>
          <table:table-cell office:value-type="float" office:value="183.13" table:style-name="ce32">
            <text:p>183,1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12-04T00:00:00" table:style-name="ce29">
            <text:p>0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225 TEL011-TELCOMAG S.A. MANTENIMIENTO TÉCNICO REDES Y EQUIPO TELEFÓNICO MES DE DICIEMBRE 2021</text:p>
          </table:table-cell>
          <table:table-cell office:value-type="float" office:value="6363.63" table:style-name="ce32">
            <text:p>6.363,6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23109 UCK445-BANCO DEL PACIFICO COMISION CONSUMO EXT Y CARGOS FINANC. NO BONIFIC</text:p>
          </table:table-cell>
          <table:table-cell office:value-type="float" office:value="20.96" table:style-name="ce32">
            <text:p>20,9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26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3730 SUP001-CORPORACION FAVORITA C.A. COMPRA DE 30 CONTENEDORES NAVIDEÑOS S/I-C/I Y 15 PAVOS G</text:p>
          </table:table-cell>
          <table:table-cell office:value-type="float" office:value="1123.92" table:style-name="ce32">
            <text:p>1.123,9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3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3736 SUP001-CORPORACION FAVORITA C.A. COMPRA DE 14 CONTENEDOR SUPERMAXI 2 SMX S/I <text:s/>C/I</text:p>
          </table:table-cell>
          <table:table-cell office:value-type="float" office:value="249.34" table:style-name="ce32">
            <text:p>249,3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1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56 BAQ024-BAQUE BAQUE BYRON PAUL SERVICIOS PROFESIONALES DE TELECOMUNICACIÓN MES DIC 2021 Y MANTENIMIENTO DE INFRAESTRUCTURA DE PLANTA EXTERNA EN URBANIZACIONES</text:p>
          </table:table-cell>
          <table:table-cell office:value-type="float" office:value="222.22" table:style-name="ce32">
            <text:p>222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0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3 EST018-ESTUPIÑAN ANDRADE FRANCISCO JAVIER SERVICIOS PRESTADOS DE TELECOMUNICAIONES MES DIC 2021</text:p>
          </table:table-cell>
          <table:table-cell office:value-type="float" office:value="444.44" table:style-name="ce32">
            <text:p>444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4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6 AYC004-AYCART VINCENZINI CARRASCO PIERO THOMAS CERTIFICACIÓN DE DOCUMENTOS EXHIBIDOS EN ORIGINAL</text:p>
          </table:table-cell>
          <table:table-cell office:value-type="float" office:value="1.79" table:style-name="ce32">
            <text:p>1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5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7 AYC004-AYCART VINCENZINI CARRASCO PIERO THOMAS CERTIFICACIÓN DE DOCUMENTOS EXHIBIDOS EN ORIGINAL</text:p>
          </table:table-cell>
          <table:table-cell office:value-type="float" office:value="1.79" table:style-name="ce32">
            <text:p>1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6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8 AYC004-AYCART VINCENZINI CARRASCO PIERO THOMAS CERTIFICACIÓN DE DOCUMENTOS EXHIBIDOS EN ORIGINAL</text:p>
          </table:table-cell>
          <table:table-cell office:value-type="float" office:value="3.58" table:style-name="ce32">
            <text:p>3,5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8848019 UCK445-BANCO DEL PACIFICO COSTOS POR SERVICIOS FINANCIEROS MES DIC 2021</text:p>
          </table:table-cell>
          <table:table-cell office:value-type="float" office:value="68.64" table:style-name="ce32">
            <text:p>68,6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0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 PAC005-CORPORACION NACIONAL DE TELECOMUNICACIONES CNT EP CONSUMO TELEFÓNICO MES DE NOV-2021, TEF:42682706</text:p>
          </table:table-cell>
          <table:table-cell office:value-type="float" office:value="1.8" table:style-name="ce32">
            <text:p>1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40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 PAC005-CORPORACION NACIONAL DE TELECOMUNICACIONES CNT EP CONSUMO TELEFÓNICO MES DE NOV-2021, TEF:42682706</text:p>
          </table:table-cell>
          <table:table-cell office:value-type="float" office:value="12.03" table:style-name="ce32">
            <text:p>12,0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7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6 PAC005-CORPORACION NACIONAL DE TELECOMUNICACIONES CNT EP PENSIÓN BÁSICA SERVICIO#23820600 MES DE NOV-2021 POR TRONCAL SIP/QUITO/ENLACE 10 CANALES LLAMADA DE VOZ</text:p>
          </table:table-cell>
          <table:table-cell office:value-type="float" office:value="138" table:style-name="ce32">
            <text:p>13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8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7 PAC005-CORPORACION NACIONAL DE TELECOMUNICACIONES CNT EP PENSION BASICA SERVICIO#43805540 MES DE NOV-2021 POR TRONCAL</text:p>
          </table:table-cell>
          <table:table-cell office:value-type="float" office:value="18" table:style-name="ce32">
            <text:p>18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8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7 PAC005-CORPORACION NACIONAL DE TELECOMUNICACIONES CNT EP PENSION BASICA SERVICIO#43805540 MES DE NOV-2021 POR TRONCAL</text:p>
          </table:table-cell>
          <table:table-cell office:value-type="float" office:value="120" table:style-name="ce32">
            <text:p>1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9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8 PAC005-CORPORACION NACIONAL DE TELECOMUNICACIONES CNT EP PENSIÓN BÁSICA MES DE NOV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23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9 MOR034-MOREIRA GOMEZ JORDY DAVID SERVICIOS DE TRANSPORTE TÉCNICOS <text:s/>(3 DÍAS 1/2) 02, 07, 09 Y 14 DIC 2021</text:p>
          </table:table-cell>
          <table:table-cell office:value-type="float" office:value="140" table:style-name="ce32">
            <text:p>14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0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953291 BAN006-BANCO PICHINCHA C.A. TARIFA POR COMISION</text:p>
          </table:table-cell>
          <table:table-cell office:value-type="float" office:value="2.8" table:style-name="ce32">
            <text:p>2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49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1 MOR034-MOREIRA GOMEZ JORDY DAVID SERVICIOS DE TRANSPORTE TÉCNICOS POR 4 DÍAS (16, 23, 29 Y 30 DIC 2021)</text:p>
          </table:table-cell>
          <table:table-cell office:value-type="float" office:value="160" table:style-name="ce32">
            <text:p>16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61</text:p>
          </table:table-cell>
          <table:table-cell office:value-type="date" office:date-value="2021-12-05T00:00:00" table:style-name="ce29">
            <text:p>05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735495 DAT001-DATAFAST CIA LTDA SERVICIO CONEXION PERIODO 20-DIC A 19-ENE</text:p>
          </table:table-cell>
          <table:table-cell office:value-type="float" office:value="4.75" table:style-name="ce32">
            <text:p>4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24 TRA009-TRANSFERUNION S.A. COMSION SERV. RED ACTIVA RECAUD LINKOTEL NOV-21</text:p>
          </table:table-cell>
          <table:table-cell office:value-type="float" office:value="79.040000000000006" table:style-name="ce32">
            <text:p>79,0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79146 DIN003-DINERS CLUB DEL ECUADOR S.A. SOCIEDAD FINANCIERA TARIFA POR COMISION</text:p>
          </table:table-cell>
          <table:table-cell office:value-type="float" office:value="12.69" table:style-name="ce32">
            <text:p>12,6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50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91 TRA009-TRANSFERUNION S.A. COMSION SERV. RED ACTIVA RECAUD LINKOTEL DIC-21</text:p>
          </table:table-cell>
          <table:table-cell office:value-type="float" office:value="88.48" table:style-name="ce32">
            <text:p>88,4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8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16 MAR024-MARTÍNEZ SÁNCHEZ LILIANA MONSERRATE SERVICIOS PROFESIONALES COMO INTERVENTOR SEGÚN RESOLUCIÓN DE NOMBRAMIENTO R: SCVS-INC- DNDSD-2021-00767</text:p>
          </table:table-cell>
          <table:table-cell office:value-type="float" office:value="1555.56" table:style-name="ce32">
            <text:p>1.555,5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29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230832 OTE001-OTECEL S.A INTERCONEXION MES NOV 2021, MIN: 103746.25 T: 0.01015</text:p>
          </table:table-cell>
          <table:table-cell office:value-type="float" office:value="1329.65" table:style-name="ce32">
            <text:p>1.329,6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F-48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396741 MAC009-MACARVA C. LTDA. COMPRA DE COMBUSTIBLE</text:p>
          </table:table-cell>
          <table:table-cell office:value-type="float" office:value="12.5" table:style-name="ce32">
            <text:p>12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4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890118 COR018-CNEL EP CONSUMO DE ENERGÍA ELECTRICA, COD:0400885886, BTA. MERCEDES MOLINA</text:p>
          </table:table-cell>
          <table:table-cell office:value-type="float" office:value="19.920000000000002" table:style-name="ce32">
            <text:p>19,9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3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12183 COR018-CNEL EP CONSUMO DE ENERGÍA ELECTRICA, COD:0400890778, VALLE ALTO</text:p>
          </table:table-cell>
          <table:table-cell office:value-type="float" office:value="11.19" table:style-name="ce32">
            <text:p>11,1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2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66521 COR018-CNEL EP CONSUMO DE ENERGÍA ELECTRICA COD:0400895534, VIA AL SOL</text:p>
          </table:table-cell>
          <table:table-cell office:value-type="float" office:value="19.37" table:style-name="ce32">
            <text:p>19,3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1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82777 COR018-CNEL EP CONSUMO DE ENERGÍA ELE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9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5469844 ETA001-ETAPA EP FACILIDADES Y CO-UBICACIÓN/NOV-2021</text:p>
          </table:table-cell>
          <table:table-cell office:value-type="float" office:value="283.5" table:style-name="ce32">
            <text:p>283,5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10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5594972 ETA001-ETAPA EP INTERCONEXION 2.432,37M/TASA 0,008905/NOV-2021</text:p>
          </table:table-cell>
          <table:table-cell office:value-type="float" office:value="21.66" table:style-name="ce32">
            <text:p>21,6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51010116 <text:s text:c="2"/>SEGUROS Y REASEGUROS</text:p>
          </table:table-cell>
          <table:table-cell office:value-type="string" table:style-name="ce28">
            <text:p>DF-51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65140 COL001-ZURICH SEGUROS ECUADOR S.A. SEGURO SEGÚN CONDICIONES PARTICULARES (ARCOTEL-NUMERO POLIZA: 1042341 - 3 - RAMO: CUMPLIMIENTO DE CONTRATO)</text:p>
          </table:table-cell>
          <table:table-cell office:value-type="float" office:value="104.78" table:style-name="ce32">
            <text:p>104,7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784830 BAN007-BANCO DE GUAYAQUIL S.A. SERVICIOS FACTURADOS EN ESTADOS DE CUENTA CORRIENTE MES DIC 2021</text:p>
          </table:table-cell>
          <table:table-cell office:value-type="float" office:value="136.19999999999999" table:style-name="ce32">
            <text:p>136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8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0758 COP004-COPIADORA ECUATORIANA CIA LTDA ECUACOPIA SERVICIO ARRIENDO <text:s/>IMPRESORAS BASE Y COPIAS B/N#1196 DICIEMBRE 2021</text:p>
          </table:table-cell>
          <table:table-cell office:value-type="float" office:value="60.55" table:style-name="ce32">
            <text:p>60,5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7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43 IST001-ISTARTDIGITAL S.A. MANEJOS REDES SOCIALES DIC 2021</text:p>
          </table:table-cell>
          <table:table-cell office:value-type="float" office:value="500" table:style-name="ce32">
            <text:p>5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16579 DIN003-DINERS CLUB DEL ECUADOR S.A. SOCIEDAD FINANCIERA TARIFA POR COMISION</text:p>
          </table:table-cell>
          <table:table-cell office:value-type="float" office:value="20.04" table:style-name="ce32">
            <text:p>20,0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7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6 UCF073-BAQUERIZO DAVILA PABLO JONATHAN HONORARIOS PROFESIONALES</text:p>
          </table:table-cell>
          <table:table-cell office:value-type="float" office:value="4444.4399999999996" table:style-name="ce32">
            <text:p>4.444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4</text:p>
          </table:table-cell>
          <table:table-cell office:value-type="date" office:date-value="2021-12-23T00:00:00" table:style-name="ce29">
            <text:p>2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7 UCF073-BAQUERIZO DAVILA PABLO JONATHAN HONORARIOS PROFESIONALES MES DIC 2021</text:p>
          </table:table-cell>
          <table:table-cell office:value-type="float" office:value="4000" table:style-name="ce32">
            <text:p>4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6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1665 TEL001-TELCONET S.A. SERVICIOS POR L3MPLS 10240 K - NETVOICE-LEVEL3PROSPERINA MES DIC 2021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7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5 TEL001-TELCONET S.A. SERVICIOS POR L3MPLS 10240K VARIOS, CANAL TELEFONIA, BACKUP Y CLEAR CHANNEL MES DIC 2021</text:p>
          </table:table-cell>
          <table:table-cell office:value-type="float" office:value="2180" table:style-name="ce32">
            <text:p>2.18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8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6 TEL001-TELCONET S.A. SERVICIOS POR LÍNEAS TELEFÓNICAS, L3MPLS 2048K/10240K MES DIC 2021</text:p>
          </table:table-cell>
          <table:table-cell office:value-type="float" office:value="370" table:style-name="ce32">
            <text:p>3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7 TEL001-TELCONET S.A. SERVICIO DE CLOUDMAIL 5 GB(30 CORREO) <text:s/>Y CLOUD EMAIL PROTECTION BASICO 30 DOMINIO MES DIC 2021</text:p>
          </table:table-cell>
          <table:table-cell office:value-type="float" office:value="142.32" table:style-name="ce32">
            <text:p>142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0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8 TEL001-TELCONET S.A. SERVICIOS DE UNIDAD VIRTUAL MES DIC 2021</text:p>
          </table:table-cell>
          <table:table-cell office:value-type="float" office:value="3608.46" table:style-name="ce32">
            <text:p>3.608,4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1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4038 TEL001-TELCONET S.A. SWERVICIOS POR ENLACE TDM CLEAR CHANNEL CONTRA SETEL 1E1 MES DIC 2021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2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4534 TEL001-TELCONET S.A. SERVICIOS POR L3MPLS 20480K NETVOICE-CNTURDESA. FACTURACION PROPORCIONAL DEL SERVICIO DESDE: 2021-11-17 HASTA: 20 21-11-27</text:p>
          </table:table-cell>
          <table:table-cell office:value-type="float" office:value="49.68" table:style-name="ce32">
            <text:p>49,6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4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376858 BAN007-BANCO DE GUAYAQUIL S.A. FACT.COMIS.LIQUIDACION PAGO DEPOSITOS DE VOUCHERS TARJETAS DE CREDITO MES DIC 2021</text:p>
          </table:table-cell>
          <table:table-cell office:value-type="float" office:value="19.489999999999998" table:style-name="ce32">
            <text:p>19,4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5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656099 COR018-CNEL EP CONSUMO DE ENERGÍA ELECTRICA, COD:5385091, MANABÍ-MANTA</text:p>
          </table:table-cell>
          <table:table-cell office:value-type="float" office:value="13.52" table:style-name="ce32">
            <text:p>13,5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683483 COR018-CNEL EP CONSUMO DE ENERGÍA ELECTRICA, COD:0900421382, URB. TERRASOL</text:p>
          </table:table-cell>
          <table:table-cell office:value-type="float" office:value="11.95" table:style-name="ce32">
            <text:p>11,9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DF-46</text:p>
          </table:table-cell>
          <table:table-cell office:value-type="date" office:date-value="2021-12-05T00:00:00" table:style-name="ce29">
            <text:p>05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810715 COR018-CNEL EP CONSUMO DE ENERGÍA ELECTRICA, COD:0900420945, URB. CAPRI</text:p>
          </table:table-cell>
          <table:table-cell office:value-type="float" office:value="9.86" table:style-name="ce32">
            <text:p>9,8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15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71 PAC005-CORPORACION NACIONAL DE TELECOMUNICACIONES CNT EP INTERCONEXIÓN FIJO MES DE NOV-21 / MEDICIÓN 160.928,82 TASA USD 0.011905</text:p>
          </table:table-cell>
          <table:table-cell office:value-type="float" office:value="1915.86" table:style-name="ce32">
            <text:p>1.915,8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4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74 PAC005-CORPORACION NACIONAL DE TELECOMUNICACIONES CNT EP INTERCONEXIÓN MÓVIL MES DE NOV 2021, Z, MEDICIÓN 23.364,26 TASA USD <text:s/>0,013470</text:p>
          </table:table-cell>
          <table:table-cell office:value-type="float" office:value="314.72000000000003" table:style-name="ce32">
            <text:p>314,7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11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99 SET001-SERVICIOS DE TELECOMUNICACIONES SETEL S.A INTERCONEXION MES DE NOV 2021/MINUTOS: 11.776,37 / PRECIO UNITARIO: 0,008905</text:p>
          </table:table-cell>
          <table:table-cell office:value-type="float" office:value="104.87" table:style-name="ce32">
            <text:p>104,8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12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000 SET001-SERVICIOS DE TELECOMUNICACIONES SETEL S.A COUBICACION NOVIEMBRE 2021</text:p>
          </table:table-cell>
          <table:table-cell office:value-type="float" office:value="135.30000000000001" table:style-name="ce32">
            <text:p>135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13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0868352 OTE001-OTECEL S.A PLAN CORP. PERIODO 08-NOV-2021 AL 07-DIC-2021</text:p>
          </table:table-cell>
          <table:table-cell office:value-type="float" office:value="337.28" table:style-name="ce32">
            <text:p>337,2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4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26 SOL017-SOLUCIONES INFORMATICAS PARA FIRMA ELECTRONICA GEEKTECH S.A. 36 CONTRATOS ELECTRONICOS PERIODO 01 AL 30 NOVIEMBRE 2021</text:p>
          </table:table-cell>
          <table:table-cell office:value-type="float" office:value="36" table:style-name="ce32">
            <text:p>36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335 ALD003-ALDAS ROMERO ERIK ANDRES COMPRA DE BATERIA HP 240 G4 HS03 11.1V1 - 32W BLACK</text:p>
          </table:table-cell>
          <table:table-cell office:value-type="float" office:value="70" table:style-name="ce32">
            <text:p>7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6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99761 AGR001-AGRIPAC S.A. COMPRA DE COMBUSTIBLE</text:p>
          </table:table-cell>
          <table:table-cell office:value-type="float" office:value="2.41" table:style-name="ce32">
            <text:p>2,4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5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99803 AGR001-AGRIPAC S.A. COMPRA DE COMBUSTIBLE</text:p>
          </table:table-cell>
          <table:table-cell office:value-type="float" office:value="1.2" table:style-name="ce32">
            <text:p>1,2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6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4 MER005-MERELO ANGULO ROBERTO MANUEL REEMBOLSO DE GASTOS <text:s/>DEL 01 AL 31 DIC 2021</text:p>
          </table:table-cell>
          <table:table-cell office:value-type="float" office:value="200.25" table:style-name="ce32">
            <text:p>200,2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F-6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4 MER005-MERELO ANGULO ROBERTO MANUEL REEMBOLSO DE GASTOS <text:s/>DEL 01 AL 31 DIC 2021</text:p>
          </table:table-cell>
          <table:table-cell office:value-type="float" office:value="51.18" table:style-name="ce32">
            <text:p>51,1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60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5 ROD023-RODRIGUEZ GOMEZ FERNANDO ALBERTO REEMBOLSO DE GASTOS DEL 01 AL 31 DIC 2021</text:p>
          </table:table-cell>
          <table:table-cell office:value-type="float" office:value="64" table:style-name="ce32">
            <text:p>64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51030108 <text:s text:c="2"/>LUZ</text:p>
          </table:table-cell>
          <table:table-cell office:value-type="string" table:style-name="ce28">
            <text:p>NDL-33</text:p>
          </table:table-cell>
          <table:table-cell office:value-type="date" office:date-value="2021-12-09T00:00:00" table:style-name="ce29">
            <text:p>0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CANCELACIÓN DE FACTURA POR CONSUMO CNT EP, CTV, PORTAL AL SOL</text:p>
          </table:table-cell>
          <table:table-cell office:value-type="float" office:value="10.8" table:style-name="ce32">
            <text:p>10,8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NDL-5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CANCELACIÓN DE FACTURA#80868352 OTECEL (POR RTE#10177/FACT#621457 CAMBIO DE CHIP/F.RODRIGUEZ)</text:p>
          </table:table-cell>
          <table:table-cell table:style-name="ce1"/>
          <table:table-cell office:value-type="float" office:value="0.22" table:style-name="ce31">
            <text:p>-0,22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GASTOS BANCARIOS MES DIC 2021/ RTE FTE-IVA</text:p>
          </table:table-cell>
          <table:table-cell office:value-type="float" office:value="116.15" table:style-name="ce32">
            <text:p>116,1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49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ROLES DE PAGO 2DA QUINCENA MES DE DIC 2021</text:p>
          </table:table-cell>
          <table:table-cell office:value-type="float" office:value="7307.76" table:style-name="ce32">
            <text:p>7.307,7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49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ROLES DE PAGO 2DA QUINCENA MES DE DIC 2021</text:p>
          </table:table-cell>
          <table:table-cell office:value-type="float" office:value="450" table:style-name="ce32">
            <text:p>4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ICHINCHA GASTOS BANCARIOS MES DIC 2021/RET FTE-IVA</text:p>
          </table:table-cell>
          <table:table-cell office:value-type="float" office:value="92.18" table:style-name="ce32">
            <text:p>92,1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NDL-17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AJUSTE POR CONCILIACIÓN DE CUENTA SETEL S.A.</text:p>
          </table:table-cell>
          <table:table-cell office:value-type="float" office:value="13863.79" table:style-name="ce32">
            <text:p>13.863,79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51030110 <text:s text:c="2"/>DONACIONES</text:p>
          </table:table-cell>
          <table:table-cell office:value-type="string" table:style-name="ce28">
            <text:p>NDL-27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DONACION A EVANGELISTICO SABIDURÍA DE LO ALTP C.E.S.A. POR CELEBRACIONES NAVIDEÑAS</text:p>
          </table:table-cell>
          <table:table-cell office:value-type="float" office:value="200" table:style-name="ce32">
            <text:p>2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5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GASTOS BANCARIOS MES DE DIC 2021</text:p>
          </table:table-cell>
          <table:table-cell office:value-type="float" office:value="32.15" table:style-name="ce32">
            <text:p>32,1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53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PAGO DE RETENCION EN LA FUENTE MES DE NOV 2021</text:p>
          </table:table-cell>
          <table:table-cell office:value-type="float" office:value="0.01" table:style-name="ce32">
            <text:p>0,0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NDL-21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EEMBOLSO POR GASTOS A MANUEL MERELO MES DE DIC 2021, FACTURA#16746, #16747, #16748 AYCART VINCENZINI CARRASCO PIERO THOMAS</text:p>
          </table:table-cell>
          <table:table-cell office:value-type="float" office:value="1.41" table:style-name="ce32">
            <text:p>1,41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0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OLES DE PAGO 2DA QUINCENA MES DIC 2021, A RONQUILLO MORAN PERFECTO ISAIAS</text:p>
          </table:table-cell>
          <table:table-cell office:value-type="float" office:value="404.4" table:style-name="ce32">
            <text:p>404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0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OLES DE PAGO 2DA QUINCENA MES DIC 2021, A RONQUILLO MORAN PERFECTO ISAIAS</text:p>
          </table:table-cell>
          <table:table-cell office:value-type="float" office:value="50" table:style-name="ce32">
            <text:p>5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R-4255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C # 802 ALD003-ALDAS ROMERO ERIK ANDRES N/C APLICA A FACTURA#003-001-000008096 POR DEVOLUCIÓN BATERIA 14-ac</text:p>
          </table:table-cell>
          <table:table-cell table:style-name="ce1"/>
          <table:table-cell office:value-type="float" office:value="70" table:style-name="ce31">
            <text:p>-70,00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NC por aplicación de resolución del la SENATEL-2009-106 (17-sep-2013)</text:p>
          </table:table-cell>
          <table:table-cell table:style-name="ce1"/>
          <table:table-cell office:value-type="float" office:value="0.02" table:style-name="ce31">
            <text:p>-0,02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3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ret. Comsadimtelco S.A. factura#3285</text:p>
          </table:table-cell>
          <table:table-cell office:value-type="float" office:value="0.08" table:style-name="ce32">
            <text:p>0,0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4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ret. Corlanquimica S.A. factura#6816</text:p>
          </table:table-cell>
          <table:table-cell office:value-type="float" office:value="1.74" table:style-name="ce32">
            <text:p>1,7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7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13730 Corp. Favorita C.A. por asumir retención#10216</text:p>
          </table:table-cell>
          <table:table-cell office:value-type="float" office:value="15.04" table:style-name="ce32">
            <text:p>15,0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8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13736 Corp. Favorita C.A. por asumir retención#10233</text:p>
          </table:table-cell>
          <table:table-cell office:value-type="float" office:value="4.3600000000000003" table:style-name="ce32">
            <text:p>4,3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9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8335 Aldas Romero Erick Andres por asumir retención#10180</text:p>
          </table:table-cell>
          <table:table-cell office:value-type="float" office:value="3.75" table:style-name="ce32">
            <text:p>3,75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3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OTECEL S.A. Ajuste por cambios de chip según FACT#621457/RTE#10177/cancelado por F.Rodriguez/Efectivo (EST/CTA:Periodo 08-Nov-2021 al 07-Dic-2021)</text:p>
          </table:table-cell>
          <table:table-cell office:value-type="float" office:value="0.22" table:style-name="ce32">
            <text:p>0,2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3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OTECEL S.A. Ajuste por cambios de chip según FACT#621457/RTE#10177/cancelado por F.Rodriguez/Efectivo (EST/CTA:Periodo 08-Nov-2021 al 07-Dic-2021)</text:p>
          </table:table-cell>
          <table:table-cell table:style-name="ce1"/>
          <table:table-cell office:value-type="float" office:value="8.0399999999999991" table:style-name="ce31">
            <text:p>-8,04</text:p>
          </table:table-cell>
          <table:table-cell table:style-name="ce32"/>
          <table:table-cell table:number-columns-repeated="16375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DI-4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Servicio mensuales por Actualización y mantenimiento evolutivo Global Think Tecnology S.A. mes de diciembre 2021, Factura#00004-00000589 y cuota 9/10 por Denoc setup</text:p>
          </table:table-cell>
          <table:table-cell office:value-type="float" office:value="3000" table:style-name="ce32">
            <text:p>3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Ajuste por valores mes oct y nov 2021 (gastos varios/sin reporte Est.de Cta.)</text:p>
          </table:table-cell>
          <table:table-cell office:value-type="float" office:value="1175.92" table:style-name="ce32">
            <text:p>1.175,9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I-21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Compras varias (BTMFASHION S.A.S SAMBORON)</text:p>
          </table:table-cell>
          <table:table-cell office:value-type="float" office:value="396" table:style-name="ce32">
            <text:p>396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51030112 <text:s text:c="2"/>VARIOS</text:p>
          </table:table-cell>
          <table:table-cell office:value-type="string" table:style-name="ce28">
            <text:p>DI-20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Compras varias (Pypal USAMARKETEC 40293577)</text:p>
          </table:table-cell>
          <table:table-cell office:value-type="float" office:value="720" table:style-name="ce32">
            <text:p>72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1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gastos varios periodo del 03 al 21 dic/2021, publicidad, salida capital, N/D comisión, AmznFree</text:p>
          </table:table-cell>
          <table:table-cell office:value-type="float" office:value="149.22999999999999" table:style-name="ce32">
            <text:p>149,2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4516.4799999999996" table:style-name="ce32">
            <text:p>4.516,4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3457.4" table:style-name="ce32">
            <text:p>3.457,4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576.44000000000005" table:style-name="ce32">
            <text:p>576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3000" table:style-name="ce32">
            <text:p>3.000,0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por Revalorizacion correspondiente al Año 2021</text:p>
          </table:table-cell>
          <table:table-cell office:value-type="float" office:value="17543.64" table:style-name="ce32">
            <text:p>17.543,6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642.70000000000005" table:style-name="ce32">
            <text:p>642,7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333.3" table:style-name="ce32">
            <text:p>333,30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321.32" table:style-name="ce32">
            <text:p>321,3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642.44000000000005" table:style-name="ce32">
            <text:p>642,4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937.02" table:style-name="ce32">
            <text:p>937,02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BS <text:s text:c="2"/>BS017 <text:s text:c="2"/>PROV. JUB. PATRONAL MAYOR A 10 AÑOS</text:p>
          </table:table-cell>
          <table:table-cell office:value-type="string" table:style-name="ce28">
            <text:p>DI-12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Gastos Financieros en Provisión Jubilación Patronal aplicados con NIC 19 al 30 de Diciembre 2021</text:p>
          </table:table-cell>
          <table:table-cell office:value-type="float" office:value="149.28" table:style-name="ce32">
            <text:p>149,28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BS <text:s text:c="2"/>BS019 <text:s text:c="2"/>PROV. BONIFICACION POR DESAHUCIO</text:p>
          </table:table-cell>
          <table:table-cell office:value-type="string" table:style-name="ce28">
            <text:p>DI-13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Gastos Financieros Provisión indemnizaciones laborables por desahucio según codigo de trabajo al 30 de Diciembre 2021</text:p>
          </table:table-cell>
          <table:table-cell office:value-type="float" office:value="138.66999999999999" table:style-name="ce32">
            <text:p>138,67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BS <text:s text:c="2"/>BS019 <text:s text:c="2"/>PROV. BONIFICACION POR DESAHUCIO</text:p>
          </table:table-cell>
          <table:table-cell office:value-type="string" table:style-name="ce28">
            <text:p>DI-13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ón indemnizaciones laborables por desahucio según codigo de trabajo al 30 de Diciembre 2021</text:p>
          </table:table-cell>
          <table:table-cell office:value-type="float" office:value="2172.4299999999998" table:style-name="ce32">
            <text:p>2.172,43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1">
            <text:p>BS <text:s text:c="2"/>BS017 <text:s text:c="2"/>PROV. JUB. PATRONAL MAYOR A 10 AÑOS</text:p>
          </table:table-cell>
          <table:table-cell office:value-type="string" table:style-name="ce28">
            <text:p>DI-12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ón Jubilación Patronal aplicados con NIC 19 al 30 de Diciembre 2021</text:p>
          </table:table-cell>
          <table:table-cell office:value-type="float" office:value="2338.64" table:style-name="ce32">
            <text:p>2.338,6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DI-36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on para cuentas incobrables año 2021</text:p>
          </table:table-cell>
          <table:table-cell office:value-type="float" office:value="28111.74" table:style-name="ce32">
            <text:p>28.111,74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603</text:p>
          </table:table-cell>
          <table:table-cell office:value-type="date" office:date-value="2021-12-07T01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t Iva 100% #423 Fact# 379224 <text:s/>Rec#: 7902 EMPRESA PUBLICA MUNICIPAL PARA LA GESTIÓN DE LA INNOVACIÓN <text:s/>Y LA COMPETITIVIDAD, EP</text:p>
          </table:table-cell>
          <table:table-cell office:value-type="float" office:value="1.66" table:style-name="ce32">
            <text:p>1,66<text:s/></text:p>
          </table:table-cell>
          <table:table-cell table:style-name="ce1"/>
          <table:table-cell table:style-name="ce32"/>
          <table:table-cell table:number-columns-repeated="16375"/>
        </table:table-row>
        <table:table-row table:number-rows-repeated="1047308" table:style-name="ro2">
          <table:table-cell table:number-columns-repeated="16384"/>
        </table:table-row>
      </table:table>
      <table:table table:name="Gastos_Enero-2021" table:style-name="ta1">
        <table:table-column table:style-name="co2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59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0 AGE002-AGENCIA DE REGULACION Y CONTROL DE LAS TELECOMUNICACIONES ARCOTEL 0.5% FACTURACIÓN BRUTA (CONC. TELEFONÍA FIJA Y LOCAL) PERIODO OCT A DIC 2020</text:p>
          </table:table-cell>
          <table:table-cell office:value-type="float" office:value="4.37" table:style-name="ce25">
            <text:p>4,3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60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2 AGE002-AGENCIA DE REGULACION Y CONTROL DE LAS TELECOMUNICACIONES ARCOTEL 0.5% FACTURACIÓN BRUTA (CONC.LARGA DISTANCIA INTERNACIONAL) PERIODO OCT A DIC 2020</text:p>
          </table:table-cell>
          <table:table-cell office:value-type="float" office:value="0.01" table:style-name="ce25">
            <text:p>0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48</text:p>
          </table:table-cell>
          <table:table-cell office:value-type="date" office:date-value="2021-01-22T00:00:00" table:style-name="ce22">
            <text:p>2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563 AYC004-AYCART VINCENZINI CARRASCO PIERO THOMAS SERVICIOS POR RECONOCIMIENTOS DE FIRMAS Y CERTIFICACIÓN DE DTOS.</text:p>
          </table:table-cell>
          <table:table-cell office:value-type="float" office:value="15.88" table:style-name="ce25">
            <text:p>15,8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5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55 NOG003-NOGALES Y PLATON MANUEL ALEJANDRO HONORARIOS COMO INTERVENTOR MES DE ENER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7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9 EST018-ESTUPIÑAN ANDRADE FRANCISCO JAVIER SERVICIOS PRESTADOS DE TELECOMUNICACIONES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7</text:p>
          </table:table-cell>
          <table:table-cell office:value-type="date" office:date-value="2021-01-22T00:00:00" table:style-name="ce22">
            <text:p>2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34 BAQ024-BAQUE BAQUE BYRON PAUL SERVICIOS PROFESIONALES DE TELECOMUNICACIONES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9</text:p>
          </table:table-cell>
          <table:table-cell office:value-type="date" office:date-value="2021-01-27T00:00:00" table:style-name="ce22">
            <text:p>27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3 UCF073-BAQUERIZO DAVILA PABLO JONATHAN HONORARIOS PROFESIONALES MES DE ENER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30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187905 DAT001-DATAFAST CIA LTDA SERVICIO CONEXION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9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7 TEL001-TELCONET S.A. SERVICIO POR L3MPLS 30720 K - NETVOICE-CNTCORREOSGYE MES DE ENERO 2021</text:p>
          </table:table-cell>
          <table:table-cell office:value-type="float" office:value="210" table:style-name="ce25">
            <text:p>21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0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8 TEL001-TELCONET S.A. SERVICIOS POR CLOUD EMAIL PROTECTION BASICO 30 DOMINIO Y SERVICIO DE CLOUDMAIL 5 GB(30 CORREO) MES DE ENERO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1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119 TEL001-TELCONET S.A. SERVICIO POR UNIDAD VIRTUAL MES DE ENERO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2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3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559 TEL001-TELCONET S.A. SERVICIOS POR CANAL TELEFONIA Y CLEAR CHANNEL TDMOIP 3 E1 20480K LINKO_MOVIL MES DE ENERO 2021</text:p>
          </table:table-cell>
          <table:table-cell office:value-type="float" office:value="210" table:style-name="ce25">
            <text:p>21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4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560 TEL001-TELCONET S.A. SERVICIOS POR LÍNEAS TELEFÓNICAS MES DE ENER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5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35870 TEL001-TELCONET S.A. SERVICIOS POR ENLACE TDM CLEAR CHANNEL CONTRA SETEL 1E1 MES DE ENER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09 COM029-COMSADIMTELCO S.A. COMPRA DE(3) PATCH CORD LULU Y (3) PATCH CORD SULU DE UPC-LC/UPC DX G652D BOTA CORTA 5M, 9M</text:p>
          </table:table-cell>
          <table:table-cell office:value-type="float" office:value="44.5" table:style-name="ce25">
            <text:p>44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5</text:p>
          </table:table-cell>
          <table:table-cell office:value-type="date" office:date-value="2021-01-21T00:00:00" table:style-name="ce22">
            <text:p>2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97 TEL011-TELCOMAG S.A. MANTENIMIENTO TÉCNICO REDES Y EQUIPO TELEFÓNICO MES DE ENER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8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3796 UMS437-ASOC. DE MORADORES DE LA URB. MATICES DE SAMBORONDON CONSUMO DE ENERGÍA ELÉCTRICA DE LA ANTENA DE MATICES MES DE ENERO 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30572 COR018-CNEL EP CONSUMO DE ENERGÍA ELECTRICA PERIODO 11/DIC/2020 AL 11/01/2021, COD:200024271278, URB. SAN FELIPE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0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37862 COR018-CNEL EP CONSUMO DE ENERGÍA ELECTRICA PERIODO 11/DIC/2020 AL 11/ENE/2021, COD:200017417466, VALLE ALTO</text:p>
          </table:table-cell>
          <table:table-cell office:value-type="float" office:value="12.13" table:style-name="ce25">
            <text:p>12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750381 COR018-CNEL EP CONSUMO DE ENERGÍA ELECTRICA PERIODO 11/DIC/2020 AL 11/ENE/2021, COD:200016916559, URB. VIA AL SOL</text:p>
          </table:table-cell>
          <table:table-cell office:value-type="float" office:value="15.9" table:style-name="ce25">
            <text:p>15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2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815569 COR018-CNEL EP CONSUMO DE ENERGÍA ELECTRICA <text:s/>PERIODO 12/DIC/2020 AL 13/ENE/2021, COD:200022378406, BTA. MERCEDES MOLINA</text:p>
          </table:table-cell>
          <table:table-cell office:value-type="float" office:value="20.09" table:style-name="ce25">
            <text:p>20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66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6871633 COR018-CNEL EP CONSUMO DE ENERGÍA ELECTRICA URB.EL CARACOL COD:200019723945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6</text:p>
          </table:table-cell>
          <table:table-cell office:value-type="date" office:date-value="2021-01-06T00:00:00" table:style-name="ce22">
            <text:p>0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675548 COR018-CNEL EP CONSUMO DE ENERGÍA ELECTRICA PERIODO 27 NOV AL 29 DIC 2020, COD:0900421382, URB. TERRASOL</text:p>
          </table:table-cell>
          <table:table-cell office:value-type="float" office:value="12.37" table:style-name="ce25">
            <text:p>12,3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7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01060 COR018-CNEL EP CONSUMO DE ENERGÍA ELECTRICA DIC 2020, COD:0900420945, URB. CAPRI</text:p>
          </table:table-cell>
          <table:table-cell office:value-type="float" office:value="9.8699999999999992" table:style-name="ce25">
            <text:p>9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8</text:p>
          </table:table-cell>
          <table:table-cell office:value-type="date" office:date-value="2021-01-09T00:00:00" table:style-name="ce22">
            <text:p>0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969215 COR018-CNEL EP CONSUMO DE ENERGÍA ELECTRICA PERIODO 30 NOV A 30 DIC 2020, COD:1105385091, MANABI-MANTA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37</text:p>
          </table:table-cell>
          <table:table-cell office:value-type="date" office:date-value="2021-01-14T00:00:00" table:style-name="ce22">
            <text:p>1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DE FACTURA#26740478 CNEL EP, CTV, PERIODO 11/DIC/2020 AL 11/ENE/2021<text:s text:c="2"/></text:p>
          </table:table-cell>
          <table:table-cell office:value-type="float" office:value="11.01" table:style-name="ce25">
            <text:p>11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7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4 PAC005-CORPORACION NACIONAL DE TELECOMUNICACIONES CNT EP CONSUMO TELEFÓNICO MES DE DIC 2020, TEF:42682706</text:p>
          </table:table-cell>
          <table:table-cell office:value-type="float" office:value="12" table:style-name="ce25">
            <text:p>1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8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06 IST001-ISTARTDIGITAL S.A. MANEJO DE REDES SOCIALES MES DE ENERO 2021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2</text:p>
          </table:table-cell>
          <table:table-cell office:value-type="date" office:date-value="2021-01-20T00:00:00" table:style-name="ce22">
            <text:p>20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22 SOL017-SOLUCIONES INFORMATICAS PARA FIRMA ELECTRONICA GEEKTECH S.A. CONTRATOS ELECTRONICOS PERIODO 15 AL 31 DICIEMBRE 2020.</text:p>
          </table:table-cell>
          <table:table-cell office:value-type="float" office:value="21" table:style-name="ce25">
            <text:p>2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9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20 COM029-COMSADIMTELCO S.A. ENVIO MERCADERIA CLIENTE (ÁREA INTERCONEXIÓN-ANDREA)</text:p>
          </table:table-cell>
          <table:table-cell office:value-type="float" office:value="3.09" table:style-name="ce25">
            <text:p>3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2125760 OTE001-OTECEL S.A PLAN CORP. PERIODO 08-DIC-2020 AL 07-ENE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EN-11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Tarj. Corp. Gastos varios periodo 06 al 21 dic/2020 y 04 al 05 ene/2021, contribución Solca, Amazon, Buggatti, Servicio digital</text:p>
          </table:table-cell>
          <table:table-cell office:value-type="float" office:value="775.67" table:style-name="ce25">
            <text:p>775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0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510680 BAN006-BANCO PICHINCHA C.A. TARIFA POR COMISIÓN</text:p>
          </table:table-cell>
          <table:table-cell office:value-type="float" office:value="0.99" table:style-name="ce25">
            <text:p>0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9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387878 DIN003-DINERS CLUB DEL ECUADOR S.A. SOCIEDAD FINANCIERA TARIFA POR COMISIÓN</text:p>
          </table:table-cell>
          <table:table-cell office:value-type="float" office:value="7.92" table:style-name="ce25">
            <text:p>7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82402 DIN003-DINERS CLUB DEL ECUADOR S.A. SOCIEDAD FINANCIERA TARIFA POR COMISIÓN</text:p>
          </table:table-cell>
          <table:table-cell office:value-type="float" office:value="15.07" table:style-name="ce25">
            <text:p>15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8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888143 DIN003-DINERS CLUB DEL ECUADOR S.A. SOCIEDAD FINANCIERA TARIFA POR COMISIÓN</text:p>
          </table:table-cell>
          <table:table-cell office:value-type="float" office:value="6.9" table:style-name="ce25">
            <text:p>6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31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5464715 BAN007-BANCO DE GUAYAQUIL S.A. TARIFA POR COMISIÓN</text:p>
          </table:table-cell>
          <table:table-cell office:value-type="float" office:value="3.59" table:style-name="ce25">
            <text:p>3,5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5</text:p>
          </table:table-cell>
          <table:table-cell office:value-type="date" office:date-value="2021-01-14T00:00:00" table:style-name="ce22">
            <text:p>1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482692 OTE001-OTECEL S.A INTERCONEXIÓN MES DE DIC 2020, <text:s/>MIN: 90225.28 T: 0.01015, COMPENSA FACT#351043</text:p>
          </table:table-cell>
          <table:table-cell office:value-type="float" office:value="1114.97" table:style-name="ce25">
            <text:p>1.114,9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EN-9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Servicio mensuales por soporte técnico Global Think Tecnology S.A. mes de ene-2021, Fact#00004-00000506</text:p>
          </table:table-cell>
          <table:table-cell office:value-type="float" office:value="2500" table:style-name="ce25">
            <text:p>2.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3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4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1 PAC005-CORPORACION NACIONAL DE TELECOMUNICACIONES CNT EP PENSION BASICA SERVICIO#43805540 MES DIC-2020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2 PAC005-CORPORACION NACIONAL DE TELECOMUNICACIONES CNT EP PENSIÓN BÁSICA MES DE DIC-2020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6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3 PAC005-CORPORACION NACIONAL DE TELECOMUNICACIONES CNT EP PENSIÓN BÁSICA MES DE DIC-2020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1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636 PAC005-CORPORACION NACIONAL DE TELECOMUNICACIONES CNT EP INTERCONEXIÓN MÓVIL DIC 2020, MEDICIÓN 22.212,09 TASA USD0.013470, COMPENSA FACT#351049</text:p>
          </table:table-cell>
          <table:table-cell office:value-type="float" office:value="299.2" table:style-name="ce25">
            <text:p>299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694 CON002-CONECEL S.A INTERCONEXIÓN FIJA MES DE NOV 2020</text:p>
          </table:table-cell>
          <table:table-cell office:value-type="float" office:value="93.5" table:style-name="ce25">
            <text:p>9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06 CON002-CONECEL S.A INTERCONEXIÓN MÓVIL MES DE NOV 202O, COMPENSA FACT#351038</text:p>
          </table:table-cell>
          <table:table-cell office:value-type="float" office:value="2101.23" table:style-name="ce25">
            <text:p>2.101,2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2</text:p>
          </table:table-cell>
          <table:table-cell office:value-type="date" office:date-value="2021-01-18T00:00:00" table:style-name="ce22">
            <text:p>1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22 CON002-CONECEL S.A INTERCONEXIÓN FIJO MES DE DIC 2020</text:p>
          </table:table-cell>
          <table:table-cell office:value-type="float" office:value="111.99" table:style-name="ce25">
            <text:p>111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3</text:p>
          </table:table-cell>
          <table:table-cell office:value-type="date" office:date-value="2021-01-19T00:00:00" table:style-name="ce22">
            <text:p>1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754 CON002-CONECEL S.A INTERCONEXIÓN MÓVIL MES DE DIC 2020, COMPENSA FACT#351048</text:p>
          </table:table-cell>
          <table:table-cell office:value-type="float" office:value="2303.08" table:style-name="ce25">
            <text:p>2.303,0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40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633 PAC005-CORPORACION NACIONAL DE TELECOMUNICACIONES CNT EP INTERCONEXIÓN FIJA MES DE DIC 2020, MEDICIÓN 181.559,17 TASA USD 0.011905, COMPENSA FACT#351050</text:p>
          </table:table-cell>
          <table:table-cell office:value-type="float" office:value="2161.46" table:style-name="ce25">
            <text:p>2.161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6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793 SET001-SETEL S.A INTERCONEXIÓN MES DE DIC 2020, <text:s/>MINUTOS:16756.50/ PRECIO UNITARIO: 0.008905, COMPENSA FACT#351046</text:p>
          </table:table-cell>
          <table:table-cell office:value-type="float" office:value="149.22" table:style-name="ce25">
            <text:p>149,2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7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6794 SET001-SETEL S.A SERVICIO POR COUBICACION DICIEMBRE 2020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4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1783194 ETA001-ETAPA EP INTERCONEXIÓN MES DE DIC 2020, <text:s/>MEDICIÓN:1.844,30M/TASA 0,008905, COMPENSA FACT#351045</text:p>
          </table:table-cell>
          <table:table-cell office:value-type="float" office:value="16.420000000000002" table:style-name="ce25">
            <text:p>16,4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1783199 ETA001-ETAPA EP SERVICIO POR FACILIDADES Y CO-UBICACIÓN DICIEMBRE 2020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47584863 UCK445-BANCO DEL PACIFICO COSTO POR SERVICIO FINANCIERO MES DE ENERO 2021</text:p>
          </table:table-cell>
          <table:table-cell office:value-type="float" office:value="87.59" table:style-name="ce25">
            <text:p>87,5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4325 UCK445-BANCO DEL PACIFICO TARIFA POR COMISIÓN</text:p>
          </table:table-cell>
          <table:table-cell office:value-type="float" office:value="0.56000000000000005" table:style-name="ce25">
            <text:p>0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49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833434 BAN007-BANCO DE GUAYAQUIL S.A. SERVICIOS FACTURADOS EN ESTADOS DE CUENTA CORRIENTE MES DE ENE 2021</text:p>
          </table:table-cell>
          <table:table-cell office:value-type="float" office:value="109.69" table:style-name="ce25">
            <text:p>109,6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0056847 B3201-BANCO INTERNACIONAL <text:s text:c="2"/>S.A. COM CERT BANCARIOAUDITORIA</text:p>
          </table:table-cell>
          <table:table-cell office:value-type="float" office:value="2.25" table:style-name="ce25">
            <text:p>2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376815 BAN006-BANCO PICHINCHA C.A. COSTO POR SERVICIO FINANCIERO MES DE ENERO 2021</text:p>
          </table:table-cell>
          <table:table-cell office:value-type="float" office:value="109.25" table:style-name="ce25">
            <text:p>109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97455 UCK445-BANCO DEL PACIFICO SERVICIO POR COMISION CONSUMO EX Y CARGOS FINANC. NO BONIFIC</text:p>
          </table:table-cell>
          <table:table-cell office:value-type="float" office:value="58.73" table:style-name="ce25">
            <text:p>58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2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BCO PICHINCHA COMP RET #181818</text:p>
          </table:table-cell>
          <table:table-cell office:value-type="float" office:value="58.46" table:style-name="ce25">
            <text:p>5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3</text:p>
          </table:table-cell>
          <table:table-cell office:value-type="date" office:date-value="2021-01-06T00:00:00" table:style-name="ce22">
            <text:p>0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BCO PICHINCHA COMP RET #181893</text:p>
          </table:table-cell>
          <table:table-cell office:value-type="float" office:value="0.76" table:style-name="ce25">
            <text:p>0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541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office:value-type="float" office:value="99.44" table:style-name="ce25">
            <text:p>99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7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CANCELACIÓN POR GASTOS BANCARIOS MES DE ENERO 2021</text:p>
          </table:table-cell>
          <table:table-cell office:value-type="float" office:value="31.64" table:style-name="ce25">
            <text:p>31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EN-18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ciliacion cuenta Obligaciones IESS por pagar del año 2020</text:p>
          </table:table-cell>
          <table:table-cell office:value-type="float" office:value="50.71" table:style-name="ce25">
            <text:p>50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A CARLOS BUSTOS POR CAMBIO DE FOCOS, LAVADO Y MOVILIZACIÓN DE FURGONETA GQB110</text:p>
          </table:table-cell>
          <table:table-cell office:value-type="float" office:value="16.87" table:style-name="ce25">
            <text:p>16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8</text:p>
          </table:table-cell>
          <table:table-cell office:value-type="date" office:date-value="2021-01-01T00:00:00" table:style-name="ce22">
            <text:p>0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DE MOVILIZACIÓN A MANUEL MERELO ANGULO</text:p>
          </table:table-cell>
          <table:table-cell office:value-type="float" office:value="56.55" table:style-name="ce25">
            <text:p>56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11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DE MOVILIZACIÓN Y AGASAJO CUMPLEAÑEROS DE ENERO A MANUEL MERELO</text:p>
          </table:table-cell>
          <table:table-cell office:value-type="float" office:value="100" table:style-name="ce25">
            <text:p>1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9</text:p>
          </table:table-cell>
          <table:table-cell office:value-type="date" office:date-value="2021-01-12T00:00:00" table:style-name="ce22">
            <text:p>12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POR COMBUSTIBLE FACT#176103</text:p>
          </table:table-cell>
          <table:table-cell office:value-type="float" office:value="0.05" table:style-name="ce25">
            <text:p>0,0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4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TRANSF. REEMBOLSO POR MANTENIMIENTO EN FURGONETA, COMBUSTIBLE Y ALIMENTACIÓN DÍAS 18 AL 22, 25 AL 29 ENE, 01 AL 05 FEB 2021 A CARLOS BUSTOS FACT#58105</text:p>
          </table:table-cell>
          <table:table-cell office:value-type="float" office:value="50.4" table:style-name="ce25">
            <text:p>50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1">
            <text:p>EN-17</text:p>
          </table:table-cell>
          <table:table-cell office:value-type="date" office:date-value="2021-01-04T00:00:00" table:style-name="ce22">
            <text:p>04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"Pérdida/Activo FIjo" Dando de baja Laptop Note Book Dell-Dpto.Técnico-B.Baque-Robo factura#33495 Serimtec 01/ene a 30/abr/2021</text:p>
          </table:table-cell>
          <table:table-cell office:value-type="float" office:value="84.48" table:style-name="ce25">
            <text:p>84,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639.01" table:style-name="ce25">
            <text:p>639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319.49" table:style-name="ce25">
            <text:p>319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7 a Noviembre 2018 Stephanie Marmol Chavez</text:p>
          </table:table-cell>
          <table:table-cell office:value-type="float" office:value="86.67" table:style-name="ce25">
            <text:p>86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8 a Noviembre 2019 Stephanie Marmol Chavez</text:p>
          </table:table-cell>
          <table:table-cell office:value-type="float" office:value="108.33" table:style-name="ce25">
            <text:p>108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Diciembre 2019 a Noviembre 2020 Stephanie Marmol Chavez</text:p>
          </table:table-cell>
          <table:table-cell office:value-type="float" office:value="108.33" table:style-name="ce25">
            <text:p>108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7 Gregorio Zambrano Luna</text:p>
          </table:table-cell>
          <table:table-cell office:value-type="float" office:value="119.7" table:style-name="ce25">
            <text:p>119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8 Gregorio Zambrano Luna</text:p>
          </table:table-cell>
          <table:table-cell office:value-type="float" office:value="264.27" table:style-name="ce25">
            <text:p>264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Enero a Diciembre 2019 Gregorio Zambrano Luna</text:p>
          </table:table-cell>
          <table:table-cell office:value-type="float" office:value="600" table:style-name="ce25">
            <text:p>6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Junio 2018 a Mayo 2019 Irma Viteri Vinces</text:p>
          </table:table-cell>
          <table:table-cell office:value-type="float" office:value="151.66999999999999" table:style-name="ce25">
            <text:p>151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Junio 2019 a Mayo 2020 Irma Viteri Vinces</text:p>
          </table:table-cell>
          <table:table-cell office:value-type="float" office:value="173.33" table:style-name="ce25">
            <text:p>173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Mayo 2019 a Abril 2020 Perfecto Ronquillo Moran</text:p>
          </table:table-cell>
          <table:table-cell office:value-type="float" office:value="120.44" table:style-name="ce25">
            <text:p>120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EN-8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liquidacion de vacaciones correspondiente al periodo de Septiembre 2019 a Agosto 2020 Maria Guzhnay Hidalgo</text:p>
          </table:table-cell>
          <table:table-cell office:value-type="float" office:value="67.53" table:style-name="ce25">
            <text:p>67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638.76" table:style-name="ce25">
            <text:p>638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EN-15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.- Contabilización de Provisión de Beneficios Sociales correspondiente al mes de Enero 2021</text:p>
          </table:table-cell>
          <table:table-cell office:value-type="float" office:value="931.66" table:style-name="ce25">
            <text:p>93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1</text:p>
          </table:table-cell>
          <table:table-cell office:value-type="date" office:date-value="2021-01-31T00:00:00" table:style-name="ce22">
            <text:p>3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ROLES DE PAGO 2DA QUINCENA MES DE ENERO 2021</text:p>
          </table:table-cell>
          <table:table-cell office:value-type="float" office:value="7263.56" table:style-name="ce25">
            <text:p>7.263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2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RODUBANCO <text:s/>TRANSF. ROL DE PAGO 2DA QUINCENA MES DE ENERO 2021, A PERFECTO ISAIAS RONQUILLO MORAN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33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5108 COP004-COPIADORA ECUATORIANA CIA LTDA ECUACOPIA SERVICIO DE ARRIENDO BASE Y B/N CANT:1810 MES ENERO 2021</text:p>
          </table:table-cell>
          <table:table-cell office:value-type="float" office:value="68.53" table:style-name="ce25">
            <text:p>68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CAM013 <text:s text:c="2"/>CAMARA DE COMERCIO DE MANTA</text:p>
          </table:table-cell>
          <table:table-cell office:value-type="string" table:style-name="ce21">
            <text:p>DF-1</text:p>
          </table:table-cell>
          <table:table-cell office:value-type="date" office:date-value="2021-01-05T00:00:00" table:style-name="ce22">
            <text:p>0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569 CAM013-CAMARA DE COMERCIO DE MANTA CUOTAS SOCIALES - AÑO 2021 ENERO + CARNET, POR ESTAR AFILIADO A LA CAMARA DE COMERCIO DE MANTA</text:p>
          </table:table-cell>
          <table:table-cell office:value-type="float" office:value="140" table:style-name="ce25">
            <text:p>14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1</text:p>
          </table:table-cell>
          <table:table-cell office:value-type="date" office:date-value="2021-01-11T00:00:00" table:style-name="ce22">
            <text:p>1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76103 CAS030-CASANOVA REYNOSO IVAN ENRICO COMPRA DE COMBUSTIBLE</text:p>
          </table:table-cell>
          <table:table-cell office:value-type="float" office:value="31.92" table:style-name="ce25">
            <text:p>31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1-21T00:00:00" table:style-name="ce22">
            <text:p>21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79242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1-25T00:00:00" table:style-name="ce22">
            <text:p>2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80546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6</text:p>
          </table:table-cell>
          <table:table-cell office:value-type="date" office:date-value="2021-01-28T00:00:00" table:style-name="ce22">
            <text:p>2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81521 CAS030-CASANOVA REYNOSO IVAN ENRICO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7</text:p>
          </table:table-cell>
          <table:table-cell office:value-type="date" office:date-value="2021-01-13T00:00:00" table:style-name="ce22">
            <text:p>1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058 CAM014-CAMPOS VILLARROEL LAURA VELARMINA COMPRA Y CAMBIO DE BANDA PARA FURGONETA GQB110</text:p>
          </table:table-cell>
          <table:table-cell office:value-type="float" office:value="44.74" table:style-name="ce25">
            <text:p>44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1-27T00:00:00" table:style-name="ce22">
            <text:p>27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33120 IMP002-CORPORACION EL ROSADO S.A. COMPRA DE PILAS</text:p>
          </table:table-cell>
          <table:table-cell office:value-type="float" office:value="2.67" table:style-name="ce25">
            <text:p>2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2</text:p>
          </table:table-cell>
          <table:table-cell office:value-type="date" office:date-value="2021-01-15T00:00:00" table:style-name="ce22">
            <text:p>15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804696 MAX004-MAXICOMBUST SA COMPRA DE COMBUSTIBLE</text:p>
          </table:table-cell>
          <table:table-cell office:value-type="float" office:value="35.71" table:style-name="ce25">
            <text:p>35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1">
            <text:p>EN-10</text:p>
          </table:table-cell>
          <table:table-cell office:value-type="date" office:date-value="2021-01-26T00:00:00" table:style-name="ce22">
            <text:p>26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pago duplicado y asumir rte#9473 (factura#7429) Aldas Romero Erik Andres cancelada con Tarj. Corp</text:p>
          </table:table-cell>
          <table:table-cell office:value-type="float" office:value="7.06" table:style-name="ce25">
            <text:p>7,0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1">
            <text:p>EN-1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gistro-Contabilización Ajuste por pago duplicado y asumir rte</text:p>
          </table:table-cell>
          <table:table-cell office:value-type="float" office:value="9.75" table:style-name="ce25">
            <text:p>9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3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4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1 PAC005-CORPORACION NACIONAL DE TELECOMUNICACIONES CNT EP PENSION BASICA SERVICIO#43805540 MES DIC-2020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7</text:p>
          </table:table-cell>
          <table:table-cell office:value-type="date" office:date-value="2021-01-03T00:00:00" table:style-name="ce22">
            <text:p>03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164445334 PAC005-CORPORACION NACIONAL DE TELECOMUNICACIONES CNT EP CONSUMO TELEFÓNICO MES DE DIC 2020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6</text:p>
          </table:table-cell>
          <table:table-cell office:value-type="date" office:date-value="2021-01-08T00:00:00" table:style-name="ce22">
            <text:p>08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72125760 OTE001-OTECEL S.A PLAN CORP. PERIODO 08-DIC-2020 AL 07-ENE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8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19 AGE002-AGENCIA DE REGULACION Y CONTROL DE LAS TELECOMUNICACIONES ARCOTEL 0.5% SERVICIOS TELECOMUNICACIONES A TRAVÉS DE TERMINALES DE USO PÚBLICO PERIODO OCT A DIC 2020</text:p>
          </table:table-cell>
          <table:table-cell office:value-type="float" office:value="0.36" table:style-name="ce25">
            <text:p>0,3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9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0 AGE002-AGENCIA DE REGULACION Y CONTROL DE LAS TELECOMUNICACIONES ARCOTEL 0.5% FACTURACIÓN BRUTA (CONC. TELEFONÍA FIJA Y LOCAL) PERIODO OCT A DIC 2020</text:p>
          </table:table-cell>
          <table:table-cell office:value-type="float" office:value="616.83000000000004" table:style-name="ce25">
            <text:p>616,8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60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Fact # 220022 AGE002-AGENCIA DE REGULACION Y CONTROL DE LAS TELECOMUNICACIONES ARCOTEL 0.5% FACTURACIÓN BRUTA (CONC.LARGA DISTANCIA INTERNACIONAL) PERIODO OCT A DIC 2020</text:p>
          </table:table-cell>
          <table:table-cell office:value-type="float" office:value="1.76" table:style-name="ce25">
            <text:p>1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7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 OCT A DIC 2020 POR SERVICIO DE TELECOMUNICACIONES A TRAVÉS <text:s/>DE TERMINALES DE USO PÚBLICO</text:p>
          </table:table-cell>
          <table:table-cell office:value-type="float" office:value="0.72" table:style-name="ce25">
            <text:p>0,7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6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 OCT A DIC 2020 POR TELEFONIA LARGA DISTANCIA INTERNACIONAL</text:p>
          </table:table-cell>
          <table:table-cell office:value-type="float" office:value="3.55" table:style-name="ce25">
            <text:p>3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25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ACIFICO TRANSF. CANCELACIÓN FODETEL 1% 4TO TRIMESTRES OCT A DIC 2020 TELEFONIA FIJA LOCAL</text:p>
          </table:table-cell>
          <table:table-cell office:value-type="float" office:value="1242.3800000000001" table:style-name="ce25">
            <text:p>1.242,3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VAR001 <text:s text:c="2"/>VARIOS</text:p>
          </table:table-cell>
          <table:table-cell office:value-type="string" table:style-name="ce21">
            <text:p>NDL-6</text:p>
          </table:table-cell>
          <table:table-cell office:value-type="date" office:date-value="2021-01-29T00:00:00" table:style-name="ce22">
            <text:p>29-ene-21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/D PICHINCHA CANCELACIÓN DE RETENCIONES CONDONACIÓN PERIODO 01/ENE/2012 AL SRI</text:p>
          </table:table-cell>
          <table:table-cell office:value-type="float" office:value="76.45" table:style-name="ce25">
            <text:p>76,45<text:s/></text:p>
          </table:table-cell>
          <table:table-cell table:number-columns-repeated="16378"/>
        </table:table-row>
        <table:table-row table:number-rows-repeated="1048464" table:style-name="ro2">
          <table:table-cell table:number-columns-repeated="16384"/>
        </table:table-row>
      </table:table>
      <table:table table:name="Gastos_Febrero-2021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9</text:p>
          </table:table-cell>
          <table:table-cell office:value-type="date" office:date-value="2021-02-04T00:00:00" table:style-name="ce22">
            <text:p>0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PAGO PLLAS. IESS NORMALES MES DE DIC 2020 A PABLO BAQUERIZO COMP#139121681</text:p>
          </table:table-cell>
          <table:table-cell office:value-type="float" office:value="1.96" table:style-name="ce25">
            <text:p>1,9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7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PADO DE SERVICIOS VARIOS#16228563, 16228581, 16228568, 16228536 MULTAS EMITIDAS POR EL MINISTERIO DE TRABAJO TARDÍO: DECIMO CUARTO AÑO 2017, AÑO 2016, AÑO 2015 Y UTILIDADES AÑO 2019</text:p>
          </table:table-cell>
          <table:table-cell office:value-type="float" office:value="800" table:style-name="ce25">
            <text:p>8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74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265 GUE005-GUERRA ALTAMIRANO GLENDA PATRICIA ELABORACION DE 2 BLOCK DE <text:s/>LIQ./COMPRAS</text:p>
          </table:table-cell>
          <table:table-cell office:value-type="float" office:value="35" table:style-name="ce25">
            <text:p>3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6 <text:s text:c="2"/>LUZ</text:p>
          </table:table-cell>
          <table:table-cell office:value-type="string" table:style-name="ce21">
            <text:p>DR-915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2 COR018-CNEL EP N/C APLICA A FACTURA#002-999-001328473 POR DEVOLUCIÓN <text:s/>RES. 027-20 SPEE 17/06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6 <text:s text:c="2"/>LUZ</text:p>
          </table:table-cell>
          <table:table-cell office:value-type="string" table:style-name="ce21">
            <text:p>DR-919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6 COR018-CNEL EP N/C APLICA A FACTURA#002-999-002752960 POR DEVOLUCIÓN <text:s/>DEVOLUCIÓN 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12 <text:s text:c="2"/>CORREO</text:p>
          </table:table-cell>
          <table:table-cell office:value-type="string" table:style-name="ce21">
            <text:p>DF-46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746 SER016-SERVIENTREGA ECUADOR S.A. ENVÍO DE DOCUMENTO UNITARIO/GUÍA: 9001928398</text:p>
          </table:table-cell>
          <table:table-cell office:value-type="float" office:value="3.84" table:style-name="ce25">
            <text:p>3,8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47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4992 REG003-REGISTRO MERCANTIL DEL CANTON GUAYAQUIL DERECHO DE REGISTRO POR NOMBRAMIENTO Y ADICIONAL</text:p>
          </table:table-cell>
          <table:table-cell office:value-type="float" office:value="30" table:style-name="ce25">
            <text:p>3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29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8033 ALD003-ALDAS ROMERO ERIK ANDRES COMPRA DE MEMORIA RAM XPG FLAME 16GB CON DISPENSADOR DE CALOR ; TARJ. CRÉDITO</text:p>
          </table:table-cell>
          <table:table-cell office:value-type="float" office:value="95" table:style-name="ce25">
            <text:p>9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60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68 NOG003-NOGALES Y PLATON MANUEL ALEJANDRO HONORARIOS COMO INTERVENTOR MES DE FEBRER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9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10 EST018-ESTUPIÑAN ANDRADE FRANCISCO JAVIER SERVICIOS PRESTADOS DE TELECOMUNICACIONES MES DE FEB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8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35 BAQ024-BAQUE BAQUE BYRON PAUL SERVICIOS PROFESIONALES DE TELECOMUNICACIÓN MES DE FEB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1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5 UCF073-BAQUERIZO DAVILA PABLO JONATHAN HONORARIOS PROFESIONALES MES DE FEB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6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float" office:value="300" table:style-name="ce25">
            <text:p>3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76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223078 DAT001-DATAFAST CIA LTDA SERVICIO POR ALQUILER DIAL ANUAL Y SERVICIO CONEXION <text:s/>PERIODO: 04-FEB-2021 A 03-FEB-2022</text:p>
          </table:table-cell>
          <table:table-cell office:value-type="float" office:value="176" table:style-name="ce25">
            <text:p>176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77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234483 DAT001-DATAFAST CIA LTDA SERVICIO CONEXION <text:s/>PERIODO 20-FEB A 19-MAR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89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Liqu # 2702 MER005-MERELO ANGULO ROBERTO MANUEL REEMBOLSO POR MOVILIZACIÓN</text:p>
          </table:table-cell>
          <table:table-cell office:value-type="float" office:value="125" table:style-name="ce25">
            <text:p>12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3 TEL001-TELCONET S.A. SERVICIOS POR L3MPLS 30720 K - NETVOICE-CNTCORREOSGYE MES DE FEB 2021</text:p>
          </table:table-cell>
          <table:table-cell office:value-type="float" office:value="210" table:style-name="ce25">
            <text:p>21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6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4 TEL001-TELCONET S.A. SERVICIOS POR CLOUD EMAIL PROTECTION BASICO 30 DOMINIO Y SERVICIO DE CLOUDMAIL 5 GB(30 CORREO) MES DE FEB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7255 TEL001-TELCONET S.A. SERVICIO POR UNIDAD VIRTUAL MES DE FEB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8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8809 TEL001-TELCONET S.A. SERVICIO POR CANAL TELEFONIA Y CLEAR CHANNEL TDMOIP 3 E1 20480K LINKO_MOVIL MES DE FEB 2021</text:p>
          </table:table-cell>
          <table:table-cell office:value-type="float" office:value="210" table:style-name="ce25">
            <text:p>21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9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8810 TEL001-TELCONET S.A. SERVICIOS POR LÍNEAS TELEFÓNICAS MES DE FEB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0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118 TEL001-TELCONET S.A. SERVICIO POR ENLACE TDM CLEAR CHANNEL CONTRA SETEL 1E1 MES DE FEB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8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865 TEL001-TELCONET S.A. SERVICIO POR CLEAR CHANNEL TDMOIP 3 E1 30144K LINKO_MOVIL. FACTURACION CAMBIOPRECIO DEL SERVICIO DESDE: 2021-02-05 HASTA: 2021-02-27</text:p>
          </table:table-cell>
          <table:table-cell office:value-type="float" office:value="51.94" table:style-name="ce25">
            <text:p>51,9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5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9907 TEL001-TELCONET S.A. SERVICIO POR CANAL TELEFONIA. FACTURACION POR INSTALACION DEL SERVICIO MES DE FEBRERO 2021</text:p>
          </table:table-cell>
          <table:table-cell office:value-type="float" office:value="300" table:style-name="ce25">
            <text:p>3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6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17 TEL011-TELCOMAG S.A. MANTENIMIENTO TÉCNICO REDES Y EQUIPO TELEFÓNICO MES DE FEBRER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R-890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Liqu # 2702 MER005-MERELO ANGULO ROBERTO MANUEL REEMBOLSO POR ELABORACION DE 10 ETIQUETAS PARA PACHCORDS</text:p>
          </table:table-cell>
          <table:table-cell office:value-type="float" office:value="30" table:style-name="ce25">
            <text:p>3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NDL-33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TRANSFERENCIA REEMBOLSO POR TERMINACION DE TRABAJO CON EL ING. IVÁN VÁSQUEZ DE LA EMPRESA TOTALTEK COORDINADO POR FERNANDO RORIGUEZ POR COLOCACIÓN DE PATCHCORDS DE FIBRA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7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3897 UMS437-ASOC. DE MORADORES DE LA URB. MATICES DE SAMBORONDON CONSUMO DE ENERGÍA ELÉCTRICA DE LA ANTENA DE MATICES MES DE FEBRERO 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9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494196 COR018-CNEL EP CONSUMO DE ENERGÍA ELECTRICA COD:0400991060, SAN FELIPE</text:p>
          </table:table-cell>
          <table:table-cell office:value-type="float" office:value="14.27" table:style-name="ce25">
            <text:p>14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8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06736 COR018-CNEL EP CONSUMO DE ENERGÍA ELECTRICA COD:0400885886 BTA. MERCEDES MOLINA</text:p>
          </table:table-cell>
          <table:table-cell office:value-type="float" office:value="19.84" table:style-name="ce25">
            <text:p>19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7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75162 COR018-CNEL EP CONSUMO DE ENERGÍA ELECTRICA COD:0400902939 EL CARACOL</text:p>
          </table:table-cell>
          <table:table-cell office:value-type="float" office:value="7.58" table:style-name="ce25">
            <text:p>7,5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6</text:p>
          </table:table-cell>
          <table:table-cell office:value-type="date" office:date-value="2021-02-14T00:00:00" table:style-name="ce22">
            <text:p>1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586381 COR018-CNEL EP CONSUMO DE ENERGÍA ELECTRICA COD:0400890778 VALLE ALTO</text:p>
          </table:table-cell>
          <table:table-cell office:value-type="float" office:value="11.7" table:style-name="ce25">
            <text:p>11,7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5</text:p>
          </table:table-cell>
          <table:table-cell office:value-type="date" office:date-value="2021-02-14T00:00:00" table:style-name="ce22">
            <text:p>1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7611005 COR018-CNEL EP CONSUMO DE ENERGÍA ELECTRICA COD:0400895534 VIA AL SOL</text:p>
          </table:table-cell>
          <table:table-cell office:value-type="float" office:value="15.47" table:style-name="ce25">
            <text:p>15,4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2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097482 COR018-CNEL EP CONSUMO DE ENERGÍA ELECTRICA COD:0900421382 URB. TERRASOL</text:p>
          </table:table-cell>
          <table:table-cell office:value-type="float" office:value="12.16" table:style-name="ce25">
            <text:p>12,1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1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143007 COR018-CNEL EP CONSUMO DE ENERGÍA ELECTRICA COD:0900420945 URB. CAPRI</text:p>
          </table:table-cell>
          <table:table-cell office:value-type="float" office:value="9.6199999999999992" table:style-name="ce25">
            <text:p>9,6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0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307345 COR018-CNEL EP CONSUMO DE ENERGÍA ELECTRICA COD:5385091, MANABI-MANTA, MES DE ENERO 2021</text:p>
          </table:table-cell>
          <table:table-cell office:value-type="float" office:value="13.52" table:style-name="ce25">
            <text:p>13,5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2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TRANSFERENCIA POR CONSUMO DE ENERGÍA ELECTRICA, CTV, PORTAL AL SOL. COD:200017298429</text:p>
          </table:table-cell>
          <table:table-cell office:value-type="float" office:value="10.49" table:style-name="ce25">
            <text:p>10,4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4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142220 COR018-CNEL EP ANULACION INT.MORA COD:0900421382</text:p>
          </table:table-cell>
          <table:table-cell table:style-name="ce1"/>
          <table:table-cell office:value-type="float" office:value="0.4" table:style-name="ce26">
            <text:p>-0,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5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173736 COR018-CNEL EP N/C APLICA A FACTURA#: 002-999-000687562 POR ANULACION INT.MORA 13/04/2020 COD:0900420945</text:p>
          </table:table-cell>
          <table:table-cell table:style-name="ce1"/>
          <table:table-cell office:value-type="float" office:value="0.02" table:style-name="ce26">
            <text:p>-0,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6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2 COR018-CNEL EP N/C APLICA A FACTURA# 002-999-000681169 POR RES. 027-20 SPEE 01/04/2020 COD:0900421382</text:p>
          </table:table-cell>
          <table:table-cell table:style-name="ce1"/>
          <table:table-cell office:value-type="float" office:value="7.22" table:style-name="ce26">
            <text:p>-7,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7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3 COR018-CNEL EP N/C APLICA A FACTURA#002-999-000833183 POR DEVOLUCIÓN 07/05/2020 COD:0900421382</text:p>
          </table:table-cell>
          <table:table-cell table:style-name="ce1"/>
          <table:table-cell office:value-type="float" office:value="7.22" table:style-name="ce26">
            <text:p>-7,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8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4 COR018-CNEL EP N/C APLICA A FACTURA# 002-999-001162938 POR DEVOLUCIÓN <text:s/>RES. 027-20 SPEE 06/06/2020 COD:0900421382</text:p>
          </table:table-cell>
          <table:table-cell table:style-name="ce1"/>
          <table:table-cell office:value-type="float" office:value="1.94" table:style-name="ce26">
            <text:p>-1,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09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5 COR018-CNEL EP N/C APLICA A FACTURA#002-999-001395455 POR DEVOLUCIÓN RES. 027-20 SPEE 09/07/2020 COD:0900421382</text:p>
          </table:table-cell>
          <table:table-cell table:style-name="ce1"/>
          <table:table-cell office:value-type="float" office:value="3.8" table:style-name="ce26">
            <text:p>-3,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0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6 COR018-CNEL EP N/C APLICA A FACTURA#002-999-001900324 POR DEVOLUCIÓN <text:s/>RES. 027-20 SPEE COD: 0900421382</text:p>
          </table:table-cell>
          <table:table-cell table:style-name="ce1"/>
          <table:table-cell office:value-type="float" office:value="1.61" table:style-name="ce26">
            <text:p>-1,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1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7 COR018-CNEL EP N/C APLICA A FACTURA#002-999-002286125 POR DEVOLUCIÓN RES. 027-20 SPEE COD:0900421382</text:p>
          </table:table-cell>
          <table:table-cell table:style-name="ce1"/>
          <table:table-cell office:value-type="float" office:value="1.25" table:style-name="ce26">
            <text:p>-1,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2</text:p>
          </table:table-cell>
          <table:table-cell office:value-type="date" office:date-value="2021-02-12T00:00:00" table:style-name="ce22">
            <text:p>1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395458 COR018-CNEL EP N/C APLICA A FACTURA#002-999-002632036 POR DEVOLUCIÓN <text:s/>RES. 027-20 SPEE 15/10/2020 <text:s/>COD:0900421382</text:p>
          </table:table-cell>
          <table:table-cell table:style-name="ce1"/>
          <table:table-cell office:value-type="float" office:value="1.1399999999999999" table:style-name="ce26">
            <text:p>-1,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3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0 COR018-CNEL EP N/C APLICA A FACTURA#002-999-000687562 POR DEVOLUCIÓN RES. 027-20 SPEE 13/04/2020 <text:s text:c="2"/>COD:0900420945</text:p>
          </table:table-cell>
          <table:table-cell table:style-name="ce1"/>
          <table:table-cell office:value-type="float" office:value="0.18" table:style-name="ce26">
            <text:p>-0,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4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1 COR018-CNEL EP N/C APLICA A FACTURA#002-999-000914542 POR DEVOLUCIÓN 08/05/2020 <text:s/>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6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3 COR018-CNEL EP N/C APLICA A FACTURA#002-999-001678885 POR DEVOLUCIÓN <text:s/>13/07/2020 COD:0900420945</text:p>
          </table:table-cell>
          <table:table-cell table:style-name="ce1"/>
          <table:table-cell office:value-type="float" office:value="0.19" table:style-name="ce26">
            <text:p>-0,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7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4 COR018-CNEL EP N/C APLICA A FACTURA#002-999-001981044 POR DEVOLUCIÓN RES. 027-20 SPEE 14/08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18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C # 1588875 COR018-CNEL EP N/C APLICA A FACTURA#002-999-002435191 POR DEVOLUCIÓN RES. 027-20 SPEE 17/09/2020 COD:0900420945</text:p>
          </table:table-cell>
          <table:table-cell table:style-name="ce1"/>
          <table:table-cell office:value-type="float" office:value="0.17" table:style-name="ce26">
            <text:p>-0,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FE-9</text:p>
          </table:table-cell>
          <table:table-cell office:value-type="date" office:date-value="2021-02-13T00:00:00" table:style-name="ce22">
            <text:p>1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CNEL EP ajuste por NC#1173736</text:p>
          </table:table-cell>
          <table:table-cell office:value-type="float" office:value="0.02" table:style-name="ce25">
            <text:p>0,0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30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3 PAC005-CORPORACION NACIONAL DE TELECOMUNICACIONES CNT EP CONSUMO TELEFÓNICO MES DE ENERO-2021, TEF:42682706</text:p>
          </table:table-cell>
          <table:table-cell office:value-type="float" office:value="12" table:style-name="ce25">
            <text:p>1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44 SOL017-SOLUCIONES INFORMATICAS PARA FIRMA ELECTRONICA GEEKTECH S.A. CONTRATOS ELECTRONICOS PERIODO <text:s/>01 AL 31 ENERO 2021</text:p>
          </table:table-cell>
          <table:table-cell office:value-type="float" office:value="32" table:style-name="ce25">
            <text:p>3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8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2863268 OTE001-OTECEL S.A PLAN CORP. PERIODO 08-ENE-2021 AL 07-FEB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7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TRANSFERENCIA DE REEMBOLSO A C.BUSTOS POR MANTENIMIENTO DE FURGONETA, ALIMENTACIÓN 17 AL 19, 22 AL 26 FEB 2021 Y PARCHES PARA LLANTAS DELANTERA Y DE ATRÁS</text:p>
          </table:table-cell>
          <table:table-cell office:value-type="float" office:value="40" table:style-name="ce25">
            <text:p>4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FE-11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03 al 27/feb y 02/mar/2021 Publicidad, Servicio Digital y salida/capital</text:p>
          </table:table-cell>
          <table:table-cell office:value-type="float" office:value="258.64" table:style-name="ce25">
            <text:p>258,6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FE-8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11 al 31/ene y 01 al 02/feb/2021, Servicio Digital y publicidad</text:p>
          </table:table-cell>
          <table:table-cell office:value-type="float" office:value="193.58" table:style-name="ce25">
            <text:p>193,5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5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538936 BAN006-BANCO PICHINCHA C.A. TARIFA POR COMISION</text:p>
          </table:table-cell>
          <table:table-cell office:value-type="float" office:value="1.37" table:style-name="ce25">
            <text:p>1,3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4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422970 DIN003-DINERS CLUB DEL ECUADOR S.A. SOCIEDAD FINANCIERA TARIFA POR COMISION</text:p>
          </table:table-cell>
          <table:table-cell office:value-type="float" office:value="9.01" table:style-name="ce25">
            <text:p>9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8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928475 DIN003-DINERS CLUB DEL ECUADOR S.A. SOCIEDAD FINANCIERA TARIFA POR COMISION</text:p>
          </table:table-cell>
          <table:table-cell office:value-type="float" office:value="20.46" table:style-name="ce25">
            <text:p>20,4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1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586477 BAN007-BANCO DE GUAYAQUIL S.A. TARIFA POR COMISIÓN</text:p>
          </table:table-cell>
          <table:table-cell office:value-type="float" office:value="3.37" table:style-name="ce25">
            <text:p>3,3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8</text:p>
          </table:table-cell>
          <table:table-cell office:value-type="date" office:date-value="2021-02-24T00:00:00" table:style-name="ce22">
            <text:p>2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699269 BAN007-BANCO DE GUAYAQUIL S.A. TARIFA POR COMISION</text:p>
          </table:table-cell>
          <table:table-cell office:value-type="float" office:value="3.56" table:style-name="ce25">
            <text:p>3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4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541 PAG001-PAGO SEGURO S.A. COMISION POR SERVICIO PAYMENTEZ</text:p>
          </table:table-cell>
          <table:table-cell office:value-type="float" office:value="0.17" table:style-name="ce25">
            <text:p>0,1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5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087 PAG001-PAGO SEGURO S.A. COMISION POR SERVICIO PAYMENTEZ ENERO 2021</text:p>
          </table:table-cell>
          <table:table-cell office:value-type="float" office:value="0.21" table:style-name="ce25">
            <text:p>0,2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65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98779 OTE001-OTECEL S.A INTERCONEXIÓN MES DE ENERO 2021, <text:s/>MIN: 163040.68 T: 0.01015, COMPENSA FACTURA#353374</text:p>
          </table:table-cell>
          <table:table-cell office:value-type="float" office:value="1914.58" table:style-name="ce25">
            <text:p>1.914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FE-1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Servicio mensuales por soporte técnico Global Think Tecnology S.A. mes de feb-2021, Fact#00004-00000507</text:p>
          </table:table-cell>
          <table:table-cell office:value-type="float" office:value="2500" table:style-name="ce25">
            <text:p>2.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3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0 PAC005-CORPORACION NACIONAL DE TELECOMUNICACIONES CNT EP PENSION BASICA SERVICIO#43805540 MES ENE-2021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2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1 PAC005-CORPORACION NACIONAL DE TELECOMUNICACIONES CNT EP PENSIÓN BÁSICA MES DE ENE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1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2 PAC005-CORPORACION NACIONAL DE TELECOMUNICACIONES CNT EP PENSIÓN BÁSICA MES DE ENE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62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754 PAC005-CORPORACION NACIONAL DE TELECOMUNICACIONES CNT EP INTERCONEXIÓN MÓVIL MES DE ENERO 2021, <text:s/>MEDICIÓN 32.234,47 TASA USD0.013470, COMPENSA FACTURA#353379</text:p>
          </table:table-cell>
          <table:table-cell office:value-type="float" office:value="434.2" table:style-name="ce25">
            <text:p>434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63</text:p>
          </table:table-cell>
          <table:table-cell office:value-type="date" office:date-value="2021-02-19T00:00:00" table:style-name="ce22">
            <text:p>1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813 CON002-CONECEL S.A INTERCONEXIÓN MÓVIL MES DE ENERO 2021, COMPENSA FACTURA#353381</text:p>
          </table:table-cell>
          <table:table-cell office:value-type="float" office:value="4558.8500000000004" table:style-name="ce25">
            <text:p>4.558,8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61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750 PAC005-CORPORACION NACIONAL DE TELECOMUNICACIONES CNT EP INTERCONEXIÓN FIJO MES DE ENERO 2021, <text:s/>MEDICIÓN 178.261,45 TASA USD 0.011905, COMPENSA FACTURA#353375</text:p>
          </table:table-cell>
          <table:table-cell office:value-type="float" office:value="2122.1999999999998" table:style-name="ce25">
            <text:p>2.122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66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897 SET001-SETEL S.A INTERCONEXIÓN MES DE ENERO 2021, MINUTOS:14105.40/ PRECIO UNITARIO: 0.008905, COMPENSA FACTURA#353376</text:p>
          </table:table-cell>
          <table:table-cell office:value-type="float" office:value="125.61" table:style-name="ce25">
            <text:p>125,6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67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898 SET001-SETEL S.A SERVICIO DE COUBICACIÓN MES DE ENER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50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2049023 ETA001-ETAPA EP SERVICIOS DE FACILIDADES Y COUBICACIÓN MES DE ENERO 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64</text:p>
          </table:table-cell>
          <table:table-cell office:value-type="date" office:date-value="2021-02-11T00:00:00" table:style-name="ce22">
            <text:p>1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2062265 ETA001-ETAPA EP INTERCONEXIÓN MES DE ENERO 2021, MIN: 2.019,35M/TASA 0,008905, COMPENSA FACTURA#353373</text:p>
          </table:table-cell>
          <table:table-cell office:value-type="float" office:value="17.98" table:style-name="ce25">
            <text:p>17,9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75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49556922 UCK445-BANCO DEL PACIFICO COSTOS POR SERVICIOS FINANCIEROS MES DE FEBRERO 2021</text:p>
          </table:table-cell>
          <table:table-cell office:value-type="float" office:value="106.55" table:style-name="ce25">
            <text:p>106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79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914713 BAN007-BANCO DE GUAYAQUIL S.A. COSTO POR SERVICIOS FINANCIEROS MES <text:s/>FEBRERO 2021</text:p>
          </table:table-cell>
          <table:table-cell office:value-type="float" office:value="97.3" table:style-name="ce25">
            <text:p>97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82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568802 BAN006-BANCO PICHINCHA C.A. COSTO POR SERVICIO FINANCIERO MES DE FEBRERO 2021</text:p>
          </table:table-cell>
          <table:table-cell office:value-type="float" office:value="212.02" table:style-name="ce25">
            <text:p>212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80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99680 UCK445-BANCO DEL PACIFICO SERVICIO POR N/D COMISION CONSUMO EXT</text:p>
          </table:table-cell>
          <table:table-cell office:value-type="float" office:value="3.39" table:style-name="ce25">
            <text:p>3,3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7</text:p>
          </table:table-cell>
          <table:table-cell office:value-type="date" office:date-value="2021-02-27T00:00:00" table:style-name="ce22">
            <text:p>2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office:value-type="float" office:value="73.44" table:style-name="ce25">
            <text:p>73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6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576</text:p>
          </table:table-cell>
          <table:table-cell office:value-type="float" office:value="56.71" table:style-name="ce25">
            <text:p>56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5</text:p>
          </table:table-cell>
          <table:table-cell office:value-type="date" office:date-value="2021-02-04T00:00:00" table:style-name="ce22">
            <text:p>04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611</text:p>
          </table:table-cell>
          <table:table-cell office:value-type="float" office:value="1.48" table:style-name="ce25">
            <text:p>1,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884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GASTOS BANCARIOS BCO PICHINCHA COMP RET #183686</text:p>
          </table:table-cell>
          <table:table-cell office:value-type="float" office:value="0.13" table:style-name="ce25">
            <text:p>0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9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CANCELACIÓN POR GASTOS BANCARIOS MES DE FEBRERO 2021</text:p>
          </table:table-cell>
          <table:table-cell office:value-type="float" office:value="40.96" table:style-name="ce25">
            <text:p>40,9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TRANSFERENCIA GLOBAL THINK TECHNOLOGY S.A. MES ENE 2021</text:p>
          </table:table-cell>
          <table:table-cell office:value-type="float" office:value="125" table:style-name="ce25">
            <text:p>12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90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t Fte 2% #2832 Fact# 353132 <text:s/>Rec#: 6866 WINSTOCORP S.A.</text:p>
          </table:table-cell>
          <table:table-cell office:value-type="float" office:value="0.06" table:style-name="ce25">
            <text:p>0,0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2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ACIFICO PAGO POR IMPUESTOS A RETENCIÓN EN LA FUENTE MES DE ENERO 2021</text:p>
          </table:table-cell>
          <table:table-cell office:value-type="float" office:value="0.02" table:style-name="ce25">
            <text:p>0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16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CANCELACIÓN DE REEMBOLSO A C.BUSTOS POR GASTOS DE FURGONETA, COMBUSTIBLE E ALIMENTACIÓN</text:p>
          </table:table-cell>
          <table:table-cell office:value-type="float" office:value="23.88" table:style-name="ce25">
            <text:p>23,8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FE-11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-Contabilización Tarj. Corp. gastos varios periodo del 03 al 27/feb y 02/mar/2021 Publicidad, Servicio Digital y salida/capital</text:p>
          </table:table-cell>
          <table:table-cell office:value-type="float" office:value="174.8" table:style-name="ce25">
            <text:p>174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26</text:p>
          </table:table-cell>
          <table:table-cell office:value-type="date" office:date-value="2021-02-25T00:00:00" table:style-name="ce22">
            <text:p>2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639.01" table:style-name="ce25">
            <text:p>639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319.49" table:style-name="ce25">
            <text:p>319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638.76" table:style-name="ce25">
            <text:p>638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FE-13</text:p>
          </table:table-cell>
          <table:table-cell office:value-type="date" office:date-value="2021-02-28T00:00:00" table:style-name="ce22">
            <text:p>2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Registro.- Contabilización de Provisión de Beneficios Sociales correspondiente al mes de Febrero 2021</text:p>
          </table:table-cell>
          <table:table-cell office:value-type="float" office:value="931.66" table:style-name="ce25">
            <text:p>93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6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BCO. PACIFICO TRANSFERENCIA ROLES DE PAGO 2DA QUINCENA MES DE FEBRERO 2021</text:p>
          </table:table-cell>
          <table:table-cell office:value-type="float" office:value="7263.56" table:style-name="ce25">
            <text:p>7.263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8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N/D PRODUBANCO ROL DE PAGO 2DA QUINCENA MES DE FEBRERO 2021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14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5512 COP004-COPIADORA ECUATORIANA CIA LTDA ECUACOPIA SERVICIO ARRIENDO IMPRESORAS BASE Y B/N #1393 DÍAS 13 ENE AL 04 FEB 2021</text:p>
          </table:table-cell>
          <table:table-cell office:value-type="float" office:value="63.11" table:style-name="ce25">
            <text:p>63,1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7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021 SAN060-SANCHEZ CAGUANA RICHARD DAVID COMPRA DE GUARDAPOLVO CON DESFOGUE FURGONETA GQB110</text:p>
          </table:table-cell>
          <table:table-cell office:value-type="float" office:value="6" table:style-name="ce25">
            <text:p>6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2834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5274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2-10T00:00:00" table:style-name="ce22">
            <text:p>10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5843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2-19T00:00:00" table:style-name="ce22">
            <text:p>1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8589 CAS030-CASANOVA REYNOSO IVAN ENRICO COMPRA DE COMBUSTIBLE</text:p>
          </table:table-cell>
          <table:table-cell office:value-type="float" office:value="7.14" table:style-name="ce25">
            <text:p>7,1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2-22T00:00:00" table:style-name="ce22">
            <text:p>2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9446 CAS030-CASANOVA REYNOSO IVAN ENRICO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9812 CAS030-CASANOVA REYNOSO IVAN ENRICO COMPRA DE COMBUSTIBLE</text:p>
          </table:table-cell>
          <table:table-cell office:value-type="float" office:value="28.57" table:style-name="ce25">
            <text:p>28,5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5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38370 VAZ001-VASQUEZ GONZALEZ JOSE RAFAEL COMPRA DE GRASA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3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621 VIN003-VINCES ALCIVAR NOEL ANTONIO CAMBIO DE REPUESTO FURGONETA GQB110</text:p>
          </table:table-cell>
          <table:table-cell office:value-type="float" office:value="80" table:style-name="ce25">
            <text:p>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6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4623 VIN003-VINCES ALCIVAR NOEL ANTONIO MANO DE OBRA DEL MECANICO: CAMBIO DE ARTICULACIONES DELANTERA, GUARDAPOLVO, BRAZO LING, PASTILLA DE FRENO, ETC. POR FURGONETA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2-09T00:00:00" table:style-name="ce22">
            <text:p>09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2610 GUA083-AUTOMERCADO S.A. COMPRA DE ACEITE</text:p>
          </table:table-cell>
          <table:table-cell office:value-type="float" office:value="2.86" table:style-name="ce25">
            <text:p>2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4</text:p>
          </table:table-cell>
          <table:table-cell office:value-type="date" office:date-value="2021-02-02T00:00:00" table:style-name="ce22">
            <text:p>02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8105 NAV005-NAVIA ARAY GISELA DIVINA COMPRA DE REPUESTOS PARA FURGONETA: DOS GUARDAPOLVOS Y MANZANAS</text:p>
          </table:table-cell>
          <table:table-cell office:value-type="float" office:value="107.14" table:style-name="ce25">
            <text:p>107,1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8</text:p>
          </table:table-cell>
          <table:table-cell office:value-type="date" office:date-value="2021-02-17T00:00:00" table:style-name="ce22">
            <text:p>17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58207 NAV005-NAVIA ARAY GISELA DIVINA COMPRA DE REPUESTO PARA FURGONETA GQB110: ARTICULACIONES, JGO. DE GALLETAS Y PERNOS LINK</text:p>
          </table:table-cell>
          <table:table-cell office:value-type="float" office:value="98.21" table:style-name="ce25">
            <text:p>98,2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3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212 RUI007-RUIZ CELDA CLEOTILDE MARIA CAMBIO DE ACEITE Y REFRIGERANTE</text:p>
          </table:table-cell>
          <table:table-cell office:value-type="float" office:value="53.57" table:style-name="ce25">
            <text:p>53,5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2</text:p>
          </table:table-cell>
          <table:table-cell office:value-type="date" office:date-value="2021-02-23T00:00:00" table:style-name="ce22">
            <text:p>2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6214 RUI007-RUIZ CELDA CLEOTILDE MARIA COMPRA DE REFRIGERANT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1</text:p>
          </table:table-cell>
          <table:table-cell office:value-type="date" office:date-value="2021-02-26T00:00:00" table:style-name="ce22">
            <text:p>26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838657 GAS007-GAS-ELIALEHI S.A.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38 <text:s text:c="2"/>MANTENIMIENTO Y REPARACIONES</text:p>
          </table:table-cell>
          <table:table-cell office:value-type="string" table:style-name="ce21">
            <text:p>DF-52</text:p>
          </table:table-cell>
          <table:table-cell office:value-type="date" office:date-value="2021-02-05T00:00:00" table:style-name="ce22">
            <text:p>05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84312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4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3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0 PAC005-CORPORACION NACIONAL DE TELECOMUNICACIONES CNT EP PENSION BASICA SERVICIO#43805540 MES ENE-2021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0</text:p>
          </table:table-cell>
          <table:table-cell office:value-type="date" office:date-value="2021-02-03T00:00:00" table:style-name="ce22">
            <text:p>03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166274563 PAC005-CORPORACION NACIONAL DE TELECOMUNICACIONES CNT EP CONSUMO TELEFÓNICO MES DE ENERO-2021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8</text:p>
          </table:table-cell>
          <table:table-cell office:value-type="date" office:date-value="2021-02-08T00:00:00" table:style-name="ce22">
            <text:p>08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72863268 OTE001-OTECEL S.A PLAN CORP. PERIODO 08-ENE-2021 AL 07-FEB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2</text:p>
          </table:table-cell>
          <table:table-cell office:value-type="date" office:date-value="2021-02-01T00:00:00" table:style-name="ce22">
            <text:p>01-feb-21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Fact # 2300 TRA009-TRANSFERUNION S.A. COMSION SERV. RED ACTIVA RECAUD LINKOTEL ENE-21</text:p>
          </table:table-cell>
          <table:table-cell office:value-type="float" office:value="73.92" table:style-name="ce25">
            <text:p>73,92<text:s/></text:p>
          </table:table-cell>
          <table:table-cell table:number-columns-repeated="16378"/>
        </table:table-row>
        <table:table-row table:number-rows-repeated="1048450" table:style-name="ro2">
          <table:table-cell table:number-columns-repeated="16384"/>
        </table:table-row>
      </table:table>
      <table:table table:name="Gastos_Marzo-2021" table:style-name="ta1"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24.85" table:style-name="ce25">
            <text:p>24,8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6 <text:s text:c="2"/>LUZ</text:p>
          </table:table-cell>
          <table:table-cell office:value-type="string" table:style-name="ce21">
            <text:p>DR-923</text:p>
          </table:table-cell>
          <table:table-cell office:value-type="date" office:date-value="2021-03-13T00:00:00" table:style-name="ce22">
            <text:p>1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849966 COR018-CNEL EP N/C APLICA A FACTURA#148-999-027575162 POR Ajuste periodos estimados-Rebaja SPEE TG Res027 <text:s/>13/02/2021 COD:0400902939</text:p>
          </table:table-cell>
          <table:table-cell table:style-name="ce1"/>
          <table:table-cell office:value-type="float" office:value="0.36" table:style-name="ce26">
            <text:p>-0,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6 <text:s text:c="2"/>LUZ</text:p>
          </table:table-cell>
          <table:table-cell office:value-type="string" table:style-name="ce21">
            <text:p>DR-921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901262 COR018-CNEL EP N/C APLICA A FACTURA#148-999-028323862 POR Ajuste periodos estimados-Rebaja SPEE TG Res027 15/03/2021 COD:0400991060</text:p>
          </table:table-cell>
          <table:table-cell table:style-name="ce1"/>
          <table:table-cell office:value-type="float" office:value="0.96" table:style-name="ce26">
            <text:p>-0,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6 <text:s text:c="2"/>LUZ</text:p>
          </table:table-cell>
          <table:table-cell office:value-type="string" table:style-name="ce21">
            <text:p>DR-922</text:p>
          </table:table-cell>
          <table:table-cell office:value-type="date" office:date-value="2021-03-18T00:00:00" table:style-name="ce22">
            <text:p>1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906526 COR018-CNEL EP N/C APLICA A FACTURA#148-999-028303968 POR Ajuste periodos estimados-Rebaja SPEE TG Res027 15/03/2021 COD:0400895534</text:p>
          </table:table-cell>
          <table:table-cell table:style-name="ce1"/>
          <table:table-cell office:value-type="float" office:value="6.51" table:style-name="ce26">
            <text:p>-6,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18</text:p>
          </table:table-cell>
          <table:table-cell office:value-type="date" office:date-value="2021-03-24T00:00:00" table:style-name="ce22">
            <text:p>2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0235 SER020-SERIMTEC PC ECUADOR S.A. COMPRA DE MEMORIA NOTEBOOK DDR3 1600/1333 4GB (PULLED) SUPER TALENT USM150820001</text:p>
          </table:table-cell>
          <table:table-cell office:value-type="float" office:value="29" table:style-name="ce25">
            <text:p>29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6</text:p>
          </table:table-cell>
          <table:table-cell office:value-type="date" office:date-value="2021-03-22T00:00:00" table:style-name="ce22">
            <text:p>2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002 COM024-COMPUTRONSA S.A. COMPRA DE BATERIA PARA LAPTOP, ADAPTADOR PARA LAPTOP DELL MAS REVISIÓN Y DIAGNOSTICO</text:p>
          </table:table-cell>
          <table:table-cell office:value-type="float" office:value="138.38999999999999" table:style-name="ce25">
            <text:p>138,3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 NAZ003-NAZARENO ANGULO ERIKA JENNIFFER SERVICIOS PROFESIONALES DE TELECOMUNICACIONES MES DE MARZO 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5</text:p>
          </table:table-cell>
          <table:table-cell office:value-type="date" office:date-value="2021-03-23T00:00:00" table:style-name="ce22">
            <text:p>2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076 NOG003-NOGALES Y PLATON MANUEL ALEJANDRO HONORARIOS COMO INTERVENTOR POR ELMES DE MARZ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6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11 EST018-ESTUPIÑAN ANDRADE FRANCISCO JAVIER SERVICIOS PRESTADOS DE TELECOMUNICACIONES MES DE MARZO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5</text:p>
          </table:table-cell>
          <table:table-cell office:value-type="date" office:date-value="2021-03-24T00:00:00" table:style-name="ce22">
            <text:p>2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37 BAQ024-BAQUE BAQUE BYRON PAUL SERVICIOS PROFESIONALES DE TELECOMUNICACIONES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7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05 ESP025-ESPINOSA TORO ALEX JAVIER FICHAS MEDICAS Y CERTIFICADOS</text:p>
          </table:table-cell>
          <table:table-cell office:value-type="float" office:value="222.2" table:style-name="ce25">
            <text:p>222,2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7</text:p>
          </table:table-cell>
          <table:table-cell office:value-type="date" office:date-value="2021-03-29T00:00:00" table:style-name="ce22">
            <text:p>2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38 UCF073-BAQUERIZO DAVILA PABLO JONATHAN HONORARIOS PROFESIONALES MES DE MARZ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19</text:p>
          </table:table-cell>
          <table:table-cell office:value-type="date" office:date-value="2021-03-05T00:00:00" table:style-name="ce22">
            <text:p>0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281063 DAT001-DATAFAST CIA LTDA SERVICIO CONEXION PERIODO FACTURADO SERVICIOS: 20-MAR A 19-ABR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108" table:style-name="ce25">
            <text:p>108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5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6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1 TEL001-TELCONET S.A. L3MPLS 30720 K - NETVOICE-CNTCORREOSGYE Y CANAL TELEFONIA MES DE MARZO 2021</text:p>
          </table:table-cell>
          <table:table-cell office:value-type="float" office:value="420" table:style-name="ce25">
            <text:p>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7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2 TEL001-TELCONET S.A. CLOUD EMAIL PROTECTION BASICO 30 DOMINIO NETVOICE Y SERVICIO DE CLOUDMAIL 5 GB(30 CORREO) MES DE MARZO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8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0493 TEL001-TELCONET S.A. SERVICIO DE UNIDAD VIRTUAL MES DE MARZO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9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1973 TEL001-TELCONET S.A. CANAL TELEFONIA Y CLEAR CHANNEL TDMOIP 3 E1 30144K LINKO_MOVIL MES DE MARZO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0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1974 TEL001-TELCONET S.A. SERVICIO DE LÍNEAS TELEFONICAS MES DE MARZ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2285 TEL001-TELCONET S.A. SERVICIO POR ENLACE TDM CLEAR CHANNEL CONTRA SETEL 1E1 MES DE MARZ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9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036 TEL011-TELCOMAG S.A. MANTENIMIENTO TÉCNICO REDES Y EQUIPO TELEFÓNICO MES DE MARZ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7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297 MIL002-MILESTONE TECHNOLOGIES ELABORACION DE 38 ETIQUETAS AUTOLAMINADAS MÁS ENVIO</text:p>
          </table:table-cell>
          <table:table-cell office:value-type="float" office:value="96.67" table:style-name="ce25">
            <text:p>96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1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office:value-type="float" office:value="145" table:style-name="ce25">
            <text:p>14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62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684 VIL038-VILCONSA S.A. COMPRA DE 800 CONECTOR UY 13, 20 PLUG DE RED RJ45, 20 CAPUCHA PLASTICA RJ45 Y 4 CINTAS AISLANTES</text:p>
          </table:table-cell>
          <table:table-cell office:value-type="float" office:value="46.43" table:style-name="ce25">
            <text:p>46,4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63</text:p>
          </table:table-cell>
          <table:table-cell office:value-type="date" office:date-value="2021-03-25T00:00:00" table:style-name="ce22">
            <text:p>2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686 VIL038-VILCONSA S.A. COMPRA DE 30 CABLES UTP CAT 6</text:p>
          </table:table-cell>
          <table:table-cell office:value-type="float" office:value="16.07" table:style-name="ce25">
            <text:p>16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6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4028 UMS437-ASOC. DE MORADORES DE LA URB. MATICES DE SAMBORONDON CONSUMO DE ENERGÍA ELÉCTRICA DE LA ANTENA DE MATICES MES DE MARZO 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260862 COR018-CNEL EP CONSUMO DE ENERGÍA ELECTRICA COD:0400885886 BTA. MERCEDES MOLINA</text:p>
          </table:table-cell>
          <table:table-cell office:value-type="float" office:value="19.07" table:style-name="ce25">
            <text:p>19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1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03968 COR018-CNEL EP CONSUMO DE ENERGÍA ELECTRICA COD:0400895534 VIA AL SOL</text:p>
          </table:table-cell>
          <table:table-cell office:value-type="float" office:value="15.29" table:style-name="ce25">
            <text:p>15,2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2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23455 COR018-CNEL EP CONSUMO DE ENERGÍA ELECTRICA COD:0400890778 VALLE ALTO</text:p>
          </table:table-cell>
          <table:table-cell office:value-type="float" office:value="11.78" table:style-name="ce25">
            <text:p>11,7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3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23862 COR018-CNEL EP CONSUMO DE ENERGÍA ELECTRICA COD:0400991060 SAN FELIPE</text:p>
          </table:table-cell>
          <table:table-cell office:value-type="float" office:value="26.61" table:style-name="ce25">
            <text:p>26,6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4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8360199 COR018-CNEL EP CONSUMO DE ENERGÍA ELECTRICA COD:0400902939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8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423114 COR018-CNEL EP CONSUMO DE ENERGÍA ELECTRICA PERIODO 29/ENE A 01/MAR/2021 COD:0900421382 URB. TERRASOL</text:p>
          </table:table-cell>
          <table:table-cell office:value-type="float" office:value="12.37" table:style-name="ce25">
            <text:p>12,3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9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520397 COR018-CNEL EP CONSUMO DE ENERGÍA ELECTRICA COD:0900420945 URB. CAPRI</text:p>
          </table:table-cell>
          <table:table-cell office:value-type="float" office:value="9.86" table:style-name="ce25">
            <text:p>9,8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66</text:p>
          </table:table-cell>
          <table:table-cell office:value-type="date" office:date-value="2021-03-06T00:00:00" table:style-name="ce22">
            <text:p>0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630436 COR018-CNEL EP CONSUMO DE ENERGÍA ELECTRICA PERIODO FEB-2021, COD:5385091, MANABI-MANTA</text:p>
          </table:table-cell>
          <table:table-cell office:value-type="float" office:value="13.52" table:style-name="ce25">
            <text:p>13,5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41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ACIFICO TRANSFERENCIA CANCELACION DE FACTURA CNEL EP, PORTAL AL SO, CTV.</text:p>
          </table:table-cell>
          <table:table-cell office:value-type="float" office:value="8.41" table:style-name="ce25">
            <text:p>8,4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92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2843715 COR018-CNEL EP N/C APLICA A FACTURA#148-999-027506736 POR <text:s/>Ajuste periodos estimados-Rebaja SPEE TG Res027 11/02/2021 COD:0400885886</text:p>
          </table:table-cell>
          <table:table-cell table:style-name="ce1"/>
          <table:table-cell office:value-type="float" office:value="10.67" table:style-name="ce26">
            <text:p>-10,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R-1081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C # 3041795 COR018-CNEL EP N/C APLICA A FACTURA#148-999-028323455 15/03/2021 <text:s/>POR Rebaja SPEE TG Res027 COD:0400890778</text:p>
          </table:table-cell>
          <table:table-cell table:style-name="ce1"/>
          <table:table-cell office:value-type="float" office:value="3.62" table:style-name="ce26">
            <text:p>-3,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36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 PAC005-CORPORACION NACIONAL DE TELECOMUNICACIONES CNT EP CONSUMO TELEFÓNICO MES DE FEBRERO-2021, TEF:42682706</text:p>
          </table:table-cell>
          <table:table-cell office:value-type="float" office:value="12" table:style-name="ce25">
            <text:p>1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411 IST001-ISTARTDIGITAL S.A. MANEJO DE REDES SOCIALES MES DE FEBRERO Y MARZO 2021</text:p>
          </table:table-cell>
          <table:table-cell office:value-type="float" office:value="1000" table:style-name="ce25">
            <text:p>1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2 MOR033-MORENO CONCHA DAMIAN ENRIQUE COMPRA DE 5 ARREGLOS FLORARES POR EL DÍA DE LA MUJER (AFLOREMIO)</text:p>
          </table:table-cell>
          <table:table-cell office:value-type="float" office:value="107.14" table:style-name="ce25">
            <text:p>107,1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614607 OTE001-OTECEL S.A PLAN CORP. PERIODO 08-FEB-2021 AL 07-MAR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6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Liqu # 2703 MER005-MERELO ANGULO ROBERTO MANUEL REEMBOLSO DEL 01 AL 26 MARZO DEL 2021, PAPELERÍA, MOVILIZACIÓN, SELLO Y CUMPLEAÑOS MAR 2021</text:p>
          </table:table-cell>
          <table:table-cell office:value-type="float" office:value="32.01" table:style-name="ce25">
            <text:p>32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62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REEMBOLSO A CARLOS BUSTOS PARA FURGONETA PLACA GQB110 MANO DE OBRA Y ALIMENTACIÓN DÍAS 01 AL 05, 08 AL 12, 15 AL 19 MARZO 2021</text:p>
          </table:table-cell>
          <table:table-cell office:value-type="float" office:value="142" table:style-name="ce25">
            <text:p>14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5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F.RODRIGUEZ MOTIVO: ALIMENTACION POR SOPORTES REALIZADOS EN SITIO A LA EMPRESA CODEMET Y OTECEL DÍAS 12, 17 Y 18 MARZO 2021</text:p>
          </table:table-cell>
          <table:table-cell office:value-type="float" office:value="10" table:style-name="ce25">
            <text:p>1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5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FERNANDO RODRIGUEZ POR ELABORACIÓN DE NUEVAS ETIQUETAS-ASESORAMIENTO EMPRESA TOTALTEK Y ALIMENTO DÍAS 29 Y 30/MAR/2021</text:p>
          </table:table-cell>
          <table:table-cell office:value-type="float" office:value="86" table:style-name="ce25">
            <text:p>86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MR-8</text:p>
          </table:table-cell>
          <table:table-cell office:value-type="date" office:date-value="2021-03-27T00:00:00" table:style-name="ce22">
            <text:p>2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-Contabilización Tarj. Corp. Gastos varios periodo 08 al 27 marzo y 02, 06 abril/2021, Contribución SOLCA, Publicidad, Servicio digital, imp. salida/capital</text:p>
          </table:table-cell>
          <table:table-cell office:value-type="float" office:value="180.49" table:style-name="ce25">
            <text:p>180,4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575644 BAN006-BANCO PICHINCHA C.A. TARIFA POR COMISIÓN</text:p>
          </table:table-cell>
          <table:table-cell office:value-type="float" office:value="4.13" table:style-name="ce25">
            <text:p>4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465150 DIN003-DINERS CLUB DEL ECUADOR S.A. SOCIEDAD FINANCIERA TARIFA POR COMISIÓN</text:p>
          </table:table-cell>
          <table:table-cell office:value-type="float" office:value="9.9499999999999993" table:style-name="ce25">
            <text:p>9,9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7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985383 DIN003-DINERS CLUB DEL ECUADOR S.A. SOCIEDAD FINANCIERA TARIFA POR COMISIÓN</text:p>
          </table:table-cell>
          <table:table-cell office:value-type="float" office:value="21.65" table:style-name="ce25">
            <text:p>21,6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20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734256 BAN007-BANCO DE GUAYAQUIL S.A. TARIFA POR COMISIÓN</text:p>
          </table:table-cell>
          <table:table-cell office:value-type="float" office:value="29.8" table:style-name="ce25">
            <text:p>29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NC-11</text:p>
          </table:table-cell>
          <table:table-cell office:value-type="date" office:date-value="2021-03-23T00:00:00" table:style-name="ce22">
            <text:p>2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VISA - MASTERCARD - PACIFICARD CANCELACION FACT DEL CLIENTE SILVA VANEGAS CESAR MARCOS, FACT # 3734 - 3932 POR DEP EN CTA #DOC 0517</text:p>
          </table:table-cell>
          <table:table-cell office:value-type="float" office:value="0.03" table:style-name="ce25">
            <text:p>0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2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12531 OTE001-OTECEL S.A INTERCONEXIÓN MES DE FEB 2021, MIN: 93496.76 T: 0.01015, COMPENSA FACTURA#355811</text:p>
          </table:table-cell>
          <table:table-cell office:value-type="float" office:value="1167.6300000000001" table:style-name="ce25">
            <text:p>1.167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MR-1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-Contabilización Servicio mensuales por soporte técnico Global Think Tecnology S.A. mes de marzo 2021, Fact#00004-00000520</text:p>
          </table:table-cell>
          <table:table-cell office:value-type="float" office:value="2500" table:style-name="ce25">
            <text:p>2.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2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3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9 PAC005-CORPORACION NACIONAL DE TELECOMUNICACIONES CNT EP PENSION BASICA SERVICIO#43805540 MES FEB-2021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4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70 PAC005-CORPORACION NACIONAL DE TELECOMUNICACIONES CNT EP PENSIÓN BÁSICA MES DE FEB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5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71 PAC005-CORPORACION NACIONAL DE TELECOMUNICACIONES CNT EP PENSIÓN BÁSICA MES DE FEFB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9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873 PAC005-CORPORACION NACIONAL DE TELECOMUNICACIONES CNT EP INTERCONEXIÓN MÓVIL MES DE FEB 2021, MEDICIÓN 24.428,48 TASA <text:s/>USD0.013470, COMPENSA FACTURA#355808</text:p>
          </table:table-cell>
          <table:table-cell office:value-type="float" office:value="329.05" table:style-name="ce25">
            <text:p>329,0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</text:p>
          </table:table-cell>
          <table:table-cell office:value-type="date" office:date-value="2021-03-09T00:00:00" table:style-name="ce22">
            <text:p>0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17 CON002-CONECEL S.A INTERCONEXION FIJO MES DE ENERO 2021</text:p>
          </table:table-cell>
          <table:table-cell office:value-type="float" office:value="112.73" table:style-name="ce25">
            <text:p>112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4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46 CON002-CONECEL S.A INTERCONEXION FIJO MES DE FEBRERO 2021</text:p>
          </table:table-cell>
          <table:table-cell office:value-type="float" office:value="113.09" table:style-name="ce25">
            <text:p>113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0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863 CON002-CONECEL S.A INTERCONEXIÓN MÓVIL MES DE FEB 2021, COMPENSA FACTURA#355815</text:p>
          </table:table-cell>
          <table:table-cell office:value-type="float" office:value="2177.27" table:style-name="ce25">
            <text:p>2.177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38</text:p>
          </table:table-cell>
          <table:table-cell office:value-type="date" office:date-value="2021-03-15T00:00:00" table:style-name="ce22">
            <text:p>15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6870 PAC005-CORPORACION NACIONAL DE TELECOMUNICACIONES CNT EP INTERCONEXIÓN FIJO MES DE FEB 2021, MEDICIÓN 161.291,07 TASA USD <text:s/>0.011905, COMPENSA FACTURA#355809</text:p>
          </table:table-cell>
          <table:table-cell office:value-type="float" office:value="1920.17" table:style-name="ce25">
            <text:p>1.920,1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3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001 SET001-SETEL S.A INTERCONEXIÓN MES DE FEBRERO 2021, MINUTOS:13600.50/ PRECIO UNITARIO: 0.008905, COMPENSA FACTURA#355812</text:p>
          </table:table-cell>
          <table:table-cell office:value-type="float" office:value="121.11" table:style-name="ce25">
            <text:p>121,1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4</text:p>
          </table:table-cell>
          <table:table-cell office:value-type="date" office:date-value="2021-03-16T00:00:00" table:style-name="ce22">
            <text:p>1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002 SET001-SETEL S.A SERVICIO POR COUBICACION FEBRER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3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2418883 ETA001-ETAPA EP FACILIDADES Y CO-UBICACIÓN/FEBRERO-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1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2418944 ETA001-ETAPA EP INTERCONEXIÓN MES DE FEB 2021, MIN 1.801,25/TASA 0,008905, COMPENSA FACTURA#355806</text:p>
          </table:table-cell>
          <table:table-cell office:value-type="float" office:value="16.04" table:style-name="ce25">
            <text:p>16,0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51826666 UCK445-BANCO DEL PACIFICO SERVICIOS FACTURADOS EN ESTADOS DE CUENTA CORRIENTE MES DE MARZO 2021</text:p>
          </table:table-cell>
          <table:table-cell office:value-type="float" office:value="80.459999999999994" table:style-name="ce25">
            <text:p>80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271050 UCK445-BANCO DEL PACIFICO TARIFA POR COMISIÓN</text:p>
          </table:table-cell>
          <table:table-cell office:value-type="float" office:value="0.4" table:style-name="ce25">
            <text:p>0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004565 BAN007-BANCO DE GUAYAQUIL S.A. SERVICIOS FACTURADOS EN ESTADOS DE CUENTA CORRIENTE MES DE MARZO 2021</text:p>
          </table:table-cell>
          <table:table-cell office:value-type="float" office:value="133.37" table:style-name="ce25">
            <text:p>133,3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9652257 BAN006-BANCO PICHINCHA C.A. COSTO POR SERVICIO FINANCIERO MES DE MARZO 2021</text:p>
          </table:table-cell>
          <table:table-cell office:value-type="float" office:value="170.58" table:style-name="ce25">
            <text:p>170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2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office:value-type="float" office:value="80.64" table:style-name="ce25">
            <text:p>80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1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S BANCARIOS BCO PICHINCHA COMP RET #185078</text:p>
          </table:table-cell>
          <table:table-cell office:value-type="float" office:value="55.35" table:style-name="ce25">
            <text:p>55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240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GASTOS BANCARIOS BCO PICHINCHA COMP RET #185161</text:p>
          </table:table-cell>
          <table:table-cell office:value-type="float" office:value="0.76" table:style-name="ce25">
            <text:p>0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3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GASTOS BANCARIOS MES DE MARZO 2021</text:p>
          </table:table-cell>
          <table:table-cell office:value-type="float" office:value="51.66" table:style-name="ce25">
            <text:p>5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TRANSFERENCIA GLOBAL THINK TECHNOLOGY S.A. MES MARZO 2021</text:p>
          </table:table-cell>
          <table:table-cell office:value-type="float" office:value="125" table:style-name="ce25">
            <text:p>12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6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CARLOS BUSTOS POR COMPRA DE MATERIALES PARA TRABAJOS EN VALLE <text:s/>MÁS ALIMENTACIÓN DÍAS 22 AL 26 Y 29/MAR AL 02/ABR 2021</text:p>
          </table:table-cell>
          <table:table-cell office:value-type="float" office:value="31" table:style-name="ce25">
            <text:p>3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7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REEMBOLSO A CARLOS BUSTOS POR PARQUEO EN CODEMET, MERIENDA TRABAJO MOVISTAR Y COMBUSTIBLE</text:p>
          </table:table-cell>
          <table:table-cell office:value-type="float" office:value="12.5" table:style-name="ce25">
            <text:p>12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639.01" table:style-name="ce25">
            <text:p>639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319.49" table:style-name="ce25">
            <text:p>319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638.76" table:style-name="ce25">
            <text:p>638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MR-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Registro.- Contabilización de Provisión de Beneficios Sociales correspondiente al mes de Marzo 2021</text:p>
          </table:table-cell>
          <table:table-cell office:value-type="float" office:value="931.66" table:style-name="ce25">
            <text:p>93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8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ACIFICO TRANSFERENCIA ROLES DE PAGO 2DA QUINCENA MES DE MARZO 2021</text:p>
          </table:table-cell>
          <table:table-cell office:value-type="float" office:value="7263.56" table:style-name="ce25">
            <text:p>7.263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9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N/D PRODUBANCO TRANSFERENCIA PAGO DE ROLES DE PAGO 2DA QUINCENA MES DE MARZO 2021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22</text:p>
          </table:table-cell>
          <table:table-cell office:value-type="date" office:date-value="2021-03-19T00:00:00" table:style-name="ce22">
            <text:p>19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36345 COP004-COPIADORA ECUATORIANA CIA LTDA ECUACOPIA SERVICIO ARRIENDO <text:s/>IMPRESORAS BASE Y B/N #544 PERIODO 04 FEB AL 18 MAR 2021</text:p>
          </table:table-cell>
          <table:table-cell office:value-type="float" office:value="52.07" table:style-name="ce25">
            <text:p>52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</text:p>
          </table:table-cell>
          <table:table-cell office:value-type="date" office:date-value="2021-03-02T00:00:00" table:style-name="ce22">
            <text:p>0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2121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3</text:p>
          </table:table-cell>
          <table:table-cell office:value-type="date" office:date-value="2021-03-04T00:00:00" table:style-name="ce22">
            <text:p>04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2760 CAS030-CASANOVA REYNOSO IVAN ENRIC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3-22T00:00:00" table:style-name="ce22">
            <text:p>2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8406 CAS030-CASANOVA REYNOSO IVAN ENRICO COMPRA DE COMBUSTIBLE</text:p>
          </table:table-cell>
          <table:table-cell office:value-type="float" office:value="28.51" table:style-name="ce25">
            <text:p>28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3-26T00:00:00" table:style-name="ce22">
            <text:p>26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99719 CAS030-CASANOVA REYNOSO IVAN ENRICO COMPRA DE COMBUSTIBLE</text:p>
          </table:table-cell>
          <table:table-cell office:value-type="float" office:value="35.71" table:style-name="ce25">
            <text:p>35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3-31T00:00:00" table:style-name="ce22">
            <text:p>3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01355 CAS030-CASANOVA REYNOSO IVAN ENRICO COMPRA DE COMBUSTIBLE</text:p>
          </table:table-cell>
          <table:table-cell office:value-type="float" office:value="35.71" table:style-name="ce25">
            <text:p>35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4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50186 NUE001-NUEVAS OPERACIONES COMERCIALES NUCOPSA S.A.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2</text:p>
          </table:table-cell>
          <table:table-cell office:value-type="date" office:date-value="2021-03-18T00:00:00" table:style-name="ce22">
            <text:p>1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08127 OSA001-OSAKACORP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7</text:p>
          </table:table-cell>
          <table:table-cell office:value-type="date" office:date-value="2021-03-30T00:00:00" table:style-name="ce22">
            <text:p>30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3853 VIL038-VILCONSA S.A. COMPRA DE 300 MINI CONECTOR UY, 7 CINTAS AISLANTE</text:p>
          </table:table-cell>
          <table:table-cell office:value-type="float" office:value="26.12" table:style-name="ce25">
            <text:p>26,1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0</text:p>
          </table:table-cell>
          <table:table-cell office:value-type="date" office:date-value="2021-03-12T00:00:00" table:style-name="ce22">
            <text:p>12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55983 GAS007-GAS-ELIALEHI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1</text:p>
          </table:table-cell>
          <table:table-cell office:value-type="date" office:date-value="2021-03-17T00:00:00" table:style-name="ce22">
            <text:p>17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862442 GAS007-GAS-ELIALEHI S.A.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6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 PAC005-CORPORACION NACIONAL DE TELECOMUNICACIONES CNT EP CONSUMO TELEFÓNICO MES DE FEBRERO-2021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2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3</text:p>
          </table:table-cell>
          <table:table-cell office:value-type="date" office:date-value="2021-03-03T00:00:00" table:style-name="ce22">
            <text:p>03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168250769 PAC005-CORPORACION NACIONAL DE TELECOMUNICACIONES CNT EP PENSION BASICA SERVICIO#43805540 MES FEB-2021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7</text:p>
          </table:table-cell>
          <table:table-cell office:value-type="date" office:date-value="2021-03-08T00:00:00" table:style-name="ce22">
            <text:p>08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73614607 OTE001-OTECEL S.A PLAN CORP. PERIODO 08-FEB-2021 AL 07-MAR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8</text:p>
          </table:table-cell>
          <table:table-cell office:value-type="date" office:date-value="2021-03-01T00:00:00" table:style-name="ce22">
            <text:p>01-mar-21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Fact # 2340 TRA009-TRANSFERUNION S.A. COMSION SERV. RED ACTIVA RECAUD LINKOTEL FEB-21</text:p>
          </table:table-cell>
          <table:table-cell office:value-type="float" office:value="63.36" table:style-name="ce25">
            <text:p>63,36<text:s/></text:p>
          </table:table-cell>
          <table:table-cell table:number-columns-repeated="16378"/>
        </table:table-row>
        <table:table-row table:number-rows-repeated="1048473" table:style-name="ro2">
          <table:table-cell table:number-columns-repeated="16384"/>
        </table:table-row>
      </table:table>
      <table:table table:name="Gastos_Abril-2021" table:style-name="ta1">
        <table:table-column table:style-name="co24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5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40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TRANSF. PAGO PLLAS. IESS NORMALES MES DE MARZO 2021 A PABLO BAQUERIZO</text:p>
          </table:table-cell>
          <table:table-cell office:value-type="float" office:value="0.98" table:style-name="ce25">
            <text:p>0,9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887 COR026-CORLANQUIMICA S.A. COMPRA DE SUMINISTROS DE OFICINA</text:p>
          </table:table-cell>
          <table:table-cell office:value-type="float" office:value="73.34" table:style-name="ce25">
            <text:p>73,3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21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865 ORO003-OROZCO CRESPIN CRISTOBAL EDISON COMPRA DE 2 SELLOS (GERENCIA-CONTABILIDAD)</text:p>
          </table:table-cell>
          <table:table-cell office:value-type="float" office:value="24" table:style-name="ce25">
            <text:p>24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R-1621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Liqu # 2704 MER005-MERELO ANGULO ROBERTO MANUEL REEMBOLSO POR MOVILIZACIÓN ABRIL 2021 Y VARIOS (PILAS)</text:p>
          </table:table-cell>
          <table:table-cell office:value-type="float" office:value="8.9" table:style-name="ce25">
            <text:p>8,9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57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801 ALC010-ALCIVAR BRICIO HUMBERTO SERVICIO POR INSTALACION DE ACOND. DEAIRE SPLIT <text:s/>Y MATERIALES: DOS LIBRAS DE REFRIGERANTES</text:p>
          </table:table-cell>
          <table:table-cell office:value-type="float" office:value="138" table:style-name="ce25">
            <text:p>138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7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87 NOG003-NOGALES Y PLATON MANUEL ALEJANDRO HONORARIOS COMO INTERVENTOR MES DE ABRIL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4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12 EST018-ESTUPIÑAN ANDRADE FRANCISCO JAVIER SERVICIOS PRESTADOS DE TELECOMUNICACIONES MES DE ABRIL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3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39 BAQ024-BAQUE BAQUE BYRON PAUL SERVICIOS PROFESIONALES DE TELECOMUNICACIONES MES DE ABRIL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8</text:p>
          </table:table-cell>
          <table:table-cell office:value-type="date" office:date-value="2021-04-27T00:00:00" table:style-name="ce22">
            <text:p>2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 NAZ003-NAZARENO ANGULO ERIKA JENNIFFER SERVICIOS PROFESIONALES DE TELECOMUNICACIONES MES DE ABRIL 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0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775 FEL003-FELIX MONTALVO &amp; ASOCIADOS FELMON CIA. LTDA SERVICIO DE AUDITORIA EXTERNA A LOS ESTADOS FINANCIEROS POR EL AÑO 2020, CANCELACIÓN 50%</text:p>
          </table:table-cell>
          <table:table-cell office:value-type="float" office:value="2250" table:style-name="ce25">
            <text:p>2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5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39 UCF073-BAQUERIZO DAVILA PABLO JONATHAN HONORARIOS PROFESIONALES MES DE ABRIL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64</text:p>
          </table:table-cell>
          <table:table-cell office:value-type="date" office:date-value="2021-04-05T00:00:00" table:style-name="ce22">
            <text:p>0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28676 DAT001-DATAFAST CIA LTDA SERVICIO CONEXION 20-ABR A 19-MAY 2021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15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748 ALC010-ALCIVAR BRICIO HUMBERTO SERVICIO POR INSTALACION DE ANCOD. DE AIRE SPLIT Y MATERIALES: BASE PARA CONDENSADOR Y REFRIGERANTE</text:p>
          </table:table-cell>
          <table:table-cell office:value-type="float" office:value="151" table:style-name="ce25">
            <text:p>151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1621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Liqu # 2704 MER005-MERELO ANGULO ROBERTO MANUEL REEMBOLSO POR MOVILIZACIÓN ABRIL 2021 Y VARIOS (PILAS)</text:p>
          </table:table-cell>
          <table:table-cell office:value-type="float" office:value="125" table:style-name="ce25">
            <text:p>12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float" office:value="570" table:style-name="ce25">
            <text:p>5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3 TEL001-TELCONET S.A. SERVICIO POR L3MPLS 30720 K - NETVOICE-CNTCORREOSGYE Y CANAL TELEFONIA MES DE ABRIL 2021</text:p>
          </table:table-cell>
          <table:table-cell office:value-type="float" office:value="420" table:style-name="ce25">
            <text:p>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4 TEL001-TELCONET S.A. CLOUD EMAIL PROTECTION BASICO 30 DOMINIO NETVOICE Y SERVICIO DE CLOUDMAIL 5 GB(30 CORREO) ABRIL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3965 TEL001-TELCONET S.A. SERVICIO POR UNIDAD VIRTUAL MES DE ABRIL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472 TEL001-TELCONET S.A. CANAL TELEFONIA Y CLEAR CHANNEL TDMOIP 3 E1 30144K LINKO_MOVIL MES DE ABRIL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8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473 TEL001-TELCONET S.A. SERVICIO DE LÍNEAS TELEFONICAS MES DE ABRIL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6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5788 TEL001-TELCONET S.A. ENLACE TDM CLEAR CHANNEL CONTRA SETEL 1E1 MES DE ABRIL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6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55 TEL011-TELCOMAG S.A. MANTENIMIENTO TÉCNICO REDES Y EQUIPO TELEFÓNICO MES DE ABRIL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9</text:p>
          </table:table-cell>
          <table:table-cell office:value-type="date" office:date-value="2021-04-27T00:00:00" table:style-name="ce22">
            <text:p>2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274 VAL043-VALERIANO CHÓEZ JOSÉ LUIS SERVICIOS POR (10) MONTAJE DE CIRCUITOS ELECTRICOS DE TOMA INDEPENDIENTE POSITIVO., NEGATIVO, TIERRA <text:s/>120V.</text:p>
          </table:table-cell>
          <table:table-cell office:value-type="float" office:value="995" table:style-name="ce25">
            <text:p>99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42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533 ALD003-ALDAS ROMERO ERIK ANDRES COMPRA DE DISCO DURO SSD KINGSTON KC2500 250GB M.2 3500 MB/S PCIE NVME (SKC2500M8/250G)</text:p>
          </table:table-cell>
          <table:table-cell office:value-type="float" office:value="77" table:style-name="ce25">
            <text:p>77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4110 UMS437-ASOC. DE MORADORES DE LA URB. MATICES DE SAMBORONDON CONSUMO DE ENERGÍA ELÉCTRICA DE LA ANTENA DE MATICES MES DE ABRIL 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1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53534 COR018-CNEL EP CONSUMO DE ENERGÍA ELECTRICA COD:0400991060, SAN FELIPE</text:p>
          </table:table-cell>
          <table:table-cell office:value-type="float" office:value="28.5" table:style-name="ce25">
            <text:p>28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2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69363 COR018-CNEL EP CONSUMO DE ENERGÍA ELECTRICA COD:0400885886, BTA. MERCEDES MOLINA</text:p>
          </table:table-cell>
          <table:table-cell office:value-type="float" office:value="26.27" table:style-name="ce25">
            <text:p>26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3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8991886 COR018-CNEL EP CONSUMO DE ENERGÍA ELECTRICA COD:0400895534, VIA AL SOL</text:p>
          </table:table-cell>
          <table:table-cell office:value-type="float" office:value="16.329999999999998" table:style-name="ce25">
            <text:p>16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4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011488 COR018-CNEL EP CONSUMO DE ENERGÍA ELECTRICA COD:0400890778, VALLE ALTO</text:p>
          </table:table-cell>
          <table:table-cell office:value-type="float" office:value="12.13" table:style-name="ce25">
            <text:p>12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5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104282 COR018-CNEL EP CONSUMO DE ENERGÍA ELECTRICA COD:0400902939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62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9357872 COR018-CNEL EP CONSUMO DE ENERGÍA DE ELECTRICA, COD:0400991060, SAN FELIPE</text:p>
          </table:table-cell>
          <table:table-cell office:value-type="float" office:value="13.5" table:style-name="ce25">
            <text:p>1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9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753643 COR018-CNEL EP CONSUMO DE ENERGÍA ELECTRICA COD:0900421382, URB. TERRASOL</text:p>
          </table:table-cell>
          <table:table-cell office:value-type="float" office:value="12.05" table:style-name="ce25">
            <text:p>12,0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0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883605 COR018-CNEL EP CONSUMO DE ENERGÍA ELECTRICA COD:42094521, URB. CAPRI</text:p>
          </table:table-cell>
          <table:table-cell office:value-type="float" office:value="9.86" table:style-name="ce25">
            <text:p>9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63</text:p>
          </table:table-cell>
          <table:table-cell office:value-type="date" office:date-value="2021-04-10T00:00:00" table:style-name="ce22">
            <text:p>1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923400 COR018-CNEL EP CONSUMO DE ENERGÍA ELECTRICA, COD:5385091, MARZO-2021, MANABI-MANTA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9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CANCELACION POR CONSUMO DE ENERGÍA ELECTRICA COD:200017298429 PORTAL AL SOL, CTV.</text:p>
          </table:table-cell>
          <table:table-cell office:value-type="float" office:value="11.09" table:style-name="ce25">
            <text:p>11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28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9 PAC005-CORPORACION NACIONAL DE TELECOMUNICACIONES CNT EP CONSUMO TELEFÓNICO MES DE MARZO-2021, TEF:42682706</text:p>
          </table:table-cell>
          <table:table-cell office:value-type="float" office:value="12" table:style-name="ce25">
            <text:p>1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13</text:p>
          </table:table-cell>
          <table:table-cell office:value-type="date" office:date-value="2021-04-05T00:00:00" table:style-name="ce22">
            <text:p>0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15 IST001-ISTARTDIGITAL S.A. MANEJO DE REDES SOCIALES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1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4401881 OTE001-OTECEL S.A PLAN CORP. PERIODO 08-MAR-2021 AL 07-ABR-2021</text:p>
          </table:table-cell>
          <table:table-cell office:value-type="float" office:value="338.09" table:style-name="ce25">
            <text:p>338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22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975178 TAR003-TARCOM S.A PARQUEO</text:p>
          </table:table-cell>
          <table:table-cell office:value-type="float" office:value="1.25" table:style-name="ce25">
            <text:p>1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58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REEMBOLSO A CARLOS BUSTOS POR ALIMENTACION DÍAS 19 AL 23, 26 AL 30 ABRIL 2021 Y PARQUEO</text:p>
          </table:table-cell>
          <table:table-cell office:value-type="float" office:value="38" table:style-name="ce25">
            <text:p>3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39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. REEMBOLSO A FERNANDO RODRIGUEZ POR MOVILIZACION AL REALIZAR TRABAJOS EN MOVISTAR (CERRO DEL CARMEN)</text:p>
          </table:table-cell>
          <table:table-cell office:value-type="float" office:value="20" table:style-name="ce25">
            <text:p>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13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ERENCIA REEMBOLSO A CARLOS BUSTOS POR ALIMENTACIÓN DÍAS 05 AL 09, 12 AL 16/ABRIL/2021 Y COMBUSTIBLE FACTURA#889613</text:p>
          </table:table-cell>
          <table:table-cell office:value-type="float" office:value="28" table:style-name="ce25">
            <text:p>2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AB-1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Traj. Corp. gastos varios periodo del 08 al 29 abril/2021AYPAL MGFTECHNOLO</text:p>
          </table:table-cell>
          <table:table-cell office:value-type="float" office:value="394" table:style-name="ce25">
            <text:p>39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0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614025 BAN006-BANCO PICHINCHA C.A. TARIFA POR COMISION</text:p>
          </table:table-cell>
          <table:table-cell office:value-type="float" office:value="1.41" table:style-name="ce25">
            <text:p>1,4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1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05037 UCK445-BANCO DEL PACIFICO TARIFA POR COMISIÓN</text:p>
          </table:table-cell>
          <table:table-cell office:value-type="float" office:value="0.2" table:style-name="ce25">
            <text:p>0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509382 DIN003-DINERS CLUB DEL ECUADOR S.A. SOCIEDAD FINANCIERA TARIFA POR COMISION</text:p>
          </table:table-cell>
          <table:table-cell office:value-type="float" office:value="11.08" table:style-name="ce25">
            <text:p>11,0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8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042950 DIN003-DINERS CLUB DEL ECUADOR S.A. SOCIEDAD FINANCIERA TARIFA POR COMISIÓN</text:p>
          </table:table-cell>
          <table:table-cell office:value-type="float" office:value="19.8" table:style-name="ce25">
            <text:p>19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923793 BAN007-BANCO DE GUAYAQUIL S.A. TARIFA POR COMISION</text:p>
          </table:table-cell>
          <table:table-cell office:value-type="float" office:value="24.67" table:style-name="ce25">
            <text:p>24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18</text:p>
          </table:table-cell>
          <table:table-cell office:value-type="date" office:date-value="2021-04-13T00:00:00" table:style-name="ce22">
            <text:p>1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25871 OTE001-OTECEL S.A INTERCONEXIÓN MES DE MARZO 2021, MIN: 179576.45 T: 0.01015</text:p>
          </table:table-cell>
          <table:table-cell office:value-type="float" office:value="2133.9299999999998" table:style-name="ce25">
            <text:p>2.133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AB-7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Servicio mensuales por soporte técnico Global Think Tecnology S.A. mes de abril-2021, Fact#00004-00000533 y cuota 1/10 por Denoc setup</text:p>
          </table:table-cell>
          <table:table-cell office:value-type="float" office:value="3000" table:style-name="ce25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4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5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6 PAC005-CORPORACION NACIONAL DE TELECOMUNICACIONES CNT EP PENSION BASICA SERVICIO#43805540 MES MAR-2021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6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7 PAC005-CORPORACION NACIONAL DE TELECOMUNICACIONES CNT EP PENSIÓN BÁSICA MES DE MAR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7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8 PAC005-CORPORACION NACIONAL DE TELECOMUNICACIONES CNT EP PENSIÓN BÁSICA MES DE MAR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7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977 PAC005-CORPORACION NACIONAL DE TELECOMUNICACIONES CNT EP INTERCONEXIÓN MÓVIL MES DE MARZO 2021, MEDICIÓN 36.277,63 TASA <text:s/>USD0.013470</text:p>
          </table:table-cell>
          <table:table-cell office:value-type="float" office:value="488.66" table:style-name="ce25">
            <text:p>488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3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875 CON002-CONECEL S.A INTERCONEXIÓN FIJO MES DE MARZO 2021,</text:p>
          </table:table-cell>
          <table:table-cell office:value-type="float" office:value="113.46" table:style-name="ce25">
            <text:p>113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6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909 CON002-CONECEL S.A INTERCONEXIÓN MÓVIL MES DE MARZO 2021, COMPENSA FACTURA#358298</text:p>
          </table:table-cell>
          <table:table-cell office:value-type="float" office:value="4412.67" table:style-name="ce25">
            <text:p>4.412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16</text:p>
          </table:table-cell>
          <table:table-cell office:value-type="date" office:date-value="2021-04-14T00:00:00" table:style-name="ce22">
            <text:p>14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6976 PAC005-CORPORACION NACIONAL DE TELECOMUNICACIONES CNT EP INTERCONEXIÓN FIJO MES DE MARZO 2021, MEDICIÓN 207.769,35 TASA USD <text:s/>0.011905</text:p>
          </table:table-cell>
          <table:table-cell office:value-type="float" office:value="2473.4899999999998" table:style-name="ce25">
            <text:p>2.473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37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093 SET001-SETEL S.A INTERCONEXIÓN MES DE MARZO 2021, COMPENSA FACTURA#358297</text:p>
          </table:table-cell>
          <table:table-cell office:value-type="float" office:value="161.84" table:style-name="ce25">
            <text:p>161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38</text:p>
          </table:table-cell>
          <table:table-cell office:value-type="date" office:date-value="2021-04-19T00:00:00" table:style-name="ce22">
            <text:p>1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094 SET001-SETEL S.A SERVICIO DE COUBICACION MARZ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2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2758143 ETA001-ETAPA EP FACILIDADES Y CO-UBICACIÓN/MARZO-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4</text:p>
          </table:table-cell>
          <table:table-cell office:value-type="date" office:date-value="2021-04-09T00:00:00" table:style-name="ce22">
            <text:p>0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2771382 ETA001-ETAPA EP INTERCOENXION MES DE MARZO 2021, M3.203,30/TASA 0,008905</text:p>
          </table:table-cell>
          <table:table-cell office:value-type="float" office:value="28.53" table:style-name="ce25">
            <text:p>28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04257 UCK445-BANCO DEL PACIFICO CARGOS FINANC. NO BONIFIC</text:p>
          </table:table-cell>
          <table:table-cell office:value-type="float" office:value="32.5" table:style-name="ce25">
            <text:p>32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53856980 UCK445-BANCO DEL PACIFICO SERVICIOS BANCARIOS MES DE ABRIL 2021</text:p>
          </table:table-cell>
          <table:table-cell office:value-type="float" office:value="99.16" table:style-name="ce25">
            <text:p>99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089878 BAN007-BANCO DE GUAYAQUIL S.A. SERVICIOS FACTURADOS EN ESTADOS DE CUENTA CORRIENTE ABRIL 2021</text:p>
          </table:table-cell>
          <table:table-cell office:value-type="float" office:value="113.67" table:style-name="ce25">
            <text:p>113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6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9849975 BAN006-BANCO PICHINCHA C.A. COSTO POR SERVICIO FINANCIERO MES DE ABRIL 2021</text:p>
          </table:table-cell>
          <table:table-cell office:value-type="float" office:value="124.88" table:style-name="ce25">
            <text:p>124,8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2</text:p>
          </table:table-cell>
          <table:table-cell office:value-type="date" office:date-value="2021-04-06T00:00:00" table:style-name="ce22">
            <text:p>0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BCO PICHINCHA COMP RET #186971</text:p>
          </table:table-cell>
          <table:table-cell office:value-type="float" office:value="61.81" table:style-name="ce25">
            <text:p>61,8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1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BCO PICHINCHA COMP RET #187043</text:p>
          </table:table-cell>
          <table:table-cell office:value-type="float" office:value="0.97" table:style-name="ce25">
            <text:p>0,9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6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office:value-type="float" office:value="77.69" table:style-name="ce25">
            <text:p>77,6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9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GASTOS BANCARIOS MES DE ABRIL 2021</text:p>
          </table:table-cell>
          <table:table-cell office:value-type="float" office:value="36.36" table:style-name="ce25">
            <text:p>36,3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2</text:p>
          </table:table-cell>
          <table:table-cell office:value-type="date" office:date-value="2021-04-22T00:00:00" table:style-name="ce22">
            <text:p>2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PAGO DE IMPUESTOS RETENCION EN LA FUENTE MES DE MARZO 2021</text:p>
          </table:table-cell>
          <table:table-cell office:value-type="float" office:value="0.02" table:style-name="ce25">
            <text:p>0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AB-1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-Contabilización Traj. Corp. gastos varios periodo del 08 al 29 abril/2021, publicidad, Servicio Digital, <text:s/>Imp. salida capital</text:p>
          </table:table-cell>
          <table:table-cell office:value-type="float" office:value="198.6" table:style-name="ce25">
            <text:p>198,6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4-09T00:00:00" table:style-name="ce22">
            <text:p>0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VISA - MASTERCARD - PACIFICARD CANCELACION DEBITO TAJETAS PICHINCHA-PAGOO DE FACT 4183- 357616- 357603- 357797 BCO PICHICHA POR TRANSFERENCIA #DOC 616066</text:p>
          </table:table-cell>
          <table:table-cell office:value-type="float" office:value="0.09" table:style-name="ce25">
            <text:p>0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3</text:p>
          </table:table-cell>
          <table:table-cell office:value-type="date" office:date-value="2021-04-07T00:00:00" table:style-name="ce22">
            <text:p>07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639.01" table:style-name="ce25">
            <text:p>639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319.49" table:style-name="ce25">
            <text:p>319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638.76" table:style-name="ce25">
            <text:p>638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AB-13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Registro.- Contabilización de Provisión de Beneficios Sociales correspondiente al mes de Abril 2021</text:p>
          </table:table-cell>
          <table:table-cell office:value-type="float" office:value="931.64" table:style-name="ce25">
            <text:p>931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2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ACIFICO TRANSF. ROLES DE PAGO 2DA QUINCENA MES DE ABRIL 2021</text:p>
          </table:table-cell>
          <table:table-cell office:value-type="float" office:value="7263.56" table:style-name="ce25">
            <text:p>7.263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54</text:p>
          </table:table-cell>
          <table:table-cell office:value-type="date" office:date-value="2021-04-30T00:00:00" table:style-name="ce22">
            <text:p>30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. ROLES DE PAGO 2DA QUINCENA MES DE ABRIL 2021, A RONQUILLO MORAN PERFECTO ISAIAS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S <text:s text:c="2"/>BS020 <text:s text:c="2"/>PASANTIAS</text:p>
          </table:table-cell>
          <table:table-cell office:value-type="string" table:style-name="ce21">
            <text:p>NDL-48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SNF. PAGO 2DA QUINCENA MES DE ABRIL-2021, A JOSEPH BAQUERIZO</text:p>
          </table:table-cell>
          <table:table-cell office:value-type="float" office:value="150" table:style-name="ce25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10</text:p>
          </table:table-cell>
          <table:table-cell office:value-type="date" office:date-value="2021-04-12T00:00:00" table:style-name="ce22">
            <text:p>12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6628 COP004-COPIADORA ECUATORIANA CIA LTDA ECUACOPIA SERVICIO ARRIENDO <text:s/>IMPRESORAS BASE Y B/N#614 PERIODO 18 MAR A 12 ABRIL 2021</text:p>
          </table:table-cell>
          <table:table-cell office:value-type="float" office:value="52.98" table:style-name="ce25">
            <text:p>52,9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2</text:p>
          </table:table-cell>
          <table:table-cell office:value-type="date" office:date-value="2021-04-23T00:00:00" table:style-name="ce22">
            <text:p>2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0773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5</text:p>
          </table:table-cell>
          <table:table-cell office:value-type="date" office:date-value="2021-04-29T00:00:00" table:style-name="ce22">
            <text:p>29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352449 EXP008-EXPOPETROIL CIA. LTD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4</text:p>
          </table:table-cell>
          <table:table-cell office:value-type="date" office:date-value="2021-04-28T00:00:00" table:style-name="ce22">
            <text:p>2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447820 EXP008-EXPOPETROIL CIA. LTD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8</text:p>
          </table:table-cell>
          <table:table-cell office:value-type="date" office:date-value="2021-04-18T00:00:00" table:style-name="ce22">
            <text:p>1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58719 NAV005-NAVIA ARAY GISELA DIVINA COMPRA DE DOS CAUCHOS, GUARDAPOLVO, DOS GUARDAPOLVO PUNTA, ARTICULACION, MANZANAS Y PERNOS UNK</text:p>
          </table:table-cell>
          <table:table-cell office:value-type="float" office:value="223.21" table:style-name="ce25">
            <text:p>223,2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1</text:p>
          </table:table-cell>
          <table:table-cell office:value-type="date" office:date-value="2021-04-21T00:00:00" table:style-name="ce22">
            <text:p>2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33412 OSA001-OSAKACORP S.A.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3</text:p>
          </table:table-cell>
          <table:table-cell office:value-type="date" office:date-value="2021-04-26T00:00:00" table:style-name="ce22">
            <text:p>26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36309 OSA001-OSAKACORP S.A.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39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889613 GAS007-GAS-ELIALEHI S.A. COMPRA DE COMBUSTIBLE</text:p>
          </table:table-cell>
          <table:table-cell office:value-type="float" office:value="35.71" table:style-name="ce25">
            <text:p>35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4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5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6 PAC005-CORPORACION NACIONAL DE TELECOMUNICACIONES CNT EP PENSION BASICA SERVICIO#43805540 MES MAR-2021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28</text:p>
          </table:table-cell>
          <table:table-cell office:value-type="date" office:date-value="2021-04-03T00:00:00" table:style-name="ce22">
            <text:p>03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170584599 PAC005-CORPORACION NACIONAL DE TELECOMUNICACIONES CNT EP CONSUMO TELEFÓNICO MES DE MARZO-2021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1</text:p>
          </table:table-cell>
          <table:table-cell office:value-type="date" office:date-value="2021-04-08T00:00:00" table:style-name="ce22">
            <text:p>08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74401881 OTE001-OTECEL S.A PLAN CORP. PERIODO 08-MAR-2021 AL 07-ABR-2021</text:p>
          </table:table-cell>
          <table:table-cell office:value-type="float" office:value="66.72" table:style-name="ce25">
            <text:p>66,7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1</text:p>
          </table:table-cell>
          <table:table-cell office:value-type="date" office:date-value="2021-04-01T00:00:00" table:style-name="ce22">
            <text:p>01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Fact # 2390 TRA009-TRANSFERUNION S.A. COMSION SERV. RED ACTIVA RECAUD LINKOTEL MAR-21</text:p>
          </table:table-cell>
          <table:table-cell office:value-type="float" office:value="76.64" table:style-name="ce25">
            <text:p>76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10 <text:s text:c="2"/>BENEMERITO CUERPO DE BOMBEROS DE GQUIL</text:p>
          </table:table-cell>
          <table:table-cell office:value-type="string" table:style-name="ce21">
            <text:p>NDL-21</text:p>
          </table:table-cell>
          <table:table-cell office:value-type="date" office:date-value="2021-04-15T00:00:00" table:style-name="ce22">
            <text:p>15-abr-21</text:p>
          </table:table-cell>
          <table:table-cell office:value-type="float" office:value="4" table:style-name="ce23">
            <text:p>4</text:p>
          </table:table-cell>
          <table:table-cell office:value-type="string" table:style-name="ce24">
            <text:p>N/D PRODUBANCO TRANSFERENCIA REEMBOLSO A MANUEL MERELO POR MOVILIZACIÓN Y PAGO DE BOMBEROS AÑOS 2020 Y 2021</text:p>
          </table:table-cell>
          <table:table-cell office:value-type="float" office:value="106" table:style-name="ce25">
            <text:p>106,00<text:s/></text:p>
          </table:table-cell>
          <table:table-cell table:number-columns-repeated="16378"/>
        </table:table-row>
        <table:table-row table:number-rows-repeated="1048479" table:style-name="ro2">
          <table:table-cell table:number-columns-repeated="16384"/>
        </table:table-row>
      </table:table>
      <table:table table:name="Gastos_Mayo-2021" table:style-name="ta1"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6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DF-60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1 AGE002-AGENCIA DE REGULACION Y CONTROL DE LAS TELECOMUNICACIONES ARCOTEL ARCOTEL 0.5% FACTURACIÓN BRUTA ( CONC.LARGA DISTANCIA INTERNACIONAL) PERIODO ENE A MAR-2021</text:p>
          </table:table-cell>
          <table:table-cell office:value-type="float" office:value="0.02" table:style-name="ce25">
            <text:p>0,0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39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78389 SUP001-CORPORACION FAVORITA C.A. MOUSE INALAMBRICO (DPTO. CONTABLE-TANIA)</text:p>
          </table:table-cell>
          <table:table-cell office:value-type="float" office:value="8.18" table:style-name="ce25">
            <text:p>8,1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7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62284 SER020-SERIMTEC PC ECUADOR S.A. COMPRA DE BATERIA HP <text:s/>SERIE:S02553 (DPTO CONTABLE-TANIA)</text:p>
          </table:table-cell>
          <table:table-cell office:value-type="float" office:value="75" table:style-name="ce25">
            <text:p>7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9.11" table:style-name="ce25">
            <text:p>9,1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32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09817 SIG001-SIGLO 21 SERVICIO MANO DE OBRA POR DIAGNOSTICO DE <text:s/>EQUIPO</text:p>
          </table:table-cell>
          <table:table-cell office:value-type="float" office:value="30" table:style-name="ce25">
            <text:p>3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6</text:p>
          </table:table-cell>
          <table:table-cell office:value-type="date" office:date-value="2021-05-26T00:00:00" table:style-name="ce22">
            <text:p>2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95 NOG003-NOGALES Y PLATON MANUEL ALEJANDRO HONORARIOS COMO INTERVENTOR POR EL MES DE MAY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0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3 EST018-ESTUPIÑAN ANDRADE FRANCISCO JAVIER SERVICIOS PRESTADOS DE TELECOMUNICACIONES MES DE MAYO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1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40 BAQ024-BAQUE BAQUE BYRON PAUL SERVICIOS PROFESIONALES DE TELECOMUNICACIONES MES DE MAYO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 NAZ003-NAZARENO ANGULO ERIKA JENNIFFER SERVICIOS PROFESIONALES DE TELECOMUNICACIONES MES DE MAYO 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3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1 UCF073-BAQUERIZO DAVILA PABLO JONATHAN HONORARIOS PROFESIONALES MES DE MAY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38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76611 DAT001-DATAFAST CIA LTDA SERVICIO CONEXION PERIODO 20-MAY A 19-JUN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135" table:style-name="ce25">
            <text:p>13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8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17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6 TEL001-TELCONET S.A. SERVICIO POR L3MPLS 30720 K - NETVOICE-CNTCORREOSGYE, CANAL TELEFONIA MES DE MAYO 2021</text:p>
          </table:table-cell>
          <table:table-cell office:value-type="float" office:value="420" table:style-name="ce25">
            <text:p>4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75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float" office:value="697.32" table:style-name="ce25">
            <text:p>697,3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0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7438 TEL001-TELCONET S.A. SERVICIO POR UNIDAD VIRTUAL MES DE MAYO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1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8993 TEL001-TELCONET S.A. SERVICIO POR CANAL TELEFONIA, CLEAR CHANNEL TDMOIP 3 E1 30144K LINKO_MOVIL MES DE MAYO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8994 TEL001-TELCONET S.A. SERVICIO DE LÍNEAS TELEFONICAS MES DE MAY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49315 TEL001-TELCONET S.A. SERVICIO POR ENLACE TDM CLEAR CHANNEL CONTRA SETEL 1E1 MES DE MAY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52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76 TEL011-TELCOMAG S.A. MANTENIMIENTO TÉCNICO REDES Y EQUIPO TELEFÓNICO MES DE MAY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34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698 COM029-COMSADIMTELCO S.A. COMPRA DE 2 PATCH CORD MÁS ENVÍO</text:p>
          </table:table-cell>
          <table:table-cell office:value-type="float" office:value="24.99" table:style-name="ce25">
            <text:p>24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1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4243 UMS437-ASOC. DE MORADORES DE LA URB. MATICES DE SAMBORONDON CONSUMO DE ENERGÍA ELÉCTRICA DE LA ANTENA DE MATICES MES DE MAYO <text:s/>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8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04036 COR018-CNEL EP CONSUMO DE ENERGÍA ELÉCTRICA COD:0400885886, BTA. MERCEDES MOLINA</text:p>
          </table:table-cell>
          <table:table-cell office:value-type="float" office:value="16.07" table:style-name="ce25">
            <text:p>16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9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49038 COR018-CNEL EP CONSUMO DE ENERGÍA ELÉCTRICA COD:0400890778, VALLE ALTO</text:p>
          </table:table-cell>
          <table:table-cell office:value-type="float" office:value="11.7" table:style-name="ce25">
            <text:p>11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0</text:p>
          </table:table-cell>
          <table:table-cell office:value-type="date" office:date-value="2021-05-13T00:00:00" table:style-name="ce22">
            <text:p>1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750806 COR018-CNEL EP CONSUMO DE ENERGÍA ELÉCTRICA COD:0400895534, VIA AL SOL</text:p>
          </table:table-cell>
          <table:table-cell office:value-type="float" office:value="16.23" table:style-name="ce25">
            <text:p>16,2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2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9826193 COR018-CNEL EP CONSUMO DE ENERGÍA ELÉCTRICA COD:0400902939,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115490 COR018-CNEL EP CONSUMO DE ENERGÍA ELÉCTRICA COD:0900421382 URB. TERRASOL</text:p>
          </table:table-cell>
          <table:table-cell office:value-type="float" office:value="12.27" table:style-name="ce25">
            <text:p>12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7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249737 COR018-CNEL EP CONSUMO DE ENERGÍA ELÉTRICA COD:0900420945, URB. CAPRI</text:p>
          </table:table-cell>
          <table:table-cell office:value-type="float" office:value="9.6199999999999992" table:style-name="ce25">
            <text:p>9,6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1</text:p>
          </table:table-cell>
          <table:table-cell office:value-type="date" office:date-value="2021-05-07T00:00:00" table:style-name="ce22">
            <text:p>0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301942 COR018-CNEL EP SERVICIO DE ENERGÍA ELÉCTRICA COD:5385091, MES <text:s/>DE ABRIL 2021, MANABI-MANTA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15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DE FACTURA CNEL EP COD:200017298429, PORTAL AL SOL, C.T.V.</text:p>
          </table:table-cell>
          <table:table-cell office:value-type="float" office:value="10.76" table:style-name="ce25">
            <text:p>10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9 PAC005-CORPORACION NACIONAL DE TELECOMUNICACIONES CNT EP CONSUMO TELEFÓNICO MES DE ABRIL-2021, TEF:42682706</text:p>
          </table:table-cell>
          <table:table-cell office:value-type="float" office:value="12" table:style-name="ce25">
            <text:p>1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17 IST001-ISTARTDIGITAL S.A. MANEJO DE REDES SOCIALES MES DE MAYO 2021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9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96 SOL017-SOLUCIONES INFORMATICAS PARA FIRMA ELECTRONICA GEEKTECH S.A. CONTRATOS ELECTRONICOS <text:s/>PERIODO 1 AL 30 DE ABRIL 2021</text:p>
          </table:table-cell>
          <table:table-cell office:value-type="float" office:value="74" table:style-name="ce25">
            <text:p>7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344 DAU045-MAGNOLIA FOOD MAGNOFOOD S A COMPRA DE CAKE POR DÍA DE LA MADRE MÁS ENVÍO</text:p>
          </table:table-cell>
          <table:table-cell office:value-type="float" office:value="18.75" table:style-name="ce25">
            <text:p>18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6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1867 DAU045-MAGNOLIA FOOD MAGNOFOOD S A COMPRA DE CAKE POR DÍA DE LA MADRE MÁS ENVÍO</text:p>
          </table:table-cell>
          <table:table-cell office:value-type="float" office:value="20.54" table:style-name="ce25">
            <text:p>20,5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4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74574 COM015-COMERCIAL KYWI S.A COMPRA DE CERROJO ELECTRONICO Y CIERRA PUERTA (OFICINA LINKOTEL)</text:p>
          </table:table-cell>
          <table:table-cell office:value-type="float" office:value="101.49" table:style-name="ce25">
            <text:p>101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0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5163979 OTE001-OTECEL S.A PLAN CORP. PERIODO 08-ABR-2021 AL 07-MAY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NDL-9</text:p>
          </table:table-cell>
          <table:table-cell office:value-type="date" office:date-value="2021-05-12T00:00:00" table:style-name="ce22">
            <text:p>12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CARLOS BUSTOS POR ALIMENTACIÓN DÍAS 03 AL 07, 10 AL 14 MAYO 2021</text:p>
          </table:table-cell>
          <table:table-cell office:value-type="float" office:value="31.5" table:style-name="ce25">
            <text:p>31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646182 BAN006-BANCO PICHINCHA C.A. TARIFA POR COMISIÓN</text:p>
          </table:table-cell>
          <table:table-cell office:value-type="float" office:value="5.33" table:style-name="ce25">
            <text:p>5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548291 DIN003-DINERS CLUB DEL ECUADOR S.A. SOCIEDAD FINANCIERA TARIFA POR COMISIÓN</text:p>
          </table:table-cell>
          <table:table-cell office:value-type="float" office:value="11.15" table:style-name="ce25">
            <text:p>11,1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71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4089266 DIN003-DINERS CLUB DEL ECUADOR S.A. SOCIEDAD FINANCIERA TARIFA POR COMISIÓN</text:p>
          </table:table-cell>
          <table:table-cell office:value-type="float" office:value="20.97" table:style-name="ce25">
            <text:p>20,9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40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6056261 BAN007-BANCO DE GUAYAQUIL S.A. TARIFA POR COMISIÓN</text:p>
          </table:table-cell>
          <table:table-cell office:value-type="float" office:value="34.020000000000003" table:style-name="ce25">
            <text:p>34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5-23T00:00:00" table:style-name="ce22">
            <text:p>2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423 PAG001-PAGO SEGURO S.A. COMISIÓN POR SERVICIO PAYMENTEZ MES DE ABRIL 2021</text:p>
          </table:table-cell>
          <table:table-cell office:value-type="float" office:value="0.08" table:style-name="ce25">
            <text:p>0,0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7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40454 OTE001-OTECEL S.A INTERCONEXIÓN MES DE ABRIL 2021, MIN: 210147.89 T: 0.01015</text:p>
          </table:table-cell>
          <table:table-cell office:value-type="float" office:value="2464.7800000000002" table:style-name="ce25">
            <text:p>2.464,7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MA-8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-Contabilización Servicio mensuales por soporte técnico Global Think Tecnology S.A. mes de mayo-2021, Factura#00004-00000534 y cuota 2/10 por Denoc setup</text:p>
          </table:table-cell>
          <table:table-cell office:value-type="float" office:value="3000" table:style-name="ce25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3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6 PAC005-CORPORACION NACIONAL DE TELECOMUNICACIONES CNT EP PENSION BASICA SERVICIO#43805540 MES ABR-2021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4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7 PAC005-CORPORACION NACIONAL DE TELECOMUNICACIONES CNT EP PENSIÓN BÁSICA MES DE ABR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8 PAC005-CORPORACION NACIONAL DE TELECOMUNICACIONES CNT EP PENSIÓN BÁSICA MES DE ABR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4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22 PAC005-CORPORACION NACIONAL DE TELECOMUNICACIONES CNT EP INTERCONEXIÓN MÓVIL MES DE ABRIL 2021, MEDICIÓN 38.606,22 TASA <text:s/>USD0.013470</text:p>
          </table:table-cell>
          <table:table-cell office:value-type="float" office:value="520.03" table:style-name="ce25">
            <text:p>520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3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945 CON002-CONECEL S.A INTERCONEXIÓN FIJA MES DE ABRIL-2021</text:p>
          </table:table-cell>
          <table:table-cell office:value-type="float" office:value="94.81" table:style-name="ce25">
            <text:p>94,8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5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953 CON002-CONECEL S.A INTERCONEXIÓN MÓVIL MES DE ABRIL 2021</text:p>
          </table:table-cell>
          <table:table-cell office:value-type="float" office:value="5431.99" table:style-name="ce25">
            <text:p>5.431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43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21 PAC005-CORPORACION NACIONAL DE TELECOMUNICACIONES CNT EP INTERCONEXIÓN FIJO MES DE ABRIL, MEDICIÓN 179.550,48 TASA USD <text:s/>0.011905</text:p>
          </table:table-cell>
          <table:table-cell office:value-type="float" office:value="2137.5500000000002" table:style-name="ce25">
            <text:p>2.137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8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69 SET001-SETEL S.A INTERCONEXIÓN MES DE ABRIL 2021, MINUTOS:15.771,33 / PRECIO UNITARIO: 0.008905</text:p>
          </table:table-cell>
          <table:table-cell office:value-type="float" office:value="140.44" table:style-name="ce25">
            <text:p>140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9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170 SET001-SETEL S.A SERVICIO POR COUBICACION ABRIL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31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3122500 ETA001-ETAPA EP SERVICIO POR FACILIDADES Y CO-UBICACIÓN/ABRIL-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6</text:p>
          </table:table-cell>
          <table:table-cell office:value-type="date" office:date-value="2021-05-10T00:00:00" table:style-name="ce22">
            <text:p>10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3122501 ETA001-ETAPA EP INTERCONEXIÓN MES DE ABRIL 2021</text:p>
          </table:table-cell>
          <table:table-cell office:value-type="float" office:value="18.61" table:style-name="ce25">
            <text:p>18,6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045571 BAN006-BANCO PICHINCHA C.A. COSTO POR SERVICIO FINANCIERO MES DE MAYO 2021</text:p>
          </table:table-cell>
          <table:table-cell office:value-type="float" office:value="237.95" table:style-name="ce25">
            <text:p>237,9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6578 UCK445-BANCO DEL PACIFICO COMISION POR CONSUMO EXT. TARJ CORP.</text:p>
          </table:table-cell>
          <table:table-cell office:value-type="float" office:value="1.7" table:style-name="ce25">
            <text:p>1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55954234 UCK445-BANCO DEL PACIFICO SERVICIOS BANCARIOS MES DE MAYO 2021</text:p>
          </table:table-cell>
          <table:table-cell office:value-type="float" office:value="84.3" table:style-name="ce25">
            <text:p>84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0996836 B3201-BANCO INTERNACIONAL <text:s text:c="2"/>S.A. SERVICIO POR COMISIÓN Y COSTO TARJETA ATM MES DE MAYO 2021</text:p>
          </table:table-cell>
          <table:table-cell office:value-type="float" office:value="2.17" table:style-name="ce25">
            <text:p>2,1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173656 BAN007-BANCO DE GUAYAQUIL S.A. SERVICIOS FACTURADOS EN ESTADOS DE CUENTA CORRIENT MES DE MAYO 2021</text:p>
          </table:table-cell>
          <table:table-cell office:value-type="float" office:value="125.16" table:style-name="ce25">
            <text:p>125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4</text:p>
          </table:table-cell>
          <table:table-cell office:value-type="date" office:date-value="2021-05-06T00:00:00" table:style-name="ce22">
            <text:p>0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BCO PICHINCHA COMP RET #188717</text:p>
          </table:table-cell>
          <table:table-cell office:value-type="float" office:value="0.55000000000000004" table:style-name="ce25">
            <text:p>0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3</text:p>
          </table:table-cell>
          <table:table-cell office:value-type="date" office:date-value="2021-05-05T00:00:00" table:style-name="ce22">
            <text:p>0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BCO PICHINCHA COMP RET 188614</text:p>
          </table:table-cell>
          <table:table-cell office:value-type="float" office:value="0.71" table:style-name="ce25">
            <text:p>0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1925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office:value-type="float" office:value="84.19" table:style-name="ce25">
            <text:p>84,1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8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CANCELACION DE FACTURA#1004557 BANCO PICHINCHA C.A. GASTOS BANCARIOS Y RTE FTE-IVA</text:p>
          </table:table-cell>
          <table:table-cell office:value-type="float" office:value="83.5" table:style-name="ce25">
            <text:p>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1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ICHINCHA TRANSF. GLOBAL THINK TECNOLOGY S.A. MES DE ABR-2021 Y CUOTA 1/10</text:p>
          </table:table-cell>
          <table:table-cell office:value-type="float" office:value="150" table:style-name="ce25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2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ICHINCHA TRANSF. GLOBAL THINK TECNOLOGY S.A. MES DE MAYO-2021 Y CUOTA 2/10</text:p>
          </table:table-cell>
          <table:table-cell office:value-type="float" office:value="150" table:style-name="ce25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6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GASTOS BANCARIOS MES DE MAYO 2021</text:p>
          </table:table-cell>
          <table:table-cell office:value-type="float" office:value="36.770000000000003" table:style-name="ce25">
            <text:p>36,7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NDL-23</text:p>
          </table:table-cell>
          <table:table-cell office:value-type="date" office:date-value="2021-05-11T00:00:00" table:style-name="ce22">
            <text:p>1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PAGO DE PLLAS. IESS NORMALES MES DE ABRIL-2021, COMP#142498289</text:p>
          </table:table-cell>
          <table:table-cell office:value-type="float" office:value="70.400000000000006" table:style-name="ce25">
            <text:p>70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DF-74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Liqu # 2706 MER005-MERELO ANGULO ROBERTO MANUEL REEMBOLSO POR MOVILIZACIÓN-VARIOS DÍAS DEL 01 AL 31 DE MAYO 2021</text:p>
          </table:table-cell>
          <table:table-cell office:value-type="float" office:value="29.99" table:style-name="ce25">
            <text:p>29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SNF. REEMBOLSO A MANUEL MERELO POR MOVILIZACIÓN Y COMPRAS VARIAS DÍAS 14 AL 28 MAYO 2021</text:p>
          </table:table-cell>
          <table:table-cell office:value-type="float" office:value="2.98" table:style-name="ce25">
            <text:p>2,9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5-21T00:00:00" table:style-name="ce22">
            <text:p>2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PAGO DE IMPUESTOS RETENCIÓN IVA MES DE ABRIL 2021</text:p>
          </table:table-cell>
          <table:table-cell office:value-type="float" office:value="0.16" table:style-name="ce25">
            <text:p>0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9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CARLOS BUSTOS POR COMBUSTIBLE, CAMBIO DE ACEITE, LIQUIDO DE FRENO, ACEITE HIDRAULICO PARA FURGONETA GQB110</text:p>
          </table:table-cell>
          <table:table-cell office:value-type="float" office:value="58" table:style-name="ce25">
            <text:p>5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5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EEMBOLSO A FERNANDO RODRIGUEZ POR TRABAJOS REALIZADOS DÍA 29/MAY/2021 (EMERGENCIA SUSCITADA POR EL FALLO CON LA OPERADORA CLARO MÓVIL) MOVILIZACIÓN-ALIMENTACIÓN</text:p>
          </table:table-cell>
          <table:table-cell office:value-type="float" office:value="23" table:style-name="ce25">
            <text:p>2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MA-9</text:p>
          </table:table-cell>
          <table:table-cell office:value-type="date" office:date-value="2021-05-27T00:00:00" table:style-name="ce22">
            <text:p>2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-Contabilización Traj. Corp. gastos varios periodo del 04 al 27 mayo/2021, publicidad, Imp. Servicio Digital y salida capital</text:p>
          </table:table-cell>
          <table:table-cell office:value-type="float" office:value="177.97" table:style-name="ce25">
            <text:p>177,9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office:value-type="float" office:value="0.23" table:style-name="ce25">
            <text:p>0,2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630.55999999999995" table:style-name="ce25">
            <text:p>630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315.26" table:style-name="ce25">
            <text:p>315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630.32000000000005" table:style-name="ce25">
            <text:p>630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MA-1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Registro.- Contabilización de Provisión de Beneficios Sociales correspondiente al mes de Mayo 2021</text:p>
          </table:table-cell>
          <table:table-cell office:value-type="float" office:value="919.26" table:style-name="ce25">
            <text:p>919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ROLES DE PAGO 2DO TRIMESTRE MES DE MAYO 2021</text:p>
          </table:table-cell>
          <table:table-cell office:value-type="float" office:value="7162.16" table:style-name="ce25">
            <text:p>7.162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PERFECTO ISAIAS RONQUILLO MORAN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6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ROLES DE PAGO 2DO TRIMESTRE MES DE MAYO 2021</text:p>
          </table:table-cell>
          <table:table-cell office:value-type="float" office:value="450" table:style-name="ce25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63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PERFECTO ISAIAS RONQUILLO MORAN</text:p>
          </table:table-cell>
          <table:table-cell office:value-type="float" office:value="50" table:style-name="ce25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S <text:s text:c="2"/>BS020 <text:s text:c="2"/>PASANTIAS</text:p>
          </table:table-cell>
          <table:table-cell office:value-type="string" table:style-name="ce21">
            <text:p>NDL-52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RODUBANCO TRANSF. ROLES DE PAGO 2DA QUINCENA MES DE MAYO 2021, A BAQUERIZO FLOR JOSEPH ANDRES</text:p>
          </table:table-cell>
          <table:table-cell office:value-type="float" office:value="150" table:style-name="ce25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35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7233 COP004-COPIADORA ECUATORIANA CIA LTDA ECUACOPIA SERVICIO ARRIENDO <text:s/>IMPRESORAS BASE Y B/N#521 PERIODO 12 ABR AL 14 MAY 2021</text:p>
          </table:table-cell>
          <table:table-cell office:value-type="float" office:value="51.77" table:style-name="ce25">
            <text:p>51,7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065328 GAS006-GASOP COMPANY S.A. COMPRA DE COMBUSTIBLE</text:p>
          </table:table-cell>
          <table:table-cell office:value-type="float" office:value="9.82" table:style-name="ce25">
            <text:p>9,8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7</text:p>
          </table:table-cell>
          <table:table-cell office:value-type="date" office:date-value="2021-05-25T00:00:00" table:style-name="ce22">
            <text:p>25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255951 ESC-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5</text:p>
          </table:table-cell>
          <table:table-cell office:value-type="date" office:date-value="2021-05-04T00:00:00" table:style-name="ce22">
            <text:p>0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0077 CAS030-CASANOVA REYNOSO IVAN ENRICO COMPRA DE COMBUSTIBLE</text:p>
          </table:table-cell>
          <table:table-cell office:value-type="float" office:value="44.64" table:style-name="ce25">
            <text:p>44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5</text:p>
          </table:table-cell>
          <table:table-cell office:value-type="date" office:date-value="2021-05-14T00:00:00" table:style-name="ce22">
            <text:p>14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2910 CAS030-CASANOVA REYNOSO IVAN ENRICO COMPRA DE COMBUSTIBLE</text:p>
          </table:table-cell>
          <table:table-cell office:value-type="float" office:value="43.3" table:style-name="ce25">
            <text:p>4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6</text:p>
          </table:table-cell>
          <table:table-cell office:value-type="date" office:date-value="2021-05-19T00:00:00" table:style-name="ce22">
            <text:p>1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1417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4</text:p>
          </table:table-cell>
          <table:table-cell office:value-type="date" office:date-value="2021-05-01T00:00:00" table:style-name="ce22">
            <text:p>0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32702 EST021-ESTSERHMIGUEL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4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73848 EST021-ESTSERHMIGUEL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8</text:p>
          </table:table-cell>
          <table:table-cell office:value-type="date" office:date-value="2021-05-09T00:00:00" table:style-name="ce22">
            <text:p>09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698 ADE002-ADMINISTRACION ESTRATEGICA DE GASOLINERAS DEL ECUADOR ADESGAE CIA. LTDA.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5-28T00:00:00" table:style-name="ce22">
            <text:p>2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353123 DIS017-DISTRIBUIDORA PERIMETRAL DE COMBUSTIBLES LIQUIDOS DIPERCOMLIQ CIA. LTDA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5-26T00:00:00" table:style-name="ce22">
            <text:p>2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518607 GAI002-GAITALIN SA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23</text:p>
          </table:table-cell>
          <table:table-cell office:value-type="date" office:date-value="2021-05-11T00:00:00" table:style-name="ce22">
            <text:p>1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27783 GAS007-GAS-ELIALEHI S.A. COMPRA DE COMBUSTIBLE</text:p>
          </table:table-cell>
          <table:table-cell office:value-type="float" office:value="33.93" table:style-name="ce25">
            <text:p>33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</text:p>
          </table:table-cell>
          <table:table-cell office:value-type="date" office:date-value="2021-05-07T00:00:00" table:style-name="ce22">
            <text:p>0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57200 NUE001-NUEVAS OPERACIONES COMERCIALES NUCOPSA S.A. COMPRA DE COMBUSTIBLE</text:p>
          </table:table-cell>
          <table:table-cell office:value-type="float" office:value="10.71" table:style-name="ce25">
            <text:p>10,7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5-31T00:00:00" table:style-name="ce22">
            <text:p>3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969336 NUE001-NUEVAS OPERACIONES COMERCIALES NUCOPSA S.A.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2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3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6 PAC005-CORPORACION NACIONAL DE TELECOMUNICACIONES CNT EP PENSION BASICA SERVICIO#43805540 MES ABR-2021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6</text:p>
          </table:table-cell>
          <table:table-cell office:value-type="date" office:date-value="2021-05-03T00:00:00" table:style-name="ce22">
            <text:p>03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172386609 PAC005-CORPORACION NACIONAL DE TELECOMUNICACIONES CNT EP CONSUMO TELEFÓNICO MES DE ABRIL-2021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0</text:p>
          </table:table-cell>
          <table:table-cell office:value-type="date" office:date-value="2021-05-08T00:00:00" table:style-name="ce22">
            <text:p>0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75163979 OTE001-OTECEL S.A PLAN CORP. PERIODO 08-ABR-2021 AL 07-MAY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1</text:p>
          </table:table-cell>
          <table:table-cell office:value-type="date" office:date-value="2021-05-01T00:00:00" table:style-name="ce22">
            <text:p>01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438 TRA009-TRANSFERUNION S.A. COMSION SERV. RED ACTIVA RECAUD LINKOTEL ABR-21</text:p>
          </table:table-cell>
          <table:table-cell office:value-type="float" office:value="76.64" table:style-name="ce25">
            <text:p>76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9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0 AGE002-AGENCIA DE REGULACION Y CONTROL DE LAS TELECOMUNICACIONES ARCOTEL ARCOTEL 0.5% FACTURACIÓN BRUTA (CONC. TELEFONÍA FIJA Y LOCAL) PERIODO ENE A MAR 2021</text:p>
          </table:table-cell>
          <table:table-cell office:value-type="float" office:value="752.73" table:style-name="ce25">
            <text:p>752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60</text:p>
          </table:table-cell>
          <table:table-cell office:value-type="date" office:date-value="2021-05-17T00:00:00" table:style-name="ce22">
            <text:p>17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Fact # 233201 AGE002-AGENCIA DE REGULACION Y CONTROL DE LAS TELECOMUNICACIONES ARCOTEL ARCOTEL 0.5% FACTURACIÓN BRUTA ( CONC.LARGA DISTANCIA INTERNACIONAL) PERIODO ENE A MAR-2021</text:p>
          </table:table-cell>
          <table:table-cell office:value-type="float" office:value="1.45" table:style-name="ce25">
            <text:p>1,4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0</text:p>
          </table:table-cell>
          <table:table-cell office:value-type="date" office:date-value="2021-05-18T00:00:00" table:style-name="ce22">
            <text:p>18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ARCOTEL DIFERENCIA DERECHO CONCESION 1ER TRIMESTRE</text:p>
          </table:table-cell>
          <table:table-cell office:value-type="float" office:value="10.19" table:style-name="ce25">
            <text:p>10,1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58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FODETEL 1% 1ER TRIMESTRE ENE A MAR 2021 POR TELEFONIA LARGA DISTANCIA INTERNACIONAL</text:p>
          </table:table-cell>
          <table:table-cell office:value-type="float" office:value="2.95" table:style-name="ce25">
            <text:p>2,9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57</text:p>
          </table:table-cell>
          <table:table-cell office:value-type="date" office:date-value="2021-05-16T00:00:00" table:style-name="ce22">
            <text:p>16-may-21</text:p>
          </table:table-cell>
          <table:table-cell office:value-type="float" office:value="5" table:style-name="ce23">
            <text:p>5</text:p>
          </table:table-cell>
          <table:table-cell office:value-type="string" table:style-name="ce24">
            <text:p>N/D PACIFICO TRANSF. CANCELACIÓN FODETEL 1% 4TO TRIMESTRES ENE A MAR 2021 TELEFONIA FIJA LOCAL</text:p>
          </table:table-cell>
          <table:table-cell office:value-type="float" office:value="1525.84" table:style-name="ce25">
            <text:p>1.525,84<text:s/></text:p>
          </table:table-cell>
          <table:table-cell table:number-columns-repeated="16378"/>
        </table:table-row>
        <table:table-row table:number-rows-repeated="1048464" table:style-name="ro2">
          <table:table-cell table:number-columns-repeated="16384"/>
        </table:table-row>
      </table:table>
      <table:table table:name="Gastos_Junio-2021" table:style-name="ta1"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7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56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80421 COM024-COMPUTRONSA S.A. COMPRA DE TECLADO PARA DELL Y M.O.</text:p>
          </table:table-cell>
          <table:table-cell office:value-type="float" office:value="89.29" table:style-name="ce25">
            <text:p>89,2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7 <text:s text:c="2"/>ALIMENTACION/MOVILIZACION</text:p>
          </table:table-cell>
          <table:table-cell office:value-type="string" table:style-name="ce21">
            <text:p>DR-23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9 ROD023-RODRIGUEZ GOMEZ FERNANDO ALBERTO REEMBOLSO POR COMPRA DE HERRAMIENTAS, ALIMENTACIÓN Y MOVILIZACIÓN DÍAS 17 Y 18/JUN/2021</text:p>
          </table:table-cell>
          <table:table-cell office:value-type="float" office:value="18" table:style-name="ce25">
            <text:p>18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55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616 AYC004-AYCART VINCENZINI CARRASCO PIERO THOMAS SERVICIOS POR CERTIFICACIÓN DE DOCUMENTOS (DPTO. LEGAL)</text:p>
          </table:table-cell>
          <table:table-cell office:value-type="float" office:value="1.79" table:style-name="ce25">
            <text:p>1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1">
            <text:p>DF-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13047 SIG001-SIGLO 21 REPUESTO DE IMPRESORA EPSON FA04060 CABEZAL Y SERVICIO MANO DE OBRA POR REPARACIÓN DE <text:s/>EQUIPO (DPTO. JURÍDICO)</text:p>
          </table:table-cell>
          <table:table-cell office:value-type="float" office:value="95" table:style-name="ce25">
            <text:p>9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6</text:p>
          </table:table-cell>
          <table:table-cell office:value-type="date" office:date-value="2021-06-24T00:00:00" table:style-name="ce22">
            <text:p>2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07 NOG003-NOGALES Y PLATON MANUEL ALEJANDRO HONORARIOS COMO INTERVENTOR MES DE JUNI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3</text:p>
          </table:table-cell>
          <table:table-cell office:value-type="date" office:date-value="2021-06-25T00:00:00" table:style-name="ce22">
            <text:p>2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4 EST018-ESTUPIÑAN ANDRADE FRANCISCO JAVIER SERVICIOS PRESTADOS DE TELECOMUNICACIÓN MES DE JUNIO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2</text:p>
          </table:table-cell>
          <table:table-cell office:value-type="date" office:date-value="2021-06-25T00:00:00" table:style-name="ce22">
            <text:p>2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41 BAQ024-BAQUE BAQUE BYRON PAUL SERVICIOS PROFESIONALES DE TELECOMUNICACIONES MES DE JUNIO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8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31 ALM012-ALMEIDA REDROVAN MARIO ROGELIO SERVICIOS PROFESIONALES - COMISARIO 2020</text:p>
          </table:table-cell>
          <table:table-cell office:value-type="float" office:value="333.33" table:style-name="ce25">
            <text:p>333,3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53</text:p>
          </table:table-cell>
          <table:table-cell office:value-type="date" office:date-value="2021-06-29T00:00:00" table:style-name="ce22">
            <text:p>2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 NAZ003-NAZARENO ANGULO ERIKA JENNIFFER SERVICIOS PROFESIONALES DE TELECOMUNICAIONES MES DE MAYO 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1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44 UCF073-BAQUERIZO DAVILA PABLO JONATHAN HONORARIOS PROFESIONALES MES DE JUNI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54</text:p>
          </table:table-cell>
          <table:table-cell office:value-type="date" office:date-value="2021-06-05T00:00:00" table:style-name="ce22">
            <text:p>0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426050 DAT001-DATAFAST CIA LTDA SERVICIO CONEXION PERIODO 20-JUN A 19-JUL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2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91 BUS009-BUSTAMANTE JORDAN WILBER ENRIQUE FABRICACION DE PARED PARA OFICINA</text:p>
          </table:table-cell>
          <table:table-cell office:value-type="float" office:value="450" table:style-name="ce25">
            <text:p>4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5 <text:s text:c="2"/>MANTENIMIENTO Y REP. DE OFICINA</text:p>
          </table:table-cell>
          <table:table-cell office:value-type="string" table:style-name="ce21">
            <text:p>DF-7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9564 COM015-COMERCIAL KYWI S.A COMPRA DE CERROJO ELECTRONICO REV C/POMO NK.SATIN</text:p>
          </table:table-cell>
          <table:table-cell office:value-type="float" office:value="72.47" table:style-name="ce25">
            <text:p>72,4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3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8 MER005-MERELO ANGULO ROBERTO MANUEL REEMBOLSO DEL 01 AL 30 DE JUNIO 2021</text:p>
          </table:table-cell>
          <table:table-cell office:value-type="float" office:value="135" table:style-name="ce25">
            <text:p>13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5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6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89 TEL001-TELCONET S.A. SERVICIO DE L3MPLS 30720K CNTCORREOSGYE Y ANAL TELEFONIA MES DE JUNIO 2021</text:p>
          </table:table-cell>
          <table:table-cell office:value-type="float" office:value="420" table:style-name="ce25">
            <text:p>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7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90 TEL001-TELCONET S.A. SERVICIO POR CLOUD EMAIL PROTECTION BASICO 30 Y CLOUDMAIL 5 GB(30 CORREO) MES DE JUNIO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8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0791 TEL001-TELCONET S.A. SERVICIO DE UNIDAD VIRTUAL MES DE JUNIO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49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360 TEL001-TELCONET S.A. SERVICIO POR CANAL TELEFONIA Y CLEAR CHANNEL TDMOIP 3 E1 30144K MES DE JUNIO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0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361 TEL001-TELCONET S.A. SERVICIOS DE LÍNEAS TELEFONICAS MES DE JUNI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2681 TEL001-TELCONET S.A. ENLACE TDM CLEAR CHANNEL CONTRA SETEL 1E1 MES DE MAY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2</text:p>
          </table:table-cell>
          <table:table-cell office:value-type="date" office:date-value="2021-06-19T00:00:00" table:style-name="ce22">
            <text:p>1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3878 TEL001-TELCONET S.A. BACKUP L3MPLS 30720K NETVOICE-CNTCORREOSGYE2. FACTURACION POR INSTALACION DEL SERVICIO <text:s/>MES DE MAYO 2021</text:p>
          </table:table-cell>
          <table:table-cell office:value-type="float" office:value="100" table:style-name="ce25">
            <text:p>1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30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11 TEL011-TELCOMAG S.A. MANTENIMIENTO TÉCNICO REDES Y EQUIPO TELEFÓNICO MES DE JUNI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34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4449 UMS437-ASOC. DE MORADORES DE LA URB. MATICES DE SAMBORONDON CONSUMO DE ENERGÍA ELÉCTRICA DE LA ANTENA DE MATICES MES DE JUNIO <text:s/>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9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47267 COR018-CNEL EP CONSUMO DE ENERGÍA ELECTRICA, COD:0400885886, BTA. MERCEDES MOLINA</text:p>
          </table:table-cell>
          <table:table-cell office:value-type="float" office:value="21.29" table:style-name="ce25">
            <text:p>21,2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0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55203 COR018-CNEL EP CONSUMO DE ENERGÍA ELECTRICA COD:0400890778, VALLE ALTO</text:p>
          </table:table-cell>
          <table:table-cell office:value-type="float" office:value="12.04" table:style-name="ce25">
            <text:p>12,0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1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59321 COR018-CNEL EP CONSUMO DE ENERGÍA ELECTRICA COD:0400895534, VIA AL SOL</text:p>
          </table:table-cell>
          <table:table-cell office:value-type="float" office:value="16.579999999999998" table:style-name="ce25">
            <text:p>16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2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553330 COR018-CNEL EP CONSUMO DE ENERGÍA ELECTRICA COD:0400902939,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6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478469 COR018-CNEL EP CONSUMO DE ENERGÍA ELECTRICA, COD:0900421382, URB. TERRASOL</text:p>
          </table:table-cell>
          <table:table-cell office:value-type="float" office:value="12.16" table:style-name="ce25">
            <text:p>12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7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617762 COR018-CNEL EP CONSUMO DE ENERGÍA ELECTRICA, COD:0900420945, URB. CAPRI</text:p>
          </table:table-cell>
          <table:table-cell office:value-type="float" office:value="9.75" table:style-name="ce25">
            <text:p>9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18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629745 COR018-CNEL EP CONSUMO DE ENERGÍA ELECTRICA COD:5385091, MANABÍ-MANTA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30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CANCELACIÓN DE FACTURA CNEL EP, CTV, PORTAL AL SOL</text:p>
          </table:table-cell>
          <table:table-cell office:value-type="float" office:value="10.66" table:style-name="ce25">
            <text:p>10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27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6 PAC005-CORPORACION NACIONAL DE TELECOMUNICACIONES CNT EP CONSUMO TELEFÓNICO MES DE MAYO-2021, TEF:42682706</text:p>
          </table:table-cell>
          <table:table-cell office:value-type="float" office:value="13.89" table:style-name="ce25">
            <text:p>13,8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4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29128 SEC002-SECURITY DATA SEGURIDAD EN DATOS Y FIRMA DIGITAL S.A. SERVICIO POR FIRMA ELEC. BAJO VOL.2 AÑOS</text:p>
          </table:table-cell>
          <table:table-cell office:value-type="float" office:value="32" table:style-name="ce25">
            <text:p>3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3</text:p>
          </table:table-cell>
          <table:table-cell office:value-type="date" office:date-value="2021-06-11T00:00:00" table:style-name="ce22">
            <text:p>1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20 IST001-ISTARTDIGITAL S.A. MANEJO DE REDES SOCIALES MES DE JUNIO 2021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6-10T00:00:00" table:style-name="ce22">
            <text:p>1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25 SOL017-SOLUCIONES INFORMATICAS PARA FIRMA ELECTRONICA GEEKTECH S.A. CONTRATOS ELECTRONICOS PERÍODO <text:s/>1 AL 31 DE MAYO 2021</text:p>
          </table:table-cell>
          <table:table-cell office:value-type="float" office:value="86" table:style-name="ce25">
            <text:p>86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3</text:p>
          </table:table-cell>
          <table:table-cell office:value-type="date" office:date-value="2021-06-14T00:00:00" table:style-name="ce22">
            <text:p>1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5956 UCK040-DELI INTERNACIONAL S.A. COMPRA DE DETALLE POR CUMPLEAÑO MES DE JUNIO 2021</text:p>
          </table:table-cell>
          <table:table-cell office:value-type="float" office:value="21.87" table:style-name="ce25">
            <text:p>21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4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6005 UCK040-DELI INTERNACIONAL S.A. COMPRA DE DETALLE POR CUMPLEAÑO 15 JUNIO 2021</text:p>
          </table:table-cell>
          <table:table-cell office:value-type="float" office:value="27.67" table:style-name="ce25">
            <text:p>27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5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001 NOV003-NOVATOOLS S.A. COMPRA DE (5) DETALLES POR EL DÍA DEL PADRE MÁS ENVÍO</text:p>
          </table:table-cell>
          <table:table-cell office:value-type="float" office:value="90.36" table:style-name="ce25">
            <text:p>90,3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37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5964805 OTE001-OTECEL S.A PLAN CORP. PERIODO 08-MAY-2021 AL 07-JUN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3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8 MER005-MERELO ANGULO ROBERTO MANUEL REEMBOLSO DEL 01 AL 30 DE JUNIO 2021</text:p>
          </table:table-cell>
          <table:table-cell office:value-type="float" office:value="20" table:style-name="ce25">
            <text:p>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3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Liqu # 2709 ROD023-RODRIGUEZ GOMEZ FERNANDO ALBERTO REEMBOLSO POR COMPRA DE HERRAMIENTAS, ALIMENTACIÓN Y MOVILIZACIÓN DÍAS 17 Y 18/JUN/2021</text:p>
          </table:table-cell>
          <table:table-cell office:value-type="float" office:value="36.200000000000003" table:style-name="ce25">
            <text:p>36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8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58915469 UCK445-BANCO DEL PACIFICO TARIFA POR COMISIONES</text:p>
          </table:table-cell>
          <table:table-cell office:value-type="float" office:value="0.73" table:style-name="ce25">
            <text:p>0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689626 BAN006-BANCO PICHINCHA C.A. TARIFA POR COMISIÓN</text:p>
          </table:table-cell>
          <table:table-cell office:value-type="float" office:value="3.37" table:style-name="ce25">
            <text:p>3,3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596503 DIN003-DINERS CLUB DEL ECUADOR S.A. SOCIEDAD FINANCIERA TARIFA POR COMISIÓN</text:p>
          </table:table-cell>
          <table:table-cell office:value-type="float" office:value="8.8699999999999992" table:style-name="ce25">
            <text:p>8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151543 DIN003-DINERS CLUB DEL ECUADOR S.A. SOCIEDAD FINANCIERA TARIFA POR COMISIÓN</text:p>
          </table:table-cell>
          <table:table-cell office:value-type="float" office:value="15.72" table:style-name="ce25">
            <text:p>15,7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157983 DIN003-DINERS CLUB DEL ECUADOR S.A. SOCIEDAD FINANCIERA TARIFA POR COMISIÓN</text:p>
          </table:table-cell>
          <table:table-cell office:value-type="float" office:value="5.0199999999999996" table:style-name="ce25">
            <text:p>5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6332123 BAN007-BANCO DE GUAYAQUIL S.A. FACT.COMIS.LIQUIDACION PAGO DEPOSITOS DE VOUCHERS TARJETAS DE CREDITO</text:p>
          </table:table-cell>
          <table:table-cell office:value-type="float" office:value="31.37" table:style-name="ce25">
            <text:p>31,3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1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554781 OTE001-OTECEL S.A INTERCONEXIÓN MES DE MAYO 2021, MIN: 113419.69 T: 0.01015, COMPENSA FACTURA#363393</text:p>
          </table:table-cell>
          <table:table-cell office:value-type="float" office:value="1420.09" table:style-name="ce25">
            <text:p>1.420,0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JN-1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-Contabilización Servicio mensuales por soporte técnico Global Think Tecnology S.A. mes de junio-2021, Factura#00004-00000535 y cuota 3/10 por Denoc setup</text:p>
          </table:table-cell>
          <table:table-cell office:value-type="float" office:value="3000" table:style-name="ce25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3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2 PAC005-CORPORACION NACIONAL DE TELECOMUNICACIONES CNT EP PENSIÓN BÁSICA SERVICIO#23820600 MES DE MAYO-2021 POR TRONCAL SIP/QUITO/ENLACE 10 CANALES LLAMADA DE VOZ</text:p>
          </table:table-cell>
          <table:table-cell office:value-type="float" office:value="138" table:style-name="ce25">
            <text:p>13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4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3 PAC005-CORPORACION NACIONAL DE TELECOMUNICACIONES CNT EP PENSION BASICA SERVICIO#43805540 MES MAYO-2021 POR TRONCAL</text:p>
          </table:table-cell>
          <table:table-cell office:value-type="float" office:value="138" table:style-name="ce25">
            <text:p>13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5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4 PAC005-CORPORACION NACIONAL DE TELECOMUNICACIONES CNT EP PENSIÓN BÁSICA MES DE MAY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6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74252375 PAC005-CORPORACION NACIONAL DE TELECOMUNICACIONES CNT EP PENSIÓN BÁSICA MES DE MAY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29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38 PAC005-CORPORACION NACIONAL DE TELECOMUNICACIONES CNT EP INTERCONEXIÓN MÓVIL MES DE MAYO 2021, MEDICIÓN 23.877,44 TASA <text:s/>USD0.013470, COMPENSA FACTURA#363394</text:p>
          </table:table-cell>
          <table:table-cell office:value-type="float" office:value="321.63" table:style-name="ce25">
            <text:p>321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5</text:p>
          </table:table-cell>
          <table:table-cell office:value-type="date" office:date-value="2021-06-17T00:00:00" table:style-name="ce22">
            <text:p>1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004 CON002-CONECEL S.A INTERCONEXIÓN FIJO MES DE MAYO 2021</text:p>
          </table:table-cell>
          <table:table-cell office:value-type="float" office:value="92.8" table:style-name="ce25">
            <text:p>92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8</text:p>
          </table:table-cell>
          <table:table-cell office:value-type="date" office:date-value="2021-06-17T00:00:00" table:style-name="ce22">
            <text:p>1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4014 CON002-CONECEL S.A INTERCONEXIÓN MÓVIL <text:s/>MES DE MAYO 2021, COMPENSA FACTURA#363392</text:p>
          </table:table-cell>
          <table:table-cell office:value-type="float" office:value="2367.7399999999998" table:style-name="ce25">
            <text:p>2.367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28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37 PAC005-CORPORACION NACIONAL DE TELECOMUNICACIONES CNT EP INTERCONEXIÓN FIJO MES DE MAYO 2021, MEDICIÓN 176.588,27 TASA USD <text:s/>0.011905, COMPENSA FACTURA#363395</text:p>
          </table:table-cell>
          <table:table-cell office:value-type="float" office:value="2102.2800000000002" table:style-name="ce25">
            <text:p>2.102,2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2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59 SET001-SETEL S.A INTERCONEXIÓN MES DE MAYO 2021, MINUTOS:16.407,23 / PRECIO UNITARIO: 0.008905, COMPENSA FACTURA#363397</text:p>
          </table:table-cell>
          <table:table-cell office:value-type="float" office:value="146.11000000000001" table:style-name="ce25">
            <text:p>146,1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3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260 SET001-SETEL S.A SERVICIO DE COUBICACION MAY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0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3469542 ETA001-ETAPA EP SERVICIO DE FACILIDADES Y CO-UBICACIÓN LINKOTEL S.A. MAYO 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3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3567781 ETA001-ETAPA EP INTERCONEXIÓN MES DE MAYO 2021, MIN 3.429,40M/TASA 0,008905, COMPENSA FACTURA#363399</text:p>
          </table:table-cell>
          <table:table-cell office:value-type="float" office:value="30.54" table:style-name="ce25">
            <text:p>30,5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0412331 BAN006-BANCO PICHINCHA C.A. COSTO POR SERVICIO FINANCIERO MES DE JUNIO 2021</text:p>
          </table:table-cell>
          <table:table-cell office:value-type="float" office:value="195.69" table:style-name="ce25">
            <text:p>195,6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08898 UCK445-BANCO DEL PACIFICO SERVICIOS POR CARGOS FINANC. NO BONIFIC</text:p>
          </table:table-cell>
          <table:table-cell office:value-type="float" office:value="4.17" table:style-name="ce25">
            <text:p>4,1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7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57969383 UCK445-BANCO DEL PACIFICO SERVICIOS FACTURADOS EN ESTADOS DE CUENTA CORRIENTE MES DE JUNIO 2021</text:p>
          </table:table-cell>
          <table:table-cell office:value-type="float" office:value="89.74" table:style-name="ce25">
            <text:p>89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1235009 B3201-BANCO INTERNACIONAL <text:s text:c="2"/>S.A. SERVICIO POR COMISIONES MANAGEMENT</text:p>
          </table:table-cell>
          <table:table-cell office:value-type="float" office:value="0.2" table:style-name="ce25">
            <text:p>0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263633 BAN007-BANCO DE GUAYAQUIL S.A. SERVICIOS FACTURADOS EN ESTADOS DE CUENTA CORRIENTE MES DE JUNIO 2021</text:p>
          </table:table-cell>
          <table:table-cell office:value-type="float" office:value="114.77" table:style-name="ce25">
            <text:p>114,7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6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BCO PICHINCHA COMP RET 190233</text:p>
          </table:table-cell>
          <table:table-cell office:value-type="float" office:value="70.84" table:style-name="ce25">
            <text:p>70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5</text:p>
          </table:table-cell>
          <table:table-cell office:value-type="date" office:date-value="2021-06-04T00:00:00" table:style-name="ce22">
            <text:p>04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BCO PICHINCHA COMP RET 190358</text:p>
          </table:table-cell>
          <table:table-cell office:value-type="float" office:value="0.43" table:style-name="ce25">
            <text:p>0,4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33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office:value-type="float" office:value="75.27" table:style-name="ce25">
            <text:p>75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6</text:p>
          </table:table-cell>
          <table:table-cell office:value-type="date" office:date-value="2021-06-21T00:00:00" table:style-name="ce22">
            <text:p>2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GASTOS BANCARIOS MES DE JUNIO 2021, RTE Y COMISIÓN RESTANTE</text:p>
          </table:table-cell>
          <table:table-cell office:value-type="float" office:value="9.6999999999999993" table:style-name="ce25">
            <text:p>9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7</text:p>
          </table:table-cell>
          <table:table-cell office:value-type="date" office:date-value="2021-06-16T00:00:00" table:style-name="ce22">
            <text:p>16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ICHINCHA TRANSF. GLOBAL THINK TECNOLOGY S.A. MES DE JUNIO-2021 Y CUOTA 3/10</text:p>
          </table:table-cell>
          <table:table-cell office:value-type="float" office:value="150" table:style-name="ce25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GASTOS BANCARIOS MES DE JUNIO 2021</text:p>
          </table:table-cell>
          <table:table-cell office:value-type="float" office:value="31.56" table:style-name="ce25">
            <text:p>31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1">
            <text:p>NDL-8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PAGO PLLAS. IESS NORMAL MES DE MAYO 2021, COMP#143696335</text:p>
          </table:table-cell>
          <table:table-cell office:value-type="float" office:value="70.400000000000006" table:style-name="ce25">
            <text:p>70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6-10T00:00:00" table:style-name="ce22">
            <text:p>1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office:value-type="float" office:value="0.02" table:style-name="ce25">
            <text:p>0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</text:p>
          </table:table-cell>
          <table:table-cell office:value-type="date" office:date-value="2021-06-15T00:00:00" table:style-name="ce22">
            <text:p>1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EEMBOLSO A MANUEL MERELO POR MOVILIZACIÓN DEL 01 AL 15 JUN/2021, CUMPLEAÑOS DE JUNIO Y DETALLE POR EL DÍA DEL PADRE</text:p>
          </table:table-cell>
          <table:table-cell office:value-type="float" office:value="266.64" table:style-name="ce25">
            <text:p>266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47</text:p>
          </table:table-cell>
          <table:table-cell office:value-type="date" office:date-value="2021-06-22T00:00:00" table:style-name="ce22">
            <text:p>2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PAGO DE IMPUESTOS RETENCIÓN EN LA FUENTE MES DE MAYO 2021</text:p>
          </table:table-cell>
          <table:table-cell office:value-type="float" office:value="0.02" table:style-name="ce25">
            <text:p>0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DL-27</text:p>
          </table:table-cell>
          <table:table-cell office:value-type="date" office:date-value="2021-06-28T00:00:00" table:style-name="ce22">
            <text:p>2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EEMBOLSO A BYRON BAQUE POR MOVILIZACIÓN (FIRMA DE DTOS ARCOTEL 25/06/2021 CASA-KENNEDY-CASA)</text:p>
          </table:table-cell>
          <table:table-cell office:value-type="float" office:value="12" table:style-name="ce25">
            <text:p>1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JN-8</text:p>
          </table:table-cell>
          <table:table-cell office:value-type="date" office:date-value="2021-06-29T00:00:00" table:style-name="ce22">
            <text:p>29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-Contabilización Traj. Corp. gastos varios periodo del 01 al 29 junio/2021, publicidad, Imp. Servicio Digital y salida capital</text:p>
          </table:table-cell>
          <table:table-cell office:value-type="float" office:value="179.32" table:style-name="ce25">
            <text:p>179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0</text:p>
          </table:table-cell>
          <table:table-cell office:value-type="date" office:date-value="2021-06-21T00:00:00" table:style-name="ce22">
            <text:p>2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office:value-type="float" office:value="0.25" table:style-name="ce25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630.55999999999995" table:style-name="ce25">
            <text:p>630,5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315.26" table:style-name="ce25">
            <text:p>315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630.32000000000005" table:style-name="ce25">
            <text:p>630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JN-9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Registro.- Contabilización de Provisión de Beneficios Sociales correspondiente al mes de Junio 2021</text:p>
          </table:table-cell>
          <table:table-cell office:value-type="float" office:value="919.32" table:style-name="ce25">
            <text:p>919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OLES DE PAGO 2DA QUINCENA MES DE JUNIO 2021</text:p>
          </table:table-cell>
          <table:table-cell office:value-type="float" office:value="7162.16" table:style-name="ce25">
            <text:p>7.162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OLES DE PAGO 2DA QUINCENA MES DE JUNIO 2021, A PERFECTO RONQUILLO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4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ACIFICO TRANSF. ROLES DE PAGO 2DA QUINCENA MES DE JUNIO 2021</text:p>
          </table:table-cell>
          <table:table-cell office:value-type="float" office:value="450" table:style-name="ce25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5</text:p>
          </table:table-cell>
          <table:table-cell office:value-type="date" office:date-value="2021-06-30T00:00:00" table:style-name="ce22">
            <text:p>30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N/D PRODUBANCO TRANSF. ROLES DE PAGO 2DA QUINCENA MES DE JUNIO 2021, A PERFECTO RONQUILLO</text:p>
          </table:table-cell>
          <table:table-cell office:value-type="float" office:value="50" table:style-name="ce25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9</text:p>
          </table:table-cell>
          <table:table-cell office:value-type="date" office:date-value="2021-06-18T00:00:00" table:style-name="ce22">
            <text:p>1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7905 COP004-COPIADORA ECUATORIANA CIA LTDA ECUACOPIA SERVICIO ARRIENDO <text:s/>IMPRESORAS BASE Y B/N 506 JUNIO 2021</text:p>
          </table:table-cell>
          <table:table-cell office:value-type="float" office:value="51.58" table:style-name="ce25">
            <text:p>51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8</text:p>
          </table:table-cell>
          <table:table-cell office:value-type="date" office:date-value="2021-06-05T00:00:00" table:style-name="ce22">
            <text:p>05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1103488 MAX004-MAXICOMBUST SA COMPRA DE COMBUSTIBLE</text:p>
          </table:table-cell>
          <table:table-cell office:value-type="float" office:value="8.93" table:style-name="ce25">
            <text:p>8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70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20236 CAS030-CASANOVA REYNOSO IVAN ENRICO COMPRA DE COMBUSTIBLE</text:p>
          </table:table-cell>
          <table:table-cell office:value-type="float" office:value="26.79" table:style-name="ce25">
            <text:p>2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0</text:p>
          </table:table-cell>
          <table:table-cell office:value-type="date" office:date-value="2021-06-03T00:00:00" table:style-name="ce22">
            <text:p>03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30495 GUE008-GUEVARA CORDOVA FREDDY GUILLERMO COMPRA DE LLAVE FRANCESA</text:p>
          </table:table-cell>
          <table:table-cell office:value-type="float" office:value="3.57" table:style-name="ce25">
            <text:p>3,5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69</text:p>
          </table:table-cell>
          <table:table-cell office:value-type="date" office:date-value="2021-06-07T00:00:00" table:style-name="ce22">
            <text:p>07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16045 LEO020-LEON CASTRO VICENTE EDUARDO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2</text:p>
          </table:table-cell>
          <table:table-cell office:value-type="date" office:date-value="2021-06-02T00:00:00" table:style-name="ce22">
            <text:p>02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56684 GAS007-GAS-ELIALEHI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1">
            <text:p>DF-11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969591 NUE001-NUEVAS OPERACIONES COMERCIALES NUCOPSA S.A. COMPRA DE COMBUSTIBLE</text:p>
          </table:table-cell>
          <table:table-cell office:value-type="float" office:value="17.86" table:style-name="ce25">
            <text:p>17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7</text:p>
          </table:table-cell>
          <table:table-cell office:value-type="date" office:date-value="2021-06-08T00:00:00" table:style-name="ce22">
            <text:p>08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75964805 OTE001-OTECEL S.A PLAN CORP. PERIODO 08-MAY-2021 AL 07-JUN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6</text:p>
          </table:table-cell>
          <table:table-cell office:value-type="date" office:date-value="2021-06-01T00:00:00" table:style-name="ce22">
            <text:p>01-jun-21</text:p>
          </table:table-cell>
          <table:table-cell office:value-type="float" office:value="6" table:style-name="ce23">
            <text:p>6</text:p>
          </table:table-cell>
          <table:table-cell office:value-type="string" table:style-name="ce24">
            <text:p>Fact # 2499 TRA009-TRANSFERUNION S.A. COMSION SERV. RED ACTIVA RECAUD LINKOTEL MAY-21</text:p>
          </table:table-cell>
          <table:table-cell office:value-type="float" office:value="76.64" table:style-name="ce25">
            <text:p>76,64<text:s/></text:p>
          </table:table-cell>
          <table:table-cell table:number-columns-repeated="16378"/>
        </table:table-row>
        <table:table-row table:number-rows-repeated="1048477" table:style-name="ro2">
          <table:table-cell table:number-columns-repeated="16384"/>
        </table:table-row>
      </table:table>
      <table:table table:name="Gastos_Julio-2021" table:style-name="ta1"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8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8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REGISTRO POR INTERÉS DERECHOS CONCESIÓN 2DO PERIODO DE ABR A JUN 2021</text:p>
          </table:table-cell>
          <table:table-cell office:value-type="float" office:value="5.7" table:style-name="ce25">
            <text:p>5,7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6</text:p>
          </table:table-cell>
          <table:table-cell office:value-type="date" office:date-value="2021-07-15T00:00:00" table:style-name="ce22">
            <text:p>1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437 ALD003-ALDAS ROMERO ERIK ANDRES COMPRA DE IMPRESORA MULTIFUNCION EPSON ECOTANK L3150 USB+WIFI 33PPM (ÁREA CONTABLE)</text:p>
          </table:table-cell>
          <table:table-cell office:value-type="float" office:value="252" table:style-name="ce25">
            <text:p>25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10</text:p>
          </table:table-cell>
          <table:table-cell office:value-type="date" office:date-value="2021-07-20T00:00:00" table:style-name="ce22">
            <text:p>2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224 COR026-CORLANQUIMICA S.A. COMPRA DE SUMINISTRO DE OFICINA</text:p>
          </table:table-cell>
          <table:table-cell office:value-type="float" office:value="57.5" table:style-name="ce25">
            <text:p>57,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1">
            <text:p>DF-11</text:p>
          </table:table-cell>
          <table:table-cell office:value-type="date" office:date-value="2021-07-19T00:00:00" table:style-name="ce22">
            <text:p>1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0956 AYC004-AYCART VINCENZINI CARRASCO PIERO THOMAS SERVICIOS POR DATOS: PROCURACIÓN JUDICIAL PERSONA NATURAL, CERTIFICADO DTOS Y CONSULTA DATOS BIOMETRICOS</text:p>
          </table:table-cell>
          <table:table-cell office:value-type="float" office:value="26.09" table:style-name="ce25">
            <text:p>26,0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6</text:p>
          </table:table-cell>
          <table:table-cell office:value-type="date" office:date-value="2021-07-27T00:00:00" table:style-name="ce22">
            <text:p>2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12 NOG003-NOGALES Y PLATON MANUEL ALEJANDRO HONORARIOS COMO INTERVENTOR POR EL MES DE JULI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6 EST018-ESTUPIÑAN ANDRADE FRANCISCO JAVIER SERVICIOS PRESTADOS DE TELECOMUNICACIONES MES DE JULIO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5</text:p>
          </table:table-cell>
          <table:table-cell office:value-type="date" office:date-value="2021-07-23T00:00:00" table:style-name="ce22">
            <text:p>2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42 BAQ024-BAQUE BAQUE BYRON PAUL SERVICIOS PROFESIONALES DE TELECOMUNICACIONES MES DE JULIO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2</text:p>
          </table:table-cell>
          <table:table-cell office:value-type="date" office:date-value="2021-07-19T00:00:00" table:style-name="ce22">
            <text:p>1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29 LLE004-LLERENA MIÑO NORMAN DAVID SERVICIOS PROFESIONALES</text:p>
          </table:table-cell>
          <table:table-cell office:value-type="float" office:value="3500" table:style-name="ce25">
            <text:p>3.5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0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46 UCF073-BAQUERIZO DAVILA PABLO JONATHAN HONORARIOS PROFESIONALES MES DE JULI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 NAZ003-NAZARENO ANGULO ERIKA JENNIFFER SERVICIOS PROFESIONALES DE TELECOMUNICACIONES MES DE JUL-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59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476582 DAT001-DATAFAST CIA LTDA SERVICIO CONEXION <text:s/>20-JUL A 19-AGO</text:p>
          </table:table-cell>
          <table:table-cell office:value-type="float" office:value="4.75" table:style-name="ce25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3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 MOR034-MOREIRA GOMEZ JORDY DAVID SERVICIO DE TRANSPORTE A TÉCNICO POR <text:s/>5 DÍAS 1/2</text:p>
          </table:table-cell>
          <table:table-cell office:value-type="float" office:value="220" table:style-name="ce25">
            <text:p>2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13</text:p>
          </table:table-cell>
          <table:table-cell office:value-type="date" office:date-value="2021-07-21T00:00:00" table:style-name="ce22">
            <text:p>2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 MOR034-MOREIRA GOMEZ JORDY DAVID SERVICIO DE TRANSPORTE TÉCNICO DÍAS 01, 06, 08 Y 13 MES DE JULIO 2021</text:p>
          </table:table-cell>
          <table:table-cell office:value-type="float" office:value="160" table:style-name="ce25">
            <text:p>16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30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 MOR034-MOREIRA GOMEZ JORDY DAVID SERVICIOS DE TRANSPORTE TÉCNICOS DIAS 22 Y 29 - 20 Y 27 (1/2 DÍA) <text:s/>JULIO 2021</text:p>
          </table:table-cell>
          <table:table-cell office:value-type="float" office:value="120" table:style-name="ce25">
            <text:p>1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72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0 MER005-MERELO ANGULO ROBERTO MANUEL REEMBOLSO DEL 01 AL 31 JULIO 2021, MOVILIZCAIÓN Y GASTOS POR CUMPLEAÑOS (3) JULIO Y (2) AGOSTO</text:p>
          </table:table-cell>
          <table:table-cell office:value-type="float" office:value="125" table:style-name="ce25">
            <text:p>12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27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1 ROD023-RODRIGUEZ GOMEZ FERNANDO ALBERTO REEMBOLSO POR MOVILIZACIÓN Y COMPRA DE 2 PACTCH CORDS</text:p>
          </table:table-cell>
          <table:table-cell office:value-type="float" office:value="26" table:style-name="ce25">
            <text:p>26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2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7 TEL001-TELCONET S.A. SERVICIOS POR L3MPLS 30720 K - NETVOICE-CNTCORREOSGYE, BACKUP L3MPLS 30720K NETVOICE-CNTCORREOSGYE2, CANAL TELEFONIA MES DE JULIO 2021</text:p>
          </table:table-cell>
          <table:table-cell office:value-type="float" office:value="630" table:style-name="ce25">
            <text:p>63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3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8 TEL001-TELCONET S.A. SERVICIO POR CLOUD EMAIL PROTECTION BASICO 30 DOMINIO NETVOICE, CLOUDMAIL 5 GB(30 CORREO) MES DE JULIO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57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4299 TEL001-TELCONET S.A. SERVICIO POR UNIDAD VIRTUAL MES DE JULIO 2021</text:p>
          </table:table-cell>
          <table:table-cell office:value-type="float" office:value="3668.46" table:style-name="ce25">
            <text:p>3.66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5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5873 TEL001-TELCONET S.A. SERVICIO POR CANAL TELEFONIA, CLEAR CHANNEL TDMOIP 3 E1 30144K MES DE JULIO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6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5874 TEL001-TELCONET S.A. SERVICIOS DE LINEAS TELEFONICAS MES DE JULI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7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6194 TEL001-TELCONET S.A. SERVICIO POR ENLACE TDM CLEAR CHANNEL CONTRA SETEL 1E1 MES DE JULI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8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56641 TEL001-TELCONET S.A. SERVICIO POR BACKUP L3MPLS 30720K NETVOICE-CNTCORREOSGYE2. FACT URACION PROPORCIONAL DEL SERVICIO DESDE: 2021-06- 18 HASTA: 2021-06-27</text:p>
          </table:table-cell>
          <table:table-cell office:value-type="float" office:value="116.13" table:style-name="ce25">
            <text:p>116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2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30 TEL011-TELCOMAG S.A. MANTENIMIENTO TÉCNICO REDES Y EQUIPO TELEFÓNICO MES DE JULI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4</text:p>
          </table:table-cell>
          <table:table-cell office:value-type="date" office:date-value="2021-07-21T00:00:00" table:style-name="ce22">
            <text:p>2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2897 PER002-PERMONSA S. A. COMPRA DE 2 ADAPTADORES GATEWAYS TELEFONO ANALOGO</text:p>
          </table:table-cell>
          <table:table-cell office:value-type="float" office:value="77" table:style-name="ce25">
            <text:p>77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7-02T00:00:00" table:style-name="ce22">
            <text:p>0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4479 UMS437-ASOC. DE MORADORES DE LA URB. MATICES DE SAMBORONDON CONSUMO DE ENERGÍA ELÉCTRICA DE LA ANTENA DE MATICES MES DE JULIO <text:s/>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7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54117 COR018-CNEL EP CONSUMO DE ENERGÍA ELECTRICA, COD:0400895534, VIA AL SOL</text:p>
          </table:table-cell>
          <table:table-cell office:value-type="float" office:value="16.84" table:style-name="ce25">
            <text:p>16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8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68547 COR018-CNEL EP CONSUMO DE ENERGÍA ELECTRICA, COD:0400890778,</text:p>
          </table:table-cell>
          <table:table-cell office:value-type="float" office:value="11.86" table:style-name="ce25">
            <text:p>11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9</text:p>
          </table:table-cell>
          <table:table-cell office:value-type="date" office:date-value="2021-07-14T00:00:00" table:style-name="ce22">
            <text:p>14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180925 COR018-CNEL EP CONSUMO DE ENERGÍA ELECTRICA, COD:0400885886, BTA. MERCEDES MOLINA</text:p>
          </table:table-cell>
          <table:table-cell office:value-type="float" office:value="20.27" table:style-name="ce25">
            <text:p>20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0</text:p>
          </table:table-cell>
          <table:table-cell office:value-type="date" office:date-value="2021-07-20T00:00:00" table:style-name="ce22">
            <text:p>2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309370 COR018-CNEL EP CONSUMO DE ENERGÍA ELECTRICA, COD:0400902939,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4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873558 COR018-CNEL EP CONSUMO DE ENERGÍA ELECTRICA, COD:0900421382, URB. TERRASOL</text:p>
          </table:table-cell>
          <table:table-cell office:value-type="float" office:value="14.03" table:style-name="ce25">
            <text:p>14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5</text:p>
          </table:table-cell>
          <table:table-cell office:value-type="date" office:date-value="2021-07-10T00:00:00" table:style-name="ce22">
            <text:p>1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969841 COR018-CNEL EP CONSUMO DE ENERGÍA ELECTRICA COD:0900420945, URB. CAPRI</text:p>
          </table:table-cell>
          <table:table-cell office:value-type="float" office:value="9.6199999999999992" table:style-name="ce25">
            <text:p>9,6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46</text:p>
          </table:table-cell>
          <table:table-cell office:value-type="date" office:date-value="2021-07-10T00:00:00" table:style-name="ce22">
            <text:p>1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996476 COR018-CNEL EP CONSUMO DE ENERGÍA ELECTRICA COD:5385091, MANABÍ-MANTA, JUNIO 2021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38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ONSUMO DE ENERGÍA ELECTRICA PORTAL AL SOL, COD:200017298429, CTV</text:p>
          </table:table-cell>
          <table:table-cell office:value-type="float" office:value="10.84" table:style-name="ce25">
            <text:p>10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43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30 PAC005-CORPORACION NACIONAL DE TELECOMUNICACIONES CNT EP CONSUMO TELEFÓNICO MES DE JUNIO-2021, TEF:42682706</text:p>
          </table:table-cell>
          <table:table-cell office:value-type="float" office:value="13.8" table:style-name="ce25">
            <text:p>13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4</text:p>
          </table:table-cell>
          <table:table-cell office:value-type="date" office:date-value="2021-07-06T00:00:00" table:style-name="ce22">
            <text:p>0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1 IST001-ISTARTDIGITAL S.A. MANEJO DE REDES SOCIALES MES DE JULIO 2021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47 SOL017-SOLUCIONES INFORMATICAS PARA FIRMA ELECTRONICA GEEKTECH S.A. CONTRATOS ELECTRONICOS <text:s/>PERIODO 1 AL 30 DE JUNIO 2021</text:p>
          </table:table-cell>
          <table:table-cell office:value-type="float" office:value="84" table:style-name="ce25">
            <text:p>8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9940 GG0047-COLEGIO DE CONTADORES DEL GUAYAS RENOVAVIÓN CREDENCIAL CONTADOR AÑO 2021 (JOSÉ BRAVO)</text:p>
          </table:table-cell>
          <table:table-cell office:value-type="float" office:value="125" table:style-name="ce25">
            <text:p>12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8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6822408 OTE001-OTECEL S.A PLAN CORP. PERIODO 08-JUN-2021 AL 07-JUL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72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0 MER005-MERELO ANGULO ROBERTO MANUEL REEMBOLSO DEL 01 AL 31 JULIO 2021, MOVILIZCAIÓN Y GASTOS POR CUMPLEAÑOS (3) JULIO Y (2) AGOSTO</text:p>
          </table:table-cell>
          <table:table-cell office:value-type="float" office:value="118.4" table:style-name="ce25">
            <text:p>118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R-272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Liqu # 2711 ROD023-RODRIGUEZ GOMEZ FERNANDO ALBERTO REEMBOLSO POR MOVILIZACIÓN Y COMPRA DE 2 PACTCH CORDS</text:p>
          </table:table-cell>
          <table:table-cell office:value-type="float" office:value="9.26" table:style-name="ce25">
            <text:p>9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7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29474 BAN006-BANCO PICHINCHA C.A. TARIFA POR COMISIÓN</text:p>
          </table:table-cell>
          <table:table-cell office:value-type="float" office:value="3.7" table:style-name="ce25">
            <text:p>3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6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407947 UCK445-BANCO DEL PACIFICO TARIFA POR COMISIÓN</text:p>
          </table:table-cell>
          <table:table-cell office:value-type="float" office:value="0.24" table:style-name="ce25">
            <text:p>0,2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645658 DIN003-DINERS CLUB DEL ECUADOR S.A. SOCIEDAD FINANCIERA TARIFA POR COMISIÓN</text:p>
          </table:table-cell>
          <table:table-cell office:value-type="float" office:value="11.25" table:style-name="ce25">
            <text:p>11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09026 DIN003-DINERS CLUB DEL ECUADOR S.A. SOCIEDAD FINANCIERA TARIFA POR COMISIÓN</text:p>
          </table:table-cell>
          <table:table-cell office:value-type="float" office:value="0.41" table:style-name="ce25">
            <text:p>0,4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216936 DIN003-DINERS CLUB DEL ECUADOR S.A. SOCIEDAD FINANCIERA TARIFA POR COMISIÓN</text:p>
          </table:table-cell>
          <table:table-cell office:value-type="float" office:value="20.34" table:style-name="ce25">
            <text:p>20,3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55</text:p>
          </table:table-cell>
          <table:table-cell office:value-type="date" office:date-value="2021-07-02T00:00:00" table:style-name="ce22">
            <text:p>0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6417791 BAN007-BANCO DE GUAYAQUIL S.A. LIQUIDACION COMERCIO</text:p>
          </table:table-cell>
          <table:table-cell office:value-type="float" office:value="24.92" table:style-name="ce25">
            <text:p>24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27</text:p>
          </table:table-cell>
          <table:table-cell office:value-type="date" office:date-value="2021-07-14T00:00:00" table:style-name="ce22">
            <text:p>14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569320 OTE001-OTECEL S.A INTERCONEXIÓN MES DE JUNIO 2021, MIN: 113886.94 T: 0.01015</text:p>
          </table:table-cell>
          <table:table-cell office:value-type="float" office:value="1421.25" table:style-name="ce25">
            <text:p>1.421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JU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-Contabilización Servicio mensuales por soporte técnico Global Think Tecnology S.A. mes de julio 2021, Factura#00004-00000547 y cuota 4/10 por Denoc setup</text:p>
          </table:table-cell>
          <table:table-cell office:value-type="float" office:value="3000" table:style-name="ce25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9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0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7 PAC005-CORPORACION NACIONAL DE TELECOMUNICACIONES CNT EP PENSION BASICA SERVICIO#43805540 MES JUNIO-2021 POR TRONCAL</text:p>
          </table:table-cell>
          <table:table-cell office:value-type="float" office:value="120.22" table:style-name="ce25">
            <text:p>120,2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1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8 PAC005-CORPORACION NACIONAL DE TELECOMUNICACIONES CNT EP PENSIÓN BÁSICA MES DE JUNI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2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9 PAC005-CORPORACION NACIONAL DE TELECOMUNICACIONES CNT EP PENSIÓN BÁSICA MES DE JUNI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3</text:p>
          </table:table-cell>
          <table:table-cell office:value-type="date" office:date-value="2021-07-13T00:00:00" table:style-name="ce22">
            <text:p>1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052 CON002-CONECEL S.A INTERCONEXIÓN FIJO MES DE JUNIO 2021</text:p>
          </table:table-cell>
          <table:table-cell office:value-type="float" office:value="101.73" table:style-name="ce25">
            <text:p>101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24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4071 CON002-CONECEL S.A INTERCONEXIÓN MÓVIL MES DE JUNIO 2021</text:p>
          </table:table-cell>
          <table:table-cell office:value-type="float" office:value="2618.8200000000002" table:style-name="ce25">
            <text:p>2.618,8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28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358 SET001-SETEL S.A INTERCONEXIÓN MES DE JUNIO 2021, MINUTOS:16.343,13 / PRECIO UNITARIO: 0.008905</text:p>
          </table:table-cell>
          <table:table-cell office:value-type="float" office:value="145.54" table:style-name="ce25">
            <text:p>145,5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29</text:p>
          </table:table-cell>
          <table:table-cell office:value-type="date" office:date-value="2021-07-16T00:00:00" table:style-name="ce22">
            <text:p>1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359 SET001-SETEL S.A SERVICIO POR COUBICACION JUNI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6</text:p>
          </table:table-cell>
          <table:table-cell office:value-type="date" office:date-value="2021-07-07T00:00:00" table:style-name="ce22">
            <text:p>0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823749 ETA001-ETAPA EP FACILIDADES Y CO-UBICACIÓN LINKOTEL S.A. JUNIO 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25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837547 ETA001-ETAPA EP INTERCONEXIÓN MES DE <text:s/>JUNIO 2021, MIN 4.082,90M/TASA 0,008905</text:p>
          </table:table-cell>
          <table:table-cell office:value-type="float" office:value="36.36" table:style-name="ce25">
            <text:p>36,3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0443324 BAN006-BANCO PICHINCHA C.A. COSTO POR SERVICIO FINANCIERO</text:p>
          </table:table-cell>
          <table:table-cell office:value-type="float" office:value="196.14" table:style-name="ce25">
            <text:p>196,1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2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11229 UCK445-BANCO DEL PACIFICO CARGOS FINANC. NO BONIFIC</text:p>
          </table:table-cell>
          <table:table-cell office:value-type="float" office:value="9.83" table:style-name="ce25">
            <text:p>9,8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4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59105937 UCK445-BANCO DEL PACIFICO COMISION DE EMPRESASUPERCIAS SERVICIO REFERENCIA 108777</text:p>
          </table:table-cell>
          <table:table-cell office:value-type="float" office:value="0.51" table:style-name="ce25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8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60108231 UCK445-BANCO DEL PACIFICO COSTO POR SERVICIO FINANCIERO MES DE JULIO 2021</text:p>
          </table:table-cell>
          <table:table-cell office:value-type="float" office:value="90.79" table:style-name="ce25">
            <text:p>90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1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1476612 B3201-BANCO INTERNACIONAL <text:s text:c="2"/>S.A. COMISIONES MANAGEMENT MES DE JULIO 2021</text:p>
          </table:table-cell>
          <table:table-cell office:value-type="float" office:value="0.6" table:style-name="ce25">
            <text:p>0,6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0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351611 BAN007-BANCO DE GUAYAQUIL S.A. SERVICIO POR COSTO FINANCIERO MES DE JULIO 2021</text:p>
          </table:table-cell>
          <table:table-cell office:value-type="float" office:value="118.56" table:style-name="ce25">
            <text:p>118,5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3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office:value-type="float" office:value="75.06" table:style-name="ce25">
            <text:p>75,0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0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116</text:p>
          </table:table-cell>
          <table:table-cell office:value-type="float" office:value="66.44" table:style-name="ce25">
            <text:p>66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2</text:p>
          </table:table-cell>
          <table:table-cell office:value-type="date" office:date-value="2021-07-06T00:00:00" table:style-name="ce22">
            <text:p>06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207</text:p>
          </table:table-cell>
          <table:table-cell office:value-type="float" office:value="1.1200000000000001" table:style-name="ce25">
            <text:p>1,1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1</text:p>
          </table:table-cell>
          <table:table-cell office:value-type="date" office:date-value="2021-07-07T00:00:00" table:style-name="ce22">
            <text:p>07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GASTO BANCARIO BCO PICHINCHA COMP RET 192279 <text:s/>GASTO BANCARIO BCO PICHINCHA COMP RET 192279</text:p>
          </table:table-cell>
          <table:table-cell office:value-type="float" office:value="1.1599999999999999" table:style-name="ce25">
            <text:p>1,1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3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ICHINCHA TRANSF. GLOBAL THINK TECNOLOGY S.A. MES DE JULIO-2021 Y CUOTA 4/10</text:p>
          </table:table-cell>
          <table:table-cell office:value-type="float" office:value="150" table:style-name="ce25">
            <text:p>1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48</text:p>
          </table:table-cell>
          <table:table-cell office:value-type="date" office:date-value="2021-07-31T00:00:00" table:style-name="ce22">
            <text:p>3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GASTOS BANCARIOS Y RTE FTE-IVA MES DE JULIO 2021</text:p>
          </table:table-cell>
          <table:table-cell office:value-type="float" office:value="33.619999999999997" table:style-name="ce25">
            <text:p>33,6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2714</text:p>
          </table:table-cell>
          <table:table-cell office:value-type="date" office:date-value="2021-07-28T00:00:00" table:style-name="ce22">
            <text:p>2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C # 76551 BAN006-BANCO PICHINCHA C.A. N/C APLICA A FACTURA#001-171-010412331 <text:s/>POR DEVOLUCIÓN 30/06/2021</text:p>
          </table:table-cell>
          <table:table-cell table:style-name="ce1"/>
          <table:table-cell office:value-type="float" office:value="1.2" table:style-name="ce26">
            <text:p>-1,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JU-7</text:p>
          </table:table-cell>
          <table:table-cell office:value-type="date" office:date-value="2021-07-12T00:00:00" table:style-name="ce22">
            <text:p>12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-Contabilización Traj. Corp. gastos varios periodo del 08 al 12 julio/2021, publicidad, Imp. Servicio Digital y salida capital</text:p>
          </table:table-cell>
          <table:table-cell office:value-type="float" office:value="56.56" table:style-name="ce25">
            <text:p>56,5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office:value-type="float" office:value="0.25" table:style-name="ce25">
            <text:p>0,2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642.70000000000005" table:style-name="ce25">
            <text:p>642,7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321.32" table:style-name="ce25">
            <text:p>321,3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642.44000000000005" table:style-name="ce25">
            <text:p>642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JU-8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Registro.- Contabilización de Provisión de Beneficios Sociales correspondiente al mes de Julio 2021</text:p>
          </table:table-cell>
          <table:table-cell office:value-type="float" office:value="937.02" table:style-name="ce25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7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ROLES DE PAGO 2DA QUINCENA MES DE JULIO 2021</text:p>
          </table:table-cell>
          <table:table-cell office:value-type="float" office:value="7307.76" table:style-name="ce25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TRANSF. ROLES DE PAGO 2DA QUINCENA MES DE JULIO 2021, A PERFECTO RONQUILLO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7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ROLES DE PAGO 2DA QUINCENA MES DE JULIO 2021</text:p>
          </table:table-cell>
          <table:table-cell office:value-type="float" office:value="450" table:style-name="ce25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2</text:p>
          </table:table-cell>
          <table:table-cell office:value-type="date" office:date-value="2021-07-30T00:00:00" table:style-name="ce22">
            <text:p>30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RODUBANCO TRANSF. ROLES DE PAGO 2DA QUINCENA MES DE JULIO 2021, A PERFECTO RONQUILLO</text:p>
          </table:table-cell>
          <table:table-cell office:value-type="float" office:value="50" table:style-name="ce25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5</text:p>
          </table:table-cell>
          <table:table-cell office:value-type="date" office:date-value="2021-07-05T00:00:00" table:style-name="ce22">
            <text:p>05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38067 COP004-COPIADORA ECUATORIANA CIA LTDA ECUACOPIA SERVICIO ARRIENDO <text:s/>IMPRESORAS BASE Y B/N 512 PERIODO 18 JUN AL 05 JUL 2021</text:p>
          </table:table-cell>
          <table:table-cell office:value-type="float" office:value="51.66" table:style-name="ce25">
            <text:p>5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40 <text:s text:c="2"/>SUPERINTENDENCIA DE COMPAÑIAS</text:p>
          </table:table-cell>
          <table:table-cell office:value-type="string" table:style-name="ce21">
            <text:p>EG-1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SUPERCIA, PAGO DE CONTRIBUCIÓN AÑO 2021</text:p>
          </table:table-cell>
          <table:table-cell office:value-type="float" office:value="1102.33" table:style-name="ce25">
            <text:p>1.102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39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0</text:p>
          </table:table-cell>
          <table:table-cell office:value-type="date" office:date-value="2021-07-03T00:00:00" table:style-name="ce22">
            <text:p>03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176106927 PAC005-CORPORACION NACIONAL DE TELECOMUNICACIONES CNT EP PENSION BASICA SERVICIO#43805540 MES JUNIO-2021 POR TRONCAL</text:p>
          </table:table-cell>
          <table:table-cell office:value-type="float" office:value="18.03" table:style-name="ce25">
            <text:p>18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8</text:p>
          </table:table-cell>
          <table:table-cell office:value-type="date" office:date-value="2021-07-08T00:00:00" table:style-name="ce22">
            <text:p>08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76822408 OTE001-OTECEL S.A PLAN CORP. PERIODO 08-JUN-2021 AL 07-JUL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2</text:p>
          </table:table-cell>
          <table:table-cell office:value-type="date" office:date-value="2021-07-01T00:00:00" table:style-name="ce22">
            <text:p>01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548 TRA009-TRANSFERUNION S.A. COMSION SERV. RED ACTIVA RECAUD LINKOTEL JUN-21</text:p>
          </table:table-cell>
          <table:table-cell office:value-type="float" office:value="76.959999999999994" table:style-name="ce25">
            <text:p>76,9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38 AGE002-AGENCIA DE REGULACION Y CONTROL DE LAS TELECOMUNICACIONES ARCOTEL ARCOTEL 0.5% FACTURACIÓN BRUTA (CONC. TELEFONÍA FIJA Y LOCAL) 2DO TRIMESTRE 2021</text:p>
          </table:table-cell>
          <table:table-cell office:value-type="float" office:value="847.68" table:style-name="ce25">
            <text:p>847,6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2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41 AGE002-AGENCIA DE REGULACION Y CONTROL DE LAS TELECOMUNICACIONES ARCOTEL ARCOTEL CONCESIONES 0.5% SERVICIOS TELECOMUNICACIONES A TRAVÉS DE TERMINALES DE USO PÚBLICO 2DO TRIMESTRE 2021</text:p>
          </table:table-cell>
          <table:table-cell office:value-type="float" office:value="0.18" table:style-name="ce25">
            <text:p>0,1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DF-53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Fact # 239743 AGE002-AGENCIA DE REGULACION Y CONTROL DE LAS TELECOMUNICACIONES ARCOTEL ARCOTEL 0.5% FACTURACIÓN BRUTA (CONC.LARGA DISTANCIA INTERNACIONAL) 2DO TRIMESTRE 2021</text:p>
          </table:table-cell>
          <table:table-cell office:value-type="float" office:value="2.69" table:style-name="ce25">
            <text:p>2,6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3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SERV. TELECOMUNICACIONES A TRAVÉS DE TERMINALES DE USO PÚBLICO</text:p>
          </table:table-cell>
          <table:table-cell office:value-type="float" office:value="0.36" table:style-name="ce25">
            <text:p>0,3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1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TELEFONIA FIJA LOCAL</text:p>
          </table:table-cell>
          <table:table-cell office:value-type="float" office:value="1706.74" table:style-name="ce25">
            <text:p>1.706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1">
            <text:p>NDL-62</text:p>
          </table:table-cell>
          <table:table-cell office:value-type="date" office:date-value="2021-07-29T00:00:00" table:style-name="ce22">
            <text:p>29-jul-21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N/D PACIFICO TRANSF. CANCELACIÓN FODETEL 1% 2DO TRIMESTRE ABR A JUN 2021 POR TELEFONIA LARGA DISTANCIA INTERNACIONAL</text:p>
          </table:table-cell>
          <table:table-cell office:value-type="float" office:value="5.39" table:style-name="ce25">
            <text:p>5,39<text:s/></text:p>
          </table:table-cell>
          <table:table-cell table:number-columns-repeated="16378"/>
        </table:table-row>
        <table:table-row table:number-rows-repeated="1048479" table:style-name="ro2">
          <table:table-cell table:number-columns-repeated="16384"/>
        </table:table-row>
      </table:table>
      <table:table table:name="Gastos_Agosto-2021" table:style-name="ta1"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18" table:default-cell-style-name="ce1"/>
        <table:table-column table:style-name="co2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19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19</text:p>
          </table:table-cell>
          <table:table-cell office:value-type="float" office:value="365.18" table:style-name="ce25">
            <text:p>365,1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20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20</text:p>
          </table:table-cell>
          <table:table-cell office:value-type="float" office:value="90.74" table:style-name="ce25">
            <text:p>90,7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49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A LOS CONSUMOS ESPECIALES MES DE JULIO 2021</text:p>
          </table:table-cell>
          <table:table-cell office:value-type="float" office:value="32.54" table:style-name="ce25">
            <text:p>32,5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0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RETENCIONES EN LA FUENTE MES DE JULIO 2021</text:p>
          </table:table-cell>
          <table:table-cell office:value-type="float" office:value="11.93" table:style-name="ce25">
            <text:p>11,9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1">
            <text:p>NDL-5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PAGO DE IMPUESTOS RTE IVA MES DE JULIO 2021</text:p>
          </table:table-cell>
          <table:table-cell office:value-type="float" office:value="14.96" table:style-name="ce25">
            <text:p>14,9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1">
            <text:p>DF-36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641 ALD003-ALDAS ROMERO ERIK ANDRES COMPRA DE COOLING PAD TRUST (VENTILADOR PARA LAPTOP)</text:p>
          </table:table-cell>
          <table:table-cell office:value-type="float" office:value="35.99" table:style-name="ce25">
            <text:p>35,9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4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14 SEG011-SEGUROS EQUINOCCIAL S.A. SEGURO SEGÚN PÓLIZA#50511 FIDELIDAD</text:p>
          </table:table-cell>
          <table:table-cell office:value-type="float" office:value="417" table:style-name="ce25">
            <text:p>417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6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18 SEG011-SEGUROS EQUINOCCIAL S.A. SEGURO SEGÚN PÓLIZA#52557 RESPONSABILIDAD CIVIL EXTRACONTRACTUAL</text:p>
          </table:table-cell>
          <table:table-cell office:value-type="float" office:value="261" table:style-name="ce25">
            <text:p>261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3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0 SEG011-SEGUROS EQUINOCCIAL S.A. SEGURO SEGÚN PÓLIZA#50548 DINERO Y VALORES</text:p>
          </table:table-cell>
          <table:table-cell office:value-type="float" office:value="208.9" table:style-name="ce25">
            <text:p>208,9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7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1 SEG011-SEGUROS EQUINOCCIAL S.A. SEGURO SEGÚN PÓLIZA #50667 TRANSPORTE INTERNO</text:p>
          </table:table-cell>
          <table:table-cell office:value-type="float" office:value="469" table:style-name="ce25">
            <text:p>469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1">
            <text:p>DF-25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34423 SEG011-SEGUROS EQUINOCCIAL S.A. SEGURO SEGÚN PÓLIZA#50840 MULTIRIESGO INDUSTRIAL</text:p>
          </table:table-cell>
          <table:table-cell office:value-type="float" office:value="1260.9100000000001" table:style-name="ce25">
            <text:p>1.260,9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float" office:value="2250" table:style-name="ce25">
            <text:p>2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9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21 NOG003-NOGALES Y PLATON MANUEL ALEJANDRO HONORARIOS COMO INTERVENTOR MES AGOSTO 2021</text:p>
          </table:table-cell>
          <table:table-cell office:value-type="float" office:value="1250" table:style-name="ce25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38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51 BAQ024-BAQUE BAQUE BYRON PAUL SERVICIOS PROFESIONALES DE TELECOMUNICACIÓN MES AGOSTO 2021</text:p>
          </table:table-cell>
          <table:table-cell office:value-type="float" office:value="222.22" table:style-name="ce25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0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51 EST018-ESTUPIÑAN ANDRADE FRANCISCO JAVIER SERVICIOS PRESTADOS DE TELECOMUNICACIONES MES AGOSTO 2021</text:p>
          </table:table-cell>
          <table:table-cell office:value-type="float" office:value="444.44" table:style-name="ce25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41</text:p>
          </table:table-cell>
          <table:table-cell office:value-type="date" office:date-value="2021-08-26T00:00:00" table:style-name="ce22">
            <text:p>2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48 UCF073-BAQUERIZO DAVILA PABLO JONATHAN HONORARIOS PROFESIONALES MES AGOSTO 2021</text:p>
          </table:table-cell>
          <table:table-cell office:value-type="float" office:value="4000" table:style-name="ce25">
            <text:p>4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1">
            <text:p>DF-10</text:p>
          </table:table-cell>
          <table:table-cell office:value-type="date" office:date-value="2021-08-17T00:00:00" table:style-name="ce22">
            <text:p>1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 NAZ003-NAZARENO ANGULO ERIKA JENNIFFER SERVICIOS PROFESIONALES DE TELECOMUNICACIONES MES DE AGOSTO 2021</text:p>
          </table:table-cell>
          <table:table-cell office:value-type="float" office:value="2000" table:style-name="ce25">
            <text:p>2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1">
            <text:p>DF-60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27756 DAT001-DATAFAST CIA LTDA SERVICIO CONEXION 20-AGO A 19-SEP</text:p>
          </table:table-cell>
          <table:table-cell office:value-type="float" office:value="4.75" table:style-name="ce25">
            <text:p>4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F-8</text:p>
          </table:table-cell>
          <table:table-cell office:value-type="date" office:date-value="2021-08-19T00:00:00" table:style-name="ce22">
            <text:p>19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9 MOR034-MOREIRA GOMEZ JORDY DAVID SERVICIOS DE TRANSPORTE TÉCNICOS DIAS 03, 05, 06 Y 12 - 10 Y 13 (1/2 DÍA) <text:s/>AGOSTO 2021</text:p>
          </table:table-cell>
          <table:table-cell office:value-type="float" office:value="200" table:style-name="ce25">
            <text:p>2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3142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2 ROD023-RODRIGUEZ GOMEZ FERNANDO ALBERTO REEMBOLSO DE GASTOS DE MOVILIZACION DEL 01 AL 31 AGO/2021</text:p>
          </table:table-cell>
          <table:table-cell office:value-type="float" office:value="78" table:style-name="ce25">
            <text:p>7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1">
            <text:p>DR-314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3 MER005-MERELO ANGULO ROBERTO MANUEL REEMBOLSO DE GASTOS POR MOVILIZACIÓN, CUMPLEAÑOS DE AGOSTO Y ENVIÓ DE DTOS A SERVIENTREGA 2021</text:p>
          </table:table-cell>
          <table:table-cell office:value-type="float" office:value="160" table:style-name="ce25">
            <text:p>16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8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float" office:value="570" table:style-name="ce25">
            <text:p>5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29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0 TEL001-TELCONET S.A. SERVICIO POR L3MPLS 30720 K CNTCORREOSGYE, BACKUP L3MPLS 30720K CNTCORREOSGYE2, CANAL TELEFONIA MES AGOSTO 2021</text:p>
          </table:table-cell>
          <table:table-cell office:value-type="float" office:value="630" table:style-name="ce25">
            <text:p>63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0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1 TEL001-TELCONET S.A. SERVICIO DE CLOUDMAIL 5 GB(30 CORREO), CLOUD EMAIL PROTECTION BASICO 30 DOMINIO NETVOICE MES AGOSTO 2021</text:p>
          </table:table-cell>
          <table:table-cell office:value-type="float" office:value="142.32" table:style-name="ce25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8002 TEL001-TELCONET S.A. SERVICIO POR UNIDAD VIRTUAL MES AGOSTO 2021</text:p>
          </table:table-cell>
          <table:table-cell office:value-type="float" office:value="3608.46" table:style-name="ce25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2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603 TEL001-TELCONET S.A. SERVICIO POR CANAL TELEFONIA, CLEAR CHANNEL TDMOIP 3 E1 30144K LINKO_MOVIL MES AGOSTO 2021</text:p>
          </table:table-cell>
          <table:table-cell office:value-type="float" office:value="280" table:style-name="ce25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3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604 TEL001-TELCONET S.A. SERVICIO PO LÍNEAS TELEFÓNICAS MES AGOSTO 2021</text:p>
          </table:table-cell>
          <table:table-cell office:value-type="float" office:value="1420" table:style-name="ce25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1">
            <text:p>DF-34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59921 TEL001-TELCONET S.A. SERVICIO POR ENLACE TDM CLEAR CHANNEL CONTRA SETEL 1E1 MES AGOSTO 2021</text:p>
          </table:table-cell>
          <table:table-cell office:value-type="float" office:value="70" table:style-name="ce25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1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49 TEL011-TELCOMAG S.A. MANTENIMIENTO TÉCNICO REDES Y EQUIPO TELEFÓNICO MES DE AGOSTO 2021</text:p>
          </table:table-cell>
          <table:table-cell office:value-type="float" office:value="6363.63" table:style-name="ce25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1">
            <text:p>DF-12</text:p>
          </table:table-cell>
          <table:table-cell office:value-type="date" office:date-value="2021-08-16T00:00:00" table:style-name="ce22">
            <text:p>1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3121 PER002-PERMONSA S. A. COMPRA DE UN ADAPTADOR TELEFONICO 4 PUERTOS Y CUATRO ADAPTADOR TELEFONICO ANALOGO</text:p>
          </table:table-cell>
          <table:table-cell office:value-type="float" office:value="247.5" table:style-name="ce25">
            <text:p>247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9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4622 UMS437-ASOC. DE MORADORES DE LA URB. MATICES DE SAMBORONDON CONSUMO DE ENERGÍA ELÉCTRICA DE LA ANTENA DE MATICES MES DE AGOSTO <text:s/>2021</text:p>
          </table:table-cell>
          <table:table-cell office:value-type="float" office:value="85" table:style-name="ce25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4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42865 COR018-CNEL EP CONSUMO DE ENERGÍA ELÉCTRICA, COD:0400885886, BTA. MERCEDES MOLINA</text:p>
          </table:table-cell>
          <table:table-cell office:value-type="float" office:value="19.920000000000002" table:style-name="ce25">
            <text:p>19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6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52702 COR018-CNEL EP CONSUMO DE ENERGÍA ELÉCTRICA, COD:0400890778, VLLE ALTO</text:p>
          </table:table-cell>
          <table:table-cell office:value-type="float" office:value="11.44" table:style-name="ce25">
            <text:p>11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3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1954339 COR018-CNEL EP CONSUMO DE ENERGÍA ELÉCTRICA, COD:0400895534, VIA AL SOL</text:p>
          </table:table-cell>
          <table:table-cell office:value-type="float" office:value="17.190000000000001" table:style-name="ce25">
            <text:p>17,1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55</text:p>
          </table:table-cell>
          <table:table-cell office:value-type="date" office:date-value="2021-08-17T00:00:00" table:style-name="ce22">
            <text:p>1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2081596 COR018-CNEL EP CONSUMO DE ENERGÍA ELÉCTRICA, COD:0400902939, EL CARACOL</text:p>
          </table:table-cell>
          <table:table-cell office:value-type="float" office:value="7.49" table:style-name="ce25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0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241168 COR018-CNEL EP CONSUMO DE ENERGÍA ELECTRICA, COD:42138201, URB. TERRASOL</text:p>
          </table:table-cell>
          <table:table-cell office:value-type="float" office:value="14.97" table:style-name="ce25">
            <text:p>14,9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2</text:p>
          </table:table-cell>
          <table:table-cell office:value-type="date" office:date-value="2021-08-07T00:00:00" table:style-name="ce22">
            <text:p>07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319516 COR018-CNEL EP CONSUMO DE ENERGÍA ELECTRICA, COD:5385091, MANABI.MANTA, MES JULIO/2021</text:p>
          </table:table-cell>
          <table:table-cell office:value-type="float" office:value="13.52" table:style-name="ce25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DF-21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322481 COR018-CNEL EP CONSUMO DE ENERGÍA ELECTRICA, COD:0900420945, URB. CAPRI</text:p>
          </table:table-cell>
          <table:table-cell office:value-type="float" office:value="9.89" table:style-name="ce25">
            <text:p>9,8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1">
            <text:p>NDL-42</text:p>
          </table:table-cell>
          <table:table-cell office:value-type="date" office:date-value="2021-08-25T00:00:00" table:style-name="ce22">
            <text:p>2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CANCELACIÓN DE ENERGIA ELECTRICA, PORTAL AL SOL, CTV, COD:200017298429</text:p>
          </table:table-cell>
          <table:table-cell office:value-type="float" office:value="10.76" table:style-name="ce25">
            <text:p>10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1">
            <text:p>DF-19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 PAC005-CORPORACION NACIONAL DE TELECOMUNICACIONES CNT EP CONSUMO TELEFÓNICO MES DE JULIO-2021, TEF:42682706</text:p>
          </table:table-cell>
          <table:table-cell office:value-type="float" office:value="12.03" table:style-name="ce25">
            <text:p>12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2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25 IST001-ISTARTDIGITAL S.A. MANEJO DE REDES SOCIALES</text:p>
          </table:table-cell>
          <table:table-cell office:value-type="float" office:value="500" table:style-name="ce25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1">
            <text:p>DF-62</text:p>
          </table:table-cell>
          <table:table-cell office:value-type="date" office:date-value="2021-08-23T00:00:00" table:style-name="ce22">
            <text:p>2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01 SOL017-SOLUCIONES INFORMATICAS PARA FIRMA ELECTRONICA GEEKTECH S.A. CONTRATOS ELECTRONICOS PERIODO 01 AL 31 JULIO 2021</text:p>
          </table:table-cell>
          <table:table-cell office:value-type="float" office:value="64" table:style-name="ce25">
            <text:p>6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4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251 CEV006-CEVALLOS CANDO JORGE ANTONIO MANTENIMIENTO A SURTIDORES DE AGUA - MARCA TEKNO SIN MOTOR COLOR GRIS</text:p>
          </table:table-cell>
          <table:table-cell office:value-type="float" office:value="32" table:style-name="ce25">
            <text:p>3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5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212 ARA001-ARAGUNDI HERRERA ERICK ROBERTO COMPRA DE 25 UNIFORMES (BOXEO)</text:p>
          </table:table-cell>
          <table:table-cell office:value-type="float" office:value="475" table:style-name="ce25">
            <text:p>47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14</text:p>
          </table:table-cell>
          <table:table-cell office:value-type="date" office:date-value="2021-08-11T00:00:00" table:style-name="ce22">
            <text:p>1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721 TRA010-TRANSPORTES JUEZ S.A. TRANSJUEZ SERVICIO DE GRÚA, VEHÍCULO: PLACA GQB-0110 (TRÁMITE DPTO. JURIDICO)</text:p>
          </table:table-cell>
          <table:table-cell office:value-type="float" office:value="50" table:style-name="ce25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F-42</text:p>
          </table:table-cell>
          <table:table-cell office:value-type="date" office:date-value="2021-08-08T00:00:00" table:style-name="ce22">
            <text:p>0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7581789 OTE001-OTECEL S.A PLAN CORP. 08-JUL-2021 AL 07-AGO-2021</text:p>
          </table:table-cell>
          <table:table-cell office:value-type="float" office:value="313.26" table:style-name="ce25">
            <text:p>313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1">
            <text:p>DR-314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Liqu # 2713 MER005-MERELO ANGULO ROBERTO MANUEL REEMBOLSO DE GASTOS POR MOVILIZACIÓN, CUMPLEAÑOS DE AGOSTO Y ENVIÓ DE DTOS A SERVIENTREGA 2021</text:p>
          </table:table-cell>
          <table:table-cell office:value-type="float" office:value="48.74" table:style-name="ce25">
            <text:p>48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6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69409 BAN006-BANCO PICHINCHA C.A. TARIFA POR COMISIÓN</text:p>
          </table:table-cell>
          <table:table-cell office:value-type="float" office:value="7.87" table:style-name="ce25">
            <text:p>7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5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685115 DIN003-DINERS CLUB DEL ECUADOR S.A. SOCIEDAD FINANCIERA TARIFA POR COMISIÓN</text:p>
          </table:table-cell>
          <table:table-cell office:value-type="float" office:value="13.91" table:style-name="ce25">
            <text:p>13,9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4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264822 DIN003-DINERS CLUB DEL ECUADOR S.A. SOCIEDAD FINANCIERA TARIFA DE COMISIÓN</text:p>
          </table:table-cell>
          <table:table-cell office:value-type="float" office:value="21.26" table:style-name="ce25">
            <text:p>21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1">
            <text:p>DF-61</text:p>
          </table:table-cell>
          <table:table-cell office:value-type="date" office:date-value="2021-08-02T00:00:00" table:style-name="ce22">
            <text:p>0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6603232 BAN007-BANCO DE GUAYAQUIL S.A. FACT.COMIS.LIQUIDACION PAGO DEPOSITOS DE VOUCHERS TARJETAS DE CREDITO</text:p>
          </table:table-cell>
          <table:table-cell office:value-type="float" office:value="26.55" table:style-name="ce25">
            <text:p>26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1">
            <text:p>DF-48</text:p>
          </table:table-cell>
          <table:table-cell office:value-type="date" office:date-value="2021-08-16T00:00:00" table:style-name="ce22">
            <text:p>1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584109 OTE001-OTECEL S.A INTERCONEXIÓN MES DE JULIO 2021, MIN: 115988.37 T: 0.01015, COMPENSA FACT#368632</text:p>
          </table:table-cell>
          <table:table-cell office:value-type="float" office:value="1442.99" table:style-name="ce25">
            <text:p>1.442,9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1">
            <text:p>AG-3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-Contabilización Servicio mensuales por soporte técnico Global Think Tecnology S.A. mes de agosto 2021, Factura#00004-00000559 y cuota 5/10 por Denoc setup</text:p>
          </table:table-cell>
          <table:table-cell office:value-type="float" office:value="3000" table:style-name="ce25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5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6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3 PAC005-CORPORACION NACIONAL DE TELECOMUNICACIONES CNT EP PENSION BASICA SERVICIO#43805540 MES JULIO-2021 POR TRONCAL</text:p>
          </table:table-cell>
          <table:table-cell office:value-type="float" office:value="120" table:style-name="ce25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7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4 PAC005-CORPORACION NACIONAL DE TELECOMUNICACIONES CNT EP PENSIÓN BÁSICA MES DE JULIO-2021 PILOTO#891422 ENLACE LINKO-ETAPA CUENCA</text:p>
          </table:table-cell>
          <table:table-cell office:value-type="float" office:value="481" table:style-name="ce25">
            <text:p>481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18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5 PAC005-CORPORACION NACIONAL DE TELECOMUNICACIONES CNT EP PENSIÓN BÁSICA MES DE JULIO-2021, PILOTO 891537, ENLACE LINKO-CNT MOVIL</text:p>
          </table:table-cell>
          <table:table-cell office:value-type="float" office:value="292" table:style-name="ce25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6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358 PAC005-CORPORACION NACIONAL DE TELECOMUNICACIONES CNT EP INTERCONEXIÓN MÓVIL MES DE JUNIO 2021, MEDICIÓN 23.477,52 TASA USD <text:s/>0,013470</text:p>
          </table:table-cell>
          <table:table-cell office:value-type="float" office:value="316.24" table:style-name="ce25">
            <text:p>316,2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35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90 PAC005-CORPORACION NACIONAL DE TELECOMUNICACIONES CNT EP INTERCONEXIÓN FIJO MES AGOSTO 2021, MEDICIÓN 169.513,65 TASA USD 0.011905, COMPENSA FACT#368640</text:p>
          </table:table-cell>
          <table:table-cell office:value-type="float" office:value="2018.06" table:style-name="ce25">
            <text:p>2.018,0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1">
            <text:p>DF-45</text:p>
          </table:table-cell>
          <table:table-cell office:value-type="date" office:date-value="2021-08-20T00:00:00" table:style-name="ce22">
            <text:p>2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91 PAC005-CORPORACION NACIONAL DE TELECOMUNICACIONES CNT EP INTERCONEXIÓN MÓVIL MES DE JULIO 2021, MEDICIÓN 22.437,72 TASA USD 0,013470</text:p>
          </table:table-cell>
          <table:table-cell office:value-type="float" office:value="302.24" table:style-name="ce25">
            <text:p>302,2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46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101 CON002-CONECEL S.A INTERCONEXIÓN MÓVIL MES DE JULIO 2021, MIN 254361.35, TS 0.010150, COMPENSA FACT#368638</text:p>
          </table:table-cell>
          <table:table-cell office:value-type="float" office:value="2581.77" table:style-name="ce25">
            <text:p>2.581,7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1">
            <text:p>DF-37</text:p>
          </table:table-cell>
          <table:table-cell office:value-type="date" office:date-value="2021-08-19T00:00:00" table:style-name="ce22">
            <text:p>19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4109 CON002-CONECEL S.A INTERCONEXIÓN FIJO MES DE AGOSTO 2021</text:p>
          </table:table-cell>
          <table:table-cell office:value-type="float" office:value="102.44" table:style-name="ce25">
            <text:p>10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1">
            <text:p>DF-5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357 PAC005-CORPORACION NACIONAL DE TELECOMUNICACIONES CNT EP INTERCONEXIÓN FIJO MES DE JUNIO 2021, MEDICIÓN 181.975,63 TASA USD 0.011905</text:p>
          </table:table-cell>
          <table:table-cell office:value-type="float" office:value="2166.42" table:style-name="ce25">
            <text:p>2.166,4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49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75 SET001-SETEL S.A INTERCONEXIÓN MES DE JULIO 2021, MINUTOS:14.583,98 / PRECIO UNITARIO: 0,008905, COMPENSA FACT#368634</text:p>
          </table:table-cell>
          <table:table-cell office:value-type="float" office:value="129.87" table:style-name="ce25">
            <text:p>129,8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1">
            <text:p>DF-50</text:p>
          </table:table-cell>
          <table:table-cell office:value-type="date" office:date-value="2021-08-18T00:00:00" table:style-name="ce22">
            <text:p>1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476 SET001-SETEL S.A COUBICACION JULIO 2021</text:p>
          </table:table-cell>
          <table:table-cell office:value-type="float" office:value="135.30000000000001" table:style-name="ce25">
            <text:p>135,3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13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175253 ETA001-ETAPA EP FACILIDADES Y CO-UBICACIÓN JULIO 2021</text:p>
          </table:table-cell>
          <table:table-cell office:value-type="float" office:value="283.5" table:style-name="ce25">
            <text:p>283,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1">
            <text:p>DF-47</text:p>
          </table:table-cell>
          <table:table-cell office:value-type="date" office:date-value="2021-08-12T00:00:00" table:style-name="ce22">
            <text:p>12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188536 ETA001-ETAPA EP INTERCONEXIÓN MES DE JULIO 2021, MIN 3.480,62M/TASA 0,008905, COMPENSA FACT#368632</text:p>
          </table:table-cell>
          <table:table-cell office:value-type="float" office:value="30.99" table:style-name="ce25">
            <text:p>30,9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8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080164 BAN006-BANCO PICHINCHA C.A. COSTO POR SERVICIO FINANCIERO MES DE AGOSTO 2021</text:p>
          </table:table-cell>
          <table:table-cell office:value-type="float" office:value="199.85" table:style-name="ce25">
            <text:p>199,8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6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13570 UCK445-BANCO DEL PACIFICO CARGOS FINANC. NO BONIFIC</text:p>
          </table:table-cell>
          <table:table-cell office:value-type="float" office:value="9.44" table:style-name="ce25">
            <text:p>9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9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62162952 UCK445-BANCO DEL PACIFICO COSTO POR <text:s/>SERVICIOS FINANCIEROS MES DE AGOSTO 2021</text:p>
          </table:table-cell>
          <table:table-cell office:value-type="float" office:value="83.02" table:style-name="ce25">
            <text:p>83,0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F-57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435524 BAN007-BANCO DE GUAYAQUIL S.A. SERVICIOS FACTURADOS EN ESTADOS DE CUENTA CORRIENTE MES DE AGOSTO 2021</text:p>
          </table:table-cell>
          <table:table-cell office:value-type="float" office:value="123.54" table:style-name="ce25">
            <text:p>123,5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53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office:value-type="float" office:value="74.7" table:style-name="ce25">
            <text:p>74,7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18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S BANCARIOS BCO PICHINCHA COMP RET #193907</text:p>
          </table:table-cell>
          <table:table-cell office:value-type="float" office:value="68.489999999999995" table:style-name="ce25">
            <text:p>68,4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17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GASTOS BANCARIOS BCO PICHINCHA COMP RET #194031</text:p>
          </table:table-cell>
          <table:table-cell office:value-type="float" office:value="1.06" table:style-name="ce25">
            <text:p>1,0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8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GASTOS BANCARIOS POR COMISIÓN MES DE AGOSTO 2021</text:p>
          </table:table-cell>
          <table:table-cell office:value-type="float" office:value="2.2000000000000002" table:style-name="ce25">
            <text:p>2,2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22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GLOBAL THINK TECNOLOGY S.A. MES DE AGOSTO-2021 Y CUOTA 5/10</text:p>
          </table:table-cell>
          <table:table-cell office:value-type="float" office:value="150" table:style-name="ce25">
            <text:p>1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NDL-52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GASTOS BANCARIOS MES DE AGOSTO 2021</text:p>
          </table:table-cell>
          <table:table-cell office:value-type="float" office:value="36.24" table:style-name="ce25">
            <text:p>36,2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1">
            <text:p>DR-3141</text:p>
          </table:table-cell>
          <table:table-cell office:value-type="date" office:date-value="2021-08-31T00:00:00" table:style-name="ce22">
            <text:p>3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C # 129694 BAN007-BANCO DE GUAYAQUIL S.A. N/C APLICA A FACTURA#001-007-003435524 POR SERVICIOS FACTURADOS EN ESTADO DE CTA. CTE. (COM TRANSF SPI RECIBIDA)</text:p>
          </table:table-cell>
          <table:table-cell table:style-name="ce1"/>
          <table:table-cell office:value-type="float" office:value="0.2" table:style-name="ce26">
            <text:p>-0,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3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office:value-type="float" office:value="4.58" table:style-name="ce25">
            <text:p>4,5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2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office:value-type="float" office:value="17.059999999999999" table:style-name="ce25">
            <text:p>17,06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8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/text:p>
          </table:table-cell>
          <table:table-cell office:value-type="float" office:value="6.24" table:style-name="ce25">
            <text:p>6,24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9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SCOVER CANCELACION DEBITO TARJETAS PICHICHA- PAGO DE FACT 4980 POR DEP EN CTA #DOC 938886</text:p>
          </table:table-cell>
          <table:table-cell office:value-type="float" office:value="0.08" table:style-name="ce25">
            <text:p>0,08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0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DISCOVER CANCELACION DEBITO TARJETAS PICHICNHA- PAGO DE FACT 367633- 367663- 5073- 367659- 367872- 367975 POR DEP EN CTA #DOC 872570</text:p>
          </table:table-cell>
          <table:table-cell office:value-type="float" office:value="0.4" table:style-name="ce25">
            <text:p>0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1">
            <text:p>DF-52</text:p>
          </table:table-cell>
          <table:table-cell office:value-type="date" office:date-value="2021-08-21T00:00:00" table:style-name="ce22">
            <text:p>2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5097 OTE001-OTECEL S.A COMPRA DE CHIP (C.BUSTOS - 0998594231)</text:p>
          </table:table-cell>
          <table:table-cell office:value-type="float" office:value="5.35" table:style-name="ce25">
            <text:p>5,35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2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EJTAS GUAYAQUIL-PAGO DE FACT 368101</text:p>
          </table:table-cell>
          <table:table-cell office:value-type="float" office:value="7.0000000000000007E-2" table:style-name="ce25">
            <text:p>0,07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office:value-type="float" office:value="25.33" table:style-name="ce25">
            <text:p>25,33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4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office:value-type="float" office:value="3.57" table:style-name="ce25">
            <text:p>3,57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6</text:p>
          </table:table-cell>
          <table:table-cell office:value-type="date" office:date-value="2021-08-05T00:00:00" table:style-name="ce22">
            <text:p>05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office:value-type="float" office:value="12.09" table:style-name="ce25">
            <text:p>12,09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7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office:value-type="float" office:value="3.46" table:style-name="ce25">
            <text:p>3,46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5</text:p>
          </table:table-cell>
          <table:table-cell office:value-type="date" office:date-value="2021-08-06T00:00:00" table:style-name="ce22">
            <text:p>06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- PAGO DE FACT 366694 - 367710- 367693- 5091- 360267- 362770- 365314 POR DEP EN CTA #DOC 582397</text:p>
          </table:table-cell>
          <table:table-cell office:value-type="float" office:value="5.09" table:style-name="ce25">
            <text:p>5,09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530102 <text:s text:c="2"/>GASTOS VARIOS</text:p>
          </table:table-cell>
          <table:table-cell office:value-type="string" table:style-name="ce21">
            <text:p>NC-11</text:p>
          </table:table-cell>
          <table:table-cell office:value-type="date" office:date-value="2021-08-10T00:00:00" table:style-name="ce22">
            <text:p>1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VISA - MASTERCARD - PACIFICARD CANCELACION DEBITO TARJETAS PICHINCHA.- PAGO DE FACT 5091<text:s text:c="2"/></text:p>
          </table:table-cell>
          <table:table-cell office:value-type="float" office:value="0.16" table:style-name="ce25">
            <text:p>0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642.70000000000005" table:style-name="ce25">
            <text:p>642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333.3" table:style-name="ce25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321.32" table:style-name="ce25">
            <text:p>321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642.44000000000005" table:style-name="ce25">
            <text:p>64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1">
            <text:p>AG-12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Registro.- Contabilización de Provisión de Beneficios Sociales correspondiente al mes de Agosto 2021</text:p>
          </table:table-cell>
          <table:table-cell office:value-type="float" office:value="937.02" table:style-name="ce25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7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ROLES DE PAGO 2DA QUINCENA MES DE AGOSTO 2021</text:p>
          </table:table-cell>
          <table:table-cell office:value-type="float" office:value="7307.76" table:style-name="ce25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1">
            <text:p>NDL-48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ROLES DE PAGO 2DA QUINCENA MES DE AGOSTO 2021</text:p>
          </table:table-cell>
          <table:table-cell office:value-type="float" office:value="404.4" table:style-name="ce25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7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ACIFICO TRANSF. ROLES DE PAGO 2DA QUINCENA MES DE AGOSTO 2021</text:p>
          </table:table-cell>
          <table:table-cell office:value-type="float" office:value="450" table:style-name="ce25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1">
            <text:p>NDL-48</text:p>
          </table:table-cell>
          <table:table-cell office:value-type="date" office:date-value="2021-08-30T00:00:00" table:style-name="ce22">
            <text:p>3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RODUBANCO TRANSF. ROLES DE PAGO 2DA QUINCENA MES DE AGOSTO 2021</text:p>
          </table:table-cell>
          <table:table-cell office:value-type="float" office:value="50" table:style-name="ce25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1">
            <text:p>DF-4</text:p>
          </table:table-cell>
          <table:table-cell office:value-type="date" office:date-value="2021-08-10T00:00:00" table:style-name="ce22">
            <text:p>10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38686 COP004-COPIADORA ECUATORIANA CIA LTDA ECUACOPIA SERVICIO ARRIENDO <text:s/>IMPRESORAS BASE Y B/N#502 MES DE AGOSTO 2021</text:p>
          </table:table-cell>
          <table:table-cell office:value-type="float" office:value="51.53" table:style-name="ce25">
            <text:p>51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9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 PAC005-CORPORACION NACIONAL DE TELECOMUNICACIONES CNT EP CONSUMO TELEFÓNICO MES DE JULIO-2021, TEF:42682706</text:p>
          </table:table-cell>
          <table:table-cell office:value-type="float" office:value="1.8" table:style-name="ce25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5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16</text:p>
          </table:table-cell>
          <table:table-cell office:value-type="date" office:date-value="2021-08-03T00:00:00" table:style-name="ce22">
            <text:p>0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177930783 PAC005-CORPORACION NACIONAL DE TELECOMUNICACIONES CNT EP PENSION BASICA SERVICIO#43805540 MES JULIO-2021 POR TRONCAL</text:p>
          </table:table-cell>
          <table:table-cell office:value-type="float" office:value="18" table:style-name="ce25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1">
            <text:p>DF-42</text:p>
          </table:table-cell>
          <table:table-cell office:value-type="date" office:date-value="2021-08-08T00:00:00" table:style-name="ce22">
            <text:p>08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77581789 OTE001-OTECEL S.A PLAN CORP. 08-JUL-2021 AL 07-AGO-2021</text:p>
          </table:table-cell>
          <table:table-cell office:value-type="float" office:value="63" table:style-name="ce25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1">
            <text:p>DF-3</text:p>
          </table:table-cell>
          <table:table-cell office:value-type="date" office:date-value="2021-08-01T00:00:00" table:style-name="ce22">
            <text:p>01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Fact # 2599 TRA009-TRANSFERUNION S.A. COMSION SERV. RED ACTIVA RECAUD LINKOTEL JUL-21</text:p>
          </table:table-cell>
          <table:table-cell office:value-type="float" office:value="84.48" table:style-name="ce25">
            <text:p>84,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4 <text:s text:c="2"/>1.5 O/OO POR MIL CAPITAL EN GIRO</text:p>
          </table:table-cell>
          <table:table-cell office:value-type="string" table:style-name="ce21">
            <text:p>NDL-19</text:p>
          </table:table-cell>
          <table:table-cell office:value-type="date" office:date-value="2021-08-04T00:00:00" table:style-name="ce22">
            <text:p>04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19</text:p>
          </table:table-cell>
          <table:table-cell office:value-type="float" office:value="1635.72" table:style-name="ce25">
            <text:p>1.635,7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4 <text:s text:c="2"/>1.5 O/OO POR MIL CAPITAL EN GIRO</text:p>
          </table:table-cell>
          <table:table-cell office:value-type="string" table:style-name="ce21">
            <text:p>NDL-20</text:p>
          </table:table-cell>
          <table:table-cell office:value-type="date" office:date-value="2021-08-13T00:00:00" table:style-name="ce22">
            <text:p>13-ago-21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N/D PICHINCHA TRANSF. CANCELACIÓN DE 1.5 POR MIL AÑO 2020</text:p>
          </table:table-cell>
          <table:table-cell office:value-type="float" office:value="1799.87" table:style-name="ce25">
            <text:p>1.799,87<text:s/></text:p>
          </table:table-cell>
          <table:table-cell table:number-columns-repeated="16378"/>
        </table:table-row>
        <table:table-row table:number-rows-repeated="1048467" table:style-name="ro2">
          <table:table-cell table:number-columns-repeated="16384"/>
        </table:table-row>
      </table:table>
      <table:table table:name="Gastos_Septiembre-2021" table:style-name="ta1"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50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70324 COR018-CNEL EP CONSUMO DE ENERGÍA ELÉCTRICA, COD:0400890778, VALLE ALTO</text:p>
          </table:table-cell>
          <table:table-cell office:value-type="float" office:value="0.01" table:style-name="ce32">
            <text:p>0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EG-2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M.I. MUNICIPALIDAD DE GUAYAQUIL, PAGO DE PATENTE MUNICIPAL AÑOS DEL 2016 AL 2021</text:p>
          </table:table-cell>
          <table:table-cell office:value-type="float" office:value="3266.81" table:style-name="ce32">
            <text:p>3.266,8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CB-1</text:p>
          </table:table-cell>
          <table:table-cell office:value-type="date" office:date-value="2021-09-07T00:00:00" table:style-name="ce29">
            <text:p>0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C PRODUBANCO AJUSTE DE INTERESES ASUMIDOS POR PRODUBANCO / SRI-IMPUESTOS MES JULIO 2021</text:p>
          </table:table-cell>
          <table:table-cell table:style-name="ce1"/>
          <table:table-cell office:value-type="float" office:value="59.43" table:style-name="ce31">
            <text:p>-59,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15 ALD003-ALDAS ROMERO ERIK ANDRES COMPRA DE LECTOR CADDY 9.5MM, SSD KINGSTON A400 480GB SATA-III 2.5 (SA400S37/480G), RAM HP S1 SERIES 8GB Y LIMPIEZA - MANTENIMIENTO DE LAPTOP</text:p>
          </table:table-cell>
          <table:table-cell office:value-type="float" office:value="167.64" table:style-name="ce32">
            <text:p>167,6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16 ALD003-ALDAS ROMERO ERIK ANDRES COMPRA DE SSD KINGSTON A400 480GB SATA-III 2.5 (SA400S37/480G), MEMORIA RAM KINGSTON 4GB, ENCLOSURE ADATA ED600 Y LIMPIEZA - MANTENIMIENTO DE LAPTOP</text:p>
          </table:table-cell>
          <table:table-cell office:value-type="float" office:value="155.29" table:style-name="ce32">
            <text:p>155,2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5</text:p>
          </table:table-cell>
          <table:table-cell office:value-type="date" office:date-value="2021-09-24T00:00:00" table:style-name="ce29">
            <text:p>2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30 NOG003-NOGALES Y PLATON MANUEL ALEJANDRO HONORARIOS COMO INTERVENTOR MES DE SEP 2021</text:p>
          </table:table-cell>
          <table:table-cell office:value-type="float" office:value="1250" table:style-name="ce32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7</text:p>
          </table:table-cell>
          <table:table-cell office:value-type="date" office:date-value="2021-09-24T00:00:00" table:style-name="ce29">
            <text:p>2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2 BAQ024-BAQUE BAQUE BYRON PAUL SERVICIOS PROFESIONALES DE TELECOMUNICACIONES MES DE SEP/2021 Y MANTENIMIENTO DE INFRAESTRUCTURA DE PLANTA EXTERNA A NIVEL SOTWARE Y HARDWARE EN EQUIPOS GATEWAY GRADSTREAM EN URBANIZACIONES: VALLE ALTO, SEYMOUR, PO</text:p>
          </table:table-cell>
          <table:table-cell office:value-type="float" office:value="222.22" table:style-name="ce32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8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3 EST018-ESTUPIÑAN ANDRADE FRANCISCO JAVIER SERVICIOS PRESTADOS DE TELECOMUNICACIONES MES DE SEP 2021</text:p>
          </table:table-cell>
          <table:table-cell office:value-type="float" office:value="444.44" table:style-name="ce32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13</text:p>
          </table:table-cell>
          <table:table-cell office:value-type="date" office:date-value="2021-09-10T00:00:00" table:style-name="ce29">
            <text:p>1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30 LLE004-LLERENA MIÑO NORMAN DAVID SERVICIOS PROFESIONALES</text:p>
          </table:table-cell>
          <table:table-cell office:value-type="float" office:value="2352.46" table:style-name="ce32">
            <text:p>2.352,4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7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50 UCF073-BAQUERIZO DAVILA PABLO JONATHAN HONORARIOS PROFESIONALES MES DE SEP 2021</text:p>
          </table:table-cell>
          <table:table-cell office:value-type="float" office:value="4000" table:style-name="ce32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8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99 ARR005-ARROBA PIEDRA RODRIGO HONORARIOS PROFESIONALES JUBILACIÓN PATRONAL TODO EL PERSONAL E INDEMNIZACIONES LABORALES POR DESAHUCIO TODO EL PERSONAL BAJO NIIF - NIC 19, AÑO 2021</text:p>
          </table:table-cell>
          <table:table-cell office:value-type="float" office:value="300" table:style-name="ce32">
            <text:p>3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3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 NAZ003-NAZARENO ANGULO ERIKA JENNIFFER SERVICIOS PROFESIONALES DE TELECOMUNICACIÓN MES DE SEP 2021 (C.BARRIGON)</text:p>
          </table:table-cell>
          <table:table-cell office:value-type="float" office:value="2000" table:style-name="ce32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53</text:p>
          </table:table-cell>
          <table:table-cell office:value-type="date" office:date-value="2021-09-05T00:00:00" table:style-name="ce29">
            <text:p>0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579080 DAT001-DATAFAST CIA LTDA SERVICIO CONEXION PERIODO 20-SEP A 19-OCT</text:p>
          </table:table-cell>
          <table:table-cell office:value-type="float" office:value="4.75" table:style-name="ce32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6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2 MOR034-MOREIRA GOMEZ JORDY DAVID SERVICIO DE TRANSPORTE TÉCNICO (DÍAS 17, 19, 24, 26, 31/AGO/2021</text:p>
          </table:table-cell>
          <table:table-cell office:value-type="float" office:value="200" table:style-name="ce32">
            <text:p>2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15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3 MOR034-MOREIRA GOMEZ JORDY DAVID SERVICIO DE TRANSPORTE TÉCNICO (DÍAS 02, 07, 09, 13 Y 15 SEP/2021)</text:p>
          </table:table-cell>
          <table:table-cell office:value-type="float" office:value="160" table:style-name="ce32">
            <text:p>16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48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5 MOR034-MOREIRA GOMEZ JORDY DAVID SERVICIOS DE TRANSPORTE TÉCNICO (DÍAS 16, 21, 23, 28, 29 Y 30 SEP/2021)</text:p>
          </table:table-cell>
          <table:table-cell office:value-type="float" office:value="240" table:style-name="ce32">
            <text:p>24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352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5 ROD023-RODRIGUEZ GOMEZ FERNANDO ALBERTO REEMBOLSO DE GASTOS DEL 01 AL 30 DE SEP 2021</text:p>
          </table:table-cell>
          <table:table-cell office:value-type="float" office:value="44" table:style-name="ce32">
            <text:p>4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353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6 MER005-MERELO ANGULO ROBERTO MANUEL REEMBOLSO DE GASTOS DEL 01 AL 30 SEP 2021</text:p>
          </table:table-cell>
          <table:table-cell office:value-type="float" office:value="140" table:style-name="ce32">
            <text:p>14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6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112 TEL001-TELCONET S.A. SERVICIOS POR L3MPLS 1024 K ETAPABMALOCUENCA, L3MPLS 10240 K LEVEL3PROSPERINA, L3MPLS 1024 K ETAPARUMIURCUCUENCA, L3MPLS 5120 K CONTECONGYE, L3MPLS 30720K LINKOVALLECNT MES DE SEP/2021</text:p>
          </table:table-cell>
          <table:table-cell office:value-type="float" office:value="570" table:style-name="ce32">
            <text:p>5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7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58 TEL001-TELCONET S.A. SERVICIO POR L3MPLS 30720 K CNTCORREOSGYE, BACKUP L3MPLS 30720K CNTCORREOSGYE2, CANAL TELEFONIA MES DE SEP/2021</text:p>
          </table:table-cell>
          <table:table-cell office:value-type="float" office:value="630" table:style-name="ce32">
            <text:p>63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8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59 TEL001-TELCONET S.A. SERVICIOS POR LÍNEAS TELÉFONICAS MES DE SEP/2021</text:p>
          </table:table-cell>
          <table:table-cell office:value-type="float" office:value="1420" table:style-name="ce32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60 TEL001-TELCONET S.A. SERVICIO POR CLOUD EMAIL PROTECTION BASICO 30 DOMINIO, CLOUDMAIL 5 GB(30 CORREO) MES DE SEP/2021</text:p>
          </table:table-cell>
          <table:table-cell office:value-type="float" office:value="142.32" table:style-name="ce32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0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1461 TEL001-TELCONET S.A. SERVICIO POR UNIDAD VIRTUAL MES DE SEP/2021</text:p>
          </table:table-cell>
          <table:table-cell office:value-type="float" office:value="3608.46" table:style-name="ce32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1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3083 TEL001-TELCONET S.A. SERVICIO POR CANAL TELEFONIA, CLEAR CHANNEL TDMOIP 3 E1 30144K LINKO_MOVIL MES DE SEP/2021</text:p>
          </table:table-cell>
          <table:table-cell office:value-type="float" office:value="280" table:style-name="ce32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2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63411 TEL001-TELCONET S.A. SERVICIO POR ENLACE TDM CLEAR CHANNEL CONTRA SETEL 1E1 MES DE SEP/2021</text:p>
          </table:table-cell>
          <table:table-cell office:value-type="float" office:value="70" table:style-name="ce32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8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67 TEL011-TELCOMAG S.A. MANTENIMIENTO TÉCNICO REDES Y EQUIPO TELEFÓNICO MES DE SEPTIEMBRE 2021</text:p>
          </table:table-cell>
          <table:table-cell office:value-type="float" office:value="6363.63" table:style-name="ce32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4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85 COM029-COMSADIMTELCO S.A. COMPRA DE DOS PATCH CORD DE <text:s/>6M/10M MÁS ENVIO MERCADERIA</text:p>
          </table:table-cell>
          <table:table-cell office:value-type="float" office:value="17.73" table:style-name="ce32">
            <text:p>17,7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34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4837 UMS437-ASOC. DE MORADORES DE LA URB. MATICES DE SAMBORONDON CONSUMO DE ENERGÍA ELÉCTRICA DE LA ANTENA DE MATICES MES DE SEP <text:s/>2021</text:p>
          </table:table-cell>
          <table:table-cell office:value-type="float" office:value="85" table:style-name="ce32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13730 COR018-CNEL EP CONSUMO DE ENERGÍA ELECTRICA, COD:0400885886, BTA. MERCEDES MOLINA</text:p>
          </table:table-cell>
          <table:table-cell office:value-type="float" office:value="20.27" table:style-name="ce32">
            <text:p>20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9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68085 COR018-CNEL EP CONSUMO DE ENERGÍA ELÉCTRICA, COD:0400895534, VIA AL SOL</text:p>
          </table:table-cell>
          <table:table-cell office:value-type="float" office:value="19.66" table:style-name="ce32">
            <text:p>19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50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770324 COR018-CNEL EP CONSUMO DE ENERGÍA ELÉCTRICA, COD:0400890778, VALLE ALTO</text:p>
          </table:table-cell>
          <table:table-cell office:value-type="float" office:value="11.35" table:style-name="ce32">
            <text:p>11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51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2802895 COR018-CNEL EP CONSUMO DE ENERGÍA ELÉ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9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575067 COR018-CNEL EP CONSUMO DE ENERGÍA ELÉCTRICA, COD:0900421382, URB. TERRASOL</text:p>
          </table:table-cell>
          <table:table-cell office:value-type="float" office:value="16.07" table:style-name="ce32">
            <text:p>16,0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11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47538 COR018-CNEL EP CONSUMO DE ENERGÍA ELÉCTRICA, COD:5385091, MANABI-MANTA</text:p>
          </table:table-cell>
          <table:table-cell office:value-type="float" office:value="13.52" table:style-name="ce32">
            <text:p>13,5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10</text:p>
          </table:table-cell>
          <table:table-cell office:value-type="date" office:date-value="2021-09-05T00:00:00" table:style-name="ce29">
            <text:p>0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683607 COR018-CNEL EP CONSUMO DE ENERGÍA ELÉCTRICA, COD:0900420945, URB. CAPRI</text:p>
          </table:table-cell>
          <table:table-cell office:value-type="float" office:value="9.6199999999999992" table:style-name="ce32">
            <text:p>9,6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NDL-57</text:p>
          </table:table-cell>
          <table:table-cell office:value-type="date" office:date-value="2021-09-20T00:00:00" table:style-name="ce29">
            <text:p>2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CANCELACIÓN POR CONSUMO DE ENERGÍA ELÉCTRICA, COD:200017298429, PORTAL AL SOL, CTV</text:p>
          </table:table-cell>
          <table:table-cell office:value-type="float" office:value="2.7" table:style-name="ce32">
            <text:p>2,7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33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5 PAC005-CORPORACION NACIONAL DE TELECOMUNICACIONES CNT EP CONSUMO TELÉFONICO#42682706 MES DE AGOSTO 2021</text:p>
          </table:table-cell>
          <table:table-cell office:value-type="float" office:value="12.01" table:style-name="ce32">
            <text:p>12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7</text:p>
          </table:table-cell>
          <table:table-cell office:value-type="date" office:date-value="2021-09-07T00:00:00" table:style-name="ce29">
            <text:p>0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29 IST001-ISTARTDIGITAL S.A. MANEJO DE REDES SOCIALES</text:p>
          </table:table-cell>
          <table:table-cell office:value-type="float" office:value="500" table:style-name="ce32">
            <text:p>5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24</text:p>
          </table:table-cell>
          <table:table-cell office:value-type="date" office:date-value="2021-09-17T00:00:00" table:style-name="ce29">
            <text:p>1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31 SOL017-SOLUCIONES INFORMATICAS PARA FIRMA ELECTRONICA GEEKTECH S.A. CONTRATOS ELECTRONICOS : PERIODO 01 AL 31 AGOSTO 2021</text:p>
          </table:table-cell>
          <table:table-cell office:value-type="float" office:value="71" table:style-name="ce32">
            <text:p>71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39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3 SOL017-SOLUCIONES INFORMATICAS PARA FIRMA ELECTRONICA GEEKTECH S.A. CONTRATOS ELECTRONICOS PERIODO 01 AL 31 JULIO 2021</text:p>
          </table:table-cell>
          <table:table-cell office:value-type="float" office:value="64" table:style-name="ce32">
            <text:p>64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R-3181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C # 207 SOL017-SOLUCIONES INFORMATICAS PARA FIRMA ELECTRONICA GEEKTECH S.A. N/C APLICA A FACTURA#002-001-000000701 POR DEVOLUCIÓN (ANULACIÓN/FACT)</text:p>
          </table:table-cell>
          <table:table-cell table:style-name="ce1"/>
          <table:table-cell office:value-type="float" office:value="64" table:style-name="ce31">
            <text:p>-64,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5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8425796 OTE001-OTECEL S.A PLAN CORP. PERIODO 08-AGO-2021 AL 07-SEP-2021</text:p>
          </table:table-cell>
          <table:table-cell office:value-type="float" office:value="313.26" table:style-name="ce32">
            <text:p>313,2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SE-15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Tarj. Corp. compras varias (Amazon.com 257987WKO)</text:p>
          </table:table-cell>
          <table:table-cell office:value-type="float" office:value="1623.74" table:style-name="ce32">
            <text:p>1.623,7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7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815681 BAN006-BANCO PICHINCHA C.A. TARIFA CARGO CRÉDITO CORRIENTE</text:p>
          </table:table-cell>
          <table:table-cell office:value-type="float" office:value="4.55" table:style-name="ce32">
            <text:p>4,5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6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478057 UCK445-BANCO DEL PACIFICO TARIFA POR COMISIÓN</text:p>
          </table:table-cell>
          <table:table-cell office:value-type="float" office:value="0.37" table:style-name="ce32">
            <text:p>0,3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4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734821 DIN003-DINERS CLUB DEL ECUADOR S.A. SOCIEDAD FINANCIERA TARIFA CARGO CRÉDITO CORRIENTE</text:p>
          </table:table-cell>
          <table:table-cell office:value-type="float" office:value="13.35" table:style-name="ce32">
            <text:p>13,3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327261 DIN003-DINERS CLUB DEL ECUADOR S.A. SOCIEDAD FINANCIERA TARIFA CARGO CRÉDITO CORRIENTE</text:p>
          </table:table-cell>
          <table:table-cell office:value-type="float" office:value="21.2" table:style-name="ce32">
            <text:p>21,2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5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6802489 BAN007-BANCO DE GUAYAQUIL S.A. FACT.COMIS.LIQUIDACION PAGO DEPOSITOS DE VOUCHERS TARJETAS DE CREDITO</text:p>
          </table:table-cell>
          <table:table-cell office:value-type="float" office:value="24.83" table:style-name="ce32">
            <text:p>24,8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41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596929 OTE001-OTECEL S.A INTERCONEXIÓN AGOSTO 2021, <text:s/>MIN: 127723.41 T: 0.01015, COMPENSA FACTURA#371302</text:p>
          </table:table-cell>
          <table:table-cell office:value-type="float" office:value="1596.2" table:style-name="ce32">
            <text:p>1.596,2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SE-11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Servicio mensuales por soporte técnico Global Think Tecnology S.A. mes de septiembre 2021, Factura#00004-00000560 y cuota 6/10 por Denoc setup</text:p>
          </table:table-cell>
          <table:table-cell office:value-type="float" office:value="3000" table:style-name="ce32">
            <text:p>3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9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1 PAC005-CORPORACION NACIONAL DE TELECOMUNICACIONES CNT EP PENSIÓN BÁSICA SERVICIO#23820600 MES DE AGOSTO-2021 POR TRONCAL SIP/QUITO/ENLACE 10 CANALES LLAMADA DE VOZ</text:p>
          </table:table-cell>
          <table:table-cell office:value-type="float" office:value="138" table:style-name="ce32">
            <text:p>138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0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2 PAC005-CORPORACION NACIONAL DE TELECOMUNICACIONES CNT EP PENSION BASICA SERVICIO#43805540 MES AGOSTO-2021 POR TRONCAL</text:p>
          </table:table-cell>
          <table:table-cell office:value-type="float" office:value="120" table:style-name="ce32">
            <text:p>1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1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3 PAC005-CORPORACION NACIONAL DE TELECOMUNICACIONES CNT EP PENSIÓN BÁSICA MES DE AGOSTO-2021 PILOTO#891422 ENLACE LINKO-ETAPA CUENCA</text:p>
          </table:table-cell>
          <table:table-cell office:value-type="float" office:value="481" table:style-name="ce32">
            <text:p>481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2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4 PAC005-CORPORACION NACIONAL DE TELECOMUNICACIONES CNT EP PENSIÓN BÁSICA MES DE AGOSTO-2021, PILOTO 891537, ENLACE LINKO-CNT MOVIL</text:p>
          </table:table-cell>
          <table:table-cell office:value-type="float" office:value="292" table:style-name="ce32">
            <text:p>292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5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92 PAC005-CORPORACION NACIONAL DE TELECOMUNICACIONES CNT EP INTERCONEXIÓN MÓVIL MES DE AGOSTO 2021, MEDICIÓN 25.336,54 TASA USD 0,013470, COMPENSA A FACTURA#371308</text:p>
          </table:table-cell>
          <table:table-cell office:value-type="float" office:value="341.28" table:style-name="ce32">
            <text:p>341,2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36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154 CON002-CONECEL S.A INTERCONEXIÓN FIJO MES DE AGOSTO 2021</text:p>
          </table:table-cell>
          <table:table-cell office:value-type="float" office:value="106.17" table:style-name="ce32">
            <text:p>106,1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40</text:p>
          </table:table-cell>
          <table:table-cell office:value-type="date" office:date-value="2021-09-21T00:00:00" table:style-name="ce29">
            <text:p>2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4163 CON002-CONECEL S.A INTERCONEXIÓN MÓVIL MES DE AGOSTO 2021, COMPENSA A FACTURA#371305</text:p>
          </table:table-cell>
          <table:table-cell office:value-type="float" office:value="2718.01" table:style-name="ce32">
            <text:p>2.718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44</text:p>
          </table:table-cell>
          <table:table-cell office:value-type="date" office:date-value="2021-09-15T00:00:00" table:style-name="ce29">
            <text:p>15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91 PAC005-CORPORACION NACIONAL DE TELECOMUNICACIONES CNT EP INTERCONEXIÓN FIJO MES DE AGOSTO 2021, <text:s/>MEDICIÓN 161.537,93 TASA USD 0.011905, COMPENSA A FACTURA#371307</text:p>
          </table:table-cell>
          <table:table-cell office:value-type="float" office:value="1923.11" table:style-name="ce32">
            <text:p>1.923,1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42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86 SET001-SERVICIOS DE TELECOMUNICACIONES SETEL S.A INTERCONEXIÓN MES DE AGOSTO 2021, MINUTOS:12.491,10 / PRECIO UNITARIO: 0,008905, COMPENSA FACTURA#371303</text:p>
          </table:table-cell>
          <table:table-cell office:value-type="float" office:value="111.23" table:style-name="ce32">
            <text:p>111,2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43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587 SET001-SETEL S.A COUBICACION AGOSTO 2021</text:p>
          </table:table-cell>
          <table:table-cell office:value-type="float" office:value="135.30000000000001" table:style-name="ce32">
            <text:p>135,3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12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4539662 ETA001-ETAPA EP FACILIDADES Y CO-UBICACIÓN AGOSTO 2021</text:p>
          </table:table-cell>
          <table:table-cell office:value-type="float" office:value="283.5" table:style-name="ce32">
            <text:p>283,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46</text:p>
          </table:table-cell>
          <table:table-cell office:value-type="date" office:date-value="2021-09-23T00:00:00" table:style-name="ce29">
            <text:p>2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4625042 ETA001-ETAPA EP INTERCONEXIÓN MES DE AGOSTO 2021, <text:s/>MIN 2.445,96M/TASA 0,008905, COMPENSA A FACTURA#371312</text:p>
          </table:table-cell>
          <table:table-cell office:value-type="float" office:value="21.78" table:style-name="ce32">
            <text:p>21,7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CB-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DEVOLUCION COMISION TRANSFEREN <text:s/>DEVOLUCION COMISION TRANSFEREN <text:s/>N/C PACIFICO VALORES POR DEVOLUCION COMISIÓN Y COBRO IVA SERVICIOS MES SEP 2021</text:p>
          </table:table-cell>
          <table:table-cell table:style-name="ce1"/>
          <table:table-cell office:value-type="float" office:value="2.2000000000000002" table:style-name="ce31">
            <text:p>-2,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0985546 BAN006-BANCO PICHINCHA C.A. COSTO POR SERVICIO FINANCIERO MES DE SEP 2021</text:p>
          </table:table-cell>
          <table:table-cell office:value-type="float" office:value="159.33000000000001" table:style-name="ce32">
            <text:p>159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1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15907 UCK445-BANCO DEL PACIFICO COMISION CONSUMO EXT Y CARGOS FINANC. NO BONIFIC</text:p>
          </table:table-cell>
          <table:table-cell office:value-type="float" office:value="12.53" table:style-name="ce32">
            <text:p>12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63981167 UCK445-BANCO DEL PACIFICO COSTO POR SERVICIO FINANCIERO MES DE SEP 2021</text:p>
          </table:table-cell>
          <table:table-cell office:value-type="float" office:value="78.91" table:style-name="ce32">
            <text:p>78,9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21763 BAN007-BANCO DE GUAYAQUIL S.A. SERVICIOS FACTURADOS EN ESTADOS DE CUENTA CORRIENTE MES DE SEP 2021</text:p>
          </table:table-cell>
          <table:table-cell office:value-type="float" office:value="127.02" table:style-name="ce32">
            <text:p>12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4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22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5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28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32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44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8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51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9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5532259 BAN009-BANCO BOLIVARIANO C.A. TARIFA MUNICIPIOS</text:p>
          </table:table-cell>
          <table:table-cell office:value-type="float" office:value="0.51" table:style-name="ce32">
            <text:p>0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562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GASTO BANCARIO PACIFICO #5595986-96069-07626-07716-19235-19342-43551-43610-51655-51722-60638-60753-68755-68823-77189-77287-97530-97636-5704767-04873-19757-19822-12037-12151-28238-28286-49261-49375-57655-57743-64945-65034-72266-72341-79932-80003-5800741-00</text:p>
          </table:table-cell>
          <table:table-cell office:value-type="float" office:value="67.92" table:style-name="ce32">
            <text:p>67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ICHINCHA GASTOS BANCARIOS MES SEP 2021/RET FTE-IVA</text:p>
          </table:table-cell>
          <table:table-cell office:value-type="float" office:value="85.51" table:style-name="ce32">
            <text:p>85,5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GASTOS BANCARIOS MES DE SEP 2021</text:p>
          </table:table-cell>
          <table:table-cell office:value-type="float" office:value="31.3" table:style-name="ce32">
            <text:p>31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R-3530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Liqu # 2716 MER005-MERELO ANGULO ROBERTO MANUEL REEMBOLSO DE GASTOS DEL 01 AL 30 SEP 2021</text:p>
          </table:table-cell>
          <table:table-cell office:value-type="float" office:value="61.58" table:style-name="ce32">
            <text:p>61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41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CANCELACIÓN DE FACTURA#6699 ARROBA PIEDRA RODRIGO, CONSULTORÍA TRIBUTARIA</text:p>
          </table:table-cell>
          <table:table-cell office:value-type="float" office:value="27" table:style-name="ce32">
            <text:p>27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36</text:p>
          </table:table-cell>
          <table:table-cell office:value-type="date" office:date-value="2021-09-28T00:00:00" table:style-name="ce29">
            <text:p>2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EEMBOLSO POR GASTOS DE VIAJE: POR GESTIONES EN DIRECCIÓN FINANCIERA ARCOTEL A AB. G.ZAMBRANO</text:p>
          </table:table-cell>
          <table:table-cell office:value-type="float" office:value="228.42" table:style-name="ce32">
            <text:p>228,4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SE-14</text:p>
          </table:table-cell>
          <table:table-cell office:value-type="date" office:date-value="2021-09-29T00:00:00" table:style-name="ce29">
            <text:p>29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Tarj. Corp. gastos varios periodo del 04 al 29 sep/2021, publicidad, salida capital, N/D comisión, Paypal AmznFree</text:p>
          </table:table-cell>
          <table:table-cell office:value-type="float" office:value="261.86" table:style-name="ce32">
            <text:p>261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8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VISA - MASTERCARD - PACIFICARD CANCELACION DEBITO TARJETAS GUAYAQUIL- PAGO DE FACT 370224- 369126- 370671- 369299- 369853- 368903- 5321- 369122- 370201- 366223- 368868- 370550- 370188- 370931- 370932- 370940- 370857 POR DEP EN CTA#DOC 1945</text:p>
          </table:table-cell>
          <table:table-cell office:value-type="float" office:value="0.25" table:style-name="ce32">
            <text:p>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642.70000000000005" table:style-name="ce32">
            <text:p>642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333.3" table:style-name="ce32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321.32" table:style-name="ce32">
            <text:p>321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642.44000000000005" table:style-name="ce32">
            <text:p>64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SE-9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.- Contabilización de Provisión de Beneficios Sociales correspondiente al mes de Septiembre 2021</text:p>
          </table:table-cell>
          <table:table-cell office:value-type="float" office:value="937.02" table:style-name="ce32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4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TRANSF. ROLES DE PAGO 2DA QUINCENA DE SEPTIEMBRE 2021</text:p>
          </table:table-cell>
          <table:table-cell office:value-type="float" office:value="7307.76" table:style-name="ce32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OLES DE PAGO 2DA QUINCENA MES DE SEP 2021. A RONQUILLO MORAN PERFECTO ISAIAS</text:p>
          </table:table-cell>
          <table:table-cell office:value-type="float" office:value="404.4" table:style-name="ce32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4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ACIFICO TRANSF. ROLES DE PAGO 2DA QUINCENA DE SEPTIEMBRE 2021</text:p>
          </table:table-cell>
          <table:table-cell office:value-type="float" office:value="450" table:style-name="ce32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3</text:p>
          </table:table-cell>
          <table:table-cell office:value-type="date" office:date-value="2021-09-30T00:00:00" table:style-name="ce29">
            <text:p>3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/D PRODUBANCO ROLES DE PAGO 2DA QUINCENA MES DE SEP 2021. A RONQUILLO MORAN PERFECTO ISAIAS</text:p>
          </table:table-cell>
          <table:table-cell office:value-type="float" office:value="50" table:style-name="ce32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26</text:p>
          </table:table-cell>
          <table:table-cell office:value-type="date" office:date-value="2021-09-21T00:00:00" table:style-name="ce29">
            <text:p>2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9541 COP004-COPIADORA ECUATORIANA CIA LTDA ECUACOPIA SERVICIO ARRIENDO <text:s/>IMPRESORAS BASE Y B/N #898 SEP/2021</text:p>
          </table:table-cell>
          <table:table-cell office:value-type="float" office:value="56.67" table:style-name="ce32">
            <text:p>56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F-5</text:p>
          </table:table-cell>
          <table:table-cell office:value-type="date" office:date-value="2021-09-06T00:00:00" table:style-name="ce29">
            <text:p>0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36305 TAB002-TABAREZ TABAREZ HECTOR RENEE COMPRA DE BATERIA (EV6-096411) Y PROTECTOR DE BATERIA</text:p>
          </table:table-cell>
          <table:table-cell office:value-type="float" office:value="98.21" table:style-name="ce32">
            <text:p>98,2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4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5 ROS013-ROSADO GARCIA JONATHAN LEONARDO COMPRA DE DOS LLANTAS POWER TRACK</text:p>
          </table:table-cell>
          <table:table-cell office:value-type="float" office:value="212.5" table:style-name="ce32">
            <text:p>212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3</text:p>
          </table:table-cell>
          <table:table-cell office:value-type="date" office:date-value="2021-09-13T00:00:00" table:style-name="ce29">
            <text:p>1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6 ROS013-ROSADO GARCIA JONATHAN LEONARDO COMPRA DE DOS LLANTAS POWER TRACK</text:p>
          </table:table-cell>
          <table:table-cell office:value-type="float" office:value="212.5" table:style-name="ce32">
            <text:p>212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5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7 ROS013-ROSADO GARCIA JONATHAN LEONARDO COMPRA DE JUEGO DE CABLE DE BUJÍAS, DOS AMORTIZADORES POSTERIORES, <text:s/>ARTICULACIÓN, BARRA LIN, 6 BUJÍAS</text:p>
          </table:table-cell>
          <table:table-cell office:value-type="float" office:value="393" table:style-name="ce32">
            <text:p>39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6</text:p>
          </table:table-cell>
          <table:table-cell office:value-type="date" office:date-value="2021-09-14T00:00:00" table:style-name="ce29">
            <text:p>14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8 ROS013-ROSADO GARCIA JONATHAN LEONARDO COMPRA DE JUEGO DE PASTILLAS DELANTERAS Y POSTERIORES X4, DOS TERMINALES, TRES REFRIGERANTES, REENCAUCHE BASE DE MOTOR POSTERIOR</text:p>
          </table:table-cell>
          <table:table-cell office:value-type="float" office:value="295.3" table:style-name="ce32">
            <text:p>29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7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69 ROS013-ROSADO GARCIA JONATHAN LEONARDO COMPRA DE TREN DELANTERO, CAMBIO DE MANZANA, AMORTIGUADORES, BOCINAS, BUJÍAS, REFRIGERANTES, ACEITE, LIQUIDO DE FRENO</text:p>
          </table:table-cell>
          <table:table-cell office:value-type="float" office:value="400" table:style-name="ce32">
            <text:p>4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8</text:p>
          </table:table-cell>
          <table:table-cell office:value-type="date" office:date-value="2021-09-17T00:00:00" table:style-name="ce29">
            <text:p>17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0 ROS013-ROSADO GARCIA JONATHAN LEONARDO SERVICIO POR CAMBIO DE ACEITE, LIMPIEZA DE INYECTORES, CUERPO DE ACELERACIÓN, CAMBIO DE ACEITE DE CAJA, CAMBIO DE CARTER DE MOTOR</text:p>
          </table:table-cell>
          <table:table-cell office:value-type="float" office:value="379" table:style-name="ce32">
            <text:p>379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9</text:p>
          </table:table-cell>
          <table:table-cell office:value-type="date" office:date-value="2021-09-18T00:00:00" table:style-name="ce29">
            <text:p>1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1 ROS013-ROSADO GARCIA JONATHAN LEONARDO SERVICIO POR CAMBIO DE KIT (CALIPER, RETENEDOR, GUARDAPOLVO, MORDAZA DERECHA)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90</text:p>
          </table:table-cell>
          <table:table-cell office:value-type="date" office:date-value="2021-09-20T00:00:00" table:style-name="ce29">
            <text:p>20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3 ROS013-ROSADO GARCIA JONATHAN LEONARDO SERVICIO POR FILTRO DE CABINA, RECARGA DE GAS, DESMONTAJE, CAMBIO DE CARBONES, MANTENIMIENTO Y MONTAJE DE BLOWER</text:p>
          </table:table-cell>
          <table:table-cell office:value-type="float" office:value="147" table:style-name="ce32">
            <text:p>147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R-3180</text:p>
          </table:table-cell>
          <table:table-cell office:value-type="date" office:date-value="2021-09-22T00:00:00" table:style-name="ce29">
            <text:p>2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NVta # 74 ROS013-ROSADO GARCIA JONATHAN LEONARDO LIMPIEZA, MANTENIMIENTO Y CAMBIO DE CARBONES DEL MOTOR Y REENCAUCHE BASE MOTOR DELANTERO</text:p>
          </table:table-cell>
          <table:table-cell office:value-type="float" office:value="115" table:style-name="ce32">
            <text:p>11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SE-13</text:p>
          </table:table-cell>
          <table:table-cell office:value-type="date" office:date-value="2021-09-16T00:00:00" table:style-name="ce29">
            <text:p>16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Registro-Contabilización Ajuste por asumir valor de retención#11004 Factura#7586 Setel S.A.</text:p>
          </table:table-cell>
          <table:table-cell office:value-type="float" office:value="3.06" table:style-name="ce32">
            <text:p>3,0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0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2 PAC005-CORPORACION NACIONAL DE TELECOMUNICACIONES CNT EP PENSION BASICA SERVICIO#43805540 MES AGOSTO-2021 POR TRONCAL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3</text:p>
          </table:table-cell>
          <table:table-cell office:value-type="date" office:date-value="2021-09-03T00:00:00" table:style-name="ce29">
            <text:p>03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179739295 PAC005-CORPORACION NACIONAL DE TELECOMUNICACIONES CNT EP CONSUMO TELÉFONICO#42682706 MES DE AGOSTO 2021</text:p>
          </table:table-cell>
          <table:table-cell office:value-type="float" office:value="1.8" table:style-name="ce32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5</text:p>
          </table:table-cell>
          <table:table-cell office:value-type="date" office:date-value="2021-09-08T00:00:00" table:style-name="ce29">
            <text:p>08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78425796 OTE001-OTECEL S.A PLAN CORP. PERIODO 08-AGO-2021 AL 07-SEP-2021</text:p>
          </table:table-cell>
          <table:table-cell office:value-type="float" office:value="63" table:style-name="ce32">
            <text:p>6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09-01T00:00:00" table:style-name="ce29">
            <text:p>01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Fact # 2649 TRA009-TRANSFERUNION S.A. COMSION SERV. RED ACTIVA RECAUD LINKOTEL AGO-21</text:p>
          </table:table-cell>
          <table:table-cell office:value-type="float" office:value="79.2" table:style-name="ce32">
            <text:p>79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6 <text:s text:c="2"/>PATENTE DE COMERCIANTES</text:p>
          </table:table-cell>
          <table:table-cell office:value-type="string" table:style-name="ce28">
            <text:p>EG-2</text:p>
          </table:table-cell>
          <table:table-cell office:value-type="date" office:date-value="2021-09-02T00:00:00" table:style-name="ce29">
            <text:p>02-sep-21</text:p>
          </table:table-cell>
          <table:table-cell office:value-type="float" office:value="9" table:style-name="ce23">
            <text:p>9</text:p>
          </table:table-cell>
          <table:table-cell office:value-type="string" table:style-name="ce30">
            <text:p>M.I. MUNICIPALIDAD DE GUAYAQUIL, PAGO DE PATENTE MUNICIPAL AÑOS DEL 2016 AL 2021</text:p>
          </table:table-cell>
          <table:table-cell office:value-type="float" office:value="7325.99" table:style-name="ce32">
            <text:p>7.325,99<text:s/></text:p>
          </table:table-cell>
          <table:table-cell table:number-columns-repeated="16378"/>
        </table:table-row>
        <table:table-row table:number-rows-repeated="1048468" table:style-name="ro2">
          <table:table-cell table:number-columns-repeated="16384"/>
        </table:table-row>
      </table:table>
      <table:table table:name="Gastos_Octubre-2021" table:style-name="ta1"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5 AGE002-AGENCIA DE REGULACION Y CONTROL DE LAS TELECOMUNICACIONES ARCOTEL PAGO DE CONCESIONES 0.5% FACTURACIÓN BRUTA (CONC.LARGA DISTANCIA INTERNACIONAL) Y RELIQUIDACIÓN INTERESES 3ER TRIMESTRE JUL A SEP 2021</text:p>
          </table:table-cell>
          <table:table-cell office:value-type="float" office:value="0.02" table:style-name="ce32">
            <text:p>0,0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DF-35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8 AGE002-AGENCIA DE REGULACION Y CONTROL DE LAS TELECOMUNICACIONES ARCOTEL PAGO DE CONCESIONES 0.5% FACTURACIÓN BRUTA (CONC. TELEFONÍA FIJA Y LOCAL) Y RELIQUIDACIÓN INTERESES, 3ER TRIMESTRE JUL A SEP 2021</text:p>
          </table:table-cell>
          <table:table-cell office:value-type="float" office:value="4.07" table:style-name="ce32">
            <text:p>4,0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SERVICIO DE ACCESO A INTERNET 3ER TRIMESTRE JUL A SEP 2021</text:p>
          </table:table-cell>
          <table:table-cell office:value-type="float" office:value="0.04" table:style-name="ce32">
            <text:p>0,0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2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. LARGA DIST. INTERN. 3ER TRIMESTRE JUL A SEP 2021</text:p>
          </table:table-cell>
          <table:table-cell office:value-type="float" office:value="0.03" table:style-name="ce32">
            <text:p>0,0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1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ONÍA FIJA LOCAL 3ER TRIMESTRE JUL A SEP 2021</text:p>
          </table:table-cell>
          <table:table-cell office:value-type="float" office:value="8.14" table:style-name="ce32">
            <text:p>8,1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5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CANCELACIÓN DE FACTURAS#181442515, #181442516, #181442517, #181442518 CNT EP</text:p>
          </table:table-cell>
          <table:table-cell office:value-type="float" office:value="3.86" table:style-name="ce32">
            <text:p>3,8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0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816 COR026-CORLANQUIMICA S.A. COMPRA DE SUMINISTRO DE OFICINA</text:p>
          </table:table-cell>
          <table:table-cell office:value-type="float" office:value="32.549999999999997" table:style-name="ce32">
            <text:p>32,5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7 <text:s text:c="2"/>ALIMENTACION/MOVILIZACION</text:p>
          </table:table-cell>
          <table:table-cell office:value-type="string" table:style-name="ce28">
            <text:p>DR-394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Liqu # 2718 ROD023-RODRIGUEZ GOMEZ FERNANDO ALBERTO REEMBOLSO DE GASTOS DEL 01 AL 29 OCT 2021</text:p>
          </table:table-cell>
          <table:table-cell office:value-type="float" office:value="36" table:style-name="ce32">
            <text:p>36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4 <text:s text:c="2"/>GASTOS DE VIAJES</text:p>
          </table:table-cell>
          <table:table-cell office:value-type="string" table:style-name="ce28">
            <text:p>DF-15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57 EST018-ESTUPIÑAN ANDRADE FRANCISCO JAVIER REEMBOLSO DE GASTOS DE VIAJE A LA CIUDAD DE QUITO (SUPERVISIÓN DE LA INTALACIÓN DE UN ENLACE DE BACKUP Y DEL CAMBIO DE EQUIPO EN CNT ANDINA)</text:p>
          </table:table-cell>
          <table:table-cell office:value-type="float" office:value="143" table:style-name="ce32">
            <text:p>143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5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4425 AYC004-AYCART VINCENZINI CARRASCO PIERO THOMAS CERTIFICACIÓN DE DOCUMENTOS</text:p>
          </table:table-cell>
          <table:table-cell office:value-type="float" office:value="1.79" table:style-name="ce32">
            <text:p>1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4</text:p>
          </table:table-cell>
          <table:table-cell office:value-type="date" office:date-value="2021-10-06T00:00:00" table:style-name="ce29">
            <text:p>06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08 YCA001-YCAZA SERRANO JUAN ANDRES SERVICIOS POR TRÁMITES LEGALES</text:p>
          </table:table-cell>
          <table:table-cell office:value-type="float" office:value="313.8" table:style-name="ce32">
            <text:p>313,8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2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87 ALD003-ALDAS ROMERO ERIK ANDRES COMPRA DE SSD KINGSTON A400 480GB SATA-III 2.5 (SA400S37/480G), MANTENIMIENTO DE SOFTWARE Y HARDWARE Y LICENCIA WINDOW 10 PRO OEM (LAPTOP-FRANCISCO CENTENO)</text:p>
          </table:table-cell>
          <table:table-cell office:value-type="float" office:value="175.96" table:style-name="ce32">
            <text:p>175,9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3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88 ALD003-ALDAS ROMERO ERIK ANDRES COMPRA DE SSD KINGSTON A400 480GB SATA-III 2.5, RAM CORSAIR VENGEANCE 8GB, MANTENIMIENTO DE SOFTWARE Y HARDWARE Y LICENCIA WINDOW 10 PRO OEM (LAPTOP-ANDREA PEÑA)</text:p>
          </table:table-cell>
          <table:table-cell office:value-type="float" office:value="225.07" table:style-name="ce32">
            <text:p>225,0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14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900 HAL001-HALLON SARCOS LUIS HENRY REPARACIÓN DE BASE DE BISAGRAS (LAPTOP DELL-ANDREA PEÑA/TOSHIBA-FRANCISCO CENTENO)</text:p>
          </table:table-cell>
          <table:table-cell office:value-type="float" office:value="50" table:style-name="ce32">
            <text:p>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3</text:p>
          </table:table-cell>
          <table:table-cell office:value-type="date" office:date-value="2021-10-27T00:00:00" table:style-name="ce29">
            <text:p>2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36 NOG003-NOGALES Y PLATON MANUEL ALEJANDRO HONORARIOS COMO INTERVENTOR MES DE OCTUBRE 2021</text:p>
          </table:table-cell>
          <table:table-cell office:value-type="float" office:value="1250" table:style-name="ce32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7</text:p>
          </table:table-cell>
          <table:table-cell office:value-type="date" office:date-value="2021-10-22T00:00:00" table:style-name="ce29">
            <text:p>2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53 BAQ024-BAQUE BAQUE BYRON PAUL SERVICIOS PROFESIONALES DE TELECOMUNICACIONES MES DE OCT/2021 Y MANTENIMIENTO DE INFRAESTRUCTURA DE PLANTA EXTERNA EN URBACIONES</text:p>
          </table:table-cell>
          <table:table-cell office:value-type="float" office:value="222.22" table:style-name="ce32">
            <text:p>222,2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5</text:p>
          </table:table-cell>
          <table:table-cell office:value-type="date" office:date-value="2021-10-25T00:00:00" table:style-name="ce29">
            <text:p>2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1 EST018-ESTUPIÑAN ANDRADE FRANCISCO JAVIER SERVICIOS PRESTADOS DE TELECOMUNICACIONES MES DE OCT 2021</text:p>
          </table:table-cell>
          <table:table-cell office:value-type="float" office:value="444.44" table:style-name="ce32">
            <text:p>444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8</text:p>
          </table:table-cell>
          <table:table-cell office:value-type="date" office:date-value="2021-10-27T00:00:00" table:style-name="ce29">
            <text:p>2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52 UCF073-BAQUERIZO DAVILA PABLO JONATHAN HONORARIOS PROFESIONALES MES DE OCT 2021</text:p>
          </table:table-cell>
          <table:table-cell office:value-type="float" office:value="4000" table:style-name="ce32">
            <text:p>4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46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8 NAZ003-NAZARENO ANGULO ERIKA JENNIFFER SERVICIOS PROFESIONALES DE TELECOMUNICACIÓN MES DE OCTUBRE 2021</text:p>
          </table:table-cell>
          <table:table-cell office:value-type="float" office:value="2000" table:style-name="ce32">
            <text:p>2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44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630709 DAT001-DATAFAST CIA LTDA SERVICIO CONEXION PERIODO FACTURADO SERVICIOS: 20-OCT A 19-NOV</text:p>
          </table:table-cell>
          <table:table-cell office:value-type="float" office:value="4.75" table:style-name="ce32">
            <text:p>4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11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 MOR034-MOREIRA GOMEZ JORDY DAVID SERVICIO DE TRANSPORTE TÉCNICO (4) DÍAS RECORRIDOS AL 15/SEP/2021</text:p>
          </table:table-cell>
          <table:table-cell office:value-type="float" office:value="160" table:style-name="ce32">
            <text:p>16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7 MOR034-MOREIRA GOMEZ JORDY DAVID SERVICIO DE TRANSPORTE TÉCNICO DÍAS 19, 26 Y 28 MES DE OCT 2021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4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4651 TEL001-TELCONET S.A. SERVICIO POR L3MPLS 1024 K ETAPABMALOCUENCA, L3MPLS 10240 K LEVEL3PROSPERINA, L3MPLS 1024 K ETAPARUMIURCUCUENCA, L3MPLS 5120 K CONTECONGYE, L3MPLS 30720K LINKOVALLECNT, BACKUP L3MPLS 30720K VALLECNT MES DE OCT 2021</text:p>
          </table:table-cell>
          <table:table-cell office:value-type="float" office:value="780" table:style-name="ce32">
            <text:p>7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5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0 TEL001-TELCONET S.A. SERVICIO POR L3MPLS 30720 K CNTCORREOSGYE, BACKUP L3MPLS 30720K CNTCORREOSGYE2, CANAL TELEFONIA MES DE OCT 2021</text:p>
          </table:table-cell>
          <table:table-cell office:value-type="float" office:value="630" table:style-name="ce32">
            <text:p>63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6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1 TEL001-TELCONET S.A. SERVICIOS POR LÍNEAS TELÉFONICA MES DE OCT 2021</text:p>
          </table:table-cell>
          <table:table-cell office:value-type="float" office:value="1420" table:style-name="ce32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7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2 TEL001-TELCONET S.A. SERVICIO DE CLOUDMAIL 5 GB(30 CORREO) Y CLOUD EMAIL PROTECTION BASICO 30 DOMINIO MES DE OCT 2021</text:p>
          </table:table-cell>
          <table:table-cell office:value-type="float" office:value="142.32" table:style-name="ce32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8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5003 TEL001-TELCONET S.A. SERVICIOS POR UNIDAD VIRTUAL MES DE OCT 2021</text:p>
          </table:table-cell>
          <table:table-cell office:value-type="float" office:value="3608.46" table:style-name="ce32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9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6651 TEL001-TELCONET S.A. SERVICIOS POR CANAL TELEFONIA Y CLEAR CHANNEL TDMOIP 3 E1 30144K MES DE OCT 2021</text:p>
          </table:table-cell>
          <table:table-cell office:value-type="float" office:value="280" table:style-name="ce32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30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6980 TEL001-TELCONET S.A. SERVICIOS POR ENLACE TDM CLEAR CHANNEL CONTRA SETEL 1E1 ,MES DE OCT 2021</text:p>
          </table:table-cell>
          <table:table-cell office:value-type="float" office:value="70" table:style-name="ce32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31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67357 TEL001-TELCONET S.A. BACKUP L3MPLS 30720K NETVOICE-LINKOVALLECNT. FACTU RACION POR INSTALACION DEL SERVICIO MES DE OCT 2021</text:p>
          </table:table-cell>
          <table:table-cell office:value-type="float" office:value="150" table:style-name="ce32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87 TEL011-TELCOMAG S.A. MANTENIMIENTO TÉCNICO REDES Y EQUIPO TELEFÓNICO MES DE OCTUBRE 2021</text:p>
          </table:table-cell>
          <table:table-cell office:value-type="float" office:value="6363.63" table:style-name="ce32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774 ORT009-ORTIZ LUQUE SERGIO FABRICIO CERRADURA MARCA GEO EN PUERTA DE HIERRO EN CUARTO DE EQUIPOS URB. TERRASOL (ABIERTA Y INSTALACIÓN)</text:p>
          </table:table-cell>
          <table:table-cell office:value-type="float" office:value="71.430000000000007" table:style-name="ce32">
            <text:p>71,4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1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4952 UMS437-ASOC. DE MORADORES DE LA URB. MATICES DE SAMBORONDON CONSUMO DE ENERGÍA ELÉCTRICA DE LA ANTENA DE MATICES MES DE OCT <text:s/>2021</text:p>
          </table:table-cell>
          <table:table-cell office:value-type="float" office:value="85" table:style-name="ce32">
            <text:p>85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39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393767 COR018-CNEL EP CONSUMO DE ENERGÍA ELÉCTRICA, COD:0400895534, VIA AL SOL</text:p>
          </table:table-cell>
          <table:table-cell office:value-type="float" office:value="20.350000000000001" table:style-name="ce32">
            <text:p>20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0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17485 COR018-CNEL EP CONSUMO DE ENREGÍA ELÉCTRICA, COD:0400890778, VALLE ALTO</text:p>
          </table:table-cell>
          <table:table-cell office:value-type="float" office:value="11.35" table:style-name="ce32">
            <text:p>11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1</text:p>
          </table:table-cell>
          <table:table-cell office:value-type="date" office:date-value="2021-10-12T00:00:00" table:style-name="ce29">
            <text:p>12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19452 COR018-CNEL EP CONSUMO DE ENERGÍA ELECTRICA, COD:0400885886, BTA. MERCEDES MOLINA</text:p>
          </table:table-cell>
          <table:table-cell office:value-type="float" office:value="20.78" table:style-name="ce32">
            <text:p>20,7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2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3494886 COR018-CNEL EP CONSUMO ENERGÍA ELÉ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36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42840 COR018-CNEL EP CONSUMO DE ENERGÍA ELÉCTRICA , COD:0900421382, URB. TERRASOL</text:p>
          </table:table-cell>
          <table:table-cell office:value-type="float" office:value="12.05" table:style-name="ce32">
            <text:p>12,0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38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76277 COR018-CNEL EP CONSUMO DE ENERGÍA ELÉCTRICA, COD:5385091, MANABÍ-MANTA, SETIEMBRE-2021</text:p>
          </table:table-cell>
          <table:table-cell office:value-type="float" office:value="13.52" table:style-name="ce32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3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068786 COR018-CNEL EP CONSUMO DE ENERGÍA ELÉCTRICA, COD:0900420945, URB. CAPRI</text:p>
          </table:table-cell>
          <table:table-cell office:value-type="float" office:value="9.75" table:style-name="ce32">
            <text:p>9,7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NDL-4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CANCELACIÓN DE ENERGÍA ELÉCTRICA PORTAL AL SOL, CTV, CNEL EP</text:p>
          </table:table-cell>
          <table:table-cell office:value-type="float" office:value="10.92" table:style-name="ce32">
            <text:p>10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23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9 PAC005-CORPORACION NACIONAL DE TELECOMUNICACIONES CNT EP CONSUMO TELEFÓNICO MES DE SEP-2021, TEF:42682706</text:p>
          </table:table-cell>
          <table:table-cell office:value-type="float" office:value="12" table:style-name="ce32">
            <text:p>1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8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60246 SEC002-SECURITY DATA SEGURIDAD EN DATOS Y FIRMA DIGITAL S.A. RENOVACION SSL ADVANTAGE DOMINIO MI NETVOICE EC (CERTIFICADOS SSL ADVANTAGE)</text:p>
          </table:table-cell>
          <table:table-cell office:value-type="float" office:value="965.55" table:style-name="ce32">
            <text:p>965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9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31 IST001-ISTARTDIGITAL S.A. MANEJO REDES SOCIALES</text:p>
          </table:table-cell>
          <table:table-cell office:value-type="float" office:value="500" table:style-name="ce32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8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60 SOL017-SOLUCIONES INFORMATICAS PARA FIRMA ELECTRONICA GEEKTECH S.A. CONTRATOS ELECTRONICOS PERIODO: 01 AL 30 SEPTIEMBRE 2021</text:p>
          </table:table-cell>
          <table:table-cell office:value-type="float" office:value="68" table:style-name="ce32">
            <text:p>6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2</text:p>
          </table:table-cell>
          <table:table-cell office:value-type="date" office:date-value="2021-10-08T00:00:00" table:style-name="ce29">
            <text:p>0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925736 OTE001-OTECEL S.A PLAN CORP. PERIODO 08-SEP-2021 AL 07-OCT-2021</text:p>
          </table:table-cell>
          <table:table-cell office:value-type="float" office:value="324.33999999999997" table:style-name="ce32">
            <text:p>324,3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R-3948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Liqu # 2717 MER005-MERELO ANGULO ROBERTO MANUEL REEMBOLSO DE GASTOS DEL 01 AL 29 DE OCT 2021</text:p>
          </table:table-cell>
          <table:table-cell office:value-type="float" office:value="239.9" table:style-name="ce32">
            <text:p>239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5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60331 BAN006-BANCO PICHINCHA C.A. TARIFA POR COMISIÓN</text:p>
          </table:table-cell>
          <table:table-cell office:value-type="float" office:value="4.1399999999999997" table:style-name="ce32">
            <text:p>4,1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4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781679 DIN003-DINERS CLUB DEL ECUADOR S.A. SOCIEDAD FINANCIERA TARIFA POR COMISIÓN</text:p>
          </table:table-cell>
          <table:table-cell office:value-type="float" office:value="14.58" table:style-name="ce32">
            <text:p>14,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3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389771 DIN003-DINERS CLUB DEL ECUADOR S.A. SOCIEDAD FINANCIERA TARIFA COMISIÓN</text:p>
          </table:table-cell>
          <table:table-cell office:value-type="float" office:value="18.27" table:style-name="ce32">
            <text:p>18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7</text:p>
          </table:table-cell>
          <table:table-cell office:value-type="date" office:date-value="2021-10-04T00:00:00" table:style-name="ce29">
            <text:p>0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992687 BAN007-BANCO DE GUAYAQUIL S.A. SERVICIO POR FACT.COMIS.LIQUIDACION PAGO DEPOSITOS DE VOUCHERS TARJETAS DE CREDITO</text:p>
          </table:table-cell>
          <table:table-cell office:value-type="float" office:value="20.98" table:style-name="ce32">
            <text:p>20,9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53</text:p>
          </table:table-cell>
          <table:table-cell office:value-type="date" office:date-value="2021-10-14T00:00:00" table:style-name="ce29">
            <text:p>1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609904 OTE001-OTECEL S.A INTERCONEXIÓN MES DE SEP 2021, MIN: 148436.66 T: 0.01015, COMPENSA FACTURA#373989</text:p>
          </table:table-cell>
          <table:table-cell office:value-type="float" office:value="1870.1" table:style-name="ce32">
            <text:p>1.870,1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OC-8</text:p>
          </table:table-cell>
          <table:table-cell office:value-type="date" office:date-value="2021-10-04T00:00:00" table:style-name="ce29">
            <text:p>04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-Contabilización Servicio mensuales por Actualización y mantenimiento evolutivo Global Think Tecnology S.A. mes de octubre 2021, Factura#00004-00000561 y cuota 7/10 por Denoc setup</text:p>
          </table:table-cell>
          <table:table-cell office:value-type="float" office:value="3000" table:style-name="ce32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19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5 PAC005-CORPORACION NACIONAL DE TELECOMUNICACIONES CNT EP PENSIÓN BÁSICA SERVICIO#23820600 MES DE SEP-2021 POR TRONCAL SIP/QUITO/ENLACE 10 CANALES LLAMADA DE VOZ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0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6 PAC005-CORPORACION NACIONAL DE TELECOMUNICACIONES CNT EP PENSION BASICA SERVICIO#43805540 MES DE SEP-2021 POR TRONCAL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1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7 PAC005-CORPORACION NACIONAL DE TELECOMUNICACIONES CNT EP PENSIÓN BÁSICA MES DE SEP-2021 PILOTO#891422 ENLACE LINKO-ETAPA CUENCA</text:p>
          </table:table-cell>
          <table:table-cell office:value-type="float" office:value="400.83" table:style-name="ce32">
            <text:p>400,8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2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8 PAC005-CORPORACION NACIONAL DE TELECOMUNICACIONES CNT EP PENSIÓN BÁSICA MES DE SEP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9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15 PAC005-CORPORACION NACIONAL DE TELECOMUNICACIONES CNT EP INTERCONEXIÓN FIJO MES DE SEP 202, MEDICIÓN 162.276,32 TASA USD 0.011905, COMPENSA FACT#373991</text:p>
          </table:table-cell>
          <table:table-cell office:value-type="float" office:value="1931.9" table:style-name="ce32">
            <text:p>1.931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50</text:p>
          </table:table-cell>
          <table:table-cell office:value-type="date" office:date-value="2021-10-15T00:00:00" table:style-name="ce29">
            <text:p>1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16 PAC005-CORPORACION NACIONAL DE TELECOMUNICACIONES CNT EP INTERCONEXIÓN MÓVIL MES DE SEP 2021, MEDICIÓN 32.688,98 TASA USD 0,013470, COMPENSA FACTURA#373990</text:p>
          </table:table-cell>
          <table:table-cell office:value-type="float" office:value="440.32" table:style-name="ce32">
            <text:p>440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16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206 CON002-CONECEL S.A INTERCONEXIÓN FIJO MES DE SEP/2021</text:p>
          </table:table-cell>
          <table:table-cell office:value-type="float" office:value="110.91" table:style-name="ce32">
            <text:p>110,9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51</text:p>
          </table:table-cell>
          <table:table-cell office:value-type="date" office:date-value="2021-10-21T00:00:00" table:style-name="ce29">
            <text:p>2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4223 CON002-CONECEL S.A INTERCONEXIÓN MÓVIL MES DE SEP 2021, COMPENSA FACTURA#373995</text:p>
          </table:table-cell>
          <table:table-cell office:value-type="float" office:value="3190.38" table:style-name="ce32">
            <text:p>3.190,3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54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71 SET001-SETEL S.A INTERCONEXIÓN MES DE SEP 2021, MINUTOS: 12.329,13 / PRECIO UNITARIO: 0,008905, COMPENSA FACTURA#373994</text:p>
          </table:table-cell>
          <table:table-cell office:value-type="float" office:value="109.79" table:style-name="ce32">
            <text:p>109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55</text:p>
          </table:table-cell>
          <table:table-cell office:value-type="date" office:date-value="2021-10-19T00:00:00" table:style-name="ce29">
            <text:p>1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772 SET001-SETEL S.A COUBICACION SEPTIEMBRE 2021</text:p>
          </table:table-cell>
          <table:table-cell office:value-type="float" office:value="135.30000000000001" table:style-name="ce32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6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4891142 ETA001-ETAPA EP FACILIDADES Y CO-UBICACIÓN/SEPT-2021</text:p>
          </table:table-cell>
          <table:table-cell office:value-type="float" office:value="283.5" table:style-name="ce32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52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4976881 ETA001-ETAPA EP INTERCONEXIÓN MES DE SEP 2021, COMPENSA FACTURA#373992</text:p>
          </table:table-cell>
          <table:table-cell office:value-type="float" office:value="22.25" table:style-name="ce32">
            <text:p>22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8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107234 BAN006-BANCO PICHINCHA C.A. COSTO POR SERVICIO FINANCIERO MES DE NOV 2021</text:p>
          </table:table-cell>
          <table:table-cell office:value-type="float" office:value="149.29" table:style-name="ce32">
            <text:p>149,2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0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18297 UCK445-BANCO DEL PACIFICO COMISION CONSUMO EXT CON LA TARJ. CORP</text:p>
          </table:table-cell>
          <table:table-cell office:value-type="float" office:value="6.79" table:style-name="ce32">
            <text:p>6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1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65588037 UCK445-BANCO DEL PACIFICO COSTO POR SERVICIOS FINANIEROS MES DE NOV 2021</text:p>
          </table:table-cell>
          <table:table-cell office:value-type="float" office:value="78.290000000000006" table:style-name="ce32">
            <text:p>78,2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62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513086 UCK445-BANCO DEL PACIFICO TARIFA POR COMISIÓN</text:p>
          </table:table-cell>
          <table:table-cell office:value-type="float" office:value="0.12" table:style-name="ce32">
            <text:p>0,1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9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605520 BAN007-BANCO DE GUAYAQUIL S.A. SERVICIOS FACTURADOS EN ESTADOS DE CUENTA CORRIENTE MES DE NOV 2021</text:p>
          </table:table-cell>
          <table:table-cell office:value-type="float" office:value="114.22" table:style-name="ce32">
            <text:p>114,2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5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ACIFICO #5836572-36648-65297-65414-74301-74398-82762-82855-90815-90873-5919708-19820-27369-27431-34896-34981-41911-41974-49458-49592-75498-75630-83704-83769-92529-92619-6000916-1009-9834-9889-30646-30692-38415-38519-46469-46507-57849-57917</text:p>
          </table:table-cell>
          <table:table-cell office:value-type="float" office:value="63.84" table:style-name="ce32">
            <text:p>63,8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7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ICHINCHA COMP RET #197888</text:p>
          </table:table-cell>
          <table:table-cell office:value-type="float" office:value="4.9000000000000004" table:style-name="ce32">
            <text:p>4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3968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GASTO BANCARIO PICHINCHA COMP RET #197982</text:p>
          </table:table-cell>
          <table:table-cell office:value-type="float" office:value="0.18" table:style-name="ce32">
            <text:p>0,1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7</text:p>
          </table:table-cell>
          <table:table-cell office:value-type="date" office:date-value="2021-10-31T00:00:00" table:style-name="ce29">
            <text:p>3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ICHINCHA GASTOS BANCARIOS MES OCT 2021/RET FTE-IVA</text:p>
          </table:table-cell>
          <table:table-cell office:value-type="float" office:value="84.74" table:style-name="ce32">
            <text:p>84,7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2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BCOS CORRESPONSALES TRANSF <text:s/>EXT. OR<text:s text:c="2"/></text:p>
          </table:table-cell>
          <table:table-cell office:value-type="float" office:value="20" table:style-name="ce32">
            <text:p>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3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GASTOS BANCARIOS MES DE OCT 2021</text:p>
          </table:table-cell>
          <table:table-cell office:value-type="float" office:value="141.34" table:style-name="ce32">
            <text:p>141,3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1</text:p>
          </table:table-cell>
          <table:table-cell office:value-type="date" office:date-value="2021-10-28T00:00:00" table:style-name="ce29">
            <text:p>2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IMPUESTO ISD TRANSFERENCIAS EXTERIOR<text:s text:c="2"/></text:p>
          </table:table-cell>
          <table:table-cell office:value-type="float" office:value="150" table:style-name="ce32">
            <text:p>1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60</text:p>
          </table:table-cell>
          <table:table-cell office:value-type="date" office:date-value="2021-10-25T00:00:00" table:style-name="ce29">
            <text:p>2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IMPUESTO ISD TRANSFERENCIAS EXTERIOR<text:s text:c="3"/></text:p>
          </table:table-cell>
          <table:table-cell office:value-type="float" office:value="90" table:style-name="ce32">
            <text:p>9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3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CANCELACIÓN DE FACTURA#79257368 <text:s/>OTECEL S.A.</text:p>
          </table:table-cell>
          <table:table-cell office:value-type="float" office:value="0.27" table:style-name="ce32">
            <text:p>0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3</text:p>
          </table:table-cell>
          <table:table-cell office:value-type="date" office:date-value="2021-10-05T00:00:00" table:style-name="ce29">
            <text:p>05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VISA - MASTERCARD - PACIFICARD CANCELACION DEBITO TARJETAS GUAYAQUIL-PAGO DE FACT 372841- 371965- 371785- 372854- 371533 <text:s/>- 373208- 372514- 371789- 372874- 371567- 370330- 372982- 5562- 373329- 373573- 373647- 373648- 373655 POR DEP EN CTA #DOC 1945</text:p>
          </table:table-cell>
          <table:table-cell office:value-type="float" office:value="0.26" table:style-name="ce32">
            <text:p>0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642.70000000000005" table:style-name="ce32">
            <text:p>642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333.3" table:style-name="ce32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321.32" table:style-name="ce32">
            <text:p>321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642.44000000000005" table:style-name="ce32">
            <text:p>64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OC-9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.- Contabilización de Provisión de Beneficios Sociales correspondiente al mes de Octubre 2021</text:p>
          </table:table-cell>
          <table:table-cell office:value-type="float" office:value="937.02" table:style-name="ce32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ROLES DE PAGO 2DA QUINCENA MES DE OCTUBRE 2021</text:p>
          </table:table-cell>
          <table:table-cell office:value-type="float" office:value="7307.76" table:style-name="ce32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7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TRANSF. ROL DE PAGO 2DA QUINCENA MES DE OCT 2021, A PERFECTO ISAIAS RONQUILLO MORAN</text:p>
          </table:table-cell>
          <table:table-cell office:value-type="float" office:value="404.4" table:style-name="ce32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6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TRANSF. ROLES DE PAGO 2DA QUINCENA MES DE OCTUBRE 2021</text:p>
          </table:table-cell>
          <table:table-cell office:value-type="float" office:value="450" table:style-name="ce32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7</text:p>
          </table:table-cell>
          <table:table-cell office:value-type="date" office:date-value="2021-10-29T00:00:00" table:style-name="ce29">
            <text:p>29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RODUBANCO TRANSF. ROL DE PAGO 2DA QUINCENA MES DE OCT 2021, A PERFECTO ISAIAS RONQUILLO MORAN</text:p>
          </table:table-cell>
          <table:table-cell office:value-type="float" office:value="50" table:style-name="ce32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7</text:p>
          </table:table-cell>
          <table:table-cell office:value-type="date" office:date-value="2021-10-13T00:00:00" table:style-name="ce29">
            <text:p>1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39805 COP004-COPIADORA ECUATORIANA CIA LTDA ECUACOPIA SERVICIO ARRIEND0 IMPRESORA BASE Y B/N#1964 MES DE OCT/2021</text:p>
          </table:table-cell>
          <table:table-cell office:value-type="float" office:value="70.53" table:style-name="ce32">
            <text:p>70,5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OC-1</text:p>
          </table:table-cell>
          <table:table-cell office:value-type="date" office:date-value="2021-10-07T00:00:00" table:style-name="ce29">
            <text:p>07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Registro-Contabilización Ajuste por asumir valor de retención#10053 factura#1774 Ortiz Luque Sergio</text:p>
          </table:table-cell>
          <table:table-cell office:value-type="float" office:value="7.25" table:style-name="ce32">
            <text:p>7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19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5 PAC005-CORPORACION NACIONAL DE TELECOMUNICACIONES CNT EP PENSIÓN BÁSICA SERVICIO#23820600 MES DE SEP-2021 POR TRONCAL SIP/QUITO/ENLACE 10 CANALES LLAMADA DE VOZ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6 PAC005-CORPORACION NACIONAL DE TELECOMUNICACIONES CNT EP PENSION BASICA SERVICIO#43805540 MES DE SEP-2021 POR TRONCAL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3</text:p>
          </table:table-cell>
          <table:table-cell office:value-type="date" office:date-value="2021-10-03T00:00:00" table:style-name="ce29">
            <text:p>03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181442519 PAC005-CORPORACION NACIONAL DE TELECOMUNICACIONES CNT EP CONSUMO TELEFÓNICO MES DE SEP-2021, TEF:42682706</text:p>
          </table:table-cell>
          <table:table-cell office:value-type="float" office:value="1.8" table:style-name="ce32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2</text:p>
          </table:table-cell>
          <table:table-cell office:value-type="date" office:date-value="2021-10-08T00:00:00" table:style-name="ce29">
            <text:p>08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7925736 OTE001-OTECEL S.A PLAN CORP. PERIODO 08-SEP-2021 AL 07-OCT-2021</text:p>
          </table:table-cell>
          <table:table-cell office:value-type="float" office:value="64.66" table:style-name="ce32">
            <text:p>64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10-01T00:00:00" table:style-name="ce29">
            <text:p>01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704 TRA009-TRANSFERUNION S.A. COMSION SERV. RED ACTIVA RECAUD LINKOTEL SEP-21</text:p>
          </table:table-cell>
          <table:table-cell office:value-type="float" office:value="73.28" table:style-name="ce32">
            <text:p>73,2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5 AGE002-AGENCIA DE REGULACION Y CONTROL DE LAS TELECOMUNICACIONES ARCOTEL PAGO DE CONCESIONES 0.5% FACTURACIÓN BRUTA (CONC.LARGA DISTANCIA INTERNACIONAL) Y RELIQUIDACIÓN INTERESES 3ER TRIMESTRE JUL A SEP 2021</text:p>
          </table:table-cell>
          <table:table-cell office:value-type="float" office:value="2.44" table:style-name="ce32">
            <text:p>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4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6 AGE002-AGENCIA DE REGULACION Y CONTROL DE LAS TELECOMUNICACIONES ARCOTEL PAGO DE CONCESIONES 0.5% SERVICIOS TELECOMUNICACIONES A TRAVÉS DE TERMINALES DE USO PÚBLICO, 3ER TRIMESTRE JUL A SEP 2021</text:p>
          </table:table-cell>
          <table:table-cell office:value-type="float" office:value="0.27" table:style-name="ce32">
            <text:p>0,2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DF-35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Fact # 249408 AGE002-AGENCIA DE REGULACION Y CONTROL DE LAS TELECOMUNICACIONES ARCOTEL PAGO DE CONCESIONES 0.5% FACTURACIÓN BRUTA (CONC. TELEFONÍA FIJA Y LOCAL) Y RELIQUIDACIÓN INTERESES, 3ER TRIMESTRE JUL A SEP 2021</text:p>
          </table:table-cell>
          <table:table-cell office:value-type="float" office:value="644.78" table:style-name="ce32">
            <text:p>644,7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3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SERVICIO DE ACCESO A INTERNET 3ER TRIMESTRE JUL A SEP 2021</text:p>
          </table:table-cell>
          <table:table-cell office:value-type="float" office:value="6.66" table:style-name="ce32">
            <text:p>6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2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. LARGA DIST. INTERN. 3ER TRIMESTRE JUL A SEP 2021</text:p>
          </table:table-cell>
          <table:table-cell office:value-type="float" office:value="4.87" table:style-name="ce32">
            <text:p>4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1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CIFICO PAGO 1% FODETEL TELEFONÍA FIJA LOCAL 3ER TRIMESTRE JUL A SEP 2021</text:p>
          </table:table-cell>
          <table:table-cell office:value-type="float" office:value="1289.55" table:style-name="ce32">
            <text:p>1.289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9 <text:s text:c="2"/>SENATEL 1% FODETEL</text:p>
          </table:table-cell>
          <table:table-cell office:value-type="string" table:style-name="ce28">
            <text:p>NDL-34</text:p>
          </table:table-cell>
          <table:table-cell office:value-type="date" office:date-value="2021-10-20T00:00:00" table:style-name="ce29">
            <text:p>20-oct-21</text:p>
          </table:table-cell>
          <table:table-cell office:value-type="float" office:value="10" table:style-name="ce23">
            <text:p>10</text:p>
          </table:table-cell>
          <table:table-cell office:value-type="string" table:style-name="ce30">
            <text:p>N/D PAIFICO PAGO 1% FODETEL SERVICIOS TEL. A TRAVÉS TERMIN. DE USO PÚBLICO 3ER TRIMESTRE JUL A SEP 2021</text:p>
          </table:table-cell>
          <table:table-cell office:value-type="float" office:value="0.54" table:style-name="ce32">
            <text:p>0,54<text:s/></text:p>
          </table:table-cell>
          <table:table-cell table:number-columns-repeated="16378"/>
        </table:table-row>
        <table:table-row table:number-rows-repeated="1048472" table:style-name="ro2">
          <table:table-cell table:number-columns-repeated="16384"/>
        </table:table-row>
      </table:table>
      <table:table table:name="Gastos_Noviembre-2021" table:style-name="ta1">
        <table:table-column table:style-name="co1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32" table:default-cell-style-name="ce1"/>
        <table:table-column table:style-name="co31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4 <text:s text:c="2"/>INTERESES Y MULTAS</text:p>
          </table:table-cell>
          <table:table-cell office:value-type="string" table:style-name="ce28">
            <text:p>NDL-38</text:p>
          </table:table-cell>
          <table:table-cell office:value-type="date" office:date-value="2021-11-11T00:00:00" table:style-name="ce29">
            <text:p>1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CANCELACIÓN DE FACTURAS#183291592, #183291593, #183291594, #183291595 CNT EP</text:p>
          </table:table-cell>
          <table:table-cell office:value-type="float" office:value="1.51" table:style-name="ce32">
            <text:p>1,5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2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340 GUE005-GUERRA ALTAMIRANO GLENDA PATRICIA ELABORACIÓN DE UN BLOCK DE NOTAS DE CRÉDITO</text:p>
          </table:table-cell>
          <table:table-cell office:value-type="float" office:value="18" table:style-name="ce32">
            <text:p>18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05 <text:s text:c="2"/>PAPELERIA Y UTILES DE OFICINA</text:p>
          </table:table-cell>
          <table:table-cell office:value-type="string" table:style-name="ce28">
            <text:p>DF-15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041 COR026-CORLANQUIMICA S.A. COMPRA DE SUMINISTROS DE OFICINA</text:p>
          </table:table-cell>
          <table:table-cell office:value-type="float" office:value="37.5" table:style-name="ce32">
            <text:p>37,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24</text:p>
          </table:table-cell>
          <table:table-cell office:value-type="date" office:date-value="2021-11-26T00:00:00" table:style-name="ce29">
            <text:p>2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8096 ALD003-ALDAS ROMERO ERIK ANDRES MANTENIMIENTO DE SOFTWARE Y HARDWARE, SSD KINGSTON A400 480GB SATA-III 2.5, MEMORIA RAM KINGSTON 8GB Y BATERIA 14-AC</text:p>
          </table:table-cell>
          <table:table-cell office:value-type="float" office:value="315" table:style-name="ce32">
            <text:p>31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0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903 HAL001-HALLON SARCOS LUIS HENRY MANTENIMIENTO DE HARDWARE Y SOFTWARE, REPARACIÓN DE VISAGRAS, SSD 480GB (DISCO DURO SÓLIDO) Y BATERIA PARA DPTO. SITEMA/F.RODRIGUEZ</text:p>
          </table:table-cell>
          <table:table-cell office:value-type="float" office:value="229" table:style-name="ce32">
            <text:p>229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14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06 WEN001-WENS CONSULTING &amp; AUDITING, WHIMPPER NARVAEZ S.A. HONORARIOS PROFESIONALES RELACIONADOS CON LA AUDITORIA A LOS ESTADOS FINANCIEROS POR EL PERIODO QUE TERMINARA AL 31 DE DICIEMBRE DE 2021 (2DO ANTICIPO)</text:p>
          </table:table-cell>
          <table:table-cell office:value-type="float" office:value="1125" table:style-name="ce32">
            <text:p>1.125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1</text:p>
          </table:table-cell>
          <table:table-cell office:value-type="date" office:date-value="2021-11-25T00:00:00" table:style-name="ce29">
            <text:p>2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42 NOG003-NOGALES Y PLATON MANUEL ALEJANDRO HONORARIOS COMO INTERVENTOR MES DE NOV 2021</text:p>
          </table:table-cell>
          <table:table-cell office:value-type="float" office:value="1250" table:style-name="ce32">
            <text:p>1.25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3</text:p>
          </table:table-cell>
          <table:table-cell office:value-type="date" office:date-value="2021-11-25T00:00:00" table:style-name="ce29">
            <text:p>2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54 BAQ024-BAQUE BAQUE BYRON PAUL SERVICIOS PROFESIONALES DE TELECOMUNICACIÓN MES DE NOV 2021 Y MANT. INFRAESTRUCTURA PLANTA EXTERNA URBANIZACIONES</text:p>
          </table:table-cell>
          <table:table-cell office:value-type="float" office:value="222.22" table:style-name="ce32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62 EST018-ESTUPIÑAN ANDRADE FRANCISCO JAVIER SERVICIOS PRESTADOS DE TELECOMUNICACIONES MES DE NOV 2021</text:p>
          </table:table-cell>
          <table:table-cell office:value-type="float" office:value="444.44" table:style-name="ce32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5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54 UCF073-BAQUERIZO DAVILA PABLO JONATHAN HONORARIOS PROFESIONALES MES DE NOV 2021</text:p>
          </table:table-cell>
          <table:table-cell office:value-type="float" office:value="4000" table:style-name="ce32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9 NAZ003-NAZARENO ANGULO ERIKA JENNIFFER SERVICIOS PROFESIONALES DE TELECOMUNICACIONES MES DE NOV 2021</text:p>
          </table:table-cell>
          <table:table-cell office:value-type="float" office:value="2000" table:style-name="ce32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41</text:p>
          </table:table-cell>
          <table:table-cell office:value-type="date" office:date-value="2021-11-05T00:00:00" table:style-name="ce29">
            <text:p>05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682476 DAT001-DATAFAST CIA LTDA SERVICIO CONEXION PERIODO FACTURADO SERVICIOS: 20-NOV A 19-DIC</text:p>
          </table:table-cell>
          <table:table-cell office:value-type="float" office:value="4.75" table:style-name="ce32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5 <text:s text:c="2"/>MANTENIMIENTO Y REP. DE OFICINA</text:p>
          </table:table-cell>
          <table:table-cell office:value-type="string" table:style-name="ce28">
            <text:p>DF-1</text:p>
          </table:table-cell>
          <table:table-cell office:value-type="date" office:date-value="2021-11-01T00:00:00" table:style-name="ce29">
            <text:p>0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0 BUS009-BUSTAMANTE JORDAN WILBER ENRIQUE SERVICIOS POR PINTAR OFICINA LINKOTEL/KENNEDY</text:p>
          </table:table-cell>
          <table:table-cell office:value-type="float" office:value="500" table:style-name="ce32">
            <text:p>5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 MOR034-MOREIRA GOMEZ JORDY DAVID SERVICIO DE TRANSPORTE A TÉCNICOS <text:s/>7 1/2 DÍAS</text:p>
          </table:table-cell>
          <table:table-cell office:value-type="float" office:value="300" table:style-name="ce32">
            <text:p>3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56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0 MER005-MERELO ANGULO ROBERTO MANUEL REEMBOLSO DE GASTOS DEL 01 AL 30 NOV 2021</text:p>
          </table:table-cell>
          <table:table-cell office:value-type="float" office:value="120" table:style-name="ce32">
            <text:p>12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56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3 ROD023-RODRIGUEZ GOMEZ FERNANDO ALBERTO REEMBOLSO DE GASTOS DEL 01 AL 30 DE NOV 2021</text:p>
          </table:table-cell>
          <table:table-cell office:value-type="float" office:value="62" table:style-name="ce32">
            <text:p>6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4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260 TEL001-TELCONET S.A. SERVICIOS POR L3MPLS 1024 K ETAPABMALOCUENCA, BACKUP L3MPLS 30720K VALLECNT, L3MPLS 10240 K LEVEL3PROSPERINA, L3MPLS 1024 K ETAPARUMIURCUCUENCA, L3MPLS 5120 K CONTECONGYE, Y L3MPLS 30720K VALLECNT MES DE NOV 2021</text:p>
          </table:table-cell>
          <table:table-cell office:value-type="float" office:value="640" table:style-name="ce32">
            <text:p>64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5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3 TEL001-TELCONET S.A. BACKUP L3MPLS 30720K CNTCORREOSGYE2, L3MPLS 30720 K CNTCORREOSGYE Y <text:s/>CANAL TELEFONIA MES DE NOV 2021</text:p>
          </table:table-cell>
          <table:table-cell office:value-type="float" office:value="490" table:style-name="ce32">
            <text:p>49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6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4 TEL001-TELCONET S.A. SERVICIOS DE LÍNEAS TELÉFONICAS MES DE NOV 2021</text:p>
          </table:table-cell>
          <table:table-cell office:value-type="float" office:value="1420" table:style-name="ce32">
            <text:p>1.4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7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5 TEL001-TELCONET S.A. SERVICIO DE CLOUDMAIL 5 GB(30 CORREO) Y CLOUD EMAIL PROTECTION BASICO 30 DOMINIO MES DE NOV 2021</text:p>
          </table:table-cell>
          <table:table-cell office:value-type="float" office:value="142.32" table:style-name="ce32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8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68616 TEL001-TELCONET S.A. SERVICIOS POR UNIDAD VIRTUAL MES DE NOV 2021</text:p>
          </table:table-cell>
          <table:table-cell office:value-type="float" office:value="3608.46" table:style-name="ce32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0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0276 TEL001-TELCONET S.A. SERVICIO POR CANAL TELEFONIA Y CLEAR CHANNEL TDMOIP 3 E1 30144K LINKO_MOVIL MES DE NOV 2021</text:p>
          </table:table-cell>
          <table:table-cell office:value-type="float" office:value="280" table:style-name="ce32">
            <text:p>2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9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0619 TEL001-TELCONET S.A. SERVICIO POR ENLACE TDM CLEAR CHANNEL CONTRA SETEL 1E1 MES DE NOV 2021</text:p>
          </table:table-cell>
          <table:table-cell office:value-type="float" office:value="70" table:style-name="ce32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71579 TEL001-TELCONET S.A. SERVICIO POR ENLACES UNO PRINCIPAL Y OTRO RESPALDO L3MPLS 20480K NETVOICE-CNTURDESA. FACTURACION POR INSTALACION DEL SERVICIO</text:p>
          </table:table-cell>
          <table:table-cell office:value-type="float" office:value="300" table:style-name="ce32">
            <text:p>3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3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205 TEL011-TELCOMAG S.A. MANTENIMIENTO TÉCNICO REDES Y EQUIPO TELEFÓNICO MES DE NOVIEMBRE 2021</text:p>
          </table:table-cell>
          <table:table-cell office:value-type="float" office:value="6363.63" table:style-name="ce32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858 COM029-COMSADIMTELCO S.A. COMPRAD DE PATCH CORD DE FIBRA LC/UPC DX G652D 25M Y ENVIO MERCADERÍA CLIENTE POR SERVIENTREGA</text:p>
          </table:table-cell>
          <table:table-cell office:value-type="float" office:value="24.79" table:style-name="ce32">
            <text:p>24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16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043 COM029-COMSADIMTELCO S.A. COMPRA DE PATCH CORD MÁS ENVÍO</text:p>
          </table:table-cell>
          <table:table-cell office:value-type="float" office:value="24.79" table:style-name="ce32">
            <text:p>24,7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3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54135 PER002-PERMONSA S. A. COMPRA DE ADAPTADORES TELEFÓNICOS ANALOGICOS DE DOS PUERTOS</text:p>
          </table:table-cell>
          <table:table-cell office:value-type="float" office:value="118.5" table:style-name="ce32">
            <text:p>118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9</text:p>
          </table:table-cell>
          <table:table-cell office:value-type="date" office:date-value="2021-11-11T00:00:00" table:style-name="ce29">
            <text:p>11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128532 COR018-CNEL EP CONSUMO DE ENERGÍA ELECTRICA, COD:0400885886, BTA. MERCEDES MOLINA</text:p>
          </table:table-cell>
          <table:table-cell office:value-type="float" office:value="20.350000000000001" table:style-name="ce32">
            <text:p>20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50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0580 COR018-CNEL EP CONSUMO DE ENERGÍA ELECTRICA, COD:0400895534, VIA AL SOL</text:p>
          </table:table-cell>
          <table:table-cell office:value-type="float" office:value="20.350000000000001" table:style-name="ce32">
            <text:p>20,3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51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8910 COR018-CNEL EP CONSUMO ENERGÍA ELECTRICA, COD:0400890778, VALLE ALTO</text:p>
          </table:table-cell>
          <table:table-cell office:value-type="float" office:value="11.52" table:style-name="ce32">
            <text:p>11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52</text:p>
          </table:table-cell>
          <table:table-cell office:value-type="date" office:date-value="2021-11-13T00:00:00" table:style-name="ce29">
            <text:p>1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4239476 COR018-CNEL EP CONSUMO DE ENERGÍA ELE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8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305759 COR018-CNEL EP CONSUMO DE ENERGÍA ELECTRICA, COD:5385091, MANABÍ-MANTA, MES DE OCT 2021</text:p>
          </table:table-cell>
          <table:table-cell office:value-type="float" office:value="13.52" table:style-name="ce32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6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379089 COR018-CNEL EP CONSUMO DE ENERGÍA ELECTRICA, COD:0900421382, URB. TERRASOL</text:p>
          </table:table-cell>
          <table:table-cell office:value-type="float" office:value="11.95" table:style-name="ce32">
            <text:p>11,9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442117 COR018-CNEL EP CONSUMO DE ENERGÍA ELECTRICA, COD:0900420945, URB. CAPRI</text:p>
          </table:table-cell>
          <table:table-cell office:value-type="float" office:value="9.6199999999999992" table:style-name="ce32">
            <text:p>9,6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45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5 PAC005-CORPORACION NACIONAL DE TELECOMUNICACIONES CNT EP CONSUMO TELEFÓNICO MES DE OCT-2021, TEF:42682706</text:p>
          </table:table-cell>
          <table:table-cell office:value-type="float" office:value="12.02" table:style-name="ce32">
            <text:p>12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1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39 IST001-ISTARTDIGITAL S.A. MANEJO DE REDES SOCIALES MES DE NOV 2021</text:p>
          </table:table-cell>
          <table:table-cell office:value-type="float" office:value="500" table:style-name="ce32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29</text:p>
          </table:table-cell>
          <table:table-cell office:value-type="date" office:date-value="2021-11-19T00:00:00" table:style-name="ce29">
            <text:p>1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804 SOL017-SOLUCIONES INFORMATICAS PARA FIRMA ELECTRONICA GEEKTECH S.A. CONTRATOS ELECTRONICOS PERIODO <text:s/>01 AL 31 OCTUBRE 2021</text:p>
          </table:table-cell>
          <table:table-cell office:value-type="float" office:value="54" table:style-name="ce32">
            <text:p>5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R-4561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0 MER005-MERELO ANGULO ROBERTO MANUEL REEMBOLSO DE GASTOS DEL 01 AL 30 NOV 2021</text:p>
          </table:table-cell>
          <table:table-cell office:value-type="float" office:value="168.55" table:style-name="ce32">
            <text:p>168,5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R-4562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Liqu # 2723 ROD023-RODRIGUEZ GOMEZ FERNANDO ALBERTO REEMBOLSO DE GASTOS DEL 01 AL 30 DE NOV 2021</text:p>
          </table:table-cell>
          <table:table-cell office:value-type="float" office:value="3" table:style-name="ce32">
            <text:p>3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NO-11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Corp. Favorita C.A. Compra de Canastas Navideña y Tarj. Regalo</text:p>
          </table:table-cell>
          <table:table-cell office:value-type="float" office:value="900" table:style-name="ce32">
            <text:p>9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9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910089 BAN006-BANCO PICHINCHA C.A. TARIFA POR COMISIÓN</text:p>
          </table:table-cell>
          <table:table-cell office:value-type="float" office:value="2.91" table:style-name="ce32">
            <text:p>2,9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548007 UCK445-BANCO DEL PACIFICO TARIFA POR COMISIÓN</text:p>
          </table:table-cell>
          <table:table-cell office:value-type="float" office:value="0.28999999999999998" table:style-name="ce32">
            <text:p>0,2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0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833181 DIN003-DINERS CLUB DEL ECUADOR S.A. SOCIEDAD FINANCIERA TARIFA POR COMISIÓN</text:p>
          </table:table-cell>
          <table:table-cell office:value-type="float" office:value="11.13" table:style-name="ce32">
            <text:p>11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458209 DIN003-DINERS CLUB DEL ECUADOR S.A. SOCIEDAD FINANCIERA TARIFA POR COMISIÓN</text:p>
          </table:table-cell>
          <table:table-cell office:value-type="float" office:value="20.61" table:style-name="ce32">
            <text:p>20,6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4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204928 BAN007-BANCO DE GUAYAQUIL S.A. FACT.COMIS.LIQUIDACION PAGO DEPOSITOS DE VOUCHERS TARJETAS DE CREDITO MES DE NOV 2021</text:p>
          </table:table-cell>
          <table:table-cell office:value-type="float" office:value="20.2" table:style-name="ce32">
            <text:p>20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32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622536 OTE001-OTECEL S.A INTERCONEXIÓN MES DE OCT 2021, MIN: 121040.77 T: 0.01015, COMPENSA FACTURA#376681</text:p>
          </table:table-cell>
          <table:table-cell office:value-type="float" office:value="1526.67" table:style-name="ce32">
            <text:p>1.526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NO-7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Servicio mensuales por Actualización y mantenimiento evolutivo Global Think Tecnology S.A. mes de noviembre 2021, Factura#00004-00000575 y cuota 8/10 por Denoc setup</text:p>
          </table:table-cell>
          <table:table-cell office:value-type="float" office:value="3000" table:style-name="ce32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2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2 PAC005-CORPORACION NACIONAL DE TELECOMUNICACIONES CNT EP PENSIÓN BÁSICA SERVICIO#23820600 MES DE OCT-2021 POR TRONCAL SIP/QUITO/ENLACE 10 CANALES LLAMADA DE VOZ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3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3 PAC005-CORPORACION NACIONAL DE TELECOMUNICACIONES CNT EP PENSION BASICA SERVICIO#43805540 MES DE OCT-2021 POR TRONCAL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44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4 PAC005-CORPORACION NACIONAL DE TELECOMUNICACIONES CNT EP PENSIÓN BÁSICA MES DE OCT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6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44 PAC005-CORPORACION NACIONAL DE TELECOMUNICACIONES CNT EP INTERCONEXIÓN MÓVIL MES DE OCT 2021, MEDICIÓN 26.039,79 TASA USD 0,013470, COMPENSA FACTURA#376683</text:p>
          </table:table-cell>
          <table:table-cell office:value-type="float" office:value="350.76" table:style-name="ce32">
            <text:p>350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18</text:p>
          </table:table-cell>
          <table:table-cell office:value-type="date" office:date-value="2021-11-17T00:00:00" table:style-name="ce29">
            <text:p>17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51 CON002-CONECEL S.A INTERCONEXIÓN FIJO MES OCT 2021</text:p>
          </table:table-cell>
          <table:table-cell office:value-type="float" office:value="121.41" table:style-name="ce32">
            <text:p>121,4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5 <text:s text:c="2"/>CONECEL <text:s/>"PORTA"</text:p>
          </table:table-cell>
          <table:table-cell office:value-type="string" table:style-name="ce28">
            <text:p>DF-35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271 CON002-CONECEL S.A INTERCONEXION MÓVIL MES DE OCT 2021, COMPENSA FACTURA#376682</text:p>
          </table:table-cell>
          <table:table-cell office:value-type="float" office:value="2749.33" table:style-name="ce32">
            <text:p>2.749,3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37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43 PAC005-CORPORACION NACIONAL DE TELECOMUNICACIONES CNT EP INTERCONEXIÓN FIJO MES DE OCT 2021, MEDICIÓN 163.998,72 TASA USD 0.011905, COMPENSA FACTURA#376679</text:p>
          </table:table-cell>
          <table:table-cell office:value-type="float" office:value="1952.4" table:style-name="ce32">
            <text:p>1.952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27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83 SET001-SERVICIOS DE TELECOMUNICACIONES SETEL S.A INTERCONEXIÓN MES DE OCT 2021, MINUTOS: 12.804,38 / PRECIO UNITARIO: 0,008905, COMPENSA FACTURA#376684</text:p>
          </table:table-cell>
          <table:table-cell office:value-type="float" office:value="114.02" table:style-name="ce32">
            <text:p>114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28</text:p>
          </table:table-cell>
          <table:table-cell office:value-type="date" office:date-value="2021-11-18T00:00:00" table:style-name="ce29">
            <text:p>1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884 SET001-SERVICIOS DE TELECOMUNICACIONES SETEL S.A COUBICACION OCTUBRE 2021</text:p>
          </table:table-cell>
          <table:table-cell office:value-type="float" office:value="135.30000000000001" table:style-name="ce32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34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5243357 ETA001-ETAPA EP FACILIDADES Y CO-UBICACIÓN/OCTUBRE 2021</text:p>
          </table:table-cell>
          <table:table-cell office:value-type="float" office:value="283.5" table:style-name="ce32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33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5243406 ETA001-ETAPA EP INTERCONEXIÓN MES DE OCT 2021, MIN 3.038,80M/TASA 0,008905, COMPENSA FACTURA#376678</text:p>
          </table:table-cell>
          <table:table-cell office:value-type="float" office:value="27.06" table:style-name="ce32">
            <text:p>27,0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21 <text:s text:c="2"/>DENWA TECHNOLOGY CORP</text:p>
          </table:table-cell>
          <table:table-cell office:value-type="string" table:style-name="ce28">
            <text:p>NO-9</text:p>
          </table:table-cell>
          <table:table-cell office:value-type="date" office:date-value="2021-11-17T00:00:00" table:style-name="ce29">
            <text:p>17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-Contabilización Denwa Technology Corp. Compra de 5 paquetes de soporte/5 horas/Servicios Desarrollos sobre Denwa Clase 4 - WholeSale y Desarrollador endpoint rest (llamadas filtradas fecha/proveedor/entrada/salida)</text:p>
          </table:table-cell>
          <table:table-cell office:value-type="float" office:value="2205.9" table:style-name="ce32">
            <text:p>2.205,9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1185816 BAN006-BANCO PICHINCHA C.A. COSTO POR SERVICIO FINANCIERO MES NOV 2021</text:p>
          </table:table-cell>
          <table:table-cell office:value-type="float" office:value="167.94" table:style-name="ce32">
            <text:p>167,9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4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20704 UCK445-BANCO DEL PACIFICO SERVICIO POR CARGOS FINANCIEROS NO BONIFIC</text:p>
          </table:table-cell>
          <table:table-cell office:value-type="float" office:value="8.6" table:style-name="ce32">
            <text:p>8,6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3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67258717 UCK445-BANCO DEL PACIFICO SERVICIO POR COSTOS FINANCIEROS MES NOV 2021</text:p>
          </table:table-cell>
          <table:table-cell office:value-type="float" office:value="77.34" table:style-name="ce32">
            <text:p>77,3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3695303 BAN007-BANCO DE GUAYAQUIL S.A. SERVICIOS FACTURADOS EN ESTADOS DE CUENTA CORRIENTE MES NOV 2021</text:p>
          </table:table-cell>
          <table:table-cell office:value-type="float" office:value="126.05" table:style-name="ce32">
            <text:p>126,0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9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ACIFICO #6122471-22544-33855-33937-58247-58354-66744-66799-74671-74772-82997-83095-92563-92620-6217496-17644-27600-27656-36871-36955-45641-45743-53558-53642-79980-80059-97088-97150-6305917-05994-14506-14573-40586-40663-50185-50304</text:p>
          </table:table-cell>
          <table:table-cell office:value-type="float" office:value="70.16" table:style-name="ce32">
            <text:p>70,1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8</text:p>
          </table:table-cell>
          <table:table-cell office:value-type="date" office:date-value="2021-11-04T00:00:00" table:style-name="ce29">
            <text:p>04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220</text:p>
          </table:table-cell>
          <table:table-cell office:value-type="float" office:value="67.47" table:style-name="ce32">
            <text:p>67,4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7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283</text:p>
          </table:table-cell>
          <table:table-cell office:value-type="float" office:value="0.43" table:style-name="ce32">
            <text:p>0,4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566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GASTO BANCARIO PICHINCHA COMP RET #199397</text:p>
          </table:table-cell>
          <table:table-cell office:value-type="float" office:value="0.67" table:style-name="ce32">
            <text:p>0,6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7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BCOS CORRESPONSALES TRANSF <text:s/>EXT. OR<text:s text:c="2"/></text:p>
          </table:table-cell>
          <table:table-cell office:value-type="float" office:value="10" table:style-name="ce32">
            <text:p>1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GASTOS BANCARIOS MES DE NOV 2021</text:p>
          </table:table-cell>
          <table:table-cell office:value-type="float" office:value="83.98" table:style-name="ce32">
            <text:p>83,9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46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IMPUESTO ISD TRANSFERENCIAS EXTERIOR<text:s text:c="3"/></text:p>
          </table:table-cell>
          <table:table-cell office:value-type="float" office:value="90" table:style-name="ce32">
            <text:p>9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NC-1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OBERTO ALEJANDRO SUQUILLO SANCHEZ, REGULARIZACION CUENTA DEL CLIENTE, VALOR ARRASTRANDO DESDE EL AÑO 2015 POR RECLASIFICACION DE SALDO DE CUENTAS</text:p>
          </table:table-cell>
          <table:table-cell office:value-type="float" office:value="6.22" table:style-name="ce32">
            <text:p>6,2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F-39</text:p>
          </table:table-cell>
          <table:table-cell office:value-type="date" office:date-value="2021-11-12T00:00:00" table:style-name="ce29">
            <text:p>1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621457 OTE001-OTECEL S.A BENEFICIO DE PERMANENCIA MÍNIMA CAMBIO DE CHIP/F.RODRIGUEZ (CANCELADO POR F.RODRIGUEZ)</text:p>
          </table:table-cell>
          <table:table-cell office:value-type="float" office:value="8.0399999999999991" table:style-name="ce32">
            <text:p>8,0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25</text:p>
          </table:table-cell>
          <table:table-cell office:value-type="date" office:date-value="2021-11-22T00:00:00" table:style-name="ce29">
            <text:p>2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CANCELACIÓN DE FACTURA#54135 PERMONSA S. A.</text:p>
          </table:table-cell>
          <table:table-cell office:value-type="float" office:value="23.7" table:style-name="ce32">
            <text:p>23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4</text:p>
          </table:table-cell>
          <table:table-cell office:value-type="date" office:date-value="2021-11-09T00:00:00" table:style-name="ce29">
            <text:p>0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VISA - MASTERCARD - PACIFICARD CANCELACION DEBITO TARJEATS GUAYAQUIL- PAGO DE FACT 374636- 376182- 376206- 375535- 375637- 374464- 375180- 375499- 374460- 375513- 375856- 5818- 376179- 374251- 376260- 376331- 376332- 376341 POR DEP EN CTA #DOC 1945</text:p>
          </table:table-cell>
          <table:table-cell office:value-type="float" office:value="0.26" table:style-name="ce32">
            <text:p>0,2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10</text:p>
          </table:table-cell>
          <table:table-cell office:value-type="date" office:date-value="2021-11-10T00:00:00" table:style-name="ce29">
            <text:p>1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VISA - MASTERCARD - PACIFICARD CANCELACION DEBITO TARJETAS PICHINCHA- PAGO DE FACT 374671- 375624- 375607- 5829- 376456 POR DEP EN CTA #DOC 1085390</text:p>
          </table:table-cell>
          <table:table-cell office:value-type="float" office:value="0.01" table:style-name="ce32">
            <text:p>0,0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642.70000000000005" table:style-name="ce32">
            <text:p>642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333.3" table:style-name="ce32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321.32" table:style-name="ce32">
            <text:p>321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642.44000000000005" table:style-name="ce32">
            <text:p>64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NO-8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Registro.- Contabilización de Provisión de Beneficios Sociales correspondiente al mes de Noviembre 2021</text:p>
          </table:table-cell>
          <table:table-cell office:value-type="float" office:value="937.02" table:style-name="ce32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3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TRANSF. ROLES DE PAGO 2DA QUINCENA MES DE NOV 2021</text:p>
          </table:table-cell>
          <table:table-cell office:value-type="float" office:value="7307.76" table:style-name="ce32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3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TRANSF. PAGO DE ROL 2DA QUINCENA MES DE NOV 2021, A RONQUILLO MORAN PERFECTO</text:p>
          </table:table-cell>
          <table:table-cell office:value-type="float" office:value="404.4" table:style-name="ce32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36</text:p>
          </table:table-cell>
          <table:table-cell office:value-type="date" office:date-value="2021-11-29T00:00:00" table:style-name="ce29">
            <text:p>29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ACIFICO TRANSF. ROLES DE PAGO 2DA QUINCENA MES DE NOV 2021</text:p>
          </table:table-cell>
          <table:table-cell office:value-type="float" office:value="450" table:style-name="ce32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35</text:p>
          </table:table-cell>
          <table:table-cell office:value-type="date" office:date-value="2021-11-30T00:00:00" table:style-name="ce29">
            <text:p>30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N/D PRODUBANCO TRANSF. PAGO DE ROL 2DA QUINCENA MES DE NOV 2021, A RONQUILLO MORAN PERFECTO, P.Q. OCT/2021</text:p>
          </table:table-cell>
          <table:table-cell office:value-type="float" office:value="50" table:style-name="ce32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17</text:p>
          </table:table-cell>
          <table:table-cell office:value-type="date" office:date-value="2021-11-16T00:00:00" table:style-name="ce29">
            <text:p>16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40428 COP004-COPIADORA ECUATORIANA CIA LTDA ECUACOPIA SERVICIO DE ARRIENDO IMPRESORA Y COPIAS B/N #1379 MES NOV 2021</text:p>
          </table:table-cell>
          <table:table-cell office:value-type="float" office:value="62.93" table:style-name="ce32">
            <text:p>62,9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2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2 PAC005-CORPORACION NACIONAL DE TELECOMUNICACIONES CNT EP PENSIÓN BÁSICA SERVICIO#23820600 MES DE OCT-2021 POR TRONCAL SIP/QUITO/ENLACE 10 CANALES LLAMADA DE VOZ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3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3 PAC005-CORPORACION NACIONAL DE TELECOMUNICACIONES CNT EP PENSION BASICA SERVICIO#43805540 MES DE OCT-2021 POR TRONCAL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5</text:p>
          </table:table-cell>
          <table:table-cell office:value-type="date" office:date-value="2021-11-03T00:00:00" table:style-name="ce29">
            <text:p>03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183291595 PAC005-CORPORACION NACIONAL DE TELECOMUNICACIONES CNT EP CONSUMO TELEFÓNICO MES DE OCT-2021, TEF:42682706</text:p>
          </table:table-cell>
          <table:table-cell office:value-type="float" office:value="1.8" table:style-name="ce32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9960683 OTE001-OTECEL S.A PLAN CORP. PERIODO 08-OCT-2021 AL 07-NOV-2021</text:p>
          </table:table-cell>
          <table:table-cell office:value-type="float" office:value="325.07" table:style-name="ce32">
            <text:p>325,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20</text:p>
          </table:table-cell>
          <table:table-cell office:value-type="date" office:date-value="2021-11-08T00:00:00" table:style-name="ce29">
            <text:p>08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79960683 OTE001-OTECEL S.A PLAN CORP. PERIODO 08-OCT-2021 AL 07-NOV-2021</text:p>
          </table:table-cell>
          <table:table-cell office:value-type="float" office:value="65.12" table:style-name="ce32">
            <text:p>65,1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2</text:p>
          </table:table-cell>
          <table:table-cell office:value-type="date" office:date-value="2021-11-02T00:00:00" table:style-name="ce29">
            <text:p>02-nov-21</text:p>
          </table:table-cell>
          <table:table-cell office:value-type="float" office:value="11" table:style-name="ce23">
            <text:p>11</text:p>
          </table:table-cell>
          <table:table-cell office:value-type="string" table:style-name="ce30">
            <text:p>Fact # 2758 TRA009-TRANSFERUNION S.A. COMSION SERV. RED ACTIVA RECAUD LINKOTEL OCT-21</text:p>
          </table:table-cell>
          <table:table-cell office:value-type="float" office:value="77.12" table:style-name="ce32">
            <text:p>77,12<text:s/></text:p>
          </table:table-cell>
          <table:table-cell table:number-columns-repeated="16378"/>
        </table:table-row>
        <table:table-row table:number-rows-repeated="1048483" table:style-name="ro2">
          <table:table-cell table:number-columns-repeated="16384"/>
        </table:table-row>
      </table:table>
      <table:table table:name="Gastos_Diciembre-2021" table:style-name="ta1">
        <table:table-column table:style-name="co24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29" table:default-cell-style-name="ce1"/>
        <table:table-column table:style-name="co7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8">
            <text:p>Cuenta</text:p>
          </table:table-cell>
          <table:table-cell office:value-type="string" table:style-name="ce18">
            <text:p>Compr</text:p>
          </table:table-cell>
          <table:table-cell office:value-type="string" table:style-name="ce18">
            <text:p>F. Contab.</text:p>
          </table:table-cell>
          <table:table-cell office:value-type="string" table:style-name="ce19">
            <text:p>Mes</text:p>
          </table:table-cell>
          <table:table-cell office:value-type="string" table:style-name="ce18">
            <text:p>Detalle Movimiento</text:p>
          </table:table-cell>
          <table:table-cell office:value-type="string" table:style-name="ce20">
            <text:p>Débito</text:p>
          </table:table-cell>
          <table:table-cell office:value-type="string" table:style-name="ce20">
            <text:p>Crédi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06 <text:s text:c="2"/>LUZ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2 <text:s text:c="2"/>CORREO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6 <text:s text:c="2"/>SEGUROS Y REASEGUROS</text:p>
          </table:table-cell>
          <table:table-cell office:value-type="string" table:style-name="ce28">
            <text:p>DF-51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65140 COL001-ZURICH SEGUROS ECUADOR S.A. SEGURO SEGÚN CONDICIONES PARTICULARES (ARCOTEL-NUMERO POLIZA: 1042341 - 3 - RAMO: CUMPLIMIENTO DE CONTRATO)</text:p>
          </table:table-cell>
          <table:table-cell office:value-type="float" office:value="104.78" table:style-name="ce32">
            <text:p>104,7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4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6 AYC004-AYCART VINCENZINI CARRASCO PIERO THOMAS CERTIFICACIÓN DE DOCUMENTOS EXHIBIDOS EN ORIGINAL</text:p>
          </table:table-cell>
          <table:table-cell office:value-type="float" office:value="1.79" table:style-name="ce32">
            <text:p>1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5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7 AYC004-AYCART VINCENZINI CARRASCO PIERO THOMAS CERTIFICACIÓN DE DOCUMENTOS EXHIBIDOS EN ORIGINAL</text:p>
          </table:table-cell>
          <table:table-cell office:value-type="float" office:value="1.79" table:style-name="ce32">
            <text:p>1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17 <text:s text:c="2"/>GASTOS LEGALES</text:p>
          </table:table-cell>
          <table:table-cell office:value-type="string" table:style-name="ce28">
            <text:p>DF-6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748 AYC004-AYCART VINCENZINI CARRASCO PIERO THOMAS CERTIFICACIÓN DE DOCUMENTOS EXHIBIDOS EN ORIGINAL</text:p>
          </table:table-cell>
          <table:table-cell office:value-type="float" office:value="3.58" table:style-name="ce32">
            <text:p>3,5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F-3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335 ALD003-ALDAS ROMERO ERIK ANDRES COMPRA DE BATERIA HP 240 G4 HS03 11.1V1 - 32W BLACK</text:p>
          </table:table-cell>
          <table:table-cell office:value-type="float" office:value="70" table:style-name="ce32">
            <text:p>7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0 <text:s text:c="2"/>MANTENIMIENTO DE EQUIPOS</text:p>
          </table:table-cell>
          <table:table-cell office:value-type="string" table:style-name="ce28">
            <text:p>DR-4255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C # 802 ALD003-ALDAS ROMERO ERIK ANDRES N/C APLICA A FACTURA#003-001-000008096 POR DEVOLUCIÓN BATERIA 14-ac</text:p>
          </table:table-cell>
          <table:table-cell table:style-name="ce1"/>
          <table:table-cell office:value-type="float" office:value="70" table:style-name="ce31">
            <text:p>-70,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2</text:p>
          </table:table-cell>
          <table:table-cell office:value-type="date" office:date-value="2021-12-23T00:00:00" table:style-name="ce29">
            <text:p>2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0 NAZ003-NAZARENO ANGULO ERIKA JENNIFFER SERVICIOS PROFESIONALES DE TELECOMUNICACIONES MES DIC 2021</text:p>
          </table:table-cell>
          <table:table-cell office:value-type="float" office:value="2000" table:style-name="ce32">
            <text:p>2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1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56 BAQ024-BAQUE BAQUE BYRON PAUL SERVICIOS PROFESIONALES DE TELECOMUNICACIÓN MES DIC 2021 Y MANTENIMIENTO DE INFRAESTRUCTURA DE PLANTA EXTERNA EN URBANIZACIONES</text:p>
          </table:table-cell>
          <table:table-cell office:value-type="float" office:value="222.22" table:style-name="ce32">
            <text:p>222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0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3 EST018-ESTUPIÑAN ANDRADE FRANCISCO JAVIER SERVICIOS PRESTADOS DE TELECOMUNICAIONES MES DIC 2021</text:p>
          </table:table-cell>
          <table:table-cell office:value-type="float" office:value="444.44" table:style-name="ce32">
            <text:p>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8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16 MAR024-MARTÍNEZ SÁNCHEZ LILIANA MONSERRATE SERVICIOS PROFESIONALES COMO INTERVENTOR SEGÚN RESOLUCIÓN DE NOMBRAMIENTO R: SCVS-INC- DNDSD-2021-00767</text:p>
          </table:table-cell>
          <table:table-cell office:value-type="float" office:value="1555.56" table:style-name="ce32">
            <text:p>1.555,5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27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6 UCF073-BAQUERIZO DAVILA PABLO JONATHAN HONORARIOS PROFESIONALES</text:p>
          </table:table-cell>
          <table:table-cell office:value-type="float" office:value="4444.4399999999996" table:style-name="ce32">
            <text:p>4.444,4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2 <text:s text:c="2"/>HONORARIOS PROFESIONALES</text:p>
          </table:table-cell>
          <table:table-cell office:value-type="string" table:style-name="ce28">
            <text:p>DF-34</text:p>
          </table:table-cell>
          <table:table-cell office:value-type="date" office:date-value="2021-12-23T00:00:00" table:style-name="ce29">
            <text:p>2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7 UCF073-BAQUERIZO DAVILA PABLO JONATHAN HONORARIOS PROFESIONALES MES DIC 2021</text:p>
          </table:table-cell>
          <table:table-cell office:value-type="float" office:value="4000" table:style-name="ce32">
            <text:p>4.00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10124 <text:s text:c="2"/>SERVICIO DE INTERNET BANDA ANCHA</text:p>
          </table:table-cell>
          <table:table-cell office:value-type="string" table:style-name="ce28">
            <text:p>DF-61</text:p>
          </table:table-cell>
          <table:table-cell office:value-type="date" office:date-value="2021-12-05T00:00:00" table:style-name="ce29">
            <text:p>05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735495 DAT001-DATAFAST CIA LTDA SERVICIO CONEXION PERIODO 20-DIC A 19-ENE</text:p>
          </table:table-cell>
          <table:table-cell office:value-type="float" office:value="4.75" table:style-name="ce32">
            <text:p>4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23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9 MOR034-MOREIRA GOMEZ JORDY DAVID SERVICIOS DE TRANSPORTE TÉCNICOS <text:s/>(3 DÍAS 1/2) 02, 07, 09 Y 14 DIC 2021</text:p>
          </table:table-cell>
          <table:table-cell office:value-type="float" office:value="140" table:style-name="ce32">
            <text:p>14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49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1 MOR034-MOREIRA GOMEZ JORDY DAVID SERVICIOS DE TRANSPORTE TÉCNICOS POR 4 DÍAS (16, 23, 29 Y 30 DIC 2021)</text:p>
          </table:table-cell>
          <table:table-cell office:value-type="float" office:value="160" table:style-name="ce32">
            <text:p>16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6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99761 AGR001-AGRIPAC S.A. COMPRA DE COMBUSTIBLE</text:p>
          </table:table-cell>
          <table:table-cell office:value-type="float" office:value="2.41" table:style-name="ce32">
            <text:p>2,41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35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99803 AGR001-AGRIPAC S.A. COMPRA DE COMBUSTIBLE</text:p>
          </table:table-cell>
          <table:table-cell office:value-type="float" office:value="1.2" table:style-name="ce32">
            <text:p>1,2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F-6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4 MER005-MERELO ANGULO ROBERTO MANUEL REEMBOLSO DE GASTOS <text:s/>DEL 01 AL 31 DIC 2021</text:p>
          </table:table-cell>
          <table:table-cell office:value-type="float" office:value="200.25" table:style-name="ce32">
            <text:p>200,2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1 <text:s text:c="2"/>MOVILIZACIONES</text:p>
          </table:table-cell>
          <table:table-cell office:value-type="string" table:style-name="ce28">
            <text:p>DR-460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5 ROD023-RODRIGUEZ GOMEZ FERNANDO ALBERTO REEMBOLSO DE GASTOS DEL 01 AL 31 DIC 2021</text:p>
          </table:table-cell>
          <table:table-cell office:value-type="float" office:value="64" table:style-name="ce32">
            <text:p>64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6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1665 TEL001-TELCONET S.A. SERVICIOS POR L3MPLS 10240 K - NETVOICE-LEVEL3PROSPERINA MES DIC 2021</text:p>
          </table:table-cell>
          <table:table-cell office:value-type="float" office:value="70" table:style-name="ce32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7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5 TEL001-TELCONET S.A. SERVICIOS POR L3MPLS 10240K VARIOS, CANAL TELEFONIA, BACKUP Y CLEAR CHANNEL MES DIC 2021</text:p>
          </table:table-cell>
          <table:table-cell office:value-type="float" office:value="2180" table:style-name="ce32">
            <text:p>2.18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8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6 TEL001-TELCONET S.A. SERVICIOS POR LÍNEAS TELEFÓNICAS, L3MPLS 2048K/10240K MES DIC 2021</text:p>
          </table:table-cell>
          <table:table-cell office:value-type="float" office:value="370" table:style-name="ce32">
            <text:p>3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19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7 TEL001-TELCONET S.A. SERVICIO DE CLOUDMAIL 5 GB(30 CORREO) <text:s/>Y CLOUD EMAIL PROTECTION BASICO 30 DOMINIO MES DIC 2021</text:p>
          </table:table-cell>
          <table:table-cell office:value-type="float" office:value="142.32" table:style-name="ce32">
            <text:p>142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0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2018 TEL001-TELCONET S.A. SERVICIOS DE UNIDAD VIRTUAL MES DIC 2021</text:p>
          </table:table-cell>
          <table:table-cell office:value-type="float" office:value="3608.46" table:style-name="ce32">
            <text:p>3.608,4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1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4038 TEL001-TELCONET S.A. SWERVICIOS POR ENLACE TDM CLEAR CHANNEL CONTRA SETEL 1E1 MES DIC 2021</text:p>
          </table:table-cell>
          <table:table-cell office:value-type="float" office:value="70" table:style-name="ce32">
            <text:p>7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4 <text:s text:c="2"/>ENLACE DE DATOS / SERVICIO INTERNET</text:p>
          </table:table-cell>
          <table:table-cell office:value-type="string" table:style-name="ce28">
            <text:p>DF-22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74534 TEL001-TELCONET S.A. SERVICIOS POR L3MPLS 20480K NETVOICE-CNTURDESA. FACTURACION PROPORCIONAL DEL SERVICIO DESDE: 2021-11-17 HASTA: 20 21-11-27</text:p>
          </table:table-cell>
          <table:table-cell office:value-type="float" office:value="49.68" table:style-name="ce32">
            <text:p>49,6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6 <text:s text:c="2"/>MANTENIMIENTO DE EQUIPOS</text:p>
          </table:table-cell>
          <table:table-cell office:value-type="string" table:style-name="ce28">
            <text:p>DF-2</text:p>
          </table:table-cell>
          <table:table-cell office:value-type="date" office:date-value="2021-12-04T00:00:00" table:style-name="ce29">
            <text:p>0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225 TEL011-TELCOMAG S.A. MANTENIMIENTO TÉCNICO REDES Y EQUIPO TELEFÓNICO MES DE DICIEMBRE 2021</text:p>
          </table:table-cell>
          <table:table-cell office:value-type="float" office:value="6363.63" table:style-name="ce32">
            <text:p>6.363,6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4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890118 COR018-CNEL EP CONSUMO DE ENERGÍA ELECTRICA, COD:0400885886, BTA. MERCEDES MOLINA</text:p>
          </table:table-cell>
          <table:table-cell office:value-type="float" office:value="19.920000000000002" table:style-name="ce32">
            <text:p>19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3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12183 COR018-CNEL EP CONSUMO DE ENERGÍA ELECTRICA, COD:0400890778, VALLE ALTO</text:p>
          </table:table-cell>
          <table:table-cell office:value-type="float" office:value="11.19" table:style-name="ce32">
            <text:p>11,1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2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66521 COR018-CNEL EP CONSUMO DE ENERGÍA ELECTRICA COD:0400895534, VIA AL SOL</text:p>
          </table:table-cell>
          <table:table-cell office:value-type="float" office:value="19.37" table:style-name="ce32">
            <text:p>19,3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1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4982777 COR018-CNEL EP CONSUMO DE ENERGÍA ELECTRICA, COD:0400902939, EL CARACOL</text:p>
          </table:table-cell>
          <table:table-cell office:value-type="float" office:value="7.49" table:style-name="ce32">
            <text:p>7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5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656099 COR018-CNEL EP CONSUMO DE ENERGÍA ELECTRICA, COD:5385091, MANABÍ-MANTA</text:p>
          </table:table-cell>
          <table:table-cell office:value-type="float" office:value="13.52" table:style-name="ce32">
            <text:p>13,5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7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683483 COR018-CNEL EP CONSUMO DE ENERGÍA ELECTRICA, COD:0900421382, URB. TERRASOL</text:p>
          </table:table-cell>
          <table:table-cell office:value-type="float" office:value="11.95" table:style-name="ce32">
            <text:p>11,9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DF-46</text:p>
          </table:table-cell>
          <table:table-cell office:value-type="date" office:date-value="2021-12-05T00:00:00" table:style-name="ce29">
            <text:p>05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810715 COR018-CNEL EP CONSUMO DE ENERGÍA ELECTRICA, COD:0900420945, URB. CAPRI</text:p>
          </table:table-cell>
          <table:table-cell office:value-type="float" office:value="9.86" table:style-name="ce32">
            <text:p>9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8 <text:s text:c="2"/>LUZ</text:p>
          </table:table-cell>
          <table:table-cell office:value-type="string" table:style-name="ce28">
            <text:p>NDL-33</text:p>
          </table:table-cell>
          <table:table-cell office:value-type="date" office:date-value="2021-12-09T00:00:00" table:style-name="ce29">
            <text:p>0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CANCELACIÓN DE FACTURA POR CONSUMO CNT EP, CTV, PORTAL AL SOL</text:p>
          </table:table-cell>
          <table:table-cell office:value-type="float" office:value="10.8" table:style-name="ce32">
            <text:p>10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09 <text:s text:c="2"/>TELEFONO</text:p>
          </table:table-cell>
          <table:table-cell office:value-type="string" table:style-name="ce28">
            <text:p>DF-40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 PAC005-CORPORACION NACIONAL DE TELECOMUNICACIONES CNT EP CONSUMO TELEFÓNICO MES DE NOV-2021, TEF:42682706</text:p>
          </table:table-cell>
          <table:table-cell office:value-type="float" office:value="12.03" table:style-name="ce32">
            <text:p>12,0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0 <text:s text:c="2"/>DONACIONES</text:p>
          </table:table-cell>
          <table:table-cell office:value-type="string" table:style-name="ce28">
            <text:p>NDL-27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DONACION A EVANGELISTICO SABIDURÍA DE LO ALTP C.E.S.A. POR CELEBRACIONES NAVIDEÑAS</text:p>
          </table:table-cell>
          <table:table-cell office:value-type="float" office:value="200" table:style-name="ce32">
            <text:p>2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7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43 IST001-ISTARTDIGITAL S.A. MANEJOS REDES SOCIALES DIC 2021</text:p>
          </table:table-cell>
          <table:table-cell office:value-type="float" office:value="500" table:style-name="ce32">
            <text:p>5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1 <text:s text:c="2"/>PAGINA WEB</text:p>
          </table:table-cell>
          <table:table-cell office:value-type="string" table:style-name="ce28">
            <text:p>DF-14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26 SOL017-SOLUCIONES INFORMATICAS PARA FIRMA ELECTRONICA GEEKTECH S.A. 36 CONTRATOS ELECTRONICOS PERIODO 01 AL 30 NOVIEMBRE 2021</text:p>
          </table:table-cell>
          <table:table-cell office:value-type="float" office:value="36" table:style-name="ce32">
            <text:p>36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26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3730 SUP001-CORPORACION FAVORITA C.A. COMPRA DE 30 CONTENEDORES NAVIDEÑOS S/I-C/I Y 15 PAVOS G</text:p>
          </table:table-cell>
          <table:table-cell office:value-type="float" office:value="1123.92" table:style-name="ce32">
            <text:p>1.123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33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3736 SUP001-CORPORACION FAVORITA C.A. COMPRA DE 14 CONTENEDOR SUPERMAXI 2 SMX S/I <text:s/>C/I</text:p>
          </table:table-cell>
          <table:table-cell office:value-type="float" office:value="249.34" table:style-name="ce32">
            <text:p>249,3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13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0868352 OTE001-OTECEL S.A PLAN CORP. PERIODO 08-NOV-2021 AL 07-DIC-2021</text:p>
          </table:table-cell>
          <table:table-cell office:value-type="float" office:value="337.28" table:style-name="ce32">
            <text:p>337,2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F-6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Liqu # 2724 MER005-MERELO ANGULO ROBERTO MANUEL REEMBOLSO DE GASTOS <text:s/>DEL 01 AL 31 DIC 2021</text:p>
          </table:table-cell>
          <table:table-cell office:value-type="float" office:value="51.18" table:style-name="ce32">
            <text:p>51,1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I-21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Compras varias (BTMFASHION S.A.S SAMBORON)</text:p>
          </table:table-cell>
          <table:table-cell office:value-type="float" office:value="396" table:style-name="ce32">
            <text:p>396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12 <text:s text:c="2"/>VARIOS</text:p>
          </table:table-cell>
          <table:table-cell office:value-type="string" table:style-name="ce28">
            <text:p>DI-20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Compras varias (Pypal USAMARKETEC 40293577)</text:p>
          </table:table-cell>
          <table:table-cell office:value-type="float" office:value="720" table:style-name="ce32">
            <text:p>7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60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953291 BAN006-BANCO PICHINCHA C.A. TARIFA POR COMISION</text:p>
          </table:table-cell>
          <table:table-cell office:value-type="float" office:value="2.8" table:style-name="ce32">
            <text:p>2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79146 DIN003-DINERS CLUB DEL ECUADOR S.A. SOCIEDAD FINANCIERA TARIFA POR COMISION</text:p>
          </table:table-cell>
          <table:table-cell office:value-type="float" office:value="12.69" table:style-name="ce32">
            <text:p>12,6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516579 DIN003-DINERS CLUB DEL ECUADOR S.A. SOCIEDAD FINANCIERA TARIFA POR COMISION</text:p>
          </table:table-cell>
          <table:table-cell office:value-type="float" office:value="20.04" table:style-name="ce32">
            <text:p>20,0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120 <text:s text:c="2"/>COMISIONES</text:p>
          </table:table-cell>
          <table:table-cell office:value-type="string" table:style-name="ce28">
            <text:p>DF-54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376858 BAN007-BANCO DE GUAYAQUIL S.A. FACT.COMIS.LIQUIDACION PAGO DEPOSITOS DE VOUCHERS TARJETAS DE CREDITO MES DIC 2021</text:p>
          </table:table-cell>
          <table:table-cell office:value-type="float" office:value="19.489999999999998" table:style-name="ce32">
            <text:p>19,49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1 <text:s text:c="2"/>OTECEL S. A. "MOVISTAR"</text:p>
          </table:table-cell>
          <table:table-cell office:value-type="string" table:style-name="ce28">
            <text:p>DF-29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230832 OTE001-OTECEL S.A INTERCONEXION MES NOV 2021, MIN: 103746.25 T: 0.01015</text:p>
          </table:table-cell>
          <table:table-cell office:value-type="float" office:value="1329.65" table:style-name="ce32">
            <text:p>1.329,6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2 <text:s text:c="2"/>GLOBAL THINK TECHNOLOGY S.A.</text:p>
          </table:table-cell>
          <table:table-cell office:value-type="string" table:style-name="ce28">
            <text:p>DI-4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Servicio mensuales por Actualización y mantenimiento evolutivo Global Think Tecnology S.A. mes de diciembre 2021, Factura#00004-00000589 y cuota 9/10 por Denoc setup</text:p>
          </table:table-cell>
          <table:table-cell office:value-type="float" office:value="3000" table:style-name="ce32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7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6 PAC005-CORPORACION NACIONAL DE TELECOMUNICACIONES CNT EP PENSIÓN BÁSICA SERVICIO#23820600 MES DE NOV-2021 POR TRONCAL SIP/QUITO/ENLACE 10 CANALES LLAMADA DE VOZ</text:p>
          </table:table-cell>
          <table:table-cell office:value-type="float" office:value="138" table:style-name="ce32">
            <text:p>13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8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7 PAC005-CORPORACION NACIONAL DE TELECOMUNICACIONES CNT EP PENSION BASICA SERVICIO#43805540 MES DE NOV-2021 POR TRONCAL</text:p>
          </table:table-cell>
          <table:table-cell office:value-type="float" office:value="120" table:style-name="ce32">
            <text:p>12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39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8 PAC005-CORPORACION NACIONAL DE TELECOMUNICACIONES CNT EP PENSIÓN BÁSICA MES DE NOV-2021 PILOTO#891537 ENLACE LINKO-CNT MOVIL</text:p>
          </table:table-cell>
          <table:table-cell office:value-type="float" office:value="292" table:style-name="ce32">
            <text:p>292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4 <text:s text:c="2"/>CNT EP - TELECSA S.A. "ALEGRO PCS"</text:p>
          </table:table-cell>
          <table:table-cell office:value-type="string" table:style-name="ce28">
            <text:p>DF-24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74 PAC005-CORPORACION NACIONAL DE TELECOMUNICACIONES CNT EP INTERCONEXIÓN MÓVIL MES DE NOV 2021, Z, MEDICIÓN 23.364,26 TASA USD <text:s/>0,013470</text:p>
          </table:table-cell>
          <table:table-cell office:value-type="float" office:value="314.72000000000003" table:style-name="ce32">
            <text:p>314,7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7 <text:s text:c="2"/>CNT, EP - EX-PACIFICTEL</text:p>
          </table:table-cell>
          <table:table-cell office:value-type="string" table:style-name="ce28">
            <text:p>DF-15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71 PAC005-CORPORACION NACIONAL DE TELECOMUNICACIONES CNT EP INTERCONEXIÓN FIJO MES DE NOV-21 / MEDICIÓN 160.928,82 TASA USD 0.011905</text:p>
          </table:table-cell>
          <table:table-cell office:value-type="float" office:value="1915.86" table:style-name="ce32">
            <text:p>1.915,8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11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7999 SET001-SERVICIOS DE TELECOMUNICACIONES SETEL S.A INTERCONEXION MES DE NOV 2021/MINUTOS: 11.776,37 / PRECIO UNITARIO: 0,008905</text:p>
          </table:table-cell>
          <table:table-cell office:value-type="float" office:value="104.87" table:style-name="ce32">
            <text:p>104,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08 <text:s text:c="2"/>SETEL " TV CABLE "</text:p>
          </table:table-cell>
          <table:table-cell office:value-type="string" table:style-name="ce28">
            <text:p>DF-12</text:p>
          </table:table-cell>
          <table:table-cell office:value-type="date" office:date-value="2021-12-10T00:00:00" table:style-name="ce29">
            <text:p>1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8000 SET001-SERVICIOS DE TELECOMUNICACIONES SETEL S.A COUBICACION NOVIEMBRE 2021</text:p>
          </table:table-cell>
          <table:table-cell office:value-type="float" office:value="135.30000000000001" table:style-name="ce32">
            <text:p>135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9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5469844 ETA001-ETAPA EP FACILIDADES Y CO-UBICACIÓN/NOV-2021</text:p>
          </table:table-cell>
          <table:table-cell office:value-type="float" office:value="283.5" table:style-name="ce32">
            <text:p>283,5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030215 <text:s text:c="2"/>ETAPA EP</text:p>
          </table:table-cell>
          <table:table-cell office:value-type="string" table:style-name="ce28">
            <text:p>DF-10</text:p>
          </table:table-cell>
          <table:table-cell office:value-type="date" office:date-value="2021-12-08T00:00:00" table:style-name="ce29">
            <text:p>0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5594972 ETA001-ETAPA EP INTERCONEXION 2.432,37M/TASA 0,008905/NOV-2021</text:p>
          </table:table-cell>
          <table:table-cell office:value-type="float" office:value="21.66" table:style-name="ce32">
            <text:p>21,6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7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1370420 BAN006-BANCO PICHINCHA C.A. COSTO POR SERVICIO FINANCIERO MES DIC 2021</text:p>
          </table:table-cell>
          <table:table-cell office:value-type="float" office:value="183.13" table:style-name="ce32">
            <text:p>183,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6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23109 UCK445-BANCO DEL PACIFICO COMISION CONSUMO EXT Y CARGOS FINANC. NO BONIFIC</text:p>
          </table:table-cell>
          <table:table-cell office:value-type="float" office:value="20.96" table:style-name="ce32">
            <text:p>20,9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68848019 UCK445-BANCO DEL PACIFICO COSTOS POR SERVICIOS FINANCIEROS MES DIC 2021</text:p>
          </table:table-cell>
          <table:table-cell office:value-type="float" office:value="68.64" table:style-name="ce32">
            <text:p>68,6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F-5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784830 BAN007-BANCO DE GUAYAQUIL S.A. SERVICIOS FACTURADOS EN ESTADOS DE CUENTA CORRIENTE MES DIC 2021</text:p>
          </table:table-cell>
          <table:table-cell office:value-type="float" office:value="136.19999999999999" table:style-name="ce32">
            <text:p>136,2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GASTOS BANCARIOS MES DIC 2021/ RTE FTE-IVA</text:p>
          </table:table-cell>
          <table:table-cell office:value-type="float" office:value="116.15" table:style-name="ce32">
            <text:p>116,1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ICHINCHA GASTOS BANCARIOS MES DIC 2021/RET FTE-IVA</text:p>
          </table:table-cell>
          <table:table-cell office:value-type="float" office:value="92.18" table:style-name="ce32">
            <text:p>92,1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NDL-55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GASTOS BANCARIOS MES DE DIC 2021</text:p>
          </table:table-cell>
          <table:table-cell office:value-type="float" office:value="32.15" table:style-name="ce32">
            <text:p>32,1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0101 <text:s text:c="2"/>GASTOS BANCARIOS</text:p>
          </table:table-cell>
          <table:table-cell office:value-type="string" table:style-name="ce28">
            <text:p>DR-4603</text:p>
          </table:table-cell>
          <table:table-cell office:value-type="date" office:date-value="2021-12-07T01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t Iva 100% #423 Fact# 379224 <text:s/>Rec#: 7902 EMPRESA PUBLICA MUNICIPAL PARA LA GESTIÓN DE LA INNOVACIÓN <text:s/>Y LA COMPETITIVIDAD, EP</text:p>
          </table:table-cell>
          <table:table-cell office:value-type="float" office:value="1.66" table:style-name="ce32">
            <text:p>1,6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NDL-17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AJUSTE POR CONCILIACIÓN DE CUENTA SETEL S.A.</text:p>
          </table:table-cell>
          <table:table-cell office:value-type="float" office:value="13863.79" table:style-name="ce32">
            <text:p>13.863,7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1 <text:s text:c="2"/>EGRESOS VARIOS</text:p>
          </table:table-cell>
          <table:table-cell office:value-type="string" table:style-name="ce28">
            <text:p>DI-36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on para cuentas incobrables año 2021</text:p>
          </table:table-cell>
          <table:table-cell office:value-type="float" office:value="28111.74" table:style-name="ce32">
            <text:p>28.111,7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C-2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AMERICAN EXPRESS CANCELACION DEBITO TARJEATS GUAYAQUIL- PAGO DE FACT 368131- 370741- 373396- 378291- 378261- 374438- 377119- 377949- 378064- 378342- 377954- 378883- 378023- 378235- 377319- 377857- 378363- 378450- 378512- 378669- 378789- 378142- 376929</text:p>
          </table:table-cell>
          <table:table-cell office:value-type="float" office:value="0.25" table:style-name="ce32">
            <text:p>0,2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F-53</text:p>
          </table:table-cell>
          <table:table-cell office:value-type="date" office:date-value="2021-12-28T00:00:00" table:style-name="ce29">
            <text:p>28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00711 AGR001-AGRIPAC S.A. COMBUSTIBLE</text:p>
          </table:table-cell>
          <table:table-cell office:value-type="float" office:value="2.41" table:style-name="ce32">
            <text:p>2,4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NDL-53</text:p>
          </table:table-cell>
          <table:table-cell office:value-type="date" office:date-value="2021-12-22T00:00:00" table:style-name="ce29">
            <text:p>2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PAGO DE RETENCION EN LA FUENTE MES DE NOV 2021</text:p>
          </table:table-cell>
          <table:table-cell office:value-type="float" office:value="0.01" table:style-name="ce32">
            <text:p>0,0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NC por aplicación de resolución del la SENATEL-2009-106 (17-sep-2013)</text:p>
          </table:table-cell>
          <table:table-cell table:style-name="ce1"/>
          <table:table-cell office:value-type="float" office:value="0.02" table:style-name="ce31">
            <text:p>-0,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3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ret. Comsadimtelco S.A. factura#3285</text:p>
          </table:table-cell>
          <table:table-cell office:value-type="float" office:value="0.08" table:style-name="ce32">
            <text:p>0,0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4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Ajuste por diferencia en ret. Corlanquimica S.A. factura#6816</text:p>
          </table:table-cell>
          <table:table-cell office:value-type="float" office:value="1.74" table:style-name="ce32">
            <text:p>1,7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3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OTECEL S.A. Ajuste por cambios de chip según FACT#621457/RTE#10177/cancelado por F.Rodriguez/Efectivo (EST/CTA:Periodo 08-Nov-2021 al 07-Dic-2021)</text:p>
          </table:table-cell>
          <table:table-cell table:style-name="ce1"/>
          <table:table-cell office:value-type="float" office:value="8.0399999999999991" table:style-name="ce31">
            <text:p>-8,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22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Ajuste por valores mes oct y nov 2021 (gastos varios/sin reporte Est.de Cta.)</text:p>
          </table:table-cell>
          <table:table-cell office:value-type="float" office:value="1175.92" table:style-name="ce32">
            <text:p>1.175,9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0102 <text:s text:c="2"/>GASTOS VARIOS</text:p>
          </table:table-cell>
          <table:table-cell office:value-type="string" table:style-name="ce28">
            <text:p>DI-19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Tarj. Corp. gastos varios periodo del 03 al 21 dic/2021, publicidad, salida capital, N/D comisión, AmznFree</text:p>
          </table:table-cell>
          <table:table-cell office:value-type="float" office:value="149.22999999999999" table:style-name="ce32">
            <text:p>149,2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4516.4799999999996" table:style-name="ce32">
            <text:p>4.516,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3457.4" table:style-name="ce32">
            <text:p>3.457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576.44000000000005" table:style-name="ce32">
            <text:p>576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correspondiente al Año 2021</text:p>
          </table:table-cell>
          <table:table-cell office:value-type="float" office:value="3000" table:style-name="ce32">
            <text:p>3.00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0101 <text:s text:c="2"/>DEPRECIACION DE ACTIVOS FIJOS</text:p>
          </table:table-cell>
          <table:table-cell office:value-type="string" table:style-name="ce28">
            <text:p>DI-35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Depreciaciones por Revalorizacion correspondiente al Año 2021</text:p>
          </table:table-cell>
          <table:table-cell office:value-type="float" office:value="17543.64" table:style-name="ce32">
            <text:p>17.543,6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2 <text:s text:c="2"/>DECIMO TERCER SUELD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642.70000000000005" table:style-name="ce32">
            <text:p>642,7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3 <text:s text:c="2"/>DECIMO CUARTO SUELD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333.3" table:style-name="ce32">
            <text:p>333,3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4 <text:s text:c="2"/>VACACIONES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321.32" table:style-name="ce32">
            <text:p>321,3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5 <text:s text:c="2"/>FONDO DE RESERVA ADMINISTRATIVO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642.44000000000005" table:style-name="ce32">
            <text:p>642,4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09 <text:s text:c="2"/>APORTES PATRONAL-PERSONAL</text:p>
          </table:table-cell>
          <table:table-cell office:value-type="string" table:style-name="ce28">
            <text:p>DI-18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Contabilización de Provisión de Beneficios Sociales correspondiente al mes de Diciembre 2021</text:p>
          </table:table-cell>
          <table:table-cell office:value-type="float" office:value="937.02" table:style-name="ce32">
            <text:p>937,0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49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ROLES DE PAGO 2DA QUINCENA MES DE DIC 2021</text:p>
          </table:table-cell>
          <table:table-cell office:value-type="float" office:value="7307.76" table:style-name="ce32">
            <text:p>7.307,76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0 <text:s text:c="2"/>SUELDO</text:p>
          </table:table-cell>
          <table:table-cell office:value-type="string" table:style-name="ce28">
            <text:p>NDL-50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OLES DE PAGO 2DA QUINCENA MES DIC 2021, A RONQUILLO MORAN PERFECTO ISAIAS</text:p>
          </table:table-cell>
          <table:table-cell office:value-type="float" office:value="404.4" table:style-name="ce32">
            <text:p>404,4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49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ROLES DE PAGO 2DA QUINCENA MES DE DIC 2021</text:p>
          </table:table-cell>
          <table:table-cell office:value-type="float" office:value="450" table:style-name="ce32">
            <text:p>4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5 <text:s text:c="2"/>ALIMENTACION</text:p>
          </table:table-cell>
          <table:table-cell office:value-type="string" table:style-name="ce28">
            <text:p>NDL-50</text:p>
          </table:table-cell>
          <table:table-cell office:value-type="date" office:date-value="2021-12-29T00:00:00" table:style-name="ce29">
            <text:p>29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OLES DE PAGO 2DA QUINCENA MES DIC 2021, A RONQUILLO MORAN PERFECTO ISAIAS</text:p>
          </table:table-cell>
          <table:table-cell office:value-type="float" office:value="50" table:style-name="ce32">
            <text:p>5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 <text:s text:c="2"/>BS017 <text:s text:c="2"/>PROV. JUB. PATRONAL MAYOR A 10 AÑOS</text:p>
          </table:table-cell>
          <table:table-cell office:value-type="string" table:style-name="ce28">
            <text:p>DI-12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Gastos Financieros en Provisión Jubilación Patronal aplicados con NIC 19 al 30 de Diciembre 2021</text:p>
          </table:table-cell>
          <table:table-cell office:value-type="float" office:value="149.28" table:style-name="ce32">
            <text:p>149,28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17 <text:s text:c="2"/>PROV. JUB. PATRONAL MAYOR A 10 AÑOS</text:p>
          </table:table-cell>
          <table:table-cell office:value-type="string" table:style-name="ce28">
            <text:p>DI-12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ón Jubilación Patronal aplicados con NIC 19 al 30 de Diciembre 2021</text:p>
          </table:table-cell>
          <table:table-cell office:value-type="float" office:value="2338.64" table:style-name="ce32">
            <text:p>2.338,6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19 <text:s text:c="2"/>PROV. BONIFICACION POR DESAHUCIO</text:p>
          </table:table-cell>
          <table:table-cell office:value-type="string" table:style-name="ce28">
            <text:p>DI-13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Gastos Financieros Provisión indemnizaciones laborables por desahucio según codigo de trabajo al 30 de Diciembre 2021</text:p>
          </table:table-cell>
          <table:table-cell office:value-type="float" office:value="138.66999999999999" table:style-name="ce32">
            <text:p>138,67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19 <text:s text:c="2"/>PROV. BONIFICACION POR DESAHUCIO</text:p>
          </table:table-cell>
          <table:table-cell office:value-type="string" table:style-name="ce28">
            <text:p>DI-13</text:p>
          </table:table-cell>
          <table:table-cell office:value-type="date" office:date-value="2021-12-30T00:00:00" table:style-name="ce29">
            <text:p>30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.- Provisión indemnizaciones laborables por desahucio según codigo de trabajo al 30 de Diciembre 2021</text:p>
          </table:table-cell>
          <table:table-cell office:value-type="float" office:value="2172.4299999999998" table:style-name="ce32">
            <text:p>2.172,43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S <text:s text:c="2"/>BS020 <text:s text:c="2"/>PASANTIA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 <text:s text:c="2"/>CT020 <text:s text:c="2"/>COPIAS</text:p>
          </table:table-cell>
          <table:table-cell office:value-type="string" table:style-name="ce28">
            <text:p>DF-8</text:p>
          </table:table-cell>
          <table:table-cell office:value-type="date" office:date-value="2021-12-07T00:00:00" table:style-name="ce29">
            <text:p>0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40758 COP004-COPIADORA ECUATORIANA CIA LTDA ECUACOPIA SERVICIO ARRIENDO <text:s/>IMPRESORAS BASE Y COPIAS B/N#1196 DICIEMBRE 2021</text:p>
          </table:table-cell>
          <table:table-cell office:value-type="float" office:value="60.55" table:style-name="ce32">
            <text:p>60,5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CAM013 <text:s text:c="2"/>CAMARA DE COMERCIO DE MANTA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13 <text:s text:c="2"/>MANTEN. Y REPARAC. DE VEHICULOS</text:p>
          </table:table-cell>
          <table:table-cell office:value-type="string" table:style-name="ce28">
            <text:p>DF-48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3396741 MAC009-MACARVA C. LTDA. COMPRA DE COMBUSTIBLE</text:p>
          </table:table-cell>
          <table:table-cell office:value-type="float" office:value="12.5" table:style-name="ce32">
            <text:p>12,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38 <text:s text:c="2"/>MANTENIMIENTO Y REPARACIONE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0 <text:s text:c="2"/>SUPERINTENDENCIA DE COMPAÑIA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NDL-5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ACIFICO CANCELACIÓN DE FACTURA#80868352 OTECEL (POR RTE#10177/FACT#621457 CAMBIO DE CHIP/F.RODRIGUEZ)</text:p>
          </table:table-cell>
          <table:table-cell table:style-name="ce1"/>
          <table:table-cell office:value-type="float" office:value="0.22" table:style-name="ce31">
            <text:p>-0,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NDL-21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N/D PRODUBANCO REEMBOLSO POR GASTOS A MANUEL MERELO MES DE DIC 2021, FACTURA#16746, #16747, #16748 AYCART VINCENZINI CARRASCO PIERO THOMAS</text:p>
          </table:table-cell>
          <table:table-cell office:value-type="float" office:value="1.41" table:style-name="ce32">
            <text:p>1,41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7</text:p>
          </table:table-cell>
          <table:table-cell office:value-type="date" office:date-value="2021-12-14T00:00:00" table:style-name="ce29">
            <text:p>14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13730 Corp. Favorita C.A. por asumir retención#10216</text:p>
          </table:table-cell>
          <table:table-cell office:value-type="float" office:value="15.04" table:style-name="ce32">
            <text:p>15,0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8</text:p>
          </table:table-cell>
          <table:table-cell office:value-type="date" office:date-value="2021-12-17T00:00:00" table:style-name="ce29">
            <text:p>17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13736 Corp. Favorita C.A. por asumir retención#10233</text:p>
          </table:table-cell>
          <table:table-cell office:value-type="float" office:value="4.3600000000000003" table:style-name="ce32">
            <text:p>4,3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9</text:p>
          </table:table-cell>
          <table:table-cell office:value-type="date" office:date-value="2021-12-02T00:00:00" table:style-name="ce29">
            <text:p>02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Factura#8335 Aldas Romero Erick Andres por asumir retención#10180</text:p>
          </table:table-cell>
          <table:table-cell office:value-type="float" office:value="3.75" table:style-name="ce32">
            <text:p>3,7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45 <text:s text:c="2"/>IMPUESTO RETENCIÓN EN LA FUENTE-IVA</text:p>
          </table:table-cell>
          <table:table-cell office:value-type="string" table:style-name="ce28">
            <text:p>DI-3</text:p>
          </table:table-cell>
          <table:table-cell office:value-type="date" office:date-value="2021-12-13T00:00:00" table:style-name="ce29">
            <text:p>1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Registro-Contabilización OTECEL S.A. Ajuste por cambios de chip según FACT#621457/RTE#10177/cancelado por F.Rodriguez/Efectivo (EST/CTA:Periodo 08-Nov-2021 al 07-Dic-2021)</text:p>
          </table:table-cell>
          <table:table-cell office:value-type="float" office:value="0.22" table:style-name="ce32">
            <text:p>0,2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40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 PAC005-CORPORACION NACIONAL DE TELECOMUNICACIONES CNT EP CONSUMO TELEFÓNICO MES DE NOV-2021, TEF:42682706</text:p>
          </table:table-cell>
          <table:table-cell office:value-type="float" office:value="1.8" table:style-name="ce32">
            <text:p>1,8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3 <text:s text:c="2"/>ICE</text:p>
          </table:table-cell>
          <table:table-cell office:value-type="string" table:style-name="ce28">
            <text:p>DF-38</text:p>
          </table:table-cell>
          <table:table-cell office:value-type="date" office:date-value="2021-12-03T00:00:00" table:style-name="ce29">
            <text:p>03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185362777 PAC005-CORPORACION NACIONAL DE TELECOMUNICACIONES CNT EP PENSION BASICA SERVICIO#43805540 MES DE NOV-2021 POR TRONCAL</text:p>
          </table:table-cell>
          <table:table-cell office:value-type="float" office:value="18" table:style-name="ce32">
            <text:p>18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1</text:p>
          </table:table-cell>
          <table:table-cell office:value-type="date" office:date-value="2021-12-01T00:00:00" table:style-name="ce29">
            <text:p>0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24 TRA009-TRANSFERUNION S.A. COMSION SERV. RED ACTIVA RECAUD LINKOTEL NOV-21</text:p>
          </table:table-cell>
          <table:table-cell office:value-type="float" office:value="79.040000000000006" table:style-name="ce32">
            <text:p>79,0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GG0065 <text:s text:c="2"/>COMISION WESTERN UNION</text:p>
          </table:table-cell>
          <table:table-cell office:value-type="string" table:style-name="ce28">
            <text:p>DF-50</text:p>
          </table:table-cell>
          <table:table-cell office:value-type="date" office:date-value="2021-12-31T00:00:00" table:style-name="ce29">
            <text:p>31-dic-21</text:p>
          </table:table-cell>
          <table:table-cell office:value-type="float" office:value="12" table:style-name="ce23">
            <text:p>12</text:p>
          </table:table-cell>
          <table:table-cell office:value-type="string" table:style-name="ce30">
            <text:p>Fact # 2891 TRA009-TRANSFERUNION S.A. COMSION SERV. RED ACTIVA RECAUD LINKOTEL DIC-21</text:p>
          </table:table-cell>
          <table:table-cell office:value-type="float" office:value="88.48" table:style-name="ce32">
            <text:p>88,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04 <text:s text:c="2"/>1.5 O/OO POR MIL CAPITAL EN GIRO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ICV010 <text:s text:c="2"/>BENEMERITO CUERPO DE BOMBEROS DE GQUIL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 <text:s text:c="2"/>VAR001 <text:s text:c="2"/>VARIOS</text:p>
          </table:table-cell>
          <table:table-cell table:number-columns-repeated="2" table:style-name="ce1"/>
          <table:table-cell office:value-type="float" office:value="12" table:style-name="ce23">
            <text:p>12</text:p>
          </table:table-cell>
          <table:table-cell office:value-type="string" table:style-name="ce30">
            <text:p>Auxiliar No tiene movimientos en este período</text:p>
          </table:table-cell>
          <table:table-cell office:value-type="float" office:value="0" table:style-name="ce32">
            <text:p>0,00<text:s/></text:p>
          </table:table-cell>
          <table:table-cell table:number-columns-repeated="16378"/>
        </table:table-row>
        <table:table-row table:number-rows-repeated="1048457" table:style-name="ro2">
          <table:table-cell table:number-columns-repeated="16384"/>
        </table:table-row>
      </table:table>
      <table:database-ranges>
        <table:database-range table:target-range-address="MG_-_Costos_y_Gastos.A1:MG_-_Costos_y_Gastos.I1268" table:name="__Anonymous_Sheet_DB__1" table:display-filter-buttons="true">
          <table:sort>
            <table:sort-by table:field-number="4"/>
          </table:sort>
        </table:database-range>
        <table:database-range table:target-range-address="Gastos_Enero-2021.A1:Gastos_Enero-2021.G112" table:name="__Anonymous_Sheet_DB__2" table:display-filter-buttons="true">
          <table:sort>
            <table:sort-by table:field-number="0"/>
          </table:sort>
        </table:database-range>
        <table:database-range table:target-range-address="Gastos_Febrero-2021.A1:Gastos_Febrero-2021.G126" table:name="__Anonymous_Sheet_DB__3" table:display-filter-buttons="true">
          <table:sort>
            <table:sort-by table:field-number="0"/>
          </table:sort>
        </table:database-range>
        <table:database-range table:target-range-address="Gastos_Marzo-2021.A1:Gastos_Marzo-2021.G103" table:name="__Anonymous_Sheet_DB__4" table:display-filter-buttons="true">
          <table:sort>
            <table:sort-by table:field-number="0"/>
          </table:sort>
        </table:database-range>
        <table:database-range table:target-range-address="Gastos_Abril-2021.A1:Gastos_Abril-2021.G97" table:name="__Anonymous_Sheet_DB__5" table:display-filter-buttons="true">
          <table:sort>
            <table:sort-by table:field-number="0"/>
          </table:sort>
        </table:database-range>
        <table:database-range table:target-range-address="Gastos_Mayo-2021.A1:Gastos_Mayo-2021.G112" table:name="__Anonymous_Sheet_DB__6" table:display-filter-buttons="true">
          <table:sort>
            <table:sort-by table:field-number="0"/>
          </table:sort>
        </table:database-range>
        <table:database-range table:target-range-address="Gastos_Junio-2021.A1:Gastos_Junio-2021.G99" table:name="__Anonymous_Sheet_DB__7" table:display-filter-buttons="true">
          <table:sort>
            <table:sort-by table:field-number="0"/>
          </table:sort>
        </table:database-range>
        <table:database-range table:target-range-address="Gastos_Julio-2021.A1:Gastos_Julio-2021.G97" table:name="__Anonymous_Sheet_DB__8" table:display-filter-buttons="true">
          <table:sort>
            <table:sort-by table:field-number="0"/>
          </table:sort>
        </table:database-range>
        <table:database-range table:target-range-address="Gastos_Agosto-2021.A1:Gastos_Agosto-2021.G109" table:name="__Anonymous_Sheet_DB__9" table:display-filter-buttons="true">
          <table:sort>
            <table:sort-by table:field-number="0"/>
          </table:sort>
        </table:database-range>
        <table:database-range table:target-range-address="Gastos_Septiembre-2021.A1:Gastos_Septiembre-2021.G108" table:name="__Anonymous_Sheet_DB__10" table:display-filter-buttons="true">
          <table:sort>
            <table:sort-by table:field-number="0"/>
          </table:sort>
        </table:database-range>
        <table:database-range table:target-range-address="Gastos_Octubre-2021.A1:Gastos_Octubre-2021.G104" table:name="__Anonymous_Sheet_DB__11" table:display-filter-buttons="true">
          <table:sort>
            <table:sort-by table:field-number="0"/>
          </table:sort>
        </table:database-range>
        <table:database-range table:target-range-address="Gastos_Noviembre-2021.A1:Gastos_Noviembre-2021.G93" table:name="__Anonymous_Sheet_DB__12" table:display-filter-buttons="true">
          <table:sort>
            <table:sort-by table:field-number="0"/>
          </table:sort>
        </table:database-range>
        <table:database-range table:target-range-address="Gastos_Diciembre-2021.A1:Gastos_Diciembre-2021.G119" table:name="__Anonymous_Sheet_DB__1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  <style:font-face style:name="Verdana" svg:font-family="Verdana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decimal-places="2" number:min-integer-digits="1" number:grouping="true"/>
      <number:text> </number:text>
    </number:number-style>
    <number:number-style style:name="N37"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text>-</number:text>
      <number:number number:decimal-places="2" number:min-decimal-places="2" number:min-integer-digits="1" number:grouping="true"/>
    </number:number-style>
    <number:number-style style:name="N38">
      <number:number number:decimal-places="2" number:min-decimal-places="2" number:min-integer-digits="1" number:grouping="true"/>
      <number:text> </number:text>
      <style:map style:condition="value()&gt;=0" style:apply-style-name="N38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Carlos Almeida</meta:initial-creator>
    <dc:creator>Carlos Almeida</dc:creator>
    <meta:creation-date>2022-05-04T14:43:56Z</meta:creation-date>
    <dc:date>2022-05-04T14:43:57Z</dc:date>
    <meta:editing-cycles>5</meta:editing-cycles>
    <meta:editing-duration>PT2307S</meta:editing-duration>
  </office:meta>
</office:document-meta>
</file>